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26F186C8C4CF941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officeooo:paragraph-rsid="07ce7f35"/>
    </style:style>
    <style:style style:name="P82" style:family="paragraph" style:parent-style-name="Standard">
      <style:paragraph-properties fo:text-align="start" style:justify-single-word="false"/>
      <style:text-properties officeooo:paragraph-rsid="07cf9663"/>
    </style:style>
    <style:style style:name="P83" style:family="paragraph" style:parent-style-name="Standard">
      <style:paragraph-properties fo:text-align="start" style:justify-single-word="false"/>
      <style:text-properties officeooo:paragraph-rsid="07d7c4b5"/>
    </style:style>
    <style:style style:name="P84" style:family="paragraph" style:parent-style-name="Standard">
      <style:paragraph-properties fo:text-align="start" style:justify-single-word="false"/>
      <style:text-properties officeooo:paragraph-rsid="07f61d06"/>
    </style:style>
    <style:style style:name="P85" style:family="paragraph" style:parent-style-name="Standard">
      <style:paragraph-properties fo:text-align="start" style:justify-single-word="false"/>
      <style:text-properties officeooo:paragraph-rsid="07f75107"/>
    </style:style>
    <style:style style:name="P86" style:family="paragraph" style:parent-style-name="Standard">
      <style:paragraph-properties fo:text-align="start" style:justify-single-word="false"/>
      <style:text-properties officeooo:paragraph-rsid="07f89fd0"/>
    </style:style>
    <style:style style:name="P87" style:family="paragraph" style:parent-style-name="Standard">
      <style:paragraph-properties fo:text-align="start" style:justify-single-word="false"/>
      <style:text-properties officeooo:paragraph-rsid="080220b0"/>
    </style:style>
    <style:style style:name="P88" style:family="paragraph" style:parent-style-name="Standard">
      <style:paragraph-properties fo:text-align="start" style:justify-single-word="false"/>
      <style:text-properties officeooo:paragraph-rsid="080cce5a"/>
    </style:style>
    <style:style style:name="P89" style:family="paragraph" style:parent-style-name="Standard">
      <style:paragraph-properties fo:text-align="start" style:justify-single-word="false"/>
      <style:text-properties officeooo:paragraph-rsid="081d974f"/>
    </style:style>
    <style:style style:name="P90" style:family="paragraph" style:parent-style-name="Standard">
      <style:paragraph-properties fo:text-align="start" style:justify-single-word="false"/>
      <style:text-properties officeooo:paragraph-rsid="083c9dae"/>
    </style:style>
    <style:style style:name="P91" style:family="paragraph" style:parent-style-name="Standard">
      <style:paragraph-properties fo:text-align="start" style:justify-single-word="false"/>
      <style:text-properties officeooo:paragraph-rsid="0842c189"/>
    </style:style>
    <style:style style:name="P92" style:family="paragraph" style:parent-style-name="Standard">
      <style:paragraph-properties fo:text-align="start" style:justify-single-word="false"/>
      <style:text-properties officeooo:paragraph-rsid="0843c170"/>
    </style:style>
    <style:style style:name="P93" style:family="paragraph" style:parent-style-name="Standard">
      <style:paragraph-properties fo:text-align="start" style:justify-single-word="false"/>
      <style:text-properties officeooo:paragraph-rsid="0844341a"/>
    </style:style>
    <style:style style:name="P94" style:family="paragraph" style:parent-style-name="Standard">
      <style:paragraph-properties fo:text-align="start" style:justify-single-word="false"/>
      <style:text-properties officeooo:paragraph-rsid="08560bee"/>
    </style:style>
    <style:style style:name="P95" style:family="paragraph" style:parent-style-name="Standard">
      <style:paragraph-properties fo:text-align="start" style:justify-single-word="false"/>
      <style:text-properties officeooo:paragraph-rsid="086a4bd2"/>
    </style:style>
    <style:style style:name="P96" style:family="paragraph" style:parent-style-name="Standard">
      <style:paragraph-properties fo:text-align="start" style:justify-single-word="false"/>
      <style:text-properties officeooo:paragraph-rsid="08711fc0"/>
    </style:style>
    <style:style style:name="P97" style:family="paragraph" style:parent-style-name="Standard">
      <style:paragraph-properties fo:text-align="start" style:justify-single-word="false"/>
      <style:text-properties officeooo:paragraph-rsid="088e64c5"/>
    </style:style>
    <style:style style:name="P98" style:family="paragraph" style:parent-style-name="Standard">
      <style:paragraph-properties fo:text-align="start" style:justify-single-word="false"/>
      <style:text-properties officeooo:paragraph-rsid="08a5e4f5"/>
    </style:style>
    <style:style style:name="P99" style:family="paragraph" style:parent-style-name="Standard">
      <style:paragraph-properties fo:text-align="start" style:justify-single-word="false"/>
      <style:text-properties officeooo:paragraph-rsid="08a96d9b"/>
    </style:style>
    <style:style style:name="P100" style:family="paragraph" style:parent-style-name="Standard">
      <style:paragraph-properties fo:text-align="start" style:justify-single-word="false"/>
      <style:text-properties officeooo:paragraph-rsid="08ac2759"/>
    </style:style>
    <style:style style:name="P101" style:family="paragraph" style:parent-style-name="Standard">
      <style:paragraph-properties fo:text-align="start" style:justify-single-word="false"/>
      <style:text-properties officeooo:paragraph-rsid="08b3686b"/>
    </style:style>
    <style:style style:name="P102" style:family="paragraph" style:parent-style-name="Standard">
      <style:paragraph-properties fo:text-align="start" style:justify-single-word="false"/>
      <style:text-properties officeooo:paragraph-rsid="08bb1721"/>
    </style:style>
    <style:style style:name="P103" style:family="paragraph" style:parent-style-name="Standard">
      <style:paragraph-properties fo:text-align="start" style:justify-single-word="false"/>
      <style:text-properties officeooo:paragraph-rsid="08c22fbf"/>
    </style:style>
    <style:style style:name="P104" style:family="paragraph" style:parent-style-name="Standard">
      <style:paragraph-properties fo:text-align="start" style:justify-single-word="false"/>
      <style:text-properties officeooo:paragraph-rsid="08e97e43"/>
    </style:style>
    <style:style style:name="P105" style:family="paragraph" style:parent-style-name="Standard">
      <style:paragraph-properties fo:text-align="start" style:justify-single-word="false"/>
      <style:text-properties officeooo:paragraph-rsid="08f8e28e"/>
    </style:style>
    <style:style style:name="P106" style:family="paragraph" style:parent-style-name="Standard">
      <style:paragraph-properties fo:text-align="start" style:justify-single-word="false"/>
      <style:text-properties officeooo:paragraph-rsid="08fc1ac0"/>
    </style:style>
    <style:style style:name="P107" style:family="paragraph" style:parent-style-name="Standard">
      <style:paragraph-properties fo:text-align="start" style:justify-single-word="false"/>
      <style:text-properties officeooo:paragraph-rsid="09123d7c"/>
    </style:style>
    <style:style style:name="P108" style:family="paragraph" style:parent-style-name="Standard">
      <style:paragraph-properties fo:text-align="start" style:justify-single-word="false"/>
      <style:text-properties officeooo:paragraph-rsid="0919f73d"/>
    </style:style>
    <style:style style:name="P109" style:family="paragraph" style:parent-style-name="Standard">
      <style:paragraph-properties fo:text-align="start" style:justify-single-word="false"/>
      <style:text-properties officeooo:paragraph-rsid="091d6cc0"/>
    </style:style>
    <style:style style:name="P110" style:family="paragraph" style:parent-style-name="Standard">
      <style:paragraph-properties fo:text-align="start" style:justify-single-word="false"/>
      <style:text-properties officeooo:paragraph-rsid="092a0467"/>
    </style:style>
    <style:style style:name="P111" style:family="paragraph" style:parent-style-name="Standard">
      <style:paragraph-properties fo:text-align="start" style:justify-single-word="false"/>
      <style:text-properties officeooo:paragraph-rsid="0935ae74"/>
    </style:style>
    <style:style style:name="P112" style:family="paragraph" style:parent-style-name="Standard">
      <style:paragraph-properties fo:text-align="start" style:justify-single-word="false"/>
      <style:text-properties officeooo:paragraph-rsid="09423580"/>
    </style:style>
    <style:style style:name="P113" style:family="paragraph" style:parent-style-name="Standard">
      <style:paragraph-properties fo:text-align="start" style:justify-single-word="false"/>
      <style:text-properties officeooo:paragraph-rsid="094bb856"/>
    </style:style>
    <style:style style:name="P114" style:family="paragraph" style:parent-style-name="Standard">
      <style:paragraph-properties fo:text-align="start" style:justify-single-word="false"/>
      <style:text-properties officeooo:paragraph-rsid="096072e0"/>
    </style:style>
    <style:style style:name="P115" style:family="paragraph" style:parent-style-name="Standard">
      <style:paragraph-properties fo:text-align="start" style:justify-single-word="false"/>
      <style:text-properties officeooo:paragraph-rsid="0968ddd5"/>
    </style:style>
    <style:style style:name="P116" style:family="paragraph" style:parent-style-name="Standard">
      <style:paragraph-properties fo:text-align="start" style:justify-single-word="false"/>
      <style:text-properties officeooo:paragraph-rsid="09729927"/>
    </style:style>
    <style:style style:name="P117" style:family="paragraph" style:parent-style-name="Standard">
      <style:paragraph-properties fo:text-align="start" style:justify-single-word="false"/>
      <style:text-properties officeooo:paragraph-rsid="097d1a13"/>
    </style:style>
    <style:style style:name="P118" style:family="paragraph" style:parent-style-name="Standard">
      <style:paragraph-properties fo:text-align="start" style:justify-single-word="false"/>
      <style:text-properties officeooo:paragraph-rsid="097ffabd"/>
    </style:style>
    <style:style style:name="P119" style:family="paragraph" style:parent-style-name="Standard">
      <style:paragraph-properties fo:text-align="start" style:justify-single-word="false"/>
      <style:text-properties officeooo:paragraph-rsid="09953086"/>
    </style:style>
    <style:style style:name="P120" style:family="paragraph" style:parent-style-name="Standard">
      <style:paragraph-properties fo:text-align="start" style:justify-single-word="false"/>
      <style:text-properties officeooo:paragraph-rsid="09a41caf"/>
    </style:style>
    <style:style style:name="P121" style:family="paragraph" style:parent-style-name="Standard">
      <style:paragraph-properties fo:text-align="start" style:justify-single-word="false"/>
      <style:text-properties officeooo:paragraph-rsid="09a03ac9"/>
    </style:style>
    <style:style style:name="P122" style:family="paragraph" style:parent-style-name="Standard">
      <style:paragraph-properties fo:text-align="start" style:justify-single-word="false"/>
      <style:text-properties officeooo:paragraph-rsid="09b67ec3"/>
    </style:style>
    <style:style style:name="P123" style:family="paragraph" style:parent-style-name="Standard">
      <style:paragraph-properties fo:text-align="start" style:justify-single-word="false"/>
      <style:text-properties officeooo:paragraph-rsid="09bbd69a"/>
    </style:style>
    <style:style style:name="P124"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125"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126"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127"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128"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129"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130"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131"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132"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133"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134"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135"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136"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137"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138"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139"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140"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141"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142"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43"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44"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45"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46"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47"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48"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49"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50"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51"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52"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53"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54"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55"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61"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62"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64"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65"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66"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67"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68"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69"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70"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71"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72"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73"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74"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75"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76"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77"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78"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79"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80"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81"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82"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83"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84"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85"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86"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87"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88"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89"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90"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91"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92"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93"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94"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95"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96"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97"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98"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99"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200"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201"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202"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203"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204"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205"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206"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207"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208"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209"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210"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211"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212"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213"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214"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215"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216"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217"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218"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219"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220"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221"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222"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223"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224"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225"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226"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227"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228"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229"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230"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231"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232"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233"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234"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235"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236"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237"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238"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239"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240"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241"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242"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43"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44"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45"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46"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47"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48"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49"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50"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51"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52"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53"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54"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55"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56"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57"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58"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59"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60"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61"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62"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63"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64"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65"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66"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67"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68"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69"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70"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71"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72"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73"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74"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75"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76"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77"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78"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79"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80"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81"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82"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83"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84"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85"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86"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6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6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6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6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6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6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6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6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6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6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6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6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6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6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6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6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6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6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6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6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6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6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6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6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6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6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6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6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6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6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7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7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7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7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7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7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7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77"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7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7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80"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81"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82"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83"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84"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85"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86"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87"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88" style:family="paragraph" style:parent-style-name="Standard">
      <style:paragraph-properties fo:text-align="start" style:justify-single-word="false"/>
      <style:text-properties fo:font-size="18pt" officeooo:paragraph-rsid="0486ce3f" style:font-size-asian="18pt" style:font-size-complex="18pt"/>
    </style:style>
    <style:style style:name="P689" style:family="paragraph" style:parent-style-name="Standard">
      <style:paragraph-properties fo:text-align="start" style:justify-single-word="false"/>
      <style:text-properties fo:font-size="18pt" officeooo:paragraph-rsid="04846969" style:font-size-asian="18pt" style:font-size-complex="18pt"/>
    </style:style>
    <style:style style:name="P690" style:family="paragraph" style:parent-style-name="Standard">
      <style:paragraph-properties fo:text-align="start" style:justify-single-word="false"/>
      <style:text-properties fo:font-size="18pt" officeooo:paragraph-rsid="04760924" style:font-size-asian="18pt" style:font-size-complex="18pt"/>
    </style:style>
    <style:style style:name="P691" style:family="paragraph" style:parent-style-name="Standard">
      <style:paragraph-properties fo:text-align="start" style:justify-single-word="false"/>
      <style:text-properties fo:font-size="18pt" officeooo:paragraph-rsid="04753eab" style:font-size-asian="18pt" style:font-size-complex="18pt"/>
    </style:style>
    <style:style style:name="P692" style:family="paragraph" style:parent-style-name="Standard">
      <style:paragraph-properties fo:text-align="start" style:justify-single-word="false"/>
      <style:text-properties fo:font-size="18pt" officeooo:paragraph-rsid="045f7e6c" style:font-size-asian="18pt" style:font-size-complex="18pt"/>
    </style:style>
    <style:style style:name="P693" style:family="paragraph" style:parent-style-name="Standard">
      <style:paragraph-properties fo:text-align="start" style:justify-single-word="false"/>
      <style:text-properties fo:font-size="18pt" officeooo:paragraph-rsid="046ddb21" style:font-size-asian="18pt" style:font-size-complex="18pt"/>
    </style:style>
    <style:style style:name="P694" style:family="paragraph" style:parent-style-name="Standard">
      <style:paragraph-properties fo:text-align="start" style:justify-single-word="false"/>
      <style:text-properties fo:font-size="18pt" officeooo:paragraph-rsid="033bfe4a" style:font-size-asian="18pt" style:font-size-complex="18pt"/>
    </style:style>
    <style:style style:name="P695" style:family="paragraph" style:parent-style-name="Standard">
      <style:paragraph-properties fo:text-align="start" style:justify-single-word="false"/>
      <style:text-properties fo:font-size="18pt" officeooo:paragraph-rsid="02257793" style:font-size-asian="18pt" style:font-size-complex="18pt"/>
    </style:style>
    <style:style style:name="P696" style:family="paragraph" style:parent-style-name="Standard">
      <style:paragraph-properties fo:text-align="start" style:justify-single-word="false"/>
      <style:text-properties fo:font-size="18pt" officeooo:paragraph-rsid="014e6801" style:font-size-asian="18pt" style:font-size-complex="18pt"/>
    </style:style>
    <style:style style:name="P697"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9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9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70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70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702"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703"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704"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705"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706" style:family="paragraph" style:parent-style-name="Standard">
      <style:paragraph-properties fo:text-align="start" style:justify-single-word="false"/>
      <style:text-properties officeooo:paragraph-rsid="09bbd69a"/>
    </style:style>
    <style:style style:name="P707" style:family="paragraph" style:parent-style-name="Standard">
      <style:paragraph-properties fo:text-align="start" style:justify-single-word="false"/>
      <style:text-properties officeooo:paragraph-rsid="09ce4798"/>
    </style:style>
    <style:style style:name="P708" style:family="paragraph" style:parent-style-name="Standard">
      <style:paragraph-properties fo:text-align="start" style:justify-single-word="false"/>
      <style:text-properties officeooo:paragraph-rsid="09d81efe"/>
    </style:style>
    <style:style style:name="P709" style:family="paragraph" style:parent-style-name="Standard">
      <style:paragraph-properties fo:text-align="start" style:justify-single-word="false"/>
      <style:text-properties officeooo:paragraph-rsid="09d9bcc2"/>
    </style:style>
    <style:style style:name="P7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11" style:family="paragraph"/>
    <style:style style:name="P712"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e48f9e"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7e52a35"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fo:font-weight="normal" officeooo:rsid="07e69744"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0000" loext:opacity="100%" style:font-name="Bookman Old Style" fo:font-size="18pt" fo:letter-spacing="normal" fo:font-style="normal" style:text-underline-style="none" fo:font-weight="normal" officeooo:rsid="07e88b3c"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fo:color="#000000" loext:opacity="100%" style:font-name="Bookman Old Style" fo:font-size="18pt" fo:letter-spacing="normal" fo:font-style="normal" style:text-underline-style="none" fo:font-weight="normal" officeooo:rsid="07e9d9bd"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fo:color="#000000" loext:opacity="100%" style:font-name="Bookman Old Style" fo:font-size="18pt" fo:letter-spacing="normal" fo:font-style="normal" style:text-underline-style="none" fo:font-weight="normal" officeooo:rsid="07f258c6"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style:text-underline-style="none" fo:font-weight="normal" officeooo:rsid="07f40605"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style:text-underline-style="none" fo:font-weight="normal" officeooo:rsid="07f74410"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style:text-underline-style="none" fo:font-weight="normal" officeooo:rsid="07f89fd0"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style:text-underline-style="none" fo:font-weight="normal" officeooo:rsid="07f9436e" fo:background-color="transparent" loext:char-shading-value="0" style:font-size-asian="18pt" style:font-style-asian="normal" style:font-weight-asian="normal" style:font-size-complex="18pt" style:font-style-complex="normal" style:font-weight-complex="normal"/>
    </style:style>
    <style:style style:name="T397" style:family="text">
      <style:text-properties fo:font-variant="normal" fo:text-transform="none" fo:color="#000000" loext:opacity="100%" style:font-name="Bookman Old Style" fo:font-size="18pt" fo:letter-spacing="normal" fo:font-style="normal" style:text-underline-style="none" fo:font-weight="normal" officeooo:rsid="07fa4f0e" fo:background-color="transparent" loext:char-shading-value="0" style:font-size-asian="18pt" style:font-style-asian="normal" style:font-weight-asian="normal" style:font-size-complex="18pt" style:font-style-complex="normal" style:font-weight-complex="normal"/>
    </style:style>
    <style:style style:name="T398" style:family="text">
      <style:text-properties fo:font-variant="normal" fo:text-transform="none" fo:color="#000000" loext:opacity="100%" style:font-name="Bookman Old Style" fo:font-size="18pt" fo:letter-spacing="normal" fo:font-style="normal" style:text-underline-style="none" fo:font-weight="normal" officeooo:rsid="07fa53a9" fo:background-color="transparent" loext:char-shading-value="0" style:font-size-asian="18pt" style:font-style-asian="normal" style:font-weight-asian="normal" style:font-size-complex="18pt" style:font-style-complex="normal" style:font-weight-complex="normal"/>
    </style:style>
    <style:style style:name="T399" style:family="text">
      <style:text-properties fo:font-variant="normal" fo:text-transform="none" fo:color="#000000" loext:opacity="100%" style:font-name="Bookman Old Style" fo:font-size="18pt" fo:letter-spacing="normal" fo:font-style="normal" style:text-underline-style="none" fo:font-weight="normal" officeooo:rsid="07fb7ef5" fo:background-color="transparent" loext:char-shading-value="0" style:font-size-asian="18pt" style:font-style-asian="normal" style:font-weight-asian="normal" style:font-size-complex="18pt" style:font-style-complex="normal" style:font-weight-complex="normal"/>
    </style:style>
    <style:style style:name="T400" style:family="text">
      <style:text-properties fo:font-variant="normal" fo:text-transform="none" fo:color="#000000" loext:opacity="100%" style:font-name="Bookman Old Style" fo:font-size="18pt" fo:letter-spacing="normal" fo:font-style="normal" style:text-underline-style="none" fo:font-weight="normal" officeooo:rsid="07fd6aa6" fo:background-color="transparent" loext:char-shading-value="0" style:font-size-asian="18pt" style:font-style-asian="normal" style:font-weight-asian="normal" style:font-size-complex="18pt" style:font-style-complex="normal" style:font-weight-complex="normal"/>
    </style:style>
    <style:style style:name="T401" style:family="text">
      <style:text-properties fo:font-variant="normal" fo:text-transform="none" fo:color="#000000" loext:opacity="100%" style:font-name="Bookman Old Style" fo:font-size="18pt" fo:letter-spacing="normal" fo:font-style="normal" style:text-underline-style="none" fo:font-weight="normal" officeooo:rsid="08020369"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fo:color="#000000" loext:opacity="100%" style:font-name="Bookman Old Style" fo:font-size="18pt" fo:letter-spacing="normal" fo:font-style="normal" style:text-underline-style="none" fo:font-weight="normal" officeooo:rsid="080220b0"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fo:color="#000000" loext:opacity="100%" style:font-name="Bookman Old Style" fo:font-size="18pt" fo:letter-spacing="normal" fo:font-style="normal" style:text-underline-style="none" fo:font-weight="normal" officeooo:rsid="08026f35"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fo:color="#000000" loext:opacity="100%" style:font-name="Bookman Old Style" fo:font-size="18pt" fo:letter-spacing="normal" fo:font-style="normal" style:text-underline-style="none" fo:font-weight="normal" officeooo:rsid="08035409"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fo:color="#000000" loext:opacity="100%" style:font-name="Bookman Old Style" fo:font-size="18pt" fo:letter-spacing="normal" fo:font-style="normal" style:text-underline-style="none" fo:font-weight="normal" officeooo:rsid="08062c33"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fo:color="#000000" loext:opacity="100%" style:font-name="Bookman Old Style" fo:font-size="18pt" fo:letter-spacing="normal" fo:font-style="normal" style:text-underline-style="none" fo:font-weight="normal" officeooo:rsid="08075f34"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fo:color="#000000" loext:opacity="100%" style:font-name="Bookman Old Style" fo:font-size="18pt" fo:letter-spacing="normal" fo:font-style="normal" style:text-underline-style="none" fo:font-weight="normal" officeooo:rsid="0809ad39" fo:background-color="transparent" loext:char-shading-value="0" style:font-size-asian="18pt" style:font-style-asian="normal" style:font-weight-asian="normal" style:font-size-complex="18pt" style:font-style-complex="normal" style:font-weight-complex="normal"/>
    </style:style>
    <style:style style:name="T408" style:family="text">
      <style:text-properties fo:font-variant="normal" fo:text-transform="none" fo:color="#000000" loext:opacity="100%" style:font-name="Bookman Old Style" fo:font-size="18pt" fo:letter-spacing="normal" fo:font-style="normal" style:text-underline-style="none" fo:font-weight="normal" officeooo:rsid="080ae5c8" fo:background-color="transparent" loext:char-shading-value="0" style:font-size-asian="18pt" style:font-style-asian="normal" style:font-weight-asian="normal" style:font-size-complex="18pt" style:font-style-complex="normal" style:font-weight-complex="normal"/>
    </style:style>
    <style:style style:name="T409" style:family="text">
      <style:text-properties fo:font-variant="normal" fo:text-transform="none" fo:color="#000000" loext:opacity="100%" style:font-name="Bookman Old Style" fo:font-size="18pt" fo:letter-spacing="normal" fo:font-style="normal" style:text-underline-style="none" fo:font-weight="normal" officeooo:rsid="080cce5a" fo:background-color="transparent" loext:char-shading-value="0" style:font-size-asian="18pt" style:font-style-asian="normal" style:font-weight-asian="normal" style:font-size-complex="18pt" style:font-style-complex="normal" style:font-weight-complex="normal"/>
    </style:style>
    <style:style style:name="T410" style:family="text">
      <style:text-properties fo:font-variant="normal" fo:text-transform="none" fo:color="#000000" loext:opacity="100%" style:font-name="Bookman Old Style" fo:font-size="18pt" fo:letter-spacing="normal" fo:font-style="normal" style:text-underline-style="none" fo:font-weight="normal" officeooo:rsid="080db075" fo:background-color="transparent" loext:char-shading-value="0" style:font-size-asian="18pt" style:font-style-asian="normal" style:font-weight-asian="normal" style:font-size-complex="18pt" style:font-style-complex="normal" style:font-weight-complex="normal"/>
    </style:style>
    <style:style style:name="T411" style:family="text">
      <style:text-properties fo:font-variant="normal" fo:text-transform="none" fo:color="#000000" loext:opacity="100%" style:font-name="Bookman Old Style" fo:font-size="18pt" fo:letter-spacing="normal" fo:font-style="normal" style:text-underline-style="none" fo:font-weight="normal" officeooo:rsid="080ed5d5" fo:background-color="transparent" loext:char-shading-value="0" style:font-size-asian="18pt" style:font-style-asian="normal" style:font-weight-asian="normal" style:font-size-complex="18pt" style:font-style-complex="normal" style:font-weight-complex="normal"/>
    </style:style>
    <style:style style:name="T412" style:family="text">
      <style:text-properties fo:font-variant="normal" fo:text-transform="none" fo:color="#000000" loext:opacity="100%" style:font-name="Bookman Old Style" fo:font-size="18pt" fo:letter-spacing="normal" fo:font-style="normal" style:text-underline-style="none" fo:font-weight="normal" officeooo:rsid="080f55f5" fo:background-color="transparent" loext:char-shading-value="0" style:font-size-asian="18pt" style:font-style-asian="normal" style:font-weight-asian="normal" style:font-size-complex="18pt" style:font-style-complex="normal" style:font-weight-complex="normal"/>
    </style:style>
    <style:style style:name="T413" style:family="text">
      <style:text-properties fo:font-variant="normal" fo:text-transform="none" fo:color="#000000" loext:opacity="100%" style:font-name="Bookman Old Style" fo:font-size="18pt" fo:letter-spacing="normal" fo:font-style="normal" style:text-underline-style="none" fo:font-weight="normal" officeooo:rsid="0810a5e8" fo:background-color="transparent" loext:char-shading-value="0" style:font-size-asian="18pt" style:font-style-asian="normal" style:font-weight-asian="normal" style:font-size-complex="18pt" style:font-style-complex="normal" style:font-weight-complex="normal"/>
    </style:style>
    <style:style style:name="T414" style:family="text">
      <style:text-properties fo:font-variant="normal" fo:text-transform="none" fo:color="#000000" loext:opacity="100%" style:font-name="Bookman Old Style" fo:font-size="18pt" fo:letter-spacing="normal" fo:font-style="normal" style:text-underline-style="none" fo:font-weight="normal" officeooo:rsid="08128833" fo:background-color="transparent" loext:char-shading-value="0" style:font-size-asian="18pt" style:font-style-asian="normal" style:font-weight-asian="normal" style:font-size-complex="18pt" style:font-style-complex="normal" style:font-weight-complex="normal"/>
    </style:style>
    <style:style style:name="T415" style:family="text">
      <style:text-properties fo:font-variant="normal" fo:text-transform="none" fo:color="#000000" loext:opacity="100%" style:font-name="Bookman Old Style" fo:font-size="18pt" fo:letter-spacing="normal" fo:font-style="normal" style:text-underline-style="none" fo:font-weight="normal" officeooo:rsid="08140bff" fo:background-color="transparent" loext:char-shading-value="0" style:font-size-asian="18pt" style:font-style-asian="normal" style:font-weight-asian="normal" style:font-size-complex="18pt" style:font-style-complex="normal" style:font-weight-complex="normal"/>
    </style:style>
    <style:style style:name="T416" style:family="text">
      <style:text-properties fo:font-variant="normal" fo:text-transform="none" fo:color="#000000" loext:opacity="100%" style:font-name="Bookman Old Style" fo:font-size="18pt" fo:letter-spacing="normal" fo:font-style="normal" style:text-underline-style="none" fo:font-weight="normal" officeooo:rsid="0815a9ee" fo:background-color="transparent" loext:char-shading-value="0" style:font-size-asian="18pt" style:font-style-asian="normal" style:font-weight-asian="normal" style:font-size-complex="18pt" style:font-style-complex="normal" style:font-weight-complex="normal"/>
    </style:style>
    <style:style style:name="T417" style:family="text">
      <style:text-properties fo:font-variant="normal" fo:text-transform="none" fo:color="#000000" loext:opacity="100%" style:font-name="Bookman Old Style" fo:font-size="18pt" fo:letter-spacing="normal" fo:font-style="normal" style:text-underline-style="none" fo:font-weight="normal" officeooo:rsid="081732e1" fo:background-color="transparent" loext:char-shading-value="0" style:font-size-asian="18pt" style:font-style-asian="normal" style:font-weight-asian="normal" style:font-size-complex="18pt" style:font-style-complex="normal" style:font-weight-complex="normal"/>
    </style:style>
    <style:style style:name="T418" style:family="text">
      <style:text-properties fo:font-variant="normal" fo:text-transform="none" fo:color="#000000" loext:opacity="100%" style:font-name="Bookman Old Style" fo:font-size="18pt" fo:letter-spacing="normal" fo:font-style="normal" style:text-underline-style="none" fo:font-weight="normal" officeooo:rsid="08180af1" fo:background-color="transparent" loext:char-shading-value="0" style:font-size-asian="18pt" style:font-style-asian="normal" style:font-weight-asian="normal" style:font-size-complex="18pt" style:font-style-complex="normal" style:font-weight-complex="normal"/>
    </style:style>
    <style:style style:name="T419" style:family="text">
      <style:text-properties fo:font-variant="normal" fo:text-transform="none" fo:color="#000000" loext:opacity="100%" style:font-name="Bookman Old Style" fo:font-size="18pt" fo:letter-spacing="normal" fo:font-style="normal" style:text-underline-style="none" fo:font-weight="normal" officeooo:rsid="081b0099" fo:background-color="transparent" loext:char-shading-value="0" style:font-size-asian="18pt" style:font-style-asian="normal" style:font-weight-asian="normal" style:font-size-complex="18pt" style:font-style-complex="normal" style:font-weight-complex="normal"/>
    </style:style>
    <style:style style:name="T420" style:family="text">
      <style:text-properties fo:font-variant="normal" fo:text-transform="none" fo:color="#000000" loext:opacity="100%" style:font-name="Bookman Old Style" fo:font-size="18pt" fo:letter-spacing="normal" fo:font-style="normal" style:text-underline-style="none" fo:font-weight="normal" officeooo:rsid="081d974f" fo:background-color="transparent" loext:char-shading-value="0" style:font-size-asian="18pt" style:font-style-asian="normal" style:font-weight-asian="normal" style:font-size-complex="18pt" style:font-style-complex="normal" style:font-weight-complex="normal"/>
    </style:style>
    <style:style style:name="T421" style:family="text">
      <style:text-properties fo:font-variant="normal" fo:text-transform="none" fo:color="#000000" loext:opacity="100%" style:font-name="Bookman Old Style" fo:font-size="18pt" fo:letter-spacing="normal" fo:font-style="normal" style:text-underline-style="none" fo:font-weight="normal" officeooo:rsid="081f4192" fo:background-color="transparent" loext:char-shading-value="0" style:font-size-asian="18pt" style:font-style-asian="normal" style:font-weight-asian="normal" style:font-size-complex="18pt" style:font-style-complex="normal" style:font-weight-complex="normal"/>
    </style:style>
    <style:style style:name="T422" style:family="text">
      <style:text-properties fo:font-variant="normal" fo:text-transform="none" fo:color="#000000" loext:opacity="100%" style:font-name="Bookman Old Style" fo:font-size="18pt" fo:letter-spacing="normal" fo:font-style="normal" style:text-underline-style="none" fo:font-weight="normal" officeooo:rsid="08202b36" fo:background-color="transparent" loext:char-shading-value="0" style:font-size-asian="18pt" style:font-style-asian="normal" style:font-weight-asian="normal" style:font-size-complex="18pt" style:font-style-complex="normal" style:font-weight-complex="normal"/>
    </style:style>
    <style:style style:name="T423" style:family="text">
      <style:text-properties fo:font-variant="normal" fo:text-transform="none" fo:color="#000000" loext:opacity="100%" style:font-name="Bookman Old Style" fo:font-size="18pt" fo:letter-spacing="normal" fo:font-style="normal" style:text-underline-style="none" fo:font-weight="normal" officeooo:rsid="0821974a" fo:background-color="transparent" loext:char-shading-value="0" style:font-size-asian="18pt" style:font-style-asian="normal" style:font-weight-asian="normal" style:font-size-complex="18pt" style:font-style-complex="normal" style:font-weight-complex="normal"/>
    </style:style>
    <style:style style:name="T424" style:family="text">
      <style:text-properties fo:font-variant="normal" fo:text-transform="none" fo:color="#000000" loext:opacity="100%" style:font-name="Bookman Old Style" fo:font-size="18pt" fo:letter-spacing="normal" fo:font-style="normal" style:text-underline-style="none" fo:font-weight="normal" officeooo:rsid="08233b1e" fo:background-color="transparent" loext:char-shading-value="0" style:font-size-asian="18pt" style:font-style-asian="normal" style:font-weight-asian="normal" style:font-size-complex="18pt" style:font-style-complex="normal" style:font-weight-complex="normal"/>
    </style:style>
    <style:style style:name="T425" style:family="text">
      <style:text-properties fo:font-variant="normal" fo:text-transform="none" fo:color="#000000" loext:opacity="100%" style:font-name="Bookman Old Style" fo:font-size="18pt" fo:letter-spacing="normal" fo:font-style="normal" style:text-underline-style="none" fo:font-weight="normal" officeooo:rsid="08235c5a" fo:background-color="transparent" loext:char-shading-value="0" style:font-size-asian="18pt" style:font-style-asian="normal" style:font-weight-asian="normal" style:font-size-complex="18pt" style:font-style-complex="normal" style:font-weight-complex="normal"/>
    </style:style>
    <style:style style:name="T426" style:family="text">
      <style:text-properties fo:font-variant="normal" fo:text-transform="none" fo:color="#000000" loext:opacity="100%" style:font-name="Bookman Old Style" fo:font-size="18pt" fo:letter-spacing="normal" fo:font-style="normal" style:text-underline-style="none" fo:font-weight="normal" officeooo:rsid="082470c6" fo:background-color="transparent" loext:char-shading-value="0" style:font-size-asian="18pt" style:font-style-asian="normal" style:font-weight-asian="normal" style:font-size-complex="18pt" style:font-style-complex="normal" style:font-weight-complex="normal"/>
    </style:style>
    <style:style style:name="T427" style:family="text">
      <style:text-properties fo:font-variant="normal" fo:text-transform="none" fo:color="#000000" loext:opacity="100%" style:font-name="Bookman Old Style" fo:font-size="18pt" fo:letter-spacing="normal" fo:font-style="normal" style:text-underline-style="none" fo:font-weight="normal" officeooo:rsid="0824e4ba" fo:background-color="transparent" loext:char-shading-value="0" style:font-size-asian="18pt" style:font-style-asian="normal" style:font-weight-asian="normal" style:font-size-complex="18pt" style:font-style-complex="normal" style:font-weight-complex="normal"/>
    </style:style>
    <style:style style:name="T428" style:family="text">
      <style:text-properties fo:font-variant="normal" fo:text-transform="none" fo:color="#000000" loext:opacity="100%" style:font-name="Bookman Old Style" fo:font-size="18pt" fo:letter-spacing="normal" fo:font-style="normal" style:text-underline-style="none" fo:font-weight="normal" officeooo:rsid="082625a6" fo:background-color="transparent" loext:char-shading-value="0" style:font-size-asian="18pt" style:font-style-asian="normal" style:font-weight-asian="normal" style:font-size-complex="18pt" style:font-style-complex="normal" style:font-weight-complex="normal"/>
    </style:style>
    <style:style style:name="T429" style:family="text">
      <style:text-properties fo:font-variant="normal" fo:text-transform="none" fo:color="#000000" loext:opacity="100%" style:font-name="Bookman Old Style" fo:font-size="18pt" fo:letter-spacing="normal" fo:font-style="normal" style:text-underline-style="none" fo:font-weight="normal" officeooo:rsid="082676bf" fo:background-color="transparent" loext:char-shading-value="0" style:font-size-asian="18pt" style:font-style-asian="normal" style:font-weight-asian="normal" style:font-size-complex="18pt" style:font-style-complex="normal" style:font-weight-complex="normal"/>
    </style:style>
    <style:style style:name="T430" style:family="text">
      <style:text-properties fo:font-variant="normal" fo:text-transform="none" fo:color="#000000" loext:opacity="100%" style:font-name="Bookman Old Style" fo:font-size="18pt" fo:letter-spacing="normal" fo:font-style="normal" style:text-underline-style="none" fo:font-weight="normal" officeooo:rsid="08273960" fo:background-color="transparent" loext:char-shading-value="0" style:font-size-asian="18pt" style:font-style-asian="normal" style:font-weight-asian="normal" style:font-size-complex="18pt" style:font-style-complex="normal" style:font-weight-complex="normal"/>
    </style:style>
    <style:style style:name="T431" style:family="text">
      <style:text-properties fo:font-variant="normal" fo:text-transform="none" fo:color="#000000" loext:opacity="100%" style:font-name="Bookman Old Style" fo:font-size="18pt" fo:letter-spacing="normal" fo:font-style="normal" style:text-underline-style="none" fo:font-weight="normal" officeooo:rsid="08288e0a" fo:background-color="transparent" loext:char-shading-value="0" style:font-size-asian="18pt" style:font-style-asian="normal" style:font-weight-asian="normal" style:font-size-complex="18pt" style:font-style-complex="normal" style:font-weight-complex="normal"/>
    </style:style>
    <style:style style:name="T432" style:family="text">
      <style:text-properties fo:font-variant="normal" fo:text-transform="none" fo:color="#000000" loext:opacity="100%" style:font-name="Bookman Old Style" fo:font-size="18pt" fo:letter-spacing="normal" fo:font-style="normal" style:text-underline-style="none" fo:font-weight="normal" officeooo:rsid="082a2285" fo:background-color="transparent" loext:char-shading-value="0" style:font-size-asian="18pt" style:font-style-asian="normal" style:font-weight-asian="normal" style:font-size-complex="18pt" style:font-style-complex="normal" style:font-weight-complex="normal"/>
    </style:style>
    <style:style style:name="T433" style:family="text">
      <style:text-properties fo:font-variant="normal" fo:text-transform="none" fo:color="#000000" loext:opacity="100%" style:font-name="Bookman Old Style" fo:font-size="18pt" fo:letter-spacing="normal" fo:font-style="normal" style:text-underline-style="none" fo:font-weight="normal" officeooo:rsid="082de38c" fo:background-color="transparent" loext:char-shading-value="0" style:font-size-asian="18pt" style:font-style-asian="normal" style:font-weight-asian="normal" style:font-size-complex="18pt" style:font-style-complex="normal" style:font-weight-complex="normal"/>
    </style:style>
    <style:style style:name="T434" style:family="text">
      <style:text-properties fo:font-variant="normal" fo:text-transform="none" fo:color="#000000" loext:opacity="100%" style:font-name="Bookman Old Style" fo:font-size="18pt" fo:letter-spacing="normal" fo:font-style="normal" style:text-underline-style="none" fo:font-weight="normal" officeooo:rsid="082eee45" fo:background-color="transparent" loext:char-shading-value="0" style:font-size-asian="18pt" style:font-style-asian="normal" style:font-weight-asian="normal" style:font-size-complex="18pt" style:font-style-complex="normal" style:font-weight-complex="normal"/>
    </style:style>
    <style:style style:name="T435" style:family="text">
      <style:text-properties fo:font-variant="normal" fo:text-transform="none" fo:color="#000000" loext:opacity="100%" style:font-name="Bookman Old Style" fo:font-size="18pt" fo:letter-spacing="normal" fo:font-style="normal" style:text-underline-style="none" fo:font-weight="normal" officeooo:rsid="082f7205" fo:background-color="transparent" loext:char-shading-value="0" style:font-size-asian="18pt" style:font-style-asian="normal" style:font-weight-asian="normal" style:font-size-complex="18pt" style:font-style-complex="normal" style:font-weight-complex="normal"/>
    </style:style>
    <style:style style:name="T436" style:family="text">
      <style:text-properties fo:font-variant="normal" fo:text-transform="none" fo:color="#000000" loext:opacity="100%" style:font-name="Bookman Old Style" fo:font-size="18pt" fo:letter-spacing="normal" fo:font-style="normal" style:text-underline-style="none" fo:font-weight="normal" officeooo:rsid="082fd190" fo:background-color="transparent" loext:char-shading-value="0" style:font-size-asian="18pt" style:font-style-asian="normal" style:font-weight-asian="normal" style:font-size-complex="18pt" style:font-style-complex="normal" style:font-weight-complex="normal"/>
    </style:style>
    <style:style style:name="T437" style:family="text">
      <style:text-properties fo:font-variant="normal" fo:text-transform="none" fo:color="#000000" loext:opacity="100%" style:font-name="Bookman Old Style" fo:font-size="18pt" fo:letter-spacing="normal" fo:font-style="normal" style:text-underline-style="none" fo:font-weight="normal" officeooo:rsid="0830ebf4" fo:background-color="transparent" loext:char-shading-value="0" style:font-size-asian="18pt" style:font-style-asian="normal" style:font-weight-asian="normal" style:font-size-complex="18pt" style:font-style-complex="normal" style:font-weight-complex="normal"/>
    </style:style>
    <style:style style:name="T438" style:family="text">
      <style:text-properties fo:font-variant="normal" fo:text-transform="none" fo:color="#000000" loext:opacity="100%" style:font-name="Bookman Old Style" fo:font-size="18pt" fo:letter-spacing="normal" fo:font-style="normal" style:text-underline-style="none" fo:font-weight="normal" officeooo:rsid="08322769" fo:background-color="transparent" loext:char-shading-value="0" style:font-size-asian="18pt" style:font-style-asian="normal" style:font-weight-asian="normal" style:font-size-complex="18pt" style:font-style-complex="normal" style:font-weight-complex="normal"/>
    </style:style>
    <style:style style:name="T439" style:family="text">
      <style:text-properties fo:font-variant="normal" fo:text-transform="none" fo:color="#000000" loext:opacity="100%" style:font-name="Bookman Old Style" fo:font-size="18pt" fo:letter-spacing="normal" fo:font-style="normal" style:text-underline-style="none" fo:font-weight="normal" officeooo:rsid="0833e3fb" fo:background-color="transparent" loext:char-shading-value="0" style:font-size-asian="18pt" style:font-style-asian="normal" style:font-weight-asian="normal" style:font-size-complex="18pt" style:font-style-complex="normal" style:font-weight-complex="normal"/>
    </style:style>
    <style:style style:name="T440" style:family="text">
      <style:text-properties fo:font-variant="normal" fo:text-transform="none" fo:color="#000000" loext:opacity="100%" style:font-name="Bookman Old Style" fo:font-size="18pt" fo:letter-spacing="normal" fo:font-style="normal" style:text-underline-style="none" fo:font-weight="normal" officeooo:rsid="083c9dae" fo:background-color="transparent" loext:char-shading-value="0" style:font-size-asian="18pt" style:font-style-asian="normal" style:font-weight-asian="normal" style:font-size-complex="18pt" style:font-style-complex="normal" style:font-weight-complex="normal"/>
    </style:style>
    <style:style style:name="T441" style:family="text">
      <style:text-properties fo:font-variant="normal" fo:text-transform="none" fo:color="#000000" loext:opacity="100%" style:font-name="Bookman Old Style" fo:font-size="18pt" fo:letter-spacing="normal" fo:font-style="normal" style:text-underline-style="none" fo:font-weight="normal" officeooo:rsid="083cba56" fo:background-color="transparent" loext:char-shading-value="0" style:font-size-asian="18pt" style:font-style-asian="normal" style:font-weight-asian="normal" style:font-size-complex="18pt" style:font-style-complex="normal" style:font-weight-complex="normal"/>
    </style:style>
    <style:style style:name="T442" style:family="text">
      <style:text-properties fo:font-variant="normal" fo:text-transform="none" fo:color="#000000" loext:opacity="100%" style:font-name="Bookman Old Style" fo:font-size="18pt" fo:letter-spacing="normal" fo:font-style="normal" style:text-underline-style="none" fo:font-weight="normal" officeooo:rsid="083d7101" fo:background-color="transparent" loext:char-shading-value="0" style:font-size-asian="18pt" style:font-style-asian="normal" style:font-weight-asian="normal" style:font-size-complex="18pt" style:font-style-complex="normal" style:font-weight-complex="normal"/>
    </style:style>
    <style:style style:name="T443" style:family="text">
      <style:text-properties fo:font-variant="normal" fo:text-transform="none" fo:color="#000000" loext:opacity="100%" style:font-name="Bookman Old Style" fo:font-size="18pt" fo:letter-spacing="normal" fo:font-style="normal" style:text-underline-style="none" fo:font-weight="normal" officeooo:rsid="0840fa8f" fo:background-color="transparent" loext:char-shading-value="0" style:font-size-asian="18pt" style:font-style-asian="normal" style:font-weight-asian="normal" style:font-size-complex="18pt" style:font-style-complex="normal" style:font-weight-complex="normal"/>
    </style:style>
    <style:style style:name="T444" style:family="text">
      <style:text-properties fo:font-variant="normal" fo:text-transform="none" fo:color="#000000" loext:opacity="100%" style:font-name="Bookman Old Style" fo:font-size="18pt" fo:letter-spacing="normal" fo:font-style="normal" style:text-underline-style="none" fo:font-weight="normal" officeooo:rsid="0842c189" fo:background-color="transparent" loext:char-shading-value="0" style:font-size-asian="18pt" style:font-style-asian="normal" style:font-weight-asian="normal" style:font-size-complex="18pt" style:font-style-complex="normal" style:font-weight-complex="normal"/>
    </style:style>
    <style:style style:name="T445" style:family="text">
      <style:text-properties fo:font-variant="normal" fo:text-transform="none" fo:color="#000000" loext:opacity="100%" style:font-name="Bookman Old Style" fo:font-size="18pt" fo:letter-spacing="normal" fo:font-style="normal" style:text-underline-style="none" fo:font-weight="normal" officeooo:rsid="0843c170" fo:background-color="transparent" loext:char-shading-value="0" style:font-size-asian="18pt" style:font-style-asian="normal" style:font-weight-asian="normal" style:font-size-complex="18pt" style:font-style-complex="normal" style:font-weight-complex="normal"/>
    </style:style>
    <style:style style:name="T446" style:family="text">
      <style:text-properties fo:font-variant="normal" fo:text-transform="none" fo:color="#000000" loext:opacity="100%" style:font-name="Bookman Old Style" fo:font-size="18pt" fo:letter-spacing="normal" fo:font-style="normal" style:text-underline-style="none" fo:font-weight="normal" officeooo:rsid="0844341a" fo:background-color="transparent" loext:char-shading-value="0" style:font-size-asian="18pt" style:font-style-asian="normal" style:font-weight-asian="normal" style:font-size-complex="18pt" style:font-style-complex="normal" style:font-weight-complex="normal"/>
    </style:style>
    <style:style style:name="T447" style:family="text">
      <style:text-properties fo:font-variant="normal" fo:text-transform="none" fo:color="#000000" loext:opacity="100%" style:font-name="Bookman Old Style" fo:font-size="18pt" fo:letter-spacing="normal" fo:font-style="normal" style:text-underline-style="none" fo:font-weight="normal" officeooo:rsid="0844da87" fo:background-color="transparent" loext:char-shading-value="0" style:font-size-asian="18pt" style:font-style-asian="normal" style:font-weight-asian="normal" style:font-size-complex="18pt" style:font-style-complex="normal" style:font-weight-complex="normal"/>
    </style:style>
    <style:style style:name="T448" style:family="text">
      <style:text-properties fo:font-variant="normal" fo:text-transform="none" fo:color="#000000" loext:opacity="100%" style:font-name="Bookman Old Style" fo:font-size="18pt" fo:letter-spacing="normal" fo:font-style="normal" style:text-underline-style="none" fo:font-weight="normal" officeooo:rsid="084b56ba" fo:background-color="transparent" loext:char-shading-value="0" style:font-size-asian="18pt" style:font-style-asian="normal" style:font-weight-asian="normal" style:font-size-complex="18pt" style:font-style-complex="normal" style:font-weight-complex="normal"/>
    </style:style>
    <style:style style:name="T449" style:family="text">
      <style:text-properties fo:font-variant="normal" fo:text-transform="none" fo:color="#000000" loext:opacity="100%" style:font-name="Bookman Old Style" fo:font-size="18pt" fo:letter-spacing="normal" fo:font-style="normal" style:text-underline-style="none" fo:font-weight="normal" officeooo:rsid="084c7084" fo:background-color="transparent" loext:char-shading-value="0" style:font-size-asian="18pt" style:font-style-asian="normal" style:font-weight-asian="normal" style:font-size-complex="18pt" style:font-style-complex="normal" style:font-weight-complex="normal"/>
    </style:style>
    <style:style style:name="T450" style:family="text">
      <style:text-properties fo:font-variant="normal" fo:text-transform="none" fo:color="#000000" loext:opacity="100%" style:font-name="Bookman Old Style" fo:font-size="18pt" fo:letter-spacing="normal" fo:font-style="normal" style:text-underline-style="none" fo:font-weight="normal" officeooo:rsid="084de7ac" fo:background-color="transparent" loext:char-shading-value="0" style:font-size-asian="18pt" style:font-style-asian="normal" style:font-weight-asian="normal" style:font-size-complex="18pt" style:font-style-complex="normal" style:font-weight-complex="normal"/>
    </style:style>
    <style:style style:name="T451" style:family="text">
      <style:text-properties fo:font-variant="normal" fo:text-transform="none" fo:color="#000000" loext:opacity="100%" style:font-name="Bookman Old Style" fo:font-size="18pt" fo:letter-spacing="normal" fo:font-style="normal" style:text-underline-style="none" fo:font-weight="normal" officeooo:rsid="084e1f92" fo:background-color="transparent" loext:char-shading-value="0" style:font-size-asian="18pt" style:font-style-asian="normal" style:font-weight-asian="normal" style:font-size-complex="18pt" style:font-style-complex="normal" style:font-weight-complex="normal"/>
    </style:style>
    <style:style style:name="T452" style:family="text">
      <style:text-properties fo:font-variant="normal" fo:text-transform="none" fo:color="#000000" loext:opacity="100%" style:font-name="Bookman Old Style" fo:font-size="18pt" fo:letter-spacing="normal" fo:font-style="normal" style:text-underline-style="none" fo:font-weight="normal" officeooo:rsid="085466a0" fo:background-color="transparent" loext:char-shading-value="0" style:font-size-asian="18pt" style:font-style-asian="normal" style:font-weight-asian="normal" style:font-size-complex="18pt" style:font-style-complex="normal" style:font-weight-complex="normal"/>
    </style:style>
    <style:style style:name="T453" style:family="text">
      <style:text-properties fo:font-variant="normal" fo:text-transform="none" fo:color="#000000" loext:opacity="100%" style:font-name="Bookman Old Style" fo:font-size="18pt" fo:letter-spacing="normal" fo:font-style="normal" style:text-underline-style="none" fo:font-weight="normal" officeooo:rsid="0855c97f" fo:background-color="transparent" loext:char-shading-value="0" style:font-size-asian="18pt" style:font-style-asian="normal" style:font-weight-asian="normal" style:font-size-complex="18pt" style:font-style-complex="normal" style:font-weight-complex="normal"/>
    </style:style>
    <style:style style:name="T454" style:family="text">
      <style:text-properties fo:font-variant="normal" fo:text-transform="none" fo:color="#000000" loext:opacity="100%" style:font-name="Bookman Old Style" fo:font-size="18pt" fo:letter-spacing="normal" fo:font-style="normal" style:text-underline-style="none" fo:font-weight="normal" officeooo:rsid="08560bee" fo:background-color="transparent" loext:char-shading-value="0" style:font-size-asian="18pt" style:font-style-asian="normal" style:font-weight-asian="normal" style:font-size-complex="18pt" style:font-style-complex="normal" style:font-weight-complex="normal"/>
    </style:style>
    <style:style style:name="T455" style:family="text">
      <style:text-properties fo:font-variant="normal" fo:text-transform="none" fo:color="#000000" loext:opacity="100%" style:font-name="Bookman Old Style" fo:font-size="18pt" fo:letter-spacing="normal" fo:font-style="normal" style:text-underline-style="none" fo:font-weight="normal" officeooo:rsid="08567835"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fo:color="#000000" loext:opacity="100%" style:font-name="Bookman Old Style" fo:font-size="18pt" fo:letter-spacing="normal" fo:font-style="normal" style:text-underline-style="none" fo:font-weight="normal" officeooo:rsid="0857cc26"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fo:color="#000000" loext:opacity="100%" style:font-name="Bookman Old Style" fo:font-size="18pt" fo:letter-spacing="normal" fo:font-style="normal" style:text-underline-style="none" fo:font-weight="normal" officeooo:rsid="0859a6d8"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fo:color="#000000" loext:opacity="100%" style:font-name="Bookman Old Style" fo:font-size="18pt" fo:letter-spacing="normal" fo:font-style="normal" style:text-underline-style="none" fo:font-weight="normal" officeooo:rsid="085a455e"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fo:color="#000000" loext:opacity="100%" style:font-name="Bookman Old Style" fo:font-size="18pt" fo:letter-spacing="normal" fo:font-style="normal" style:text-underline-style="none" fo:font-weight="normal" officeooo:rsid="085a8c3f"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fo:color="#000000" loext:opacity="100%" style:font-name="Bookman Old Style" fo:font-size="18pt" fo:letter-spacing="normal" fo:font-style="normal" style:text-underline-style="none" fo:font-weight="normal" officeooo:rsid="085c1b79"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fo:color="#000000" loext:opacity="100%" style:font-name="Bookman Old Style" fo:font-size="18pt" fo:letter-spacing="normal" fo:font-style="normal" style:text-underline-style="none" fo:font-weight="normal" officeooo:rsid="085e6ee0"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fo:color="#000000" loext:opacity="100%" style:font-name="Bookman Old Style" fo:font-size="18pt" fo:letter-spacing="normal" fo:font-style="normal" style:text-underline-style="none" fo:font-weight="normal" officeooo:rsid="085eb473"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fo:color="#000000" loext:opacity="100%" style:font-name="Bookman Old Style" fo:font-size="18pt" fo:letter-spacing="normal" fo:font-style="normal" style:text-underline-style="none" fo:font-weight="normal" officeooo:rsid="085f4a36"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fo:color="#000000" loext:opacity="100%" style:font-name="Bookman Old Style" fo:font-size="18pt" fo:letter-spacing="normal" fo:font-style="normal" style:text-underline-style="none" fo:font-weight="normal" officeooo:rsid="08600324"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fo:color="#000000" loext:opacity="100%" style:font-name="Bookman Old Style" fo:font-size="18pt" fo:letter-spacing="normal" fo:font-style="normal" style:text-underline-style="none" fo:font-weight="normal" officeooo:rsid="0861c674"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fo:color="#000000" loext:opacity="100%" style:font-name="Bookman Old Style" fo:font-size="18pt" fo:letter-spacing="normal" fo:font-style="normal" style:text-underline-style="none" fo:font-weight="normal" officeooo:rsid="0862110f"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fo:color="#000000" loext:opacity="100%" style:font-name="Bookman Old Style" fo:font-size="18pt" fo:letter-spacing="normal" fo:font-style="normal" style:text-underline-style="none" fo:font-weight="normal" officeooo:rsid="0863f7e0" fo:background-color="transparent"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fo:color="#000000" loext:opacity="100%" style:font-name="Bookman Old Style" fo:font-size="18pt" fo:letter-spacing="normal" fo:font-style="normal" style:text-underline-style="none" fo:font-weight="normal" officeooo:rsid="086a4bd2" fo:background-color="transparent" loext:char-shading-value="0" style:font-size-asian="18pt" style:font-style-asian="normal" style:font-weight-asian="normal" style:font-size-complex="18pt" style:font-style-complex="normal" style:font-weight-complex="normal"/>
    </style:style>
    <style:style style:name="T469" style:family="text">
      <style:text-properties fo:font-variant="normal" fo:text-transform="none" fo:color="#000000" loext:opacity="100%" style:font-name="Bookman Old Style" fo:font-size="18pt" fo:letter-spacing="normal" fo:font-style="normal" style:text-underline-style="none" fo:font-weight="normal" officeooo:rsid="086b0204" fo:background-color="transparent" loext:char-shading-value="0" style:font-size-asian="18pt" style:font-style-asian="normal" style:font-weight-asian="normal" style:font-size-complex="18pt" style:font-style-complex="normal" style:font-weight-complex="normal"/>
    </style:style>
    <style:style style:name="T470" style:family="text">
      <style:text-properties fo:font-variant="normal" fo:text-transform="none" fo:color="#000000" loext:opacity="100%" style:font-name="Bookman Old Style" fo:font-size="18pt" fo:letter-spacing="normal" fo:font-style="normal" style:text-underline-style="none" fo:font-weight="normal" officeooo:rsid="086b75fd"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fo:color="#000000" loext:opacity="100%" style:font-name="Bookman Old Style" fo:font-size="18pt" fo:letter-spacing="normal" fo:font-style="normal" style:text-underline-style="none" fo:font-weight="normal" officeooo:rsid="086c5d54"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fo:color="#000000" loext:opacity="100%" style:font-name="Bookman Old Style" fo:font-size="18pt" fo:letter-spacing="normal" fo:font-style="normal" style:text-underline-style="none" fo:font-weight="normal" officeooo:rsid="086cef10" fo:background-color="transparent" loext:char-shading-value="0" style:font-size-asian="18pt" style:font-style-asian="normal" style:font-weight-asian="normal" style:font-size-complex="18pt" style:font-style-complex="normal" style:font-weight-complex="normal"/>
    </style:style>
    <style:style style:name="T473" style:family="text">
      <style:text-properties fo:font-variant="normal" fo:text-transform="none" fo:color="#000000" loext:opacity="100%" style:font-name="Bookman Old Style" fo:font-size="18pt" fo:letter-spacing="normal" fo:font-style="normal" style:text-underline-style="none" fo:font-weight="normal" officeooo:rsid="086df216" fo:background-color="transparent" loext:char-shading-value="0" style:font-size-asian="18pt" style:font-style-asian="normal" style:font-weight-asian="normal" style:font-size-complex="18pt" style:font-style-complex="normal" style:font-weight-complex="normal"/>
    </style:style>
    <style:style style:name="T474" style:family="text">
      <style:text-properties fo:font-variant="normal" fo:text-transform="none" fo:color="#000000" loext:opacity="100%" style:font-name="Bookman Old Style" fo:font-size="18pt" fo:letter-spacing="normal" fo:font-style="normal" style:text-underline-style="none" fo:font-weight="normal" officeooo:rsid="086e9e4f"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fo:color="#000000" loext:opacity="100%" style:font-name="Bookman Old Style" fo:font-size="18pt" fo:letter-spacing="normal" fo:font-style="normal" style:text-underline-style="none" fo:font-weight="normal" officeooo:rsid="087004de"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fo:color="#000000" loext:opacity="100%" style:font-name="Bookman Old Style" fo:font-size="18pt" fo:letter-spacing="normal" fo:font-style="normal" style:text-underline-style="none" fo:font-weight="normal" officeooo:rsid="0870e4ed"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fo:color="#000000" loext:opacity="100%" style:font-name="Bookman Old Style" fo:font-size="18pt" fo:letter-spacing="normal" fo:font-style="normal" style:text-underline-style="none" fo:font-weight="normal" officeooo:rsid="08711fc0"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fo:color="#000000" loext:opacity="100%" style:font-name="Bookman Old Style" fo:font-size="18pt" fo:letter-spacing="normal" fo:font-style="normal" style:text-underline-style="none" fo:font-weight="normal" officeooo:rsid="0878ef79"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fo:color="#000000" loext:opacity="100%" style:font-name="Bookman Old Style" fo:font-size="18pt" fo:letter-spacing="normal" fo:font-style="normal" style:text-underline-style="none" fo:font-weight="normal" officeooo:rsid="087978a2"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fo:color="#000000" loext:opacity="100%" style:font-name="Bookman Old Style" fo:font-size="18pt" fo:letter-spacing="normal" fo:font-style="normal" style:text-underline-style="none" fo:font-weight="normal" officeooo:rsid="087ae56e"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fo:color="#000000" loext:opacity="100%" style:font-name="Bookman Old Style" fo:font-size="18pt" fo:letter-spacing="normal" fo:font-style="normal" style:text-underline-style="none" fo:font-weight="normal" officeooo:rsid="087be690"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fo:color="#000000" loext:opacity="100%" style:font-name="Bookman Old Style" fo:font-size="18pt" fo:letter-spacing="normal" fo:font-style="normal" style:text-underline-style="none" fo:font-weight="normal" officeooo:rsid="0883934a" fo:background-color="transparent" loext:char-shading-value="0" style:font-size-asian="18pt" style:font-style-asian="normal" style:font-weight-asian="normal" style:font-size-complex="18pt" style:font-style-complex="normal" style:font-weight-complex="normal"/>
    </style:style>
    <style:style style:name="T483" style:family="text">
      <style:text-properties fo:font-variant="normal" fo:text-transform="none" fo:color="#000000" loext:opacity="100%" style:font-name="Bookman Old Style" fo:font-size="18pt" fo:letter-spacing="normal" fo:font-style="normal" style:text-underline-style="none" fo:font-weight="normal" officeooo:rsid="0883bb77" fo:background-color="transparent" loext:char-shading-value="0" style:font-size-asian="18pt" style:font-style-asian="normal" style:font-weight-asian="normal" style:font-size-complex="18pt" style:font-style-complex="normal" style:font-weight-complex="normal"/>
    </style:style>
    <style:style style:name="T484" style:family="text">
      <style:text-properties fo:font-variant="normal" fo:text-transform="none" fo:color="#000000" loext:opacity="100%" style:font-name="Bookman Old Style" fo:font-size="18pt" fo:letter-spacing="normal" fo:font-style="normal" style:text-underline-style="none" fo:font-weight="normal" officeooo:rsid="08852948" fo:background-color="transparent" loext:char-shading-value="0" style:font-size-asian="18pt" style:font-style-asian="normal" style:font-weight-asian="normal" style:font-size-complex="18pt" style:font-style-complex="normal" style:font-weight-complex="normal"/>
    </style:style>
    <style:style style:name="T485" style:family="text">
      <style:text-properties fo:font-variant="normal" fo:text-transform="none" fo:color="#000000" loext:opacity="100%" style:font-name="Bookman Old Style" fo:font-size="18pt" fo:letter-spacing="normal" fo:font-style="normal" style:text-underline-style="none" fo:font-weight="normal" officeooo:rsid="08859a61" fo:background-color="transparent"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fo:color="#000000" loext:opacity="100%" style:font-name="Bookman Old Style" fo:font-size="18pt" fo:letter-spacing="normal" fo:font-style="normal" style:text-underline-style="none" fo:font-weight="normal" officeooo:rsid="08866dd0" fo:background-color="transparent" loext:char-shading-value="0" style:font-size-asian="18pt" style:font-style-asian="normal" style:font-weight-asian="normal" style:font-size-complex="18pt" style:font-style-complex="normal" style:font-weight-complex="normal"/>
    </style:style>
    <style:style style:name="T487" style:family="text">
      <style:text-properties fo:font-variant="normal" fo:text-transform="none" fo:color="#000000" loext:opacity="100%" style:font-name="Bookman Old Style" fo:font-size="18pt" fo:letter-spacing="normal" fo:font-style="normal" style:text-underline-style="none" fo:font-weight="normal" officeooo:rsid="0887768c" fo:background-color="transparent" loext:char-shading-value="0" style:font-size-asian="18pt" style:font-style-asian="normal" style:font-weight-asian="normal" style:font-size-complex="18pt" style:font-style-complex="normal" style:font-weight-complex="normal"/>
    </style:style>
    <style:style style:name="T488" style:family="text">
      <style:text-properties fo:font-variant="normal" fo:text-transform="none" fo:color="#000000" loext:opacity="100%" style:font-name="Bookman Old Style" fo:font-size="18pt" fo:letter-spacing="normal" fo:font-style="normal" style:text-underline-style="none" fo:font-weight="normal" officeooo:rsid="088776c7" fo:background-color="transparent" loext:char-shading-value="0" style:font-size-asian="18pt" style:font-style-asian="normal" style:font-weight-asian="normal" style:font-size-complex="18pt" style:font-style-complex="normal" style:font-weight-complex="normal"/>
    </style:style>
    <style:style style:name="T489" style:family="text">
      <style:text-properties fo:font-variant="normal" fo:text-transform="none" fo:color="#000000" loext:opacity="100%" style:font-name="Bookman Old Style" fo:font-size="18pt" fo:letter-spacing="normal" fo:font-style="normal" style:text-underline-style="none" fo:font-weight="normal" officeooo:rsid="088b0351" fo:background-color="transparent" loext:char-shading-value="0" style:font-size-asian="18pt" style:font-style-asian="normal" style:font-weight-asian="normal" style:font-size-complex="18pt" style:font-style-complex="normal" style:font-weight-complex="normal"/>
    </style:style>
    <style:style style:name="T490" style:family="text">
      <style:text-properties fo:font-variant="normal" fo:text-transform="none" fo:color="#000000" loext:opacity="100%" style:font-name="Bookman Old Style" fo:font-size="18pt" fo:letter-spacing="normal" fo:font-style="normal" style:text-underline-style="none" fo:font-weight="normal" officeooo:rsid="088bdf7e" fo:background-color="transparent" loext:char-shading-value="0" style:font-size-asian="18pt" style:font-style-asian="normal" style:font-weight-asian="normal" style:font-size-complex="18pt" style:font-style-complex="normal" style:font-weight-complex="normal"/>
    </style:style>
    <style:style style:name="T491" style:family="text">
      <style:text-properties fo:font-variant="normal" fo:text-transform="none" fo:color="#000000" loext:opacity="100%" style:font-name="Bookman Old Style" fo:font-size="18pt" fo:letter-spacing="normal" fo:font-style="normal" style:text-underline-style="none" fo:font-weight="normal" officeooo:rsid="088d7ec1" fo:background-color="transparent" loext:char-shading-value="0" style:font-size-asian="18pt" style:font-style-asian="normal" style:font-weight-asian="normal" style:font-size-complex="18pt" style:font-style-complex="normal" style:font-weight-complex="normal"/>
    </style:style>
    <style:style style:name="T492" style:family="text">
      <style:text-properties fo:font-variant="normal" fo:text-transform="none" fo:color="#000000" loext:opacity="100%" style:font-name="Bookman Old Style" fo:font-size="18pt" fo:letter-spacing="normal" fo:font-style="normal" style:text-underline-style="none" fo:font-weight="normal" officeooo:rsid="088e09c1" fo:background-color="transparent" loext:char-shading-value="0" style:font-size-asian="18pt" style:font-style-asian="normal" style:font-weight-asian="normal" style:font-size-complex="18pt" style:font-style-complex="normal" style:font-weight-complex="normal"/>
    </style:style>
    <style:style style:name="T493" style:family="text">
      <style:text-properties fo:font-variant="normal" fo:text-transform="none" fo:color="#000000" loext:opacity="100%" style:font-name="Bookman Old Style" fo:font-size="18pt" fo:letter-spacing="normal" fo:font-style="normal" style:text-underline-style="none" fo:font-weight="normal" officeooo:rsid="088e64c5" fo:background-color="transparent" loext:char-shading-value="0" style:font-size-asian="18pt" style:font-style-asian="normal" style:font-weight-asian="normal" style:font-size-complex="18pt" style:font-style-complex="normal" style:font-weight-complex="normal"/>
    </style:style>
    <style:style style:name="T494" style:family="text">
      <style:text-properties fo:font-variant="normal" fo:text-transform="none" fo:color="#000000" loext:opacity="100%" style:font-name="Bookman Old Style" fo:font-size="18pt" fo:letter-spacing="normal" fo:font-style="normal" style:text-underline-style="none" fo:font-weight="normal" officeooo:rsid="088f37ef" fo:background-color="transparent" loext:char-shading-value="0" style:font-size-asian="18pt" style:font-style-asian="normal" style:font-weight-asian="normal" style:font-size-complex="18pt" style:font-style-complex="normal" style:font-weight-complex="normal"/>
    </style:style>
    <style:style style:name="T495" style:family="text">
      <style:text-properties fo:font-variant="normal" fo:text-transform="none" fo:color="#000000" loext:opacity="100%" style:font-name="Bookman Old Style" fo:font-size="18pt" fo:letter-spacing="normal" fo:font-style="normal" style:text-underline-style="none" fo:font-weight="normal" officeooo:rsid="08900d61" fo:background-color="transparent" loext:char-shading-value="0" style:font-size-asian="18pt" style:font-style-asian="normal" style:font-weight-asian="normal" style:font-size-complex="18pt" style:font-style-complex="normal" style:font-weight-complex="normal"/>
    </style:style>
    <style:style style:name="T496" style:family="text">
      <style:text-properties fo:font-variant="normal" fo:text-transform="none" fo:color="#000000" loext:opacity="100%" style:font-name="Bookman Old Style" fo:font-size="18pt" fo:letter-spacing="normal" fo:font-style="normal" style:text-underline-style="none" fo:font-weight="normal" officeooo:rsid="08915b3e" fo:background-color="transparent" loext:char-shading-value="0" style:font-size-asian="18pt" style:font-style-asian="normal" style:font-weight-asian="normal" style:font-size-complex="18pt" style:font-style-complex="normal" style:font-weight-complex="normal"/>
    </style:style>
    <style:style style:name="T497" style:family="text">
      <style:text-properties fo:font-variant="normal" fo:text-transform="none" fo:color="#000000" loext:opacity="100%" style:font-name="Bookman Old Style" fo:font-size="18pt" fo:letter-spacing="normal" fo:font-style="normal" style:text-underline-style="none" fo:font-weight="normal" officeooo:rsid="0893045c" fo:background-color="transparent" loext:char-shading-value="0" style:font-size-asian="18pt" style:font-style-asian="normal" style:font-weight-asian="normal" style:font-size-complex="18pt" style:font-style-complex="normal" style:font-weight-complex="normal"/>
    </style:style>
    <style:style style:name="T498" style:family="text">
      <style:text-properties fo:font-variant="normal" fo:text-transform="none" fo:color="#000000" loext:opacity="100%" style:font-name="Bookman Old Style" fo:font-size="18pt" fo:letter-spacing="normal" fo:font-style="normal" style:text-underline-style="none" fo:font-weight="normal" officeooo:rsid="08935931" fo:background-color="transparent" loext:char-shading-value="0" style:font-size-asian="18pt" style:font-style-asian="normal" style:font-weight-asian="normal" style:font-size-complex="18pt" style:font-style-complex="normal" style:font-weight-complex="normal"/>
    </style:style>
    <style:style style:name="T499" style:family="text">
      <style:text-properties fo:font-variant="normal" fo:text-transform="none" fo:color="#000000" loext:opacity="100%" style:font-name="Bookman Old Style" fo:font-size="18pt" fo:letter-spacing="normal" fo:font-style="normal" style:text-underline-style="none" fo:font-weight="normal" officeooo:rsid="0895c2fd" fo:background-color="transparent" loext:char-shading-value="0" style:font-size-asian="18pt" style:font-style-asian="normal" style:font-weight-asian="normal" style:font-size-complex="18pt" style:font-style-complex="normal" style:font-weight-complex="normal"/>
    </style:style>
    <style:style style:name="T500" style:family="text">
      <style:text-properties fo:font-variant="normal" fo:text-transform="none" fo:color="#000000" loext:opacity="100%" style:font-name="Bookman Old Style" fo:font-size="18pt" fo:letter-spacing="normal" fo:font-style="normal" style:text-underline-style="none" fo:font-weight="normal" officeooo:rsid="08972c00" fo:background-color="transparent" loext:char-shading-value="0" style:font-size-asian="18pt" style:font-style-asian="normal" style:font-weight-asian="normal" style:font-size-complex="18pt" style:font-style-complex="normal" style:font-weight-complex="normal"/>
    </style:style>
    <style:style style:name="T501" style:family="text">
      <style:text-properties fo:font-variant="normal" fo:text-transform="none" fo:color="#000000" loext:opacity="100%" style:font-name="Bookman Old Style" fo:font-size="18pt" fo:letter-spacing="normal" fo:font-style="normal" style:text-underline-style="none" fo:font-weight="normal" officeooo:rsid="089875ed" fo:background-color="transparent" loext:char-shading-value="0" style:font-size-asian="18pt" style:font-style-asian="normal" style:font-weight-asian="normal" style:font-size-complex="18pt" style:font-style-complex="normal" style:font-weight-complex="normal"/>
    </style:style>
    <style:style style:name="T502" style:family="text">
      <style:text-properties fo:font-variant="normal" fo:text-transform="none" fo:color="#000000" loext:opacity="100%" style:font-name="Bookman Old Style" fo:font-size="18pt" fo:letter-spacing="normal" fo:font-style="normal" style:text-underline-style="none" fo:font-weight="normal" officeooo:rsid="0899339e" fo:background-color="transparent" loext:char-shading-value="0" style:font-size-asian="18pt" style:font-style-asian="normal" style:font-weight-asian="normal" style:font-size-complex="18pt" style:font-style-complex="normal" style:font-weight-complex="normal"/>
    </style:style>
    <style:style style:name="T503" style:family="text">
      <style:text-properties fo:font-variant="normal" fo:text-transform="none" fo:color="#000000" loext:opacity="100%" style:font-name="Bookman Old Style" fo:font-size="18pt" fo:letter-spacing="normal" fo:font-style="normal" style:text-underline-style="none" fo:font-weight="normal" officeooo:rsid="08a1c1bf" fo:background-color="transparent" loext:char-shading-value="0" style:font-size-asian="18pt" style:font-style-asian="normal" style:font-weight-asian="normal" style:font-size-complex="18pt" style:font-style-complex="normal" style:font-weight-complex="normal"/>
    </style:style>
    <style:style style:name="T504" style:family="text">
      <style:text-properties fo:font-variant="normal" fo:text-transform="none" fo:color="#000000" loext:opacity="100%" style:font-name="Bookman Old Style" fo:font-size="18pt" fo:letter-spacing="normal" fo:font-style="normal" style:text-underline-style="none" fo:font-weight="normal" officeooo:rsid="08a2d836" fo:background-color="transparent" loext:char-shading-value="0" style:font-size-asian="18pt" style:font-style-asian="normal" style:font-weight-asian="normal" style:font-size-complex="18pt" style:font-style-complex="normal" style:font-weight-complex="normal"/>
    </style:style>
    <style:style style:name="T505" style:family="text">
      <style:text-properties fo:font-variant="normal" fo:text-transform="none" fo:color="#000000" loext:opacity="100%" style:font-name="Bookman Old Style" fo:font-size="18pt" fo:letter-spacing="normal" fo:font-style="normal" style:text-underline-style="none" fo:font-weight="normal" officeooo:rsid="08a4b1b5" fo:background-color="transparent" loext:char-shading-value="0" style:font-size-asian="18pt" style:font-style-asian="normal" style:font-weight-asian="normal" style:font-size-complex="18pt" style:font-style-complex="normal" style:font-weight-complex="normal"/>
    </style:style>
    <style:style style:name="T506" style:family="text">
      <style:text-properties fo:font-variant="normal" fo:text-transform="none" fo:color="#000000" loext:opacity="100%" style:font-name="Bookman Old Style" fo:font-size="18pt" fo:letter-spacing="normal" fo:font-style="normal" style:text-underline-style="none" fo:font-weight="normal" officeooo:rsid="08a5e4f5" fo:background-color="transparent" loext:char-shading-value="0" style:font-size-asian="18pt" style:font-style-asian="normal" style:font-weight-asian="normal" style:font-size-complex="18pt" style:font-style-complex="normal" style:font-weight-complex="normal"/>
    </style:style>
    <style:style style:name="T507" style:family="text">
      <style:text-properties fo:font-variant="normal" fo:text-transform="none" fo:color="#000000" loext:opacity="100%" style:font-name="Bookman Old Style" fo:font-size="18pt" fo:letter-spacing="normal" fo:font-style="normal" style:text-underline-style="none" fo:font-weight="normal" officeooo:rsid="08a6ad73" fo:background-color="transparent" loext:char-shading-value="0" style:font-size-asian="18pt" style:font-style-asian="normal" style:font-weight-asian="normal" style:font-size-complex="18pt" style:font-style-complex="normal" style:font-weight-complex="normal"/>
    </style:style>
    <style:style style:name="T508" style:family="text">
      <style:text-properties fo:font-variant="normal" fo:text-transform="none" fo:color="#000000" loext:opacity="100%" style:font-name="Bookman Old Style" fo:font-size="18pt" fo:letter-spacing="normal" fo:font-style="normal" style:text-underline-style="none" fo:font-weight="normal" officeooo:rsid="08a882b1" fo:background-color="transparent" loext:char-shading-value="0" style:font-size-asian="18pt" style:font-style-asian="normal" style:font-weight-asian="normal" style:font-size-complex="18pt" style:font-style-complex="normal" style:font-weight-complex="normal"/>
    </style:style>
    <style:style style:name="T509" style:family="text">
      <style:text-properties fo:font-variant="normal" fo:text-transform="none" fo:color="#000000" loext:opacity="100%" style:font-name="Bookman Old Style" fo:font-size="18pt" fo:letter-spacing="normal" fo:font-style="normal" style:text-underline-style="none" fo:font-weight="normal" officeooo:rsid="08a96d9b" fo:background-color="transparent" loext:char-shading-value="0" style:font-size-asian="18pt" style:font-style-asian="normal" style:font-weight-asian="normal" style:font-size-complex="18pt" style:font-style-complex="normal" style:font-weight-complex="normal"/>
    </style:style>
    <style:style style:name="T510" style:family="text">
      <style:text-properties fo:font-variant="normal" fo:text-transform="none" fo:color="#000000" loext:opacity="100%" style:font-name="Bookman Old Style" fo:font-size="18pt" fo:letter-spacing="normal" fo:font-style="normal" style:text-underline-style="none" fo:font-weight="normal" officeooo:rsid="08a9c02b" fo:background-color="transparent" loext:char-shading-value="0" style:font-size-asian="18pt" style:font-style-asian="normal" style:font-weight-asian="normal" style:font-size-complex="18pt" style:font-style-complex="normal" style:font-weight-complex="normal"/>
    </style:style>
    <style:style style:name="T511" style:family="text">
      <style:text-properties fo:font-variant="normal" fo:text-transform="none" fo:color="#000000" loext:opacity="100%" style:font-name="Bookman Old Style" fo:font-size="18pt" fo:letter-spacing="normal" fo:font-style="normal" style:text-underline-style="none" fo:font-weight="normal" officeooo:rsid="08ac2759" fo:background-color="transparent" loext:char-shading-value="0" style:font-size-asian="18pt" style:font-style-asian="normal" style:font-weight-asian="normal" style:font-size-complex="18pt" style:font-style-complex="normal" style:font-weight-complex="normal"/>
    </style:style>
    <style:style style:name="T512" style:family="text">
      <style:text-properties fo:font-variant="normal" fo:text-transform="none" fo:color="#000000" loext:opacity="100%" style:font-name="Bookman Old Style" fo:font-size="18pt" fo:letter-spacing="normal" fo:font-style="normal" style:text-underline-style="none" fo:font-weight="normal" officeooo:rsid="08ac7fe7" fo:background-color="transparent" loext:char-shading-value="0" style:font-size-asian="18pt" style:font-style-asian="normal" style:font-weight-asian="normal" style:font-size-complex="18pt" style:font-style-complex="normal" style:font-weight-complex="normal"/>
    </style:style>
    <style:style style:name="T513" style:family="text">
      <style:text-properties fo:font-variant="normal" fo:text-transform="none" fo:color="#000000" loext:opacity="100%" style:font-name="Bookman Old Style" fo:font-size="18pt" fo:letter-spacing="normal" fo:font-style="normal" style:text-underline-style="none" fo:font-weight="normal" officeooo:rsid="08ada58a" fo:background-color="transparent" loext:char-shading-value="0" style:font-size-asian="18pt" style:font-style-asian="normal" style:font-weight-asian="normal" style:font-size-complex="18pt" style:font-style-complex="normal" style:font-weight-complex="normal"/>
    </style:style>
    <style:style style:name="T514" style:family="text">
      <style:text-properties fo:font-variant="normal" fo:text-transform="none" fo:color="#000000" loext:opacity="100%" style:font-name="Bookman Old Style" fo:font-size="18pt" fo:letter-spacing="normal" fo:font-style="normal" style:text-underline-style="none" fo:font-weight="normal" officeooo:rsid="08add397" fo:background-color="transparent" loext:char-shading-value="0" style:font-size-asian="18pt" style:font-style-asian="normal" style:font-weight-asian="normal" style:font-size-complex="18pt" style:font-style-complex="normal" style:font-weight-complex="normal"/>
    </style:style>
    <style:style style:name="T515" style:family="text">
      <style:text-properties fo:font-variant="normal" fo:text-transform="none" fo:color="#000000" loext:opacity="100%" style:font-name="Bookman Old Style" fo:font-size="18pt" fo:letter-spacing="normal" fo:font-style="normal" style:text-underline-style="none" fo:font-weight="normal" officeooo:rsid="08ae54e2" fo:background-color="transparent" loext:char-shading-value="0" style:font-size-asian="18pt" style:font-style-asian="normal" style:font-weight-asian="normal" style:font-size-complex="18pt" style:font-style-complex="normal" style:font-weight-complex="normal"/>
    </style:style>
    <style:style style:name="T516" style:family="text">
      <style:text-properties fo:font-variant="normal" fo:text-transform="none" fo:color="#000000" loext:opacity="100%" style:font-name="Bookman Old Style" fo:font-size="18pt" fo:letter-spacing="normal" fo:font-style="normal" style:text-underline-style="none" fo:font-weight="normal" officeooo:rsid="08b3686b" fo:background-color="transparent" loext:char-shading-value="0" style:font-size-asian="18pt" style:font-style-asian="normal" style:font-weight-asian="normal" style:font-size-complex="18pt" style:font-style-complex="normal" style:font-weight-complex="normal"/>
    </style:style>
    <style:style style:name="T517" style:family="text">
      <style:text-properties fo:font-variant="normal" fo:text-transform="none" fo:color="#000000" loext:opacity="100%" style:font-name="Bookman Old Style" fo:font-size="18pt" fo:letter-spacing="normal" fo:font-style="normal" style:text-underline-style="none" fo:font-weight="normal" officeooo:rsid="08b562c3" fo:background-color="transparent" loext:char-shading-value="0" style:font-size-asian="18pt" style:font-style-asian="normal" style:font-weight-asian="normal" style:font-size-complex="18pt" style:font-style-complex="normal" style:font-weight-complex="normal"/>
    </style:style>
    <style:style style:name="T518" style:family="text">
      <style:text-properties fo:font-variant="normal" fo:text-transform="none" fo:color="#000000" loext:opacity="100%" style:font-name="Bookman Old Style" fo:font-size="18pt" fo:letter-spacing="normal" fo:font-style="normal" style:text-underline-style="none" fo:font-weight="normal" officeooo:rsid="08b67163" fo:background-color="transparent" loext:char-shading-value="0" style:font-size-asian="18pt" style:font-style-asian="normal" style:font-weight-asian="normal" style:font-size-complex="18pt" style:font-style-complex="normal" style:font-weight-complex="normal"/>
    </style:style>
    <style:style style:name="T519" style:family="text">
      <style:text-properties fo:font-variant="normal" fo:text-transform="none" fo:color="#000000" loext:opacity="100%" style:font-name="Bookman Old Style" fo:font-size="18pt" fo:letter-spacing="normal" fo:font-style="normal" style:text-underline-style="none" fo:font-weight="normal" officeooo:rsid="08b7f3f1" fo:background-color="transparent" loext:char-shading-value="0" style:font-size-asian="18pt" style:font-style-asian="normal" style:font-weight-asian="normal" style:font-size-complex="18pt" style:font-style-complex="normal" style:font-weight-complex="normal"/>
    </style:style>
    <style:style style:name="T520" style:family="text">
      <style:text-properties fo:font-variant="normal" fo:text-transform="none" fo:color="#000000" loext:opacity="100%" style:font-name="Bookman Old Style" fo:font-size="18pt" fo:letter-spacing="normal" fo:font-style="normal" style:text-underline-style="none" fo:font-weight="normal" officeooo:rsid="08b9c331" fo:background-color="transparent" loext:char-shading-value="0" style:font-size-asian="18pt" style:font-style-asian="normal" style:font-weight-asian="normal" style:font-size-complex="18pt" style:font-style-complex="normal" style:font-weight-complex="normal"/>
    </style:style>
    <style:style style:name="T521" style:family="text">
      <style:text-properties fo:font-variant="normal" fo:text-transform="none" fo:color="#000000" loext:opacity="100%" style:font-name="Bookman Old Style" fo:font-size="18pt" fo:letter-spacing="normal" fo:font-style="normal" style:text-underline-style="none" fo:font-weight="normal" officeooo:rsid="08b9f9d4" fo:background-color="transparent" loext:char-shading-value="0" style:font-size-asian="18pt" style:font-style-asian="normal" style:font-weight-asian="normal" style:font-size-complex="18pt" style:font-style-complex="normal" style:font-weight-complex="normal"/>
    </style:style>
    <style:style style:name="T522" style:family="text">
      <style:text-properties fo:font-variant="normal" fo:text-transform="none" fo:color="#000000" loext:opacity="100%" style:font-name="Bookman Old Style" fo:font-size="18pt" fo:letter-spacing="normal" fo:font-style="normal" style:text-underline-style="none" fo:font-weight="normal" officeooo:rsid="08bd4cf2" fo:background-color="transparent" loext:char-shading-value="0" style:font-size-asian="18pt" style:font-style-asian="normal" style:font-weight-asian="normal" style:font-size-complex="18pt" style:font-style-complex="normal" style:font-weight-complex="normal"/>
    </style:style>
    <style:style style:name="T523" style:family="text">
      <style:text-properties fo:font-variant="normal" fo:text-transform="none" fo:color="#000000" loext:opacity="100%" style:font-name="Bookman Old Style" fo:font-size="18pt" fo:letter-spacing="normal" fo:font-style="normal" style:text-underline-style="none" fo:font-weight="normal" officeooo:rsid="08be70ba" fo:background-color="transparent" loext:char-shading-value="0" style:font-size-asian="18pt" style:font-style-asian="normal" style:font-weight-asian="normal" style:font-size-complex="18pt" style:font-style-complex="normal" style:font-weight-complex="normal"/>
    </style:style>
    <style:style style:name="T524" style:family="text">
      <style:text-properties fo:font-variant="normal" fo:text-transform="none" fo:color="#000000" loext:opacity="100%" style:font-name="Bookman Old Style" fo:font-size="18pt" fo:letter-spacing="normal" fo:font-style="normal" style:text-underline-style="none" fo:font-weight="normal" officeooo:rsid="08c22fbf" fo:background-color="transparent" loext:char-shading-value="0" style:font-size-asian="18pt" style:font-style-asian="normal" style:font-weight-asian="normal" style:font-size-complex="18pt" style:font-style-complex="normal" style:font-weight-complex="normal"/>
    </style:style>
    <style:style style:name="T525" style:family="text">
      <style:text-properties fo:font-variant="normal" fo:text-transform="none" fo:color="#000000" loext:opacity="100%" style:font-name="Bookman Old Style" fo:font-size="18pt" fo:letter-spacing="normal" fo:font-style="normal" style:text-underline-style="none" fo:font-weight="normal" officeooo:rsid="08c59e04" fo:background-color="transparent" loext:char-shading-value="0" style:font-size-asian="18pt" style:font-style-asian="normal" style:font-weight-asian="normal" style:font-size-complex="18pt" style:font-style-complex="normal" style:font-weight-complex="normal"/>
    </style:style>
    <style:style style:name="T526" style:family="text">
      <style:text-properties fo:font-variant="normal" fo:text-transform="none" fo:color="#000000" loext:opacity="100%" style:font-name="Bookman Old Style" fo:font-size="18pt" fo:letter-spacing="normal" fo:font-style="normal" style:text-underline-style="none" fo:font-weight="normal" officeooo:rsid="08c5f727" fo:background-color="transparent" loext:char-shading-value="0" style:font-size-asian="18pt" style:font-style-asian="normal" style:font-weight-asian="normal" style:font-size-complex="18pt" style:font-style-complex="normal" style:font-weight-complex="normal"/>
    </style:style>
    <style:style style:name="T527" style:family="text">
      <style:text-properties fo:font-variant="normal" fo:text-transform="none" fo:color="#000000" loext:opacity="100%" style:font-name="Bookman Old Style" fo:font-size="18pt" fo:letter-spacing="normal" fo:font-style="normal" style:text-underline-style="none" fo:font-weight="normal" officeooo:rsid="08ca9615" fo:background-color="transparent" loext:char-shading-value="0" style:font-size-asian="18pt" style:font-style-asian="normal" style:font-weight-asian="normal" style:font-size-complex="18pt" style:font-style-complex="normal" style:font-weight-complex="normal"/>
    </style:style>
    <style:style style:name="T528" style:family="text">
      <style:text-properties fo:font-variant="normal" fo:text-transform="none" fo:color="#000000" loext:opacity="100%" style:font-name="Bookman Old Style" fo:font-size="18pt" fo:letter-spacing="normal" fo:font-style="normal" style:text-underline-style="none" fo:font-weight="normal" officeooo:rsid="08ccbb95" fo:background-color="transparent" loext:char-shading-value="0" style:font-size-asian="18pt" style:font-style-asian="normal" style:font-weight-asian="normal" style:font-size-complex="18pt" style:font-style-complex="normal" style:font-weight-complex="normal"/>
    </style:style>
    <style:style style:name="T529" style:family="text">
      <style:text-properties fo:font-variant="normal" fo:text-transform="none" fo:color="#000000" loext:opacity="100%" style:font-name="Bookman Old Style" fo:font-size="18pt" fo:letter-spacing="normal" fo:font-style="normal" style:text-underline-style="none" fo:font-weight="normal" officeooo:rsid="08ccc161" fo:background-color="transparent" loext:char-shading-value="0" style:font-size-asian="18pt" style:font-style-asian="normal" style:font-weight-asian="normal" style:font-size-complex="18pt" style:font-style-complex="normal" style:font-weight-complex="normal"/>
    </style:style>
    <style:style style:name="T530" style:family="text">
      <style:text-properties fo:font-variant="normal" fo:text-transform="none" fo:color="#000000" loext:opacity="100%" style:font-name="Bookman Old Style" fo:font-size="18pt" fo:letter-spacing="normal" fo:font-style="normal" style:text-underline-style="none" fo:font-weight="normal" officeooo:rsid="08cea181" fo:background-color="transparent" loext:char-shading-value="0" style:font-size-asian="18pt" style:font-style-asian="normal" style:font-weight-asian="normal" style:font-size-complex="18pt" style:font-style-complex="normal" style:font-weight-complex="normal"/>
    </style:style>
    <style:style style:name="T531" style:family="text">
      <style:text-properties fo:font-variant="normal" fo:text-transform="none" fo:color="#000000" loext:opacity="100%" style:font-name="Bookman Old Style" fo:font-size="18pt" fo:letter-spacing="normal" fo:font-style="normal" style:text-underline-style="none" fo:font-weight="normal" officeooo:rsid="08cf4eec" fo:background-color="transparent" loext:char-shading-value="0" style:font-size-asian="18pt" style:font-style-asian="normal" style:font-weight-asian="normal" style:font-size-complex="18pt" style:font-style-complex="normal" style:font-weight-complex="normal"/>
    </style:style>
    <style:style style:name="T532" style:family="text">
      <style:text-properties fo:font-variant="normal" fo:text-transform="none" fo:color="#000000" loext:opacity="100%" style:font-name="Bookman Old Style" fo:font-size="18pt" fo:letter-spacing="normal" fo:font-style="normal" style:text-underline-style="none" fo:font-weight="normal" officeooo:rsid="08d13468" fo:background-color="transparent" loext:char-shading-value="0" style:font-size-asian="18pt" style:font-style-asian="normal" style:font-weight-asian="normal" style:font-size-complex="18pt" style:font-style-complex="normal" style:font-weight-complex="normal"/>
    </style:style>
    <style:style style:name="T533" style:family="text">
      <style:text-properties fo:font-variant="normal" fo:text-transform="none" fo:color="#000000" loext:opacity="100%" style:font-name="Bookman Old Style" fo:font-size="18pt" fo:letter-spacing="normal" fo:font-style="normal" style:text-underline-style="none" fo:font-weight="normal" officeooo:rsid="08d26dbc" fo:background-color="transparent" loext:char-shading-value="0" style:font-size-asian="18pt" style:font-style-asian="normal" style:font-weight-asian="normal" style:font-size-complex="18pt" style:font-style-complex="normal" style:font-weight-complex="normal"/>
    </style:style>
    <style:style style:name="T534" style:family="text">
      <style:text-properties fo:font-variant="normal" fo:text-transform="none" fo:color="#000000" loext:opacity="100%" style:font-name="Bookman Old Style" fo:font-size="18pt" fo:letter-spacing="normal" fo:font-style="normal" style:text-underline-style="none" fo:font-weight="normal" officeooo:rsid="08d47aab" fo:background-color="transparent" loext:char-shading-value="0" style:font-size-asian="18pt" style:font-style-asian="normal" style:font-weight-asian="normal" style:font-size-complex="18pt" style:font-style-complex="normal" style:font-weight-complex="normal"/>
    </style:style>
    <style:style style:name="T535" style:family="text">
      <style:text-properties fo:font-variant="normal" fo:text-transform="none" fo:color="#000000" loext:opacity="100%" style:font-name="Bookman Old Style" fo:font-size="18pt" fo:letter-spacing="normal" fo:font-style="normal" style:text-underline-style="none" fo:font-weight="normal" officeooo:rsid="08d54cfd" fo:background-color="transparent" loext:char-shading-value="0" style:font-size-asian="18pt" style:font-style-asian="normal" style:font-weight-asian="normal" style:font-size-complex="18pt" style:font-style-complex="normal" style:font-weight-complex="normal"/>
    </style:style>
    <style:style style:name="T536" style:family="text">
      <style:text-properties fo:font-variant="normal" fo:text-transform="none" fo:color="#000000" loext:opacity="100%" style:font-name="Bookman Old Style" fo:font-size="18pt" fo:letter-spacing="normal" fo:font-style="normal" style:text-underline-style="none" fo:font-weight="normal" officeooo:rsid="08db53b9" fo:background-color="transparent" loext:char-shading-value="0" style:font-size-asian="18pt" style:font-style-asian="normal" style:font-weight-asian="normal" style:font-size-complex="18pt" style:font-style-complex="normal" style:font-weight-complex="normal"/>
    </style:style>
    <style:style style:name="T537" style:family="text">
      <style:text-properties fo:font-variant="normal" fo:text-transform="none" fo:color="#000000" loext:opacity="100%" style:font-name="Bookman Old Style" fo:font-size="18pt" fo:letter-spacing="normal" fo:font-style="normal" style:text-underline-style="none" fo:font-weight="normal" officeooo:rsid="08db9438" fo:background-color="transparent" loext:char-shading-value="0" style:font-size-asian="18pt" style:font-style-asian="normal" style:font-weight-asian="normal" style:font-size-complex="18pt" style:font-style-complex="normal" style:font-weight-complex="normal"/>
    </style:style>
    <style:style style:name="T538" style:family="text">
      <style:text-properties fo:font-variant="normal" fo:text-transform="none" fo:color="#000000" loext:opacity="100%" style:font-name="Bookman Old Style" fo:font-size="18pt" fo:letter-spacing="normal" fo:font-style="normal" style:text-underline-style="none" fo:font-weight="normal" officeooo:rsid="08de1203" fo:background-color="transparent" loext:char-shading-value="0" style:font-size-asian="18pt" style:font-style-asian="normal" style:font-weight-asian="normal" style:font-size-complex="18pt" style:font-style-complex="normal" style:font-weight-complex="normal"/>
    </style:style>
    <style:style style:name="T539" style:family="text">
      <style:text-properties fo:font-variant="normal" fo:text-transform="none" fo:color="#000000" loext:opacity="100%" style:font-name="Bookman Old Style" fo:font-size="18pt" fo:letter-spacing="normal" fo:font-style="normal" style:text-underline-style="none" fo:font-weight="normal" officeooo:rsid="08de273f" fo:background-color="transparent" loext:char-shading-value="0" style:font-size-asian="18pt" style:font-style-asian="normal" style:font-weight-asian="normal" style:font-size-complex="18pt" style:font-style-complex="normal" style:font-weight-complex="normal"/>
    </style:style>
    <style:style style:name="T540" style:family="text">
      <style:text-properties fo:font-variant="normal" fo:text-transform="none" fo:color="#000000" loext:opacity="100%" style:font-name="Bookman Old Style" fo:font-size="18pt" fo:letter-spacing="normal" fo:font-style="normal" style:text-underline-style="none" fo:font-weight="normal" officeooo:rsid="08dfddba" fo:background-color="transparent" loext:char-shading-value="0" style:font-size-asian="18pt" style:font-style-asian="normal" style:font-weight-asian="normal" style:font-size-complex="18pt" style:font-style-complex="normal" style:font-weight-complex="normal"/>
    </style:style>
    <style:style style:name="T541" style:family="text">
      <style:text-properties fo:font-variant="normal" fo:text-transform="none" fo:color="#000000" loext:opacity="100%" style:font-name="Bookman Old Style" fo:font-size="18pt" fo:letter-spacing="normal" fo:font-style="normal" style:text-underline-style="none" fo:font-weight="normal" officeooo:rsid="08e1b739" fo:background-color="transparent" loext:char-shading-value="0" style:font-size-asian="18pt" style:font-style-asian="normal" style:font-weight-asian="normal" style:font-size-complex="18pt" style:font-style-complex="normal" style:font-weight-complex="normal"/>
    </style:style>
    <style:style style:name="T542" style:family="text">
      <style:text-properties fo:font-variant="normal" fo:text-transform="none" fo:color="#000000" loext:opacity="100%" style:font-name="Bookman Old Style" fo:font-size="18pt" fo:letter-spacing="normal" fo:font-style="normal" style:text-underline-style="none" fo:font-weight="normal" officeooo:rsid="08e91e34" fo:background-color="transparent" loext:char-shading-value="0" style:font-size-asian="18pt" style:font-style-asian="normal" style:font-weight-asian="normal" style:font-size-complex="18pt" style:font-style-complex="normal" style:font-weight-complex="normal"/>
    </style:style>
    <style:style style:name="T543" style:family="text">
      <style:text-properties fo:font-variant="normal" fo:text-transform="none" fo:color="#000000" loext:opacity="100%" style:font-name="Bookman Old Style" fo:font-size="18pt" fo:letter-spacing="normal" fo:font-style="normal" style:text-underline-style="none" fo:font-weight="normal" officeooo:rsid="08e97e43" fo:background-color="transparent" loext:char-shading-value="0" style:font-size-asian="18pt" style:font-style-asian="normal" style:font-weight-asian="normal" style:font-size-complex="18pt" style:font-style-complex="normal" style:font-weight-complex="normal"/>
    </style:style>
    <style:style style:name="T544" style:family="text">
      <style:text-properties fo:font-variant="normal" fo:text-transform="none" fo:color="#000000" loext:opacity="100%" style:font-name="Bookman Old Style" fo:font-size="18pt" fo:letter-spacing="normal" fo:font-style="normal" style:text-underline-style="none" fo:font-weight="normal" officeooo:rsid="08e97f93" fo:background-color="transparent" loext:char-shading-value="0" style:font-size-asian="18pt" style:font-style-asian="normal" style:font-weight-asian="normal" style:font-size-complex="18pt" style:font-style-complex="normal" style:font-weight-complex="normal"/>
    </style:style>
    <style:style style:name="T545" style:family="text">
      <style:text-properties fo:font-variant="normal" fo:text-transform="none" fo:color="#000000" loext:opacity="100%" style:font-name="Bookman Old Style" fo:font-size="18pt" fo:letter-spacing="normal" fo:font-style="normal" style:text-underline-style="none" fo:font-weight="normal" officeooo:rsid="08ea0437" fo:background-color="transparent" loext:char-shading-value="0" style:font-size-asian="18pt" style:font-style-asian="normal" style:font-weight-asian="normal" style:font-size-complex="18pt" style:font-style-complex="normal" style:font-weight-complex="normal"/>
    </style:style>
    <style:style style:name="T546" style:family="text">
      <style:text-properties fo:font-variant="normal" fo:text-transform="none" fo:color="#000000" loext:opacity="100%" style:font-name="Bookman Old Style" fo:font-size="18pt" fo:letter-spacing="normal" fo:font-style="normal" style:text-underline-style="none" fo:font-weight="normal" officeooo:rsid="08ea7576" fo:background-color="transparent" loext:char-shading-value="0" style:font-size-asian="18pt" style:font-style-asian="normal" style:font-weight-asian="normal" style:font-size-complex="18pt" style:font-style-complex="normal" style:font-weight-complex="normal"/>
    </style:style>
    <style:style style:name="T547" style:family="text">
      <style:text-properties fo:font-variant="normal" fo:text-transform="none" fo:color="#000000" loext:opacity="100%" style:font-name="Bookman Old Style" fo:font-size="18pt" fo:letter-spacing="normal" fo:font-style="normal" style:text-underline-style="none" fo:font-weight="normal" officeooo:rsid="08ef5d57" fo:background-color="transparent" loext:char-shading-value="0" style:font-size-asian="18pt" style:font-style-asian="normal" style:font-weight-asian="normal" style:font-size-complex="18pt" style:font-style-complex="normal" style:font-weight-complex="normal"/>
    </style:style>
    <style:style style:name="T548" style:family="text">
      <style:text-properties fo:font-variant="normal" fo:text-transform="none" fo:color="#000000" loext:opacity="100%" style:font-name="Bookman Old Style" fo:font-size="18pt" fo:letter-spacing="normal" fo:font-style="normal" style:text-underline-style="none" fo:font-weight="normal" officeooo:rsid="08efd056" fo:background-color="transparent" loext:char-shading-value="0" style:font-size-asian="18pt" style:font-style-asian="normal" style:font-weight-asian="normal" style:font-size-complex="18pt" style:font-style-complex="normal" style:font-weight-complex="normal"/>
    </style:style>
    <style:style style:name="T549" style:family="text">
      <style:text-properties fo:font-variant="normal" fo:text-transform="none" fo:color="#000000" loext:opacity="100%" style:font-name="Bookman Old Style" fo:font-size="18pt" fo:letter-spacing="normal" fo:font-style="normal" style:text-underline-style="none" fo:font-weight="normal" officeooo:rsid="08f11882" fo:background-color="transparent" loext:char-shading-value="0" style:font-size-asian="18pt" style:font-style-asian="normal" style:font-weight-asian="normal" style:font-size-complex="18pt" style:font-style-complex="normal" style:font-weight-complex="normal"/>
    </style:style>
    <style:style style:name="T550" style:family="text">
      <style:text-properties fo:font-variant="normal" fo:text-transform="none" fo:color="#000000" loext:opacity="100%" style:font-name="Bookman Old Style" fo:font-size="18pt" fo:letter-spacing="normal" fo:font-style="normal" style:text-underline-style="none" fo:font-weight="normal" officeooo:rsid="08f23e0b" fo:background-color="transparent" loext:char-shading-value="0" style:font-size-asian="18pt" style:font-style-asian="normal" style:font-weight-asian="normal" style:font-size-complex="18pt" style:font-style-complex="normal" style:font-weight-complex="normal"/>
    </style:style>
    <style:style style:name="T551" style:family="text">
      <style:text-properties fo:font-variant="normal" fo:text-transform="none" fo:color="#000000" loext:opacity="100%" style:font-name="Bookman Old Style" fo:font-size="18pt" fo:letter-spacing="normal" fo:font-style="normal" style:text-underline-style="none" fo:font-weight="normal" officeooo:rsid="08f4b8dd" fo:background-color="transparent" loext:char-shading-value="0" style:font-size-asian="18pt" style:font-style-asian="normal" style:font-weight-asian="normal" style:font-size-complex="18pt" style:font-style-complex="normal" style:font-weight-complex="normal"/>
    </style:style>
    <style:style style:name="T552" style:family="text">
      <style:text-properties fo:font-variant="normal" fo:text-transform="none" fo:color="#000000" loext:opacity="100%" style:font-name="Bookman Old Style" fo:font-size="18pt" fo:letter-spacing="normal" fo:font-style="normal" style:text-underline-style="none" fo:font-weight="normal" officeooo:rsid="08f50a15" fo:background-color="transparent" loext:char-shading-value="0" style:font-size-asian="18pt" style:font-style-asian="normal" style:font-weight-asian="normal" style:font-size-complex="18pt" style:font-style-complex="normal" style:font-weight-complex="normal"/>
    </style:style>
    <style:style style:name="T553" style:family="text">
      <style:text-properties fo:font-variant="normal" fo:text-transform="none" fo:color="#000000" loext:opacity="100%" style:font-name="Bookman Old Style" fo:font-size="18pt" fo:letter-spacing="normal" fo:font-style="normal" style:text-underline-style="none" fo:font-weight="normal" officeooo:rsid="08f8d68b" fo:background-color="transparent" loext:char-shading-value="0" style:font-size-asian="18pt" style:font-style-asian="normal" style:font-weight-asian="normal" style:font-size-complex="18pt" style:font-style-complex="normal" style:font-weight-complex="normal"/>
    </style:style>
    <style:style style:name="T554" style:family="text">
      <style:text-properties fo:font-variant="normal" fo:text-transform="none" fo:color="#000000" loext:opacity="100%" style:font-name="Bookman Old Style" fo:font-size="18pt" fo:letter-spacing="normal" fo:font-style="normal" style:text-underline-style="none" fo:font-weight="normal" officeooo:rsid="08f8e28e" fo:background-color="transparent" loext:char-shading-value="0" style:font-size-asian="18pt" style:font-style-asian="normal" style:font-weight-asian="normal" style:font-size-complex="18pt" style:font-style-complex="normal" style:font-weight-complex="normal"/>
    </style:style>
    <style:style style:name="T555" style:family="text">
      <style:text-properties fo:font-variant="normal" fo:text-transform="none" fo:color="#000000" loext:opacity="100%" style:font-name="Bookman Old Style" fo:font-size="18pt" fo:letter-spacing="normal" fo:font-style="normal" style:text-underline-style="none" fo:font-weight="normal" officeooo:rsid="08fab605" fo:background-color="transparent" loext:char-shading-value="0" style:font-size-asian="18pt" style:font-style-asian="normal" style:font-weight-asian="normal" style:font-size-complex="18pt" style:font-style-complex="normal" style:font-weight-complex="normal"/>
    </style:style>
    <style:style style:name="T556" style:family="text">
      <style:text-properties fo:font-variant="normal" fo:text-transform="none" fo:color="#000000" loext:opacity="100%" style:font-name="Bookman Old Style" fo:font-size="18pt" fo:letter-spacing="normal" fo:font-style="normal" style:text-underline-style="none" fo:font-weight="normal" officeooo:rsid="08fc1ac0" fo:background-color="transparent" loext:char-shading-value="0" style:font-size-asian="18pt" style:font-style-asian="normal" style:font-weight-asian="normal" style:font-size-complex="18pt" style:font-style-complex="normal" style:font-weight-complex="normal"/>
    </style:style>
    <style:style style:name="T557" style:family="text">
      <style:text-properties fo:font-variant="normal" fo:text-transform="none" fo:color="#000000" loext:opacity="100%" style:font-name="Bookman Old Style" fo:font-size="18pt" fo:letter-spacing="normal" fo:font-style="normal" style:text-underline-style="none" fo:font-weight="normal" officeooo:rsid="08ff72ff" fo:background-color="transparent" loext:char-shading-value="0" style:font-size-asian="18pt" style:font-style-asian="normal" style:font-weight-asian="normal" style:font-size-complex="18pt" style:font-style-complex="normal" style:font-weight-complex="normal"/>
    </style:style>
    <style:style style:name="T558" style:family="text">
      <style:text-properties fo:font-variant="normal" fo:text-transform="none" fo:color="#000000" loext:opacity="100%" style:font-name="Bookman Old Style" fo:font-size="18pt" fo:letter-spacing="normal" fo:font-style="normal" style:text-underline-style="none" fo:font-weight="normal" officeooo:rsid="09012676" fo:background-color="transparent" loext:char-shading-value="0" style:font-size-asian="18pt" style:font-style-asian="normal" style:font-weight-asian="normal" style:font-size-complex="18pt" style:font-style-complex="normal" style:font-weight-complex="normal"/>
    </style:style>
    <style:style style:name="T559" style:family="text">
      <style:text-properties fo:font-variant="normal" fo:text-transform="none" fo:color="#000000" loext:opacity="100%" style:font-name="Bookman Old Style" fo:font-size="18pt" fo:letter-spacing="normal" fo:font-style="normal" style:text-underline-style="none" fo:font-weight="normal" officeooo:rsid="090222a7" fo:background-color="transparent" loext:char-shading-value="0" style:font-size-asian="18pt" style:font-style-asian="normal" style:font-weight-asian="normal" style:font-size-complex="18pt" style:font-style-complex="normal" style:font-weight-complex="normal"/>
    </style:style>
    <style:style style:name="T560" style:family="text">
      <style:text-properties fo:font-variant="normal" fo:text-transform="none" fo:color="#000000" loext:opacity="100%" style:font-name="Bookman Old Style" fo:font-size="18pt" fo:letter-spacing="normal" fo:font-style="normal" style:text-underline-style="none" fo:font-weight="normal" officeooo:rsid="09043802" fo:background-color="transparent" loext:char-shading-value="0" style:font-size-asian="18pt" style:font-style-asian="normal" style:font-weight-asian="normal" style:font-size-complex="18pt" style:font-style-complex="normal" style:font-weight-complex="normal"/>
    </style:style>
    <style:style style:name="T561" style:family="text">
      <style:text-properties fo:font-variant="normal" fo:text-transform="none" fo:color="#000000" loext:opacity="100%" style:font-name="Bookman Old Style" fo:font-size="18pt" fo:letter-spacing="normal" fo:font-style="normal" style:text-underline-style="none" fo:font-weight="normal" officeooo:rsid="0904eb16" fo:background-color="transparent" loext:char-shading-value="0" style:font-size-asian="18pt" style:font-style-asian="normal" style:font-weight-asian="normal" style:font-size-complex="18pt" style:font-style-complex="normal" style:font-weight-complex="normal"/>
    </style:style>
    <style:style style:name="T562" style:family="text">
      <style:text-properties fo:font-variant="normal" fo:text-transform="none" fo:color="#000000" loext:opacity="100%" style:font-name="Bookman Old Style" fo:font-size="18pt" fo:letter-spacing="normal" fo:font-style="normal" style:text-underline-style="none" fo:font-weight="normal" officeooo:rsid="09063e5a" fo:background-color="transparent" loext:char-shading-value="0" style:font-size-asian="18pt" style:font-style-asian="normal" style:font-weight-asian="normal" style:font-size-complex="18pt" style:font-style-complex="normal" style:font-weight-complex="normal"/>
    </style:style>
    <style:style style:name="T563" style:family="text">
      <style:text-properties fo:font-variant="normal" fo:text-transform="none" fo:color="#000000" loext:opacity="100%" style:font-name="Bookman Old Style" fo:font-size="18pt" fo:letter-spacing="normal" fo:font-style="normal" style:text-underline-style="none" fo:font-weight="normal" officeooo:rsid="09077200" fo:background-color="transparent" loext:char-shading-value="0" style:font-size-asian="18pt" style:font-style-asian="normal" style:font-weight-asian="normal" style:font-size-complex="18pt" style:font-style-complex="normal" style:font-weight-complex="normal"/>
    </style:style>
    <style:style style:name="T564" style:family="text">
      <style:text-properties fo:font-variant="normal" fo:text-transform="none" fo:color="#000000" loext:opacity="100%" style:font-name="Bookman Old Style" fo:font-size="18pt" fo:letter-spacing="normal" fo:font-style="normal" style:text-underline-style="none" fo:font-weight="normal" officeooo:rsid="09090e11" fo:background-color="transparent" loext:char-shading-value="0" style:font-size-asian="18pt" style:font-style-asian="normal" style:font-weight-asian="normal" style:font-size-complex="18pt" style:font-style-complex="normal" style:font-weight-complex="normal"/>
    </style:style>
    <style:style style:name="T565" style:family="text">
      <style:text-properties fo:font-variant="normal" fo:text-transform="none" fo:color="#000000" loext:opacity="100%" style:font-name="Bookman Old Style" fo:font-size="18pt" fo:letter-spacing="normal" fo:font-style="normal" style:text-underline-style="none" fo:font-weight="normal" officeooo:rsid="0909cbbb" fo:background-color="transparent" loext:char-shading-value="0" style:font-size-asian="18pt" style:font-style-asian="normal" style:font-weight-asian="normal" style:font-size-complex="18pt" style:font-style-complex="normal" style:font-weight-complex="normal"/>
    </style:style>
    <style:style style:name="T566" style:family="text">
      <style:text-properties fo:font-variant="normal" fo:text-transform="none" fo:color="#000000" loext:opacity="100%" style:font-name="Bookman Old Style" fo:font-size="18pt" fo:letter-spacing="normal" fo:font-style="normal" style:text-underline-style="none" fo:font-weight="normal" officeooo:rsid="090a4a1d" fo:background-color="transparent" loext:char-shading-value="0" style:font-size-asian="18pt" style:font-style-asian="normal" style:font-weight-asian="normal" style:font-size-complex="18pt" style:font-style-complex="normal" style:font-weight-complex="normal"/>
    </style:style>
    <style:style style:name="T567" style:family="text">
      <style:text-properties fo:font-variant="normal" fo:text-transform="none" fo:color="#000000" loext:opacity="100%" style:font-name="Bookman Old Style" fo:font-size="18pt" fo:letter-spacing="normal" fo:font-style="normal" style:text-underline-style="none" fo:font-weight="normal" officeooo:rsid="090af78c" fo:background-color="transparent" loext:char-shading-value="0" style:font-size-asian="18pt" style:font-style-asian="normal" style:font-weight-asian="normal" style:font-size-complex="18pt" style:font-style-complex="normal" style:font-weight-complex="normal"/>
    </style:style>
    <style:style style:name="T568" style:family="text">
      <style:text-properties fo:font-variant="normal" fo:text-transform="none" fo:color="#000000" loext:opacity="100%" style:font-name="Bookman Old Style" fo:font-size="18pt" fo:letter-spacing="normal" fo:font-style="normal" style:text-underline-style="none" fo:font-weight="normal" officeooo:rsid="090d8bff" fo:background-color="transparent" loext:char-shading-value="0" style:font-size-asian="18pt" style:font-style-asian="normal" style:font-weight-asian="normal" style:font-size-complex="18pt" style:font-style-complex="normal" style:font-weight-complex="normal"/>
    </style:style>
    <style:style style:name="T569" style:family="text">
      <style:text-properties fo:font-variant="normal" fo:text-transform="none" fo:color="#000000" loext:opacity="100%" style:font-name="Bookman Old Style" fo:font-size="18pt" fo:letter-spacing="normal" fo:font-style="normal" style:text-underline-style="none" fo:font-weight="normal" officeooo:rsid="090f2907" fo:background-color="transparent" loext:char-shading-value="0" style:font-size-asian="18pt" style:font-style-asian="normal" style:font-weight-asian="normal" style:font-size-complex="18pt" style:font-style-complex="normal" style:font-weight-complex="normal"/>
    </style:style>
    <style:style style:name="T570" style:family="text">
      <style:text-properties fo:font-variant="normal" fo:text-transform="none" fo:color="#000000" loext:opacity="100%" style:font-name="Bookman Old Style" fo:font-size="18pt" fo:letter-spacing="normal" fo:font-style="normal" style:text-underline-style="none" fo:font-weight="normal" officeooo:rsid="090f79fd" fo:background-color="transparent" loext:char-shading-value="0" style:font-size-asian="18pt" style:font-style-asian="normal" style:font-weight-asian="normal" style:font-size-complex="18pt" style:font-style-complex="normal" style:font-weight-complex="normal"/>
    </style:style>
    <style:style style:name="T571" style:family="text">
      <style:text-properties fo:font-variant="normal" fo:text-transform="none" fo:color="#000000" loext:opacity="100%" style:font-name="Bookman Old Style" fo:font-size="18pt" fo:letter-spacing="normal" fo:font-style="normal" style:text-underline-style="none" fo:font-weight="normal" officeooo:rsid="090ffde8" fo:background-color="transparent" loext:char-shading-value="0" style:font-size-asian="18pt" style:font-style-asian="normal" style:font-weight-asian="normal" style:font-size-complex="18pt" style:font-style-complex="normal" style:font-weight-complex="normal"/>
    </style:style>
    <style:style style:name="T572" style:family="text">
      <style:text-properties fo:font-variant="normal" fo:text-transform="none" fo:color="#000000" loext:opacity="100%" style:font-name="Bookman Old Style" fo:font-size="18pt" fo:letter-spacing="normal" fo:font-style="normal" style:text-underline-style="none" fo:font-weight="normal" officeooo:rsid="0911e810" fo:background-color="transparent" loext:char-shading-value="0" style:font-size-asian="18pt" style:font-style-asian="normal" style:font-weight-asian="normal" style:font-size-complex="18pt" style:font-style-complex="normal" style:font-weight-complex="normal"/>
    </style:style>
    <style:style style:name="T573" style:family="text">
      <style:text-properties fo:font-variant="normal" fo:text-transform="none" fo:color="#000000" loext:opacity="100%" style:font-name="Bookman Old Style" fo:font-size="18pt" fo:letter-spacing="normal" fo:font-style="normal" style:text-underline-style="none" fo:font-weight="normal" officeooo:rsid="09123d7c" fo:background-color="transparent" loext:char-shading-value="0" style:font-size-asian="18pt" style:font-style-asian="normal" style:font-weight-asian="normal" style:font-size-complex="18pt" style:font-style-complex="normal" style:font-weight-complex="normal"/>
    </style:style>
    <style:style style:name="T574" style:family="text">
      <style:text-properties fo:font-variant="normal" fo:text-transform="none" fo:color="#000000" loext:opacity="100%" style:font-name="Bookman Old Style" fo:font-size="18pt" fo:letter-spacing="normal" fo:font-style="normal" style:text-underline-style="none" fo:font-weight="normal" officeooo:rsid="09161858" fo:background-color="transparent" loext:char-shading-value="0" style:font-size-asian="18pt" style:font-style-asian="normal" style:font-weight-asian="normal" style:font-size-complex="18pt" style:font-style-complex="normal" style:font-weight-complex="normal"/>
    </style:style>
    <style:style style:name="T575" style:family="text">
      <style:text-properties fo:font-variant="normal" fo:text-transform="none" fo:color="#000000" loext:opacity="100%" style:font-name="Bookman Old Style" fo:font-size="18pt" fo:letter-spacing="normal" fo:font-style="normal" style:text-underline-style="none" fo:font-weight="normal" officeooo:rsid="0918f5cf" fo:background-color="transparent" loext:char-shading-value="0" style:font-size-asian="18pt" style:font-style-asian="normal" style:font-weight-asian="normal" style:font-size-complex="18pt" style:font-style-complex="normal" style:font-weight-complex="normal"/>
    </style:style>
    <style:style style:name="T576" style:family="text">
      <style:text-properties fo:font-variant="normal" fo:text-transform="none" fo:color="#000000" loext:opacity="100%" style:font-name="Bookman Old Style" fo:font-size="18pt" fo:letter-spacing="normal" fo:font-style="normal" style:text-underline-style="none" fo:font-weight="normal" officeooo:rsid="0919f73d" fo:background-color="transparent" loext:char-shading-value="0" style:font-size-asian="18pt" style:font-style-asian="normal" style:font-weight-asian="normal" style:font-size-complex="18pt" style:font-style-complex="normal" style:font-weight-complex="normal"/>
    </style:style>
    <style:style style:name="T577" style:family="text">
      <style:text-properties fo:font-variant="normal" fo:text-transform="none" fo:color="#000000" loext:opacity="100%" style:font-name="Bookman Old Style" fo:font-size="18pt" fo:letter-spacing="normal" fo:font-style="normal" style:text-underline-style="none" fo:font-weight="normal" officeooo:rsid="091a1cae" fo:background-color="transparent" loext:char-shading-value="0" style:font-size-asian="18pt" style:font-style-asian="normal" style:font-weight-asian="normal" style:font-size-complex="18pt" style:font-style-complex="normal" style:font-weight-complex="normal"/>
    </style:style>
    <style:style style:name="T578" style:family="text">
      <style:text-properties fo:font-variant="normal" fo:text-transform="none" fo:color="#000000" loext:opacity="100%" style:font-name="Bookman Old Style" fo:font-size="18pt" fo:letter-spacing="normal" fo:font-style="normal" style:text-underline-style="none" fo:font-weight="normal" officeooo:rsid="091b7576" fo:background-color="transparent" loext:char-shading-value="0" style:font-size-asian="18pt" style:font-style-asian="normal" style:font-weight-asian="normal" style:font-size-complex="18pt" style:font-style-complex="normal" style:font-weight-complex="normal"/>
    </style:style>
    <style:style style:name="T579" style:family="text">
      <style:text-properties fo:font-variant="normal" fo:text-transform="none" fo:color="#000000" loext:opacity="100%" style:font-name="Bookman Old Style" fo:font-size="18pt" fo:letter-spacing="normal" fo:font-style="normal" style:text-underline-style="none" fo:font-weight="normal" officeooo:rsid="0033c917" fo:background-color="transparent" loext:char-shading-value="0" style:font-size-asian="18pt" style:font-style-asian="normal" style:font-weight-asian="normal" style:font-size-complex="18pt" style:font-style-complex="normal" style:font-weight-complex="normal"/>
    </style:style>
    <style:style style:name="T580" style:family="text">
      <style:text-properties fo:font-variant="normal" fo:text-transform="none" fo:color="#000000" loext:opacity="100%" style:font-name="Bookman Old Style" fo:font-size="18pt" fo:letter-spacing="normal" fo:font-style="normal" style:text-underline-style="none" fo:font-weight="normal" officeooo:rsid="091d6cc0" fo:background-color="transparent" loext:char-shading-value="0" style:font-size-asian="18pt" style:font-style-asian="normal" style:font-weight-asian="normal" style:font-size-complex="18pt" style:font-style-complex="normal" style:font-weight-complex="normal"/>
    </style:style>
    <style:style style:name="T581" style:family="text">
      <style:text-properties fo:font-variant="normal" fo:text-transform="none" fo:color="#000000" loext:opacity="100%" style:font-name="Bookman Old Style" fo:font-size="18pt" fo:letter-spacing="normal" fo:font-style="normal" style:text-underline-style="none" fo:font-weight="normal" officeooo:rsid="091ff683" fo:background-color="transparent" loext:char-shading-value="0" style:font-size-asian="18pt" style:font-style-asian="normal" style:font-weight-asian="normal" style:font-size-complex="18pt" style:font-style-complex="normal" style:font-weight-complex="normal"/>
    </style:style>
    <style:style style:name="T582" style:family="text">
      <style:text-properties fo:font-variant="normal" fo:text-transform="none" fo:color="#000000" loext:opacity="100%" style:font-name="Bookman Old Style" fo:font-size="18pt" fo:letter-spacing="normal" fo:font-style="normal" style:text-underline-style="none" fo:font-weight="normal" officeooo:rsid="09206364" fo:background-color="transparent" loext:char-shading-value="0" style:font-size-asian="18pt" style:font-style-asian="normal" style:font-weight-asian="normal" style:font-size-complex="18pt" style:font-style-complex="normal" style:font-weight-complex="normal"/>
    </style:style>
    <style:style style:name="T583" style:family="text">
      <style:text-properties fo:font-variant="normal" fo:text-transform="none" fo:color="#000000" loext:opacity="100%" style:font-name="Bookman Old Style" fo:font-size="18pt" fo:letter-spacing="normal" fo:font-style="normal" style:text-underline-style="none" fo:font-weight="normal" officeooo:rsid="09214d77" fo:background-color="transparent" loext:char-shading-value="0" style:font-size-asian="18pt" style:font-style-asian="normal" style:font-weight-asian="normal" style:font-size-complex="18pt" style:font-style-complex="normal" style:font-weight-complex="normal"/>
    </style:style>
    <style:style style:name="T584" style:family="text">
      <style:text-properties fo:font-variant="normal" fo:text-transform="none" fo:color="#000000" loext:opacity="100%" style:font-name="Bookman Old Style" fo:font-size="18pt" fo:letter-spacing="normal" fo:font-style="normal" style:text-underline-style="none" fo:font-weight="normal" officeooo:rsid="09232a39" fo:background-color="transparent" loext:char-shading-value="0" style:font-size-asian="18pt" style:font-style-asian="normal" style:font-weight-asian="normal" style:font-size-complex="18pt" style:font-style-complex="normal" style:font-weight-complex="normal"/>
    </style:style>
    <style:style style:name="T585" style:family="text">
      <style:text-properties fo:font-variant="normal" fo:text-transform="none" fo:color="#000000" loext:opacity="100%" style:font-name="Bookman Old Style" fo:font-size="18pt" fo:letter-spacing="normal" fo:font-style="normal" style:text-underline-style="none" fo:font-weight="normal" officeooo:rsid="09237057" fo:background-color="transparent" loext:char-shading-value="0" style:font-size-asian="18pt" style:font-style-asian="normal" style:font-weight-asian="normal" style:font-size-complex="18pt" style:font-style-complex="normal" style:font-weight-complex="normal"/>
    </style:style>
    <style:style style:name="T586" style:family="text">
      <style:text-properties fo:font-variant="normal" fo:text-transform="none" fo:color="#000000" loext:opacity="100%" style:font-name="Bookman Old Style" fo:font-size="18pt" fo:letter-spacing="normal" fo:font-style="normal" style:text-underline-style="none" fo:font-weight="normal" officeooo:rsid="0924cbce" fo:background-color="transparent" loext:char-shading-value="0" style:font-size-asian="18pt" style:font-style-asian="normal" style:font-weight-asian="normal" style:font-size-complex="18pt" style:font-style-complex="normal" style:font-weight-complex="normal"/>
    </style:style>
    <style:style style:name="T587" style:family="text">
      <style:text-properties fo:font-variant="normal" fo:text-transform="none" fo:color="#000000" loext:opacity="100%" style:font-name="Bookman Old Style" fo:font-size="18pt" fo:letter-spacing="normal" fo:font-style="normal" style:text-underline-style="none" fo:font-weight="normal" officeooo:rsid="09259dcb" fo:background-color="transparent" loext:char-shading-value="0" style:font-size-asian="18pt" style:font-style-asian="normal" style:font-weight-asian="normal" style:font-size-complex="18pt" style:font-style-complex="normal" style:font-weight-complex="normal"/>
    </style:style>
    <style:style style:name="T588" style:family="text">
      <style:text-properties fo:font-variant="normal" fo:text-transform="none" fo:color="#000000" loext:opacity="100%" style:font-name="Bookman Old Style" fo:font-size="18pt" fo:letter-spacing="normal" fo:font-style="normal" style:text-underline-style="none" fo:font-weight="normal" officeooo:rsid="09275e8b" fo:background-color="transparent" loext:char-shading-value="0" style:font-size-asian="18pt" style:font-style-asian="normal" style:font-weight-asian="normal" style:font-size-complex="18pt" style:font-style-complex="normal" style:font-weight-complex="normal"/>
    </style:style>
    <style:style style:name="T589" style:family="text">
      <style:text-properties fo:font-variant="normal" fo:text-transform="none" fo:color="#000000" loext:opacity="100%" style:font-name="Bookman Old Style" fo:font-size="18pt" fo:letter-spacing="normal" fo:font-style="normal" style:text-underline-style="none" fo:font-weight="normal" officeooo:rsid="0928f6f7" fo:background-color="transparent" loext:char-shading-value="0" style:font-size-asian="18pt" style:font-style-asian="normal" style:font-weight-asian="normal" style:font-size-complex="18pt" style:font-style-complex="normal" style:font-weight-complex="normal"/>
    </style:style>
    <style:style style:name="T590" style:family="text">
      <style:text-properties fo:font-variant="normal" fo:text-transform="none" fo:color="#000000" loext:opacity="100%" style:font-name="Bookman Old Style" fo:font-size="18pt" fo:letter-spacing="normal" fo:font-style="normal" style:text-underline-style="none" fo:font-weight="normal" officeooo:rsid="0929f18e" fo:background-color="transparent" loext:char-shading-value="0" style:font-size-asian="18pt" style:font-style-asian="normal" style:font-weight-asian="normal" style:font-size-complex="18pt" style:font-style-complex="normal" style:font-weight-complex="normal"/>
    </style:style>
    <style:style style:name="T591" style:family="text">
      <style:text-properties fo:font-variant="normal" fo:text-transform="none" fo:color="#000000" loext:opacity="100%" style:font-name="Bookman Old Style" fo:font-size="18pt" fo:letter-spacing="normal" fo:font-style="normal" style:text-underline-style="none" fo:font-weight="normal" officeooo:rsid="092a9e57" fo:background-color="transparent" loext:char-shading-value="0" style:font-size-asian="18pt" style:font-style-asian="normal" style:font-weight-asian="normal" style:font-size-complex="18pt" style:font-style-complex="normal" style:font-weight-complex="normal"/>
    </style:style>
    <style:style style:name="T592" style:family="text">
      <style:text-properties fo:font-variant="normal" fo:text-transform="none" fo:color="#000000" loext:opacity="100%" style:font-name="Bookman Old Style" fo:font-size="18pt" fo:letter-spacing="normal" fo:font-style="normal" style:text-underline-style="none" fo:font-weight="normal" officeooo:rsid="092e1520" fo:background-color="transparent" loext:char-shading-value="0" style:font-size-asian="18pt" style:font-style-asian="normal" style:font-weight-asian="normal" style:font-size-complex="18pt" style:font-style-complex="normal" style:font-weight-complex="normal"/>
    </style:style>
    <style:style style:name="T593" style:family="text">
      <style:text-properties fo:font-variant="normal" fo:text-transform="none" fo:color="#000000" loext:opacity="100%" style:font-name="Bookman Old Style" fo:font-size="18pt" fo:letter-spacing="normal" fo:font-style="normal" style:text-underline-style="none" fo:font-weight="normal" officeooo:rsid="092e9db5" fo:background-color="transparent" loext:char-shading-value="0" style:font-size-asian="18pt" style:font-style-asian="normal" style:font-weight-asian="normal" style:font-size-complex="18pt" style:font-style-complex="normal" style:font-weight-complex="normal"/>
    </style:style>
    <style:style style:name="T594" style:family="text">
      <style:text-properties fo:font-variant="normal" fo:text-transform="none" fo:color="#000000" loext:opacity="100%" style:font-name="Bookman Old Style" fo:font-size="18pt" fo:letter-spacing="normal" fo:font-style="normal" style:text-underline-style="none" fo:font-weight="normal" officeooo:rsid="09322cb7" fo:background-color="transparent" loext:char-shading-value="0" style:font-size-asian="18pt" style:font-style-asian="normal" style:font-weight-asian="normal" style:font-size-complex="18pt" style:font-style-complex="normal" style:font-weight-complex="normal"/>
    </style:style>
    <style:style style:name="T595" style:family="text">
      <style:text-properties fo:font-variant="normal" fo:text-transform="none" fo:color="#000000" loext:opacity="100%" style:font-name="Bookman Old Style" fo:font-size="18pt" fo:letter-spacing="normal" fo:font-style="normal" style:text-underline-style="none" fo:font-weight="normal" officeooo:rsid="093358c7" fo:background-color="transparent" loext:char-shading-value="0" style:font-size-asian="18pt" style:font-style-asian="normal" style:font-weight-asian="normal" style:font-size-complex="18pt" style:font-style-complex="normal" style:font-weight-complex="normal"/>
    </style:style>
    <style:style style:name="T596" style:family="text">
      <style:text-properties fo:font-variant="normal" fo:text-transform="none" fo:color="#000000" loext:opacity="100%" style:font-name="Bookman Old Style" fo:font-size="18pt" fo:letter-spacing="normal" fo:font-style="normal" style:text-underline-style="none" fo:font-weight="normal" officeooo:rsid="09344493" fo:background-color="transparent" loext:char-shading-value="0" style:font-size-asian="18pt" style:font-style-asian="normal" style:font-weight-asian="normal" style:font-size-complex="18pt" style:font-style-complex="normal" style:font-weight-complex="normal"/>
    </style:style>
    <style:style style:name="T597" style:family="text">
      <style:text-properties fo:font-variant="normal" fo:text-transform="none" fo:color="#000000" loext:opacity="100%" style:font-name="Bookman Old Style" fo:font-size="18pt" fo:letter-spacing="normal" fo:font-style="normal" style:text-underline-style="none" fo:font-weight="normal" officeooo:rsid="0935ae74" fo:background-color="transparent" loext:char-shading-value="0" style:font-size-asian="18pt" style:font-style-asian="normal" style:font-weight-asian="normal" style:font-size-complex="18pt" style:font-style-complex="normal" style:font-weight-complex="normal"/>
    </style:style>
    <style:style style:name="T598" style:family="text">
      <style:text-properties fo:font-variant="normal" fo:text-transform="none" fo:color="#000000" loext:opacity="100%" style:font-name="Bookman Old Style" fo:font-size="18pt" fo:letter-spacing="normal" fo:font-style="normal" style:text-underline-style="none" fo:font-weight="normal" officeooo:rsid="0936641a" fo:background-color="transparent" loext:char-shading-value="0" style:font-size-asian="18pt" style:font-style-asian="normal" style:font-weight-asian="normal" style:font-size-complex="18pt" style:font-style-complex="normal" style:font-weight-complex="normal"/>
    </style:style>
    <style:style style:name="T599" style:family="text">
      <style:text-properties fo:font-variant="normal" fo:text-transform="none" fo:color="#000000" loext:opacity="100%" style:font-name="Bookman Old Style" fo:font-size="18pt" fo:letter-spacing="normal" fo:font-style="normal" style:text-underline-style="none" fo:font-weight="normal" officeooo:rsid="09381420" fo:background-color="transparent" loext:char-shading-value="0" style:font-size-asian="18pt" style:font-style-asian="normal" style:font-weight-asian="normal" style:font-size-complex="18pt" style:font-style-complex="normal" style:font-weight-complex="normal"/>
    </style:style>
    <style:style style:name="T600" style:family="text">
      <style:text-properties fo:font-variant="normal" fo:text-transform="none" fo:color="#000000" loext:opacity="100%" style:font-name="Bookman Old Style" fo:font-size="18pt" fo:letter-spacing="normal" fo:font-style="normal" style:text-underline-style="none" fo:font-weight="normal" officeooo:rsid="093a0847" fo:background-color="transparent" loext:char-shading-value="0" style:font-size-asian="18pt" style:font-style-asian="normal" style:font-weight-asian="normal" style:font-size-complex="18pt" style:font-style-complex="normal" style:font-weight-complex="normal"/>
    </style:style>
    <style:style style:name="T601" style:family="text">
      <style:text-properties fo:font-variant="normal" fo:text-transform="none" fo:color="#000000" loext:opacity="100%" style:font-name="Bookman Old Style" fo:font-size="18pt" fo:letter-spacing="normal" fo:font-style="normal" style:text-underline-style="none" fo:font-weight="normal" officeooo:rsid="093aac1b" fo:background-color="transparent" loext:char-shading-value="0" style:font-size-asian="18pt" style:font-style-asian="normal" style:font-weight-asian="normal" style:font-size-complex="18pt" style:font-style-complex="normal" style:font-weight-complex="normal"/>
    </style:style>
    <style:style style:name="T602" style:family="text">
      <style:text-properties fo:font-variant="normal" fo:text-transform="none" fo:color="#000000" loext:opacity="100%" style:font-name="Bookman Old Style" fo:font-size="18pt" fo:letter-spacing="normal" fo:font-style="normal" style:text-underline-style="none" fo:font-weight="normal" officeooo:rsid="093c4872" fo:background-color="transparent" loext:char-shading-value="0" style:font-size-asian="18pt" style:font-style-asian="normal" style:font-weight-asian="normal" style:font-size-complex="18pt" style:font-style-complex="normal" style:font-weight-complex="normal"/>
    </style:style>
    <style:style style:name="T603" style:family="text">
      <style:text-properties fo:font-variant="normal" fo:text-transform="none" fo:color="#000000" loext:opacity="100%" style:font-name="Bookman Old Style" fo:font-size="18pt" fo:letter-spacing="normal" fo:font-style="normal" style:text-underline-style="none" fo:font-weight="normal" officeooo:rsid="093d4b29" fo:background-color="transparent" loext:char-shading-value="0" style:font-size-asian="18pt" style:font-style-asian="normal" style:font-weight-asian="normal" style:font-size-complex="18pt" style:font-style-complex="normal" style:font-weight-complex="normal"/>
    </style:style>
    <style:style style:name="T604" style:family="text">
      <style:text-properties fo:font-variant="normal" fo:text-transform="none" fo:color="#000000" loext:opacity="100%" style:font-name="Bookman Old Style" fo:font-size="18pt" fo:letter-spacing="normal" fo:font-style="normal" style:text-underline-style="none" fo:font-weight="normal" officeooo:rsid="093e94ba" fo:background-color="transparent" loext:char-shading-value="0" style:font-size-asian="18pt" style:font-style-asian="normal" style:font-weight-asian="normal" style:font-size-complex="18pt" style:font-style-complex="normal" style:font-weight-complex="normal"/>
    </style:style>
    <style:style style:name="T605" style:family="text">
      <style:text-properties fo:font-variant="normal" fo:text-transform="none" fo:color="#000000" loext:opacity="100%" style:font-name="Bookman Old Style" fo:font-size="18pt" fo:letter-spacing="normal" fo:font-style="normal" style:text-underline-style="none" fo:font-weight="normal" officeooo:rsid="09408908" fo:background-color="transparent" loext:char-shading-value="0" style:font-size-asian="18pt" style:font-style-asian="normal" style:font-weight-asian="normal" style:font-size-complex="18pt" style:font-style-complex="normal" style:font-weight-complex="normal"/>
    </style:style>
    <style:style style:name="T606" style:family="text">
      <style:text-properties fo:font-variant="normal" fo:text-transform="none" fo:color="#000000" loext:opacity="100%" style:font-name="Bookman Old Style" fo:font-size="18pt" fo:letter-spacing="normal" fo:font-style="normal" style:text-underline-style="none" fo:font-weight="normal" officeooo:rsid="09423580" fo:background-color="transparent" loext:char-shading-value="0" style:font-size-asian="18pt" style:font-style-asian="normal" style:font-weight-asian="normal" style:font-size-complex="18pt" style:font-style-complex="normal" style:font-weight-complex="normal"/>
    </style:style>
    <style:style style:name="T607" style:family="text">
      <style:text-properties fo:font-variant="normal" fo:text-transform="none" fo:color="#000000" loext:opacity="100%" style:font-name="Bookman Old Style" fo:font-size="18pt" fo:letter-spacing="normal" fo:font-style="normal" style:text-underline-style="none" fo:font-weight="normal" officeooo:rsid="09433c12" fo:background-color="transparent" loext:char-shading-value="0" style:font-size-asian="18pt" style:font-style-asian="normal" style:font-weight-asian="normal" style:font-size-complex="18pt" style:font-style-complex="normal" style:font-weight-complex="normal"/>
    </style:style>
    <style:style style:name="T608" style:family="text">
      <style:text-properties fo:font-variant="normal" fo:text-transform="none" fo:color="#000000" loext:opacity="100%" style:font-name="Bookman Old Style" fo:font-size="18pt" fo:letter-spacing="normal" fo:font-style="normal" style:text-underline-style="none" fo:font-weight="normal" officeooo:rsid="0943c866" fo:background-color="transparent" loext:char-shading-value="0" style:font-size-asian="18pt" style:font-style-asian="normal" style:font-weight-asian="normal" style:font-size-complex="18pt" style:font-style-complex="normal" style:font-weight-complex="normal"/>
    </style:style>
    <style:style style:name="T609" style:family="text">
      <style:text-properties fo:font-variant="normal" fo:text-transform="none" fo:color="#000000" loext:opacity="100%" style:font-name="Bookman Old Style" fo:font-size="18pt" fo:letter-spacing="normal" fo:font-style="normal" style:text-underline-style="none" fo:font-weight="normal" officeooo:rsid="0944a452" fo:background-color="transparent" loext:char-shading-value="0" style:font-size-asian="18pt" style:font-style-asian="normal" style:font-weight-asian="normal" style:font-size-complex="18pt" style:font-style-complex="normal" style:font-weight-complex="normal"/>
    </style:style>
    <style:style style:name="T610" style:family="text">
      <style:text-properties fo:font-variant="normal" fo:text-transform="none" fo:color="#000000" loext:opacity="100%" style:font-name="Bookman Old Style" fo:font-size="18pt" fo:letter-spacing="normal" fo:font-style="normal" style:text-underline-style="none" fo:font-weight="normal" officeooo:rsid="09456505" fo:background-color="transparent" loext:char-shading-value="0" style:font-size-asian="18pt" style:font-style-asian="normal" style:font-weight-asian="normal" style:font-size-complex="18pt" style:font-style-complex="normal" style:font-weight-complex="normal"/>
    </style:style>
    <style:style style:name="T611" style:family="text">
      <style:text-properties fo:font-variant="normal" fo:text-transform="none" fo:color="#000000" loext:opacity="100%" style:font-name="Bookman Old Style" fo:font-size="18pt" fo:letter-spacing="normal" fo:font-style="normal" style:text-underline-style="none" fo:font-weight="normal" officeooo:rsid="09498586" fo:background-color="transparent" loext:char-shading-value="0" style:font-size-asian="18pt" style:font-style-asian="normal" style:font-weight-asian="normal" style:font-size-complex="18pt" style:font-style-complex="normal" style:font-weight-complex="normal"/>
    </style:style>
    <style:style style:name="T612" style:family="text">
      <style:text-properties fo:font-variant="normal" fo:text-transform="none" fo:color="#000000" loext:opacity="100%" style:font-name="Bookman Old Style" fo:font-size="18pt" fo:letter-spacing="normal" fo:font-style="normal" style:text-underline-style="none" fo:font-weight="normal" officeooo:rsid="094a6fcf" fo:background-color="transparent" loext:char-shading-value="0" style:font-size-asian="18pt" style:font-style-asian="normal" style:font-weight-asian="normal" style:font-size-complex="18pt" style:font-style-complex="normal" style:font-weight-complex="normal"/>
    </style:style>
    <style:style style:name="T613" style:family="text">
      <style:text-properties fo:font-variant="normal" fo:text-transform="none" fo:color="#000000" loext:opacity="100%" style:font-name="Bookman Old Style" fo:font-size="18pt" fo:letter-spacing="normal" fo:font-style="normal" style:text-underline-style="none" fo:font-weight="normal" officeooo:rsid="094bb856" fo:background-color="transparent" loext:char-shading-value="0" style:font-size-asian="18pt" style:font-style-asian="normal" style:font-weight-asian="normal" style:font-size-complex="18pt" style:font-style-complex="normal" style:font-weight-complex="normal"/>
    </style:style>
    <style:style style:name="T614" style:family="text">
      <style:text-properties fo:font-variant="normal" fo:text-transform="none" fo:color="#000000" loext:opacity="100%" style:font-name="Bookman Old Style" fo:font-size="18pt" fo:letter-spacing="normal" fo:font-style="normal" style:text-underline-style="none" fo:font-weight="normal" officeooo:rsid="094c37ac" fo:background-color="transparent" loext:char-shading-value="0" style:font-size-asian="18pt" style:font-style-asian="normal" style:font-weight-asian="normal" style:font-size-complex="18pt" style:font-style-complex="normal" style:font-weight-complex="normal"/>
    </style:style>
    <style:style style:name="T615" style:family="text">
      <style:text-properties fo:font-variant="normal" fo:text-transform="none" fo:color="#000000" loext:opacity="100%" style:font-name="Bookman Old Style" fo:font-size="18pt" fo:letter-spacing="normal" fo:font-style="normal" style:text-underline-style="none" fo:font-weight="normal" officeooo:rsid="094cb792" fo:background-color="transparent" loext:char-shading-value="0" style:font-size-asian="18pt" style:font-style-asian="normal" style:font-weight-asian="normal" style:font-size-complex="18pt" style:font-style-complex="normal" style:font-weight-complex="normal"/>
    </style:style>
    <style:style style:name="T616" style:family="text">
      <style:text-properties fo:font-variant="normal" fo:text-transform="none" fo:color="#000000" loext:opacity="100%" style:font-name="Bookman Old Style" fo:font-size="18pt" fo:letter-spacing="normal" fo:font-style="normal" style:text-underline-style="none" fo:font-weight="normal" officeooo:rsid="094cd578" fo:background-color="transparent" loext:char-shading-value="0" style:font-size-asian="18pt" style:font-style-asian="normal" style:font-weight-asian="normal" style:font-size-complex="18pt" style:font-style-complex="normal" style:font-weight-complex="normal"/>
    </style:style>
    <style:style style:name="T617" style:family="text">
      <style:text-properties fo:font-variant="normal" fo:text-transform="none" fo:color="#000000" loext:opacity="100%" style:font-name="Bookman Old Style" fo:font-size="18pt" fo:letter-spacing="normal" fo:font-style="normal" style:text-underline-style="none" fo:font-weight="normal" officeooo:rsid="094f0d1a" fo:background-color="transparent" loext:char-shading-value="0" style:font-size-asian="18pt" style:font-style-asian="normal" style:font-weight-asian="normal" style:font-size-complex="18pt" style:font-style-complex="normal" style:font-weight-complex="normal"/>
    </style:style>
    <style:style style:name="T618" style:family="text">
      <style:text-properties fo:font-variant="normal" fo:text-transform="none" fo:color="#000000" loext:opacity="100%" style:font-name="Bookman Old Style" fo:font-size="18pt" fo:letter-spacing="normal" fo:font-style="normal" style:text-underline-style="none" fo:font-weight="normal" officeooo:rsid="094fb2cc" fo:background-color="transparent" loext:char-shading-value="0" style:font-size-asian="18pt" style:font-style-asian="normal" style:font-weight-asian="normal" style:font-size-complex="18pt" style:font-style-complex="normal" style:font-weight-complex="normal"/>
    </style:style>
    <style:style style:name="T619" style:family="text">
      <style:text-properties fo:font-variant="normal" fo:text-transform="none" fo:color="#000000" loext:opacity="100%" style:font-name="Bookman Old Style" fo:font-size="18pt" fo:letter-spacing="normal" fo:font-style="normal" style:text-underline-style="none" fo:font-weight="normal" officeooo:rsid="09516c9f" fo:background-color="transparent" loext:char-shading-value="0" style:font-size-asian="18pt" style:font-style-asian="normal" style:font-weight-asian="normal" style:font-size-complex="18pt" style:font-style-complex="normal" style:font-weight-complex="normal"/>
    </style:style>
    <style:style style:name="T620" style:family="text">
      <style:text-properties fo:font-variant="normal" fo:text-transform="none" fo:color="#000000" loext:opacity="100%" style:font-name="Bookman Old Style" fo:font-size="18pt" fo:letter-spacing="normal" fo:font-style="normal" style:text-underline-style="none" fo:font-weight="normal" officeooo:rsid="0953339f" fo:background-color="transparent" loext:char-shading-value="0" style:font-size-asian="18pt" style:font-style-asian="normal" style:font-weight-asian="normal" style:font-size-complex="18pt" style:font-style-complex="normal" style:font-weight-complex="normal"/>
    </style:style>
    <style:style style:name="T621" style:family="text">
      <style:text-properties fo:font-variant="normal" fo:text-transform="none" fo:color="#000000" loext:opacity="100%" style:font-name="Bookman Old Style" fo:font-size="18pt" fo:letter-spacing="normal" fo:font-style="normal" style:text-underline-style="none" fo:font-weight="normal" officeooo:rsid="095508d4" fo:background-color="transparent" loext:char-shading-value="0" style:font-size-asian="18pt" style:font-style-asian="normal" style:font-weight-asian="normal" style:font-size-complex="18pt" style:font-style-complex="normal" style:font-weight-complex="normal"/>
    </style:style>
    <style:style style:name="T622" style:family="text">
      <style:text-properties fo:font-variant="normal" fo:text-transform="none" fo:color="#000000" loext:opacity="100%" style:font-name="Bookman Old Style" fo:font-size="18pt" fo:letter-spacing="normal" fo:font-style="normal" style:text-underline-style="none" fo:font-weight="normal" officeooo:rsid="095655e6" fo:background-color="transparent" loext:char-shading-value="0" style:font-size-asian="18pt" style:font-style-asian="normal" style:font-weight-asian="normal" style:font-size-complex="18pt" style:font-style-complex="normal" style:font-weight-complex="normal"/>
    </style:style>
    <style:style style:name="T623" style:family="text">
      <style:text-properties fo:font-variant="normal" fo:text-transform="none" fo:color="#000000" loext:opacity="100%" style:font-name="Bookman Old Style" fo:font-size="18pt" fo:letter-spacing="normal" fo:font-style="normal" style:text-underline-style="none" fo:font-weight="normal" officeooo:rsid="09594478" fo:background-color="transparent" loext:char-shading-value="0" style:font-size-asian="18pt" style:font-style-asian="normal" style:font-weight-asian="normal" style:font-size-complex="18pt" style:font-style-complex="normal" style:font-weight-complex="normal"/>
    </style:style>
    <style:style style:name="T624" style:family="text">
      <style:text-properties fo:font-variant="normal" fo:text-transform="none" fo:color="#000000" loext:opacity="100%" style:font-name="Bookman Old Style" fo:font-size="18pt" fo:letter-spacing="normal" fo:font-style="normal" style:text-underline-style="none" fo:font-weight="normal" officeooo:rsid="09599b74" fo:background-color="transparent" loext:char-shading-value="0" style:font-size-asian="18pt" style:font-style-asian="normal" style:font-weight-asian="normal" style:font-size-complex="18pt" style:font-style-complex="normal" style:font-weight-complex="normal"/>
    </style:style>
    <style:style style:name="T625" style:family="text">
      <style:text-properties fo:font-variant="normal" fo:text-transform="none" fo:color="#000000" loext:opacity="100%" style:font-name="Bookman Old Style" fo:font-size="18pt" fo:letter-spacing="normal" fo:font-style="normal" style:text-underline-style="none" fo:font-weight="normal" officeooo:rsid="0959a63d" fo:background-color="transparent" loext:char-shading-value="0" style:font-size-asian="18pt" style:font-style-asian="normal" style:font-weight-asian="normal" style:font-size-complex="18pt" style:font-style-complex="normal" style:font-weight-complex="normal"/>
    </style:style>
    <style:style style:name="T626" style:family="text">
      <style:text-properties fo:font-variant="normal" fo:text-transform="none" fo:color="#000000" loext:opacity="100%" style:font-name="Bookman Old Style" fo:font-size="18pt" fo:letter-spacing="normal" fo:font-style="normal" style:text-underline-style="none" fo:font-weight="normal" officeooo:rsid="095a6026" fo:background-color="transparent" loext:char-shading-value="0" style:font-size-asian="18pt" style:font-style-asian="normal" style:font-weight-asian="normal" style:font-size-complex="18pt" style:font-style-complex="normal" style:font-weight-complex="normal"/>
    </style:style>
    <style:style style:name="T627" style:family="text">
      <style:text-properties fo:font-variant="normal" fo:text-transform="none" fo:color="#000000" loext:opacity="100%" style:font-name="Bookman Old Style" fo:font-size="18pt" fo:letter-spacing="normal" fo:font-style="normal" style:text-underline-style="none" fo:font-weight="normal" officeooo:rsid="095b2ebf" fo:background-color="transparent" loext:char-shading-value="0" style:font-size-asian="18pt" style:font-style-asian="normal" style:font-weight-asian="normal" style:font-size-complex="18pt" style:font-style-complex="normal" style:font-weight-complex="normal"/>
    </style:style>
    <style:style style:name="T628" style:family="text">
      <style:text-properties fo:font-variant="normal" fo:text-transform="none" fo:color="#000000" loext:opacity="100%" style:font-name="Bookman Old Style" fo:font-size="18pt" fo:letter-spacing="normal" fo:font-style="normal" style:text-underline-style="none" fo:font-weight="normal" officeooo:rsid="095bf694" fo:background-color="transparent" loext:char-shading-value="0" style:font-size-asian="18pt" style:font-style-asian="normal" style:font-weight-asian="normal" style:font-size-complex="18pt" style:font-style-complex="normal" style:font-weight-complex="normal"/>
    </style:style>
    <style:style style:name="T629" style:family="text">
      <style:text-properties fo:font-variant="normal" fo:text-transform="none" fo:color="#000000" loext:opacity="100%" style:font-name="Bookman Old Style" fo:font-size="18pt" fo:letter-spacing="normal" fo:font-style="normal" style:text-underline-style="none" fo:font-weight="normal" officeooo:rsid="095fb08b" fo:background-color="transparent" loext:char-shading-value="0" style:font-size-asian="18pt" style:font-style-asian="normal" style:font-weight-asian="normal" style:font-size-complex="18pt" style:font-style-complex="normal" style:font-weight-complex="normal"/>
    </style:style>
    <style:style style:name="T630" style:family="text">
      <style:text-properties fo:font-variant="normal" fo:text-transform="none" fo:color="#000000" loext:opacity="100%" style:font-name="Bookman Old Style" fo:font-size="18pt" fo:letter-spacing="normal" fo:font-style="normal" style:text-underline-style="none" fo:font-weight="normal" officeooo:rsid="095fcd45" fo:background-color="transparent" loext:char-shading-value="0" style:font-size-asian="18pt" style:font-style-asian="normal" style:font-weight-asian="normal" style:font-size-complex="18pt" style:font-style-complex="normal" style:font-weight-complex="normal"/>
    </style:style>
    <style:style style:name="T631" style:family="text">
      <style:text-properties fo:font-variant="normal" fo:text-transform="none" fo:color="#000000" loext:opacity="100%" style:font-name="Bookman Old Style" fo:font-size="18pt" fo:letter-spacing="normal" fo:font-style="normal" style:text-underline-style="none" fo:font-weight="normal" officeooo:rsid="096057ae" fo:background-color="transparent" loext:char-shading-value="0" style:font-size-asian="18pt" style:font-style-asian="normal" style:font-weight-asian="normal" style:font-size-complex="18pt" style:font-style-complex="normal" style:font-weight-complex="normal"/>
    </style:style>
    <style:style style:name="T632" style:family="text">
      <style:text-properties fo:font-variant="normal" fo:text-transform="none" fo:color="#000000" loext:opacity="100%" style:font-name="Bookman Old Style" fo:font-size="18pt" fo:letter-spacing="normal" fo:font-style="normal" style:text-underline-style="none" fo:font-weight="normal" officeooo:rsid="0964f40b" fo:background-color="transparent" loext:char-shading-value="0" style:font-size-asian="18pt" style:font-style-asian="normal" style:font-weight-asian="normal" style:font-size-complex="18pt" style:font-style-complex="normal" style:font-weight-complex="normal"/>
    </style:style>
    <style:style style:name="T633" style:family="text">
      <style:text-properties fo:font-variant="normal" fo:text-transform="none" fo:color="#000000" loext:opacity="100%" style:font-name="Bookman Old Style" fo:font-size="18pt" fo:letter-spacing="normal" fo:font-style="normal" style:text-underline-style="none" fo:font-weight="normal" officeooo:rsid="0966e456" fo:background-color="transparent" loext:char-shading-value="0" style:font-size-asian="18pt" style:font-style-asian="normal" style:font-weight-asian="normal" style:font-size-complex="18pt" style:font-style-complex="normal" style:font-weight-complex="normal"/>
    </style:style>
    <style:style style:name="T634" style:family="text">
      <style:text-properties fo:font-variant="normal" fo:text-transform="none" fo:color="#000000" loext:opacity="100%" style:font-name="Bookman Old Style" fo:font-size="18pt" fo:letter-spacing="normal" fo:font-style="normal" style:text-underline-style="none" fo:font-weight="normal" officeooo:rsid="0968ddd5" fo:background-color="transparent" loext:char-shading-value="0" style:font-size-asian="18pt" style:font-style-asian="normal" style:font-weight-asian="normal" style:font-size-complex="18pt" style:font-style-complex="normal" style:font-weight-complex="normal"/>
    </style:style>
    <style:style style:name="T635" style:family="text">
      <style:text-properties fo:font-variant="normal" fo:text-transform="none" fo:color="#000000" loext:opacity="100%" style:font-name="Bookman Old Style" fo:font-size="18pt" fo:letter-spacing="normal" fo:font-style="normal" style:text-underline-style="none" fo:font-weight="normal" officeooo:rsid="0969282e" fo:background-color="transparent" loext:char-shading-value="0" style:font-size-asian="18pt" style:font-style-asian="normal" style:font-weight-asian="normal" style:font-size-complex="18pt" style:font-style-complex="normal" style:font-weight-complex="normal"/>
    </style:style>
    <style:style style:name="T636" style:family="text">
      <style:text-properties fo:font-variant="normal" fo:text-transform="none" fo:color="#000000" loext:opacity="100%" style:font-name="Bookman Old Style" fo:font-size="18pt" fo:letter-spacing="normal" fo:font-style="normal" style:text-underline-style="none" fo:font-weight="normal" officeooo:rsid="096afd21" fo:background-color="transparent" loext:char-shading-value="0" style:font-size-asian="18pt" style:font-style-asian="normal" style:font-weight-asian="normal" style:font-size-complex="18pt" style:font-style-complex="normal" style:font-weight-complex="normal"/>
    </style:style>
    <style:style style:name="T637" style:family="text">
      <style:text-properties fo:font-variant="normal" fo:text-transform="none" fo:color="#000000" loext:opacity="100%" style:font-name="Bookman Old Style" fo:font-size="18pt" fo:letter-spacing="normal" fo:font-style="normal" style:text-underline-style="none" fo:font-weight="normal" officeooo:rsid="096b57c7" fo:background-color="transparent" loext:char-shading-value="0" style:font-size-asian="18pt" style:font-style-asian="normal" style:font-weight-asian="normal" style:font-size-complex="18pt" style:font-style-complex="normal" style:font-weight-complex="normal"/>
    </style:style>
    <style:style style:name="T638" style:family="text">
      <style:text-properties fo:font-variant="normal" fo:text-transform="none" fo:color="#000000" loext:opacity="100%" style:font-name="Bookman Old Style" fo:font-size="18pt" fo:letter-spacing="normal" fo:font-style="normal" style:text-underline-style="none" fo:font-weight="normal" officeooo:rsid="0970fb33" fo:background-color="transparent" loext:char-shading-value="0" style:font-size-asian="18pt" style:font-style-asian="normal" style:font-weight-asian="normal" style:font-size-complex="18pt" style:font-style-complex="normal" style:font-weight-complex="normal"/>
    </style:style>
    <style:style style:name="T639" style:family="text">
      <style:text-properties fo:font-variant="normal" fo:text-transform="none" fo:color="#000000" loext:opacity="100%" style:font-name="Bookman Old Style" fo:font-size="18pt" fo:letter-spacing="normal" fo:font-style="normal" style:text-underline-style="none" fo:font-weight="normal" officeooo:rsid="09729927" fo:background-color="transparent" loext:char-shading-value="0" style:font-size-asian="18pt" style:font-style-asian="normal" style:font-weight-asian="normal" style:font-size-complex="18pt" style:font-style-complex="normal" style:font-weight-complex="normal"/>
    </style:style>
    <style:style style:name="T640" style:family="text">
      <style:text-properties fo:font-variant="normal" fo:text-transform="none" fo:color="#000000" loext:opacity="100%" style:font-name="Bookman Old Style" fo:font-size="18pt" fo:letter-spacing="normal" fo:font-style="normal" style:text-underline-style="none" fo:font-weight="normal" officeooo:rsid="09744ebc" fo:background-color="transparent" loext:char-shading-value="0" style:font-size-asian="18pt" style:font-style-asian="normal" style:font-weight-asian="normal" style:font-size-complex="18pt" style:font-style-complex="normal" style:font-weight-complex="normal"/>
    </style:style>
    <style:style style:name="T641" style:family="text">
      <style:text-properties fo:font-variant="normal" fo:text-transform="none" fo:color="#000000" loext:opacity="100%" style:font-name="Bookman Old Style" fo:font-size="18pt" fo:letter-spacing="normal" fo:font-style="normal" style:text-underline-style="none" fo:font-weight="normal" officeooo:rsid="0976e816" fo:background-color="transparent" loext:char-shading-value="0" style:font-size-asian="18pt" style:font-style-asian="normal" style:font-weight-asian="normal" style:font-size-complex="18pt" style:font-style-complex="normal" style:font-weight-complex="normal"/>
    </style:style>
    <style:style style:name="T642" style:family="text">
      <style:text-properties fo:font-variant="normal" fo:text-transform="none" fo:color="#000000" loext:opacity="100%" style:font-name="Bookman Old Style" fo:font-size="18pt" fo:letter-spacing="normal" fo:font-style="normal" style:text-underline-style="none" fo:font-weight="normal" officeooo:rsid="097b92d6" fo:background-color="transparent" loext:char-shading-value="0" style:font-size-asian="18pt" style:font-style-asian="normal" style:font-weight-asian="normal" style:font-size-complex="18pt" style:font-style-complex="normal" style:font-weight-complex="normal"/>
    </style:style>
    <style:style style:name="T643" style:family="text">
      <style:text-properties fo:font-variant="normal" fo:text-transform="none" fo:color="#000000" loext:opacity="100%" style:font-name="Bookman Old Style" fo:font-size="18pt" fo:letter-spacing="normal" fo:font-style="normal" style:text-underline-style="none" fo:font-weight="normal" officeooo:rsid="097d1a13" fo:background-color="transparent" loext:char-shading-value="0" style:font-size-asian="18pt" style:font-style-asian="normal" style:font-weight-asian="normal" style:font-size-complex="18pt" style:font-style-complex="normal" style:font-weight-complex="normal"/>
    </style:style>
    <style:style style:name="T644" style:family="text">
      <style:text-properties fo:font-variant="normal" fo:text-transform="none" fo:color="#000000" loext:opacity="100%" style:font-name="Bookman Old Style" fo:font-size="18pt" fo:letter-spacing="normal" fo:font-style="normal" style:text-underline-style="none" fo:font-weight="normal" officeooo:rsid="097ffabd" fo:background-color="transparent" loext:char-shading-value="0" style:font-size-asian="18pt" style:font-style-asian="normal" style:font-weight-asian="normal" style:font-size-complex="18pt" style:font-style-complex="normal" style:font-weight-complex="normal"/>
    </style:style>
    <style:style style:name="T645" style:family="text">
      <style:text-properties fo:font-variant="normal" fo:text-transform="none" fo:color="#000000" loext:opacity="100%" style:font-name="Bookman Old Style" fo:font-size="18pt" fo:letter-spacing="normal" fo:font-style="normal" style:text-underline-style="none" fo:font-weight="normal" officeooo:rsid="098192dd" fo:background-color="transparent" loext:char-shading-value="0" style:font-size-asian="18pt" style:font-style-asian="normal" style:font-weight-asian="normal" style:font-size-complex="18pt" style:font-style-complex="normal" style:font-weight-complex="normal"/>
    </style:style>
    <style:style style:name="T646" style:family="text">
      <style:text-properties fo:font-variant="normal" fo:text-transform="none" fo:color="#000000" loext:opacity="100%" style:font-name="Bookman Old Style" fo:font-size="18pt" fo:letter-spacing="normal" fo:font-style="normal" style:text-underline-style="none" fo:font-weight="normal" officeooo:rsid="09825919" fo:background-color="transparent" loext:char-shading-value="0" style:font-size-asian="18pt" style:font-style-asian="normal" style:font-weight-asian="normal" style:font-size-complex="18pt" style:font-style-complex="normal" style:font-weight-complex="normal"/>
    </style:style>
    <style:style style:name="T647" style:family="text">
      <style:text-properties fo:font-variant="normal" fo:text-transform="none" fo:color="#000000" loext:opacity="100%" style:font-name="Bookman Old Style" fo:font-size="18pt" fo:letter-spacing="normal" fo:font-style="normal" style:text-underline-style="none" fo:font-weight="normal" officeooo:rsid="098437d8" fo:background-color="transparent" loext:char-shading-value="0" style:font-size-asian="18pt" style:font-style-asian="normal" style:font-weight-asian="normal" style:font-size-complex="18pt" style:font-style-complex="normal" style:font-weight-complex="normal"/>
    </style:style>
    <style:style style:name="T648" style:family="text">
      <style:text-properties fo:font-variant="normal" fo:text-transform="none" fo:color="#000000" loext:opacity="100%" style:font-name="Bookman Old Style" fo:font-size="18pt" fo:letter-spacing="normal" fo:font-style="normal" style:text-underline-style="none" fo:font-weight="normal" officeooo:rsid="09874036" fo:background-color="transparent" loext:char-shading-value="0" style:font-size-asian="18pt" style:font-style-asian="normal" style:font-weight-asian="normal" style:font-size-complex="18pt" style:font-style-complex="normal" style:font-weight-complex="normal"/>
    </style:style>
    <style:style style:name="T649" style:family="text">
      <style:text-properties fo:font-variant="normal" fo:text-transform="none" fo:color="#000000" loext:opacity="100%" style:font-name="Bookman Old Style" fo:font-size="18pt" fo:letter-spacing="normal" fo:font-style="normal" style:text-underline-style="none" fo:font-weight="normal" officeooo:rsid="098824d6" fo:background-color="transparent" loext:char-shading-value="0" style:font-size-asian="18pt" style:font-style-asian="normal" style:font-weight-asian="normal" style:font-size-complex="18pt" style:font-style-complex="normal" style:font-weight-complex="normal"/>
    </style:style>
    <style:style style:name="T650" style:family="text">
      <style:text-properties fo:font-variant="normal" fo:text-transform="none" fo:color="#000000" loext:opacity="100%" style:font-name="Bookman Old Style" fo:font-size="18pt" fo:letter-spacing="normal" fo:font-style="normal" style:text-underline-style="none" fo:font-weight="normal" officeooo:rsid="0988931a" fo:background-color="transparent" loext:char-shading-value="0" style:font-size-asian="18pt" style:font-style-asian="normal" style:font-weight-asian="normal" style:font-size-complex="18pt" style:font-style-complex="normal" style:font-weight-complex="normal"/>
    </style:style>
    <style:style style:name="T651" style:family="text">
      <style:text-properties fo:font-variant="normal" fo:text-transform="none" fo:color="#000000" loext:opacity="100%" style:font-name="Bookman Old Style" fo:font-size="18pt" fo:letter-spacing="normal" fo:font-style="normal" style:text-underline-style="none" fo:font-weight="normal" officeooo:rsid="098961bc" fo:background-color="transparent" loext:char-shading-value="0" style:font-size-asian="18pt" style:font-style-asian="normal" style:font-weight-asian="normal" style:font-size-complex="18pt" style:font-style-complex="normal" style:font-weight-complex="normal"/>
    </style:style>
    <style:style style:name="T652" style:family="text">
      <style:text-properties fo:font-variant="normal" fo:text-transform="none" fo:color="#000000" loext:opacity="100%" style:font-name="Bookman Old Style" fo:font-size="18pt" fo:letter-spacing="normal" fo:font-style="normal" style:text-underline-style="none" fo:font-weight="normal" officeooo:rsid="098b73e7" fo:background-color="transparent" loext:char-shading-value="0" style:font-size-asian="18pt" style:font-style-asian="normal" style:font-weight-asian="normal" style:font-size-complex="18pt" style:font-style-complex="normal" style:font-weight-complex="normal"/>
    </style:style>
    <style:style style:name="T653" style:family="text">
      <style:text-properties fo:font-variant="normal" fo:text-transform="none" fo:color="#000000" loext:opacity="100%" style:font-name="Bookman Old Style" fo:font-size="18pt" fo:letter-spacing="normal" fo:font-style="normal" style:text-underline-style="none" fo:font-weight="normal" officeooo:rsid="098c870a" fo:background-color="transparent" loext:char-shading-value="0" style:font-size-asian="18pt" style:font-style-asian="normal" style:font-weight-asian="normal" style:font-size-complex="18pt" style:font-style-complex="normal" style:font-weight-complex="normal"/>
    </style:style>
    <style:style style:name="T654" style:family="text">
      <style:text-properties fo:font-variant="normal" fo:text-transform="none" fo:color="#000000" loext:opacity="100%" style:font-name="Bookman Old Style" fo:font-size="18pt" fo:letter-spacing="normal" fo:font-style="normal" style:text-underline-style="none" fo:font-weight="normal" officeooo:rsid="09907df8" fo:background-color="transparent" loext:char-shading-value="0" style:font-size-asian="18pt" style:font-style-asian="normal" style:font-weight-asian="normal" style:font-size-complex="18pt" style:font-style-complex="normal" style:font-weight-complex="normal"/>
    </style:style>
    <style:style style:name="T655" style:family="text">
      <style:text-properties fo:font-variant="normal" fo:text-transform="none" fo:color="#000000" loext:opacity="100%" style:font-name="Bookman Old Style" fo:font-size="18pt" fo:letter-spacing="normal" fo:font-style="normal" style:text-underline-style="none" fo:font-weight="normal" officeooo:rsid="09915ff4" fo:background-color="transparent" loext:char-shading-value="0" style:font-size-asian="18pt" style:font-style-asian="normal" style:font-weight-asian="normal" style:font-size-complex="18pt" style:font-style-complex="normal" style:font-weight-complex="normal"/>
    </style:style>
    <style:style style:name="T656" style:family="text">
      <style:text-properties fo:font-variant="normal" fo:text-transform="none" fo:color="#000000" loext:opacity="100%" style:font-name="Bookman Old Style" fo:font-size="18pt" fo:letter-spacing="normal" fo:font-style="normal" style:text-underline-style="none" fo:font-weight="normal" officeooo:rsid="0993eb35" fo:background-color="transparent" loext:char-shading-value="0" style:font-size-asian="18pt" style:font-style-asian="normal" style:font-weight-asian="normal" style:font-size-complex="18pt" style:font-style-complex="normal" style:font-weight-complex="normal"/>
    </style:style>
    <style:style style:name="T657" style:family="text">
      <style:text-properties fo:font-variant="normal" fo:text-transform="none" fo:color="#000000" loext:opacity="100%" style:font-name="Bookman Old Style" fo:font-size="18pt" fo:letter-spacing="normal" fo:font-style="normal" style:text-underline-style="none" fo:font-weight="normal" officeooo:rsid="09a03ac9" fo:background-color="transparent" loext:char-shading-value="0" style:font-size-asian="18pt" style:font-style-asian="normal" style:font-weight-asian="normal" style:font-size-complex="18pt" style:font-style-complex="normal" style:font-weight-complex="normal"/>
    </style:style>
    <style:style style:name="T658" style:family="text">
      <style:text-properties fo:font-variant="normal" fo:text-transform="none" fo:color="#000000" loext:opacity="100%" style:font-name="Bookman Old Style" fo:font-size="18pt" fo:letter-spacing="normal" fo:font-style="normal" style:text-underline-style="none" fo:font-weight="normal" officeooo:rsid="09a11c70" fo:background-color="transparent" loext:char-shading-value="0" style:font-size-asian="18pt" style:font-style-asian="normal" style:font-weight-asian="normal" style:font-size-complex="18pt" style:font-style-complex="normal" style:font-weight-complex="normal"/>
    </style:style>
    <style:style style:name="T659" style:family="text">
      <style:text-properties fo:font-variant="normal" fo:text-transform="none" fo:color="#000000" loext:opacity="100%" style:font-name="Bookman Old Style" fo:font-size="18pt" fo:letter-spacing="normal" fo:font-style="normal" style:text-underline-style="none" fo:font-weight="normal" officeooo:rsid="09a1eb01" fo:background-color="transparent" loext:char-shading-value="0" style:font-size-asian="18pt" style:font-style-asian="normal" style:font-weight-asian="normal" style:font-size-complex="18pt" style:font-style-complex="normal" style:font-weight-complex="normal"/>
    </style:style>
    <style:style style:name="T660" style:family="text">
      <style:text-properties fo:font-variant="normal" fo:text-transform="none" fo:color="#000000" loext:opacity="100%" style:font-name="Bookman Old Style" fo:font-size="18pt" fo:letter-spacing="normal" fo:font-style="normal" style:text-underline-style="none" fo:font-weight="normal" officeooo:rsid="09a22501" fo:background-color="transparent" loext:char-shading-value="0" style:font-size-asian="18pt" style:font-style-asian="normal" style:font-weight-asian="normal" style:font-size-complex="18pt" style:font-style-complex="normal" style:font-weight-complex="normal"/>
    </style:style>
    <style:style style:name="T661" style:family="text">
      <style:text-properties fo:font-variant="normal" fo:text-transform="none" fo:color="#000000" loext:opacity="100%" style:font-name="Bookman Old Style" fo:font-size="18pt" fo:letter-spacing="normal" fo:font-style="normal" style:text-underline-style="none" fo:font-weight="normal" officeooo:rsid="09a7009f" fo:background-color="transparent" loext:char-shading-value="0" style:font-size-asian="18pt" style:font-style-asian="normal" style:font-weight-asian="normal" style:font-size-complex="18pt" style:font-style-complex="normal" style:font-weight-complex="normal"/>
    </style:style>
    <style:style style:name="T662" style:family="text">
      <style:text-properties fo:font-variant="normal" fo:text-transform="none" fo:color="#000000" loext:opacity="100%" style:font-name="Bookman Old Style" fo:font-size="18pt" fo:letter-spacing="normal" fo:font-style="normal" style:text-underline-style="none" fo:font-weight="normal" officeooo:rsid="09a7fcd8" fo:background-color="transparent" loext:char-shading-value="0" style:font-size-asian="18pt" style:font-style-asian="normal" style:font-weight-asian="normal" style:font-size-complex="18pt" style:font-style-complex="normal" style:font-weight-complex="normal"/>
    </style:style>
    <style:style style:name="T663" style:family="text">
      <style:text-properties fo:font-variant="normal" fo:text-transform="none" fo:color="#000000" loext:opacity="100%" style:font-name="Bookman Old Style" fo:font-size="18pt" fo:letter-spacing="normal" fo:font-style="normal" style:text-underline-style="none" fo:font-weight="normal" officeooo:rsid="09a8e1c6" fo:background-color="transparent" loext:char-shading-value="0" style:font-size-asian="18pt" style:font-style-asian="normal" style:font-weight-asian="normal" style:font-size-complex="18pt" style:font-style-complex="normal" style:font-weight-complex="normal"/>
    </style:style>
    <style:style style:name="T664" style:family="text">
      <style:text-properties fo:font-variant="normal" fo:text-transform="none" fo:color="#000000" loext:opacity="100%" style:font-name="Bookman Old Style" fo:font-size="18pt" fo:letter-spacing="normal" fo:font-style="normal" style:text-underline-style="none" fo:font-weight="normal" officeooo:rsid="09aa5901" fo:background-color="transparent" loext:char-shading-value="0" style:font-size-asian="18pt" style:font-style-asian="normal" style:font-weight-asian="normal" style:font-size-complex="18pt" style:font-style-complex="normal" style:font-weight-complex="normal"/>
    </style:style>
    <style:style style:name="T665" style:family="text">
      <style:text-properties fo:font-variant="normal" fo:text-transform="none" fo:color="#000000" loext:opacity="100%" style:font-name="Bookman Old Style" fo:font-size="18pt" fo:letter-spacing="normal" fo:font-style="normal" style:text-underline-style="none" fo:font-weight="normal" officeooo:rsid="09afa3c9" fo:background-color="transparent" loext:char-shading-value="0" style:font-size-asian="18pt" style:font-style-asian="normal" style:font-weight-asian="normal" style:font-size-complex="18pt" style:font-style-complex="normal" style:font-weight-complex="normal"/>
    </style:style>
    <style:style style:name="T666" style:family="text">
      <style:text-properties fo:font-variant="normal" fo:text-transform="none" fo:color="#000000" loext:opacity="100%" style:font-name="Bookman Old Style" fo:font-size="18pt" fo:letter-spacing="normal" fo:font-style="normal" style:text-underline-style="none" fo:font-weight="normal" officeooo:rsid="09b1d5ec" fo:background-color="transparent" loext:char-shading-value="0" style:font-size-asian="18pt" style:font-style-asian="normal" style:font-weight-asian="normal" style:font-size-complex="18pt" style:font-style-complex="normal" style:font-weight-complex="normal"/>
    </style:style>
    <style:style style:name="T667" style:family="text">
      <style:text-properties fo:font-variant="normal" fo:text-transform="none" fo:color="#000000" loext:opacity="100%" style:font-name="Bookman Old Style" fo:font-size="18pt" fo:letter-spacing="normal" fo:font-style="normal" style:text-underline-style="none" fo:font-weight="normal" officeooo:rsid="09b30fbc" fo:background-color="transparent" loext:char-shading-value="0" style:font-size-asian="18pt" style:font-style-asian="normal" style:font-weight-asian="normal" style:font-size-complex="18pt" style:font-style-complex="normal" style:font-weight-complex="normal"/>
    </style:style>
    <style:style style:name="T668" style:family="text">
      <style:text-properties fo:font-variant="normal" fo:text-transform="none" fo:color="#000000" loext:opacity="100%" style:font-name="Bookman Old Style" fo:font-size="18pt" fo:letter-spacing="normal" fo:font-style="normal" style:text-underline-style="none" fo:font-weight="normal" officeooo:rsid="09b4a1cb" fo:background-color="transparent" loext:char-shading-value="0" style:font-size-asian="18pt" style:font-style-asian="normal" style:font-weight-asian="normal" style:font-size-complex="18pt" style:font-style-complex="normal" style:font-weight-complex="normal"/>
    </style:style>
    <style:style style:name="T669" style:family="text">
      <style:text-properties fo:font-variant="normal" fo:text-transform="none" fo:color="#000000" loext:opacity="100%" style:font-name="Bookman Old Style" fo:font-size="18pt" fo:letter-spacing="normal" fo:font-style="normal" style:text-underline-style="none" fo:font-weight="normal" officeooo:rsid="09b67ec3" fo:background-color="transparent" loext:char-shading-value="0" style:font-size-asian="18pt" style:font-style-asian="normal" style:font-weight-asian="normal" style:font-size-complex="18pt" style:font-style-complex="normal" style:font-weight-complex="normal"/>
    </style:style>
    <style:style style:name="T670" style:family="text">
      <style:text-properties fo:font-variant="normal" fo:text-transform="none" fo:color="#000000" loext:opacity="100%" style:font-name="Bookman Old Style" fo:font-size="18pt" fo:letter-spacing="normal" fo:font-style="normal" style:text-underline-style="none" fo:font-weight="normal" officeooo:rsid="09b6d1e2" fo:background-color="transparent" loext:char-shading-value="0" style:font-size-asian="18pt" style:font-style-asian="normal" style:font-weight-asian="normal" style:font-size-complex="18pt" style:font-style-complex="normal" style:font-weight-complex="normal"/>
    </style:style>
    <style:style style:name="T671" style:family="text">
      <style:text-properties fo:font-variant="normal" fo:text-transform="none" fo:color="#000000" loext:opacity="100%" style:font-name="Bookman Old Style" fo:font-size="18pt" fo:letter-spacing="normal" fo:font-style="normal" style:text-underline-style="none" fo:font-weight="normal" officeooo:rsid="09bbd69a" fo:background-color="transparent" loext:char-shading-value="0" style:font-size-asian="18pt" style:font-style-asian="normal" style:font-weight-asian="normal" style:font-size-complex="18pt" style:font-style-complex="normal" style:font-weight-complex="normal"/>
    </style:style>
    <style:style style:name="T672" style:family="text">
      <style:text-properties fo:font-variant="normal" fo:text-transform="none" fo:color="#000000" loext:opacity="100%" style:font-name="Bookman Old Style" fo:font-size="18pt" fo:letter-spacing="normal" fo:font-style="normal" style:text-underline-style="none" fo:font-weight="normal" officeooo:rsid="09bc2155" fo:background-color="transparent" loext:char-shading-value="0" style:font-size-asian="18pt" style:font-style-asian="normal" style:font-weight-asian="normal" style:font-size-complex="18pt" style:font-style-complex="normal" style:font-weight-complex="normal"/>
    </style:style>
    <style:style style:name="T673" style:family="text">
      <style:text-properties fo:font-variant="normal" fo:text-transform="none" fo:color="#000000" loext:opacity="100%" style:font-name="Bookman Old Style" fo:font-size="18pt" fo:letter-spacing="normal" fo:font-style="normal" style:text-underline-style="none" fo:font-weight="normal" officeooo:rsid="09bfb321" fo:background-color="transparent" loext:char-shading-value="0" style:font-size-asian="18pt" style:font-style-asian="normal" style:font-weight-asian="normal" style:font-size-complex="18pt" style:font-style-complex="normal" style:font-weight-complex="normal"/>
    </style:style>
    <style:style style:name="T674" style:family="text">
      <style:text-properties fo:font-variant="normal" fo:text-transform="none" fo:color="#000000" loext:opacity="100%" style:font-name="Bookman Old Style" fo:font-size="18pt" fo:letter-spacing="normal" fo:font-style="normal" style:text-underline-style="none" fo:font-weight="normal" officeooo:rsid="09c00903" fo:background-color="transparent" loext:char-shading-value="0" style:font-size-asian="18pt" style:font-style-asian="normal" style:font-weight-asian="normal" style:font-size-complex="18pt" style:font-style-complex="normal" style:font-weight-complex="normal"/>
    </style:style>
    <style:style style:name="T675" style:family="text">
      <style:text-properties fo:font-variant="normal" fo:text-transform="none" fo:color="#000000" loext:opacity="100%" style:font-name="Bookman Old Style" fo:font-size="18pt" fo:letter-spacing="normal" fo:font-style="normal" style:text-underline-style="none" fo:font-weight="normal" officeooo:rsid="09c76e4e" fo:background-color="transparent" loext:char-shading-value="0" style:font-size-asian="18pt" style:font-style-asian="normal" style:font-weight-asian="normal" style:font-size-complex="18pt" style:font-style-complex="normal" style:font-weight-complex="normal"/>
    </style:style>
    <style:style style:name="T676" style:family="text">
      <style:text-properties fo:font-variant="normal" fo:text-transform="none" fo:color="#000000" loext:opacity="100%" style:font-name="Bookman Old Style" fo:font-size="18pt" fo:letter-spacing="normal" fo:font-style="normal" style:text-underline-style="none" fo:font-weight="normal" officeooo:rsid="09cd0974" fo:background-color="transparent" loext:char-shading-value="0" style:font-size-asian="18pt" style:font-style-asian="normal" style:font-weight-asian="normal" style:font-size-complex="18pt" style:font-style-complex="normal" style:font-weight-complex="normal"/>
    </style:style>
    <style:style style:name="T677" style:family="text">
      <style:text-properties fo:font-variant="normal" fo:text-transform="none" fo:color="#000000" loext:opacity="100%" style:font-name="Bookman Old Style" fo:font-size="18pt" fo:letter-spacing="normal" fo:font-style="normal" style:text-underline-style="none" fo:font-weight="normal" officeooo:rsid="09ce4798" fo:background-color="transparent" loext:char-shading-value="0" style:font-size-asian="18pt" style:font-style-asian="normal" style:font-weight-asian="normal" style:font-size-complex="18pt" style:font-style-complex="normal" style:font-weight-complex="normal"/>
    </style:style>
    <style:style style:name="T678" style:family="text">
      <style:text-properties fo:font-variant="normal" fo:text-transform="none" fo:color="#000000" loext:opacity="100%" style:font-name="Bookman Old Style" fo:font-size="18pt" fo:letter-spacing="normal" fo:font-style="normal" style:text-underline-style="none" fo:font-weight="normal" officeooo:rsid="09cf2256" fo:background-color="transparent" loext:char-shading-value="0" style:font-size-asian="18pt" style:font-style-asian="normal" style:font-weight-asian="normal" style:font-size-complex="18pt" style:font-style-complex="normal" style:font-weight-complex="normal"/>
    </style:style>
    <style:style style:name="T679" style:family="text">
      <style:text-properties fo:font-variant="normal" fo:text-transform="none" fo:color="#000000" loext:opacity="100%" style:font-name="Bookman Old Style" fo:font-size="18pt" fo:letter-spacing="normal" fo:font-style="normal" style:text-underline-style="none" fo:font-weight="normal" officeooo:rsid="09d1aee5" fo:background-color="transparent" loext:char-shading-value="0" style:font-size-asian="18pt" style:font-style-asian="normal" style:font-weight-asian="normal" style:font-size-complex="18pt" style:font-style-complex="normal" style:font-weight-complex="normal"/>
    </style:style>
    <style:style style:name="T680" style:family="text">
      <style:text-properties fo:font-variant="normal" fo:text-transform="none" fo:color="#000000" loext:opacity="100%" style:font-name="Bookman Old Style" fo:font-size="18pt" fo:letter-spacing="normal" fo:font-style="normal" style:text-underline-style="none" fo:font-weight="normal" officeooo:rsid="09d337c3" fo:background-color="transparent" loext:char-shading-value="0" style:font-size-asian="18pt" style:font-style-asian="normal" style:font-weight-asian="normal" style:font-size-complex="18pt" style:font-style-complex="normal" style:font-weight-complex="normal"/>
    </style:style>
    <style:style style:name="T681" style:family="text">
      <style:text-properties fo:font-variant="normal" fo:text-transform="none" fo:color="#000000" loext:opacity="100%" style:font-name="Bookman Old Style" fo:font-size="18pt" fo:letter-spacing="normal" fo:font-style="normal" style:text-underline-style="none" fo:font-weight="normal" officeooo:rsid="09d4cfbc" fo:background-color="transparent" loext:char-shading-value="0" style:font-size-asian="18pt" style:font-style-asian="normal" style:font-weight-asian="normal" style:font-size-complex="18pt" style:font-style-complex="normal" style:font-weight-complex="normal"/>
    </style:style>
    <style:style style:name="T682" style:family="text">
      <style:text-properties fo:font-variant="normal" fo:text-transform="none" fo:color="#000000" loext:opacity="100%" style:font-name="Bookman Old Style" fo:font-size="18pt" fo:letter-spacing="normal" fo:font-style="normal" style:text-underline-style="none" fo:font-weight="normal" officeooo:rsid="09d63019" fo:background-color="transparent" loext:char-shading-value="0" style:font-size-asian="18pt" style:font-style-asian="normal" style:font-weight-asian="normal" style:font-size-complex="18pt" style:font-style-complex="normal" style:font-weight-complex="normal"/>
    </style:style>
    <style:style style:name="T683" style:family="text">
      <style:text-properties fo:font-variant="normal" fo:text-transform="none" fo:color="#000000" loext:opacity="100%" style:font-name="Bookman Old Style" fo:font-size="18pt" fo:letter-spacing="normal" fo:font-style="normal" style:text-underline-style="none" fo:font-weight="normal" officeooo:rsid="09d81efe" fo:background-color="transparent" loext:char-shading-value="0" style:font-size-asian="18pt" style:font-style-asian="normal" style:font-weight-asian="normal" style:font-size-complex="18pt" style:font-style-complex="normal" style:font-weight-complex="normal"/>
    </style:style>
    <style:style style:name="T684" style:family="text">
      <style:text-properties fo:font-variant="normal" fo:text-transform="none" fo:color="#000000" loext:opacity="100%" style:font-name="Bookman Old Style" fo:font-size="18pt" fo:letter-spacing="normal" fo:font-style="normal" style:text-underline-style="none" fo:font-weight="normal" officeooo:rsid="09d8f317" fo:background-color="transparent" loext:char-shading-value="0" style:font-size-asian="18pt" style:font-style-asian="normal" style:font-weight-asian="normal" style:font-size-complex="18pt" style:font-style-complex="normal" style:font-weight-complex="normal"/>
    </style:style>
    <style:style style:name="T685" style:family="text">
      <style:text-properties fo:font-variant="normal" fo:text-transform="none" fo:color="#000000" loext:opacity="100%" style:font-name="Bookman Old Style" fo:font-size="18pt" fo:letter-spacing="normal" fo:font-style="normal" style:text-underline-style="none" fo:font-weight="normal" officeooo:rsid="09d9bcc2" fo:background-color="transparent" loext:char-shading-value="0" style:font-size-asian="18pt" style:font-style-asian="normal" style:font-weight-asian="normal" style:font-size-complex="18pt" style:font-style-complex="normal" style:font-weight-complex="normal"/>
    </style:style>
    <style:style style:name="T686" style:family="text">
      <style:text-properties fo:font-variant="normal" fo:text-transform="none" fo:color="#000000" loext:opacity="100%" style:font-name="Bookman Old Style" fo:font-size="18pt" fo:letter-spacing="normal" fo:font-style="normal" style:text-underline-style="none" fo:font-weight="normal" officeooo:rsid="09da4bd5" fo:background-color="transparent" loext:char-shading-value="0" style:font-size-asian="18pt" style:font-style-asian="normal" style:font-weight-asian="normal" style:font-size-complex="18pt" style:font-style-complex="normal" style:font-weight-complex="normal"/>
    </style:style>
    <style:style style:name="T687" style:family="text">
      <style:text-properties fo:font-variant="normal" fo:text-transform="none" fo:color="#000000" loext:opacity="100%" style:font-name="Bookman Old Style" fo:font-size="18pt" fo:letter-spacing="normal" fo:font-style="normal" style:text-underline-style="none" fo:font-weight="normal" officeooo:rsid="09dae6f3" fo:background-color="transparent" loext:char-shading-value="0" style:font-size-asian="18pt" style:font-style-asian="normal" style:font-weight-asian="normal" style:font-size-complex="18pt" style:font-style-complex="normal" style:font-weight-complex="normal"/>
    </style:style>
    <style:style style:name="T688" style:family="text">
      <style:text-properties fo:font-variant="normal" fo:text-transform="none" fo:color="#000000" loext:opacity="100%" style:font-name="Bookman Old Style" fo:font-size="18pt" fo:letter-spacing="normal" fo:font-style="normal" style:text-underline-style="none" fo:font-weight="normal" officeooo:rsid="09db62df" fo:background-color="transparent" loext:char-shading-value="0" style:font-size-asian="18pt" style:font-style-asian="normal" style:font-weight-asian="normal" style:font-size-complex="18pt" style:font-style-complex="normal" style:font-weight-complex="normal"/>
    </style:style>
    <style:style style:name="T689" style:family="text">
      <style:text-properties fo:font-variant="normal" fo:text-transform="none" fo:color="#000000" loext:opacity="100%" style:font-name="Bookman Old Style" fo:font-size="18pt" fo:letter-spacing="normal" fo:font-style="normal" style:text-underline-style="none" fo:font-weight="normal" officeooo:rsid="09dbc2e8" fo:background-color="transparent" loext:char-shading-value="0" style:font-size-asian="18pt" style:font-style-asian="normal" style:font-weight-asian="normal" style:font-size-complex="18pt" style:font-style-complex="normal" style:font-weight-complex="normal"/>
    </style:style>
    <style:style style:name="T690" style:family="text">
      <style:text-properties fo:font-variant="normal" fo:text-transform="none" fo:color="#000000" loext:opacity="100%" style:font-name="Bookman Old Style" fo:font-size="18pt" fo:letter-spacing="normal" fo:font-style="normal" style:text-underline-style="none" fo:font-weight="normal" officeooo:rsid="09de2d8c" fo:background-color="transparent" loext:char-shading-value="0" style:font-size-asian="18pt" style:font-style-asian="normal" style:font-weight-asian="normal" style:font-size-complex="18pt" style:font-style-complex="normal" style:font-weight-complex="normal"/>
    </style:style>
    <style:style style:name="T691"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692"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693"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694" style:family="text">
      <style:text-properties fo:font-variant="normal" fo:text-transform="none" fo:color="#000000" loext:opacity="100%" style:font-name="Bookman Old Style" fo:font-size="18pt" fo:letter-spacing="normal" fo:font-style="normal" style:text-underline-style="none" officeooo:rsid="09d81efe" fo:background-color="transparent" loext:char-shading-value="0" style:font-size-asian="18pt" style:font-style-asian="normal" style:font-size-complex="18pt" style:font-style-complex="normal"/>
    </style:style>
    <style:style style:name="T695" style:family="text">
      <style:text-properties fo:font-variant="normal" fo:text-transform="none" fo:color="#000000" loext:opacity="100%" style:font-name="Bookman Old Style" fo:font-size="18pt" fo:letter-spacing="normal" fo:font-style="normal" style:text-underline-style="none" officeooo:rsid="09db62df" fo:background-color="transparent" loext:char-shading-value="0" style:font-size-asian="18pt" style:font-style-asian="normal" style:font-size-complex="18pt" style:font-style-complex="normal"/>
    </style:style>
    <style:style style:name="T696"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697"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698"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699"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700"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701"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702" style:family="text">
      <style:text-properties fo:font-variant="normal" fo:text-transform="none" fo:color="#000000" loext:opacity="100%" style:font-name="Bookman Old Style" fo:font-size="18pt" fo:letter-spacing="normal" fo:font-style="normal" style:text-underline-style="solid" style:text-underline-type="double" style:text-underline-width="auto" style:text-underline-color="font-color" fo:font-weight="normal" officeooo:rsid="09a41caf" fo:background-color="transparent" loext:char-shading-value="0" style:font-size-asian="18pt" style:font-style-asian="normal" style:font-weight-asian="normal" style:font-size-complex="18pt" style:font-style-complex="normal" style:font-weight-complex="normal"/>
    </style:style>
    <style:style style:name="T703"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704"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705"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706"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707"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708"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709"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710"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711"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712"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713"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714"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715"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716"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717"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718"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719" style:family="text">
      <style:text-properties fo:font-variant="normal" fo:text-transform="none" fo:color="#000000" loext:opacity="100%" style:font-name="Bookman Old Style" fo:font-size="18pt" fo:letter-spacing="normal" fo:font-style="italic" style:text-underline-style="none" fo:font-weight="normal" officeooo:rsid="080f55f5" fo:background-color="transparent" loext:char-shading-value="0" style:font-size-asian="18pt" style:font-style-asian="italic" style:font-weight-asian="normal" style:font-size-complex="18pt" style:font-style-complex="italic" style:font-weight-complex="normal"/>
    </style:style>
    <style:style style:name="T720" style:family="text">
      <style:text-properties fo:font-variant="normal" fo:text-transform="none" fo:color="#000000" loext:opacity="100%" style:font-name="Bookman Old Style" fo:font-size="18pt" fo:letter-spacing="normal" fo:font-style="italic" style:text-underline-style="none" fo:font-weight="normal" officeooo:rsid="08866dd0" fo:background-color="transparent" loext:char-shading-value="0" style:font-size-asian="18pt" style:font-style-asian="italic" style:font-weight-asian="normal" style:font-size-complex="18pt" style:font-style-complex="italic" style:font-weight-complex="normal"/>
    </style:style>
    <style:style style:name="T721" style:family="text">
      <style:text-properties fo:font-variant="normal" fo:text-transform="none" fo:color="#000000" loext:opacity="100%" style:font-name="Bookman Old Style" fo:font-size="18pt" fo:letter-spacing="normal" fo:font-style="italic" style:text-underline-style="none" fo:font-weight="normal" officeooo:rsid="088776c7" fo:background-color="transparent" loext:char-shading-value="0" style:font-size-asian="18pt" style:font-style-asian="italic" style:font-weight-asian="normal" style:font-size-complex="18pt" style:font-style-complex="italic" style:font-weight-complex="normal"/>
    </style:style>
    <style:style style:name="T722" style:family="text">
      <style:text-properties fo:font-variant="normal" fo:text-transform="none" fo:color="#000000" loext:opacity="100%" style:font-name="Bookman Old Style" fo:font-size="18pt" fo:letter-spacing="normal" fo:font-style="italic" style:text-underline-style="none" fo:font-weight="normal" officeooo:rsid="093c4872" fo:background-color="transparent" loext:char-shading-value="0" style:font-size-asian="18pt" style:font-style-asian="italic" style:font-weight-asian="normal" style:font-size-complex="18pt" style:font-style-complex="italic" style:font-weight-complex="normal"/>
    </style:style>
    <style:style style:name="T723" style:family="text">
      <style:text-properties fo:font-variant="normal" fo:text-transform="none" fo:color="#000000" loext:opacity="100%" style:font-name="Bookman Old Style" fo:font-size="18pt" fo:letter-spacing="normal" fo:font-style="italic" style:text-underline-style="none" fo:font-weight="normal" officeooo:rsid="093e94ba" fo:background-color="transparent" loext:char-shading-value="0" style:font-size-asian="18pt" style:font-style-asian="italic" style:font-weight-asian="normal" style:font-size-complex="18pt" style:font-style-complex="italic" style:font-weight-complex="normal"/>
    </style:style>
    <style:style style:name="T724" style:family="text">
      <style:text-properties fo:font-variant="normal" fo:text-transform="none" fo:color="#000000" loext:opacity="100%" style:font-name="Bookman Old Style" fo:font-size="18pt" fo:letter-spacing="normal" fo:font-style="italic" style:text-underline-style="none" fo:font-weight="normal" officeooo:rsid="093fd07d" fo:background-color="transparent" loext:char-shading-value="0" style:font-size-asian="18pt" style:font-style-asian="italic" style:font-weight-asian="normal" style:font-size-complex="18pt" style:font-style-complex="italic" style:font-weight-complex="normal"/>
    </style:style>
    <style:style style:name="T725" style:family="text">
      <style:text-properties fo:font-variant="normal" fo:text-transform="none" fo:color="#000000" loext:opacity="100%" style:font-name="Bookman Old Style" fo:font-size="18pt" fo:letter-spacing="normal" fo:font-style="italic" style:text-underline-style="none" fo:font-weight="normal" officeooo:rsid="09423580" fo:background-color="transparent" loext:char-shading-value="0" style:font-size-asian="18pt" style:font-style-asian="italic" style:font-weight-asian="normal" style:font-size-complex="18pt" style:font-style-complex="italic" style:font-weight-complex="normal"/>
    </style:style>
    <style:style style:name="T726" style:family="text">
      <style:text-properties fo:font-variant="normal" fo:text-transform="none" fo:color="#000000" loext:opacity="100%" style:font-name="Bookman Old Style" fo:font-size="18pt" fo:letter-spacing="normal" fo:font-style="italic" style:text-underline-style="none" fo:font-weight="normal" officeooo:rsid="094cb792" fo:background-color="transparent" loext:char-shading-value="0" style:font-size-asian="18pt" style:font-style-asian="italic" style:font-weight-asian="normal" style:font-size-complex="18pt" style:font-style-complex="italic" style:font-weight-complex="normal"/>
    </style:style>
    <style:style style:name="T727" style:family="text">
      <style:text-properties fo:font-variant="normal" fo:text-transform="none" fo:color="#000000" loext:opacity="100%" style:font-name="Bookman Old Style" fo:font-size="18pt" fo:letter-spacing="normal" fo:font-style="italic" style:text-underline-style="none" fo:font-weight="normal" officeooo:rsid="094cd578" fo:background-color="transparent" loext:char-shading-value="0" style:font-size-asian="18pt" style:font-style-asian="italic" style:font-weight-asian="normal" style:font-size-complex="18pt" style:font-style-complex="italic" style:font-weight-complex="normal"/>
    </style:style>
    <style:style style:name="T728"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729"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730"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731"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732"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733"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734"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735"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736"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737"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738"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739"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740"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741"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742"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743"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744"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745"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746"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747"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748"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749"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750"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751"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752"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753"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754"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755"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756"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757"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758"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759"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760"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761"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762"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763"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764"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765"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766"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767"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768"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769"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770"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771"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772"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773"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774"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775"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776"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777"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778"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779"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780"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781"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782"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783"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784"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785"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786"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787" style:family="text">
      <style:text-properties fo:font-variant="normal" fo:text-transform="none" fo:letter-spacing="normal" fo:font-style="normal" fo:font-weight="normal"/>
    </style:style>
    <style:style style:name="T788"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789"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790" style:family="text">
      <style:text-properties fo:font-variant="normal" fo:text-transform="none" fo:letter-spacing="normal" fo:font-style="normal" fo:font-weight="normal" style:font-style-asian="normal" style:font-weight-asian="normal" style:font-style-complex="normal" style:font-weight-complex="normal"/>
    </style:style>
    <style:style style:name="T791"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792"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793"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794"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795"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796"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797"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798"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799"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800"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801"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802" style:family="text">
      <style:text-properties fo:font-variant="normal" fo:text-transform="none" fo:letter-spacing="normal" fo:font-style="normal" fo:font-weight="normal" officeooo:rsid="02a6c604"/>
    </style:style>
    <style:style style:name="T803" style:family="text">
      <style:text-properties fo:font-variant="normal" fo:text-transform="none" fo:letter-spacing="normal" fo:font-style="normal" fo:font-weight="normal" officeooo:rsid="02ab1f46"/>
    </style:style>
    <style:style style:name="T804" style:family="text">
      <style:text-properties fo:font-variant="normal" fo:text-transform="none" fo:letter-spacing="normal" fo:font-style="normal" fo:font-weight="normal" officeooo:rsid="02ab6503"/>
    </style:style>
    <style:style style:name="T805" style:family="text">
      <style:text-properties fo:font-variant="normal" fo:text-transform="none" fo:letter-spacing="normal" fo:font-style="normal" fo:font-weight="normal" officeooo:rsid="02b1c971"/>
    </style:style>
    <style:style style:name="T806" style:family="text">
      <style:text-properties fo:font-variant="normal" fo:text-transform="none" fo:letter-spacing="normal" fo:font-style="normal" fo:font-weight="normal" officeooo:rsid="02b3041f"/>
    </style:style>
    <style:style style:name="T807" style:family="text">
      <style:text-properties fo:font-variant="normal" fo:text-transform="none" fo:letter-spacing="normal" fo:font-style="normal" fo:font-weight="normal" officeooo:rsid="039eaa39"/>
    </style:style>
    <style:style style:name="T808" style:family="text">
      <style:text-properties fo:font-variant="normal" fo:text-transform="none" fo:letter-spacing="normal" fo:font-style="normal" fo:font-weight="normal" officeooo:rsid="025ad5ce"/>
    </style:style>
    <style:style style:name="T809" style:family="text">
      <style:text-properties fo:font-variant="normal" fo:text-transform="none" fo:letter-spacing="normal" fo:font-style="normal" fo:font-weight="normal" officeooo:rsid="025b1db4"/>
    </style:style>
    <style:style style:name="T810" style:family="text">
      <style:text-properties fo:font-variant="normal" fo:text-transform="none" fo:letter-spacing="normal" fo:font-style="normal" fo:font-weight="normal" officeooo:rsid="046d0021"/>
    </style:style>
    <style:style style:name="T811" style:family="text">
      <style:text-properties fo:font-variant="normal" fo:text-transform="none" fo:letter-spacing="normal" fo:font-style="normal" fo:font-weight="normal" officeooo:rsid="0026b9d4"/>
    </style:style>
    <style:style style:name="T812" style:family="text">
      <style:text-properties fo:font-variant="normal" fo:text-transform="none" fo:letter-spacing="normal" fo:font-style="normal" fo:font-weight="normal" officeooo:rsid="01254d4c"/>
    </style:style>
    <style:style style:name="T813" style:family="text">
      <style:text-properties fo:font-variant="normal" fo:text-transform="none" fo:letter-spacing="normal" fo:font-style="normal" fo:font-weight="normal" officeooo:rsid="00272650"/>
    </style:style>
    <style:style style:name="T814" style:family="text">
      <style:text-properties fo:font-variant="normal" fo:text-transform="none" fo:letter-spacing="normal" fo:font-style="normal" fo:font-weight="normal" officeooo:rsid="01254d4c" style:font-weight-asian="normal" style:font-weight-complex="normal"/>
    </style:style>
    <style:style style:name="T815" style:family="text">
      <style:text-properties fo:font-variant="normal" fo:text-transform="none" fo:letter-spacing="normal" fo:font-style="normal" fo:font-weight="normal" officeooo:rsid="0032cd52"/>
    </style:style>
    <style:style style:name="T816" style:family="text">
      <style:text-properties fo:font-variant="normal" fo:text-transform="none" fo:letter-spacing="normal" fo:font-style="normal" fo:font-weight="normal" officeooo:rsid="02b48f17"/>
    </style:style>
    <style:style style:name="T817" style:family="text">
      <style:text-properties fo:font-variant="normal" fo:text-transform="none" fo:letter-spacing="normal" fo:font-style="normal" fo:font-weight="normal" officeooo:rsid="0034ac34"/>
    </style:style>
    <style:style style:name="T818" style:family="text">
      <style:text-properties fo:font-variant="normal" fo:text-transform="none" fo:letter-spacing="normal" fo:font-style="normal" fo:font-weight="normal" officeooo:rsid="0036495b"/>
    </style:style>
    <style:style style:name="T819" style:family="text">
      <style:text-properties fo:font-variant="normal" fo:text-transform="none" fo:letter-spacing="normal" fo:font-style="normal" fo:font-weight="normal" officeooo:rsid="00417d7d"/>
    </style:style>
    <style:style style:name="T820" style:family="text">
      <style:text-properties fo:font-variant="normal" fo:text-transform="none" fo:letter-spacing="normal" fo:font-style="normal" fo:font-weight="normal" officeooo:rsid="00405070"/>
    </style:style>
    <style:style style:name="T821" style:family="text">
      <style:text-properties fo:font-variant="normal" fo:text-transform="none" fo:letter-spacing="normal" fo:font-style="normal" fo:font-weight="normal" officeooo:rsid="02cfe386"/>
    </style:style>
    <style:style style:name="T822" style:family="text">
      <style:text-properties fo:font-variant="normal" fo:text-transform="none" fo:letter-spacing="normal" fo:font-style="normal" fo:font-weight="normal" officeooo:rsid="00432f4d"/>
    </style:style>
    <style:style style:name="T823" style:family="text">
      <style:text-properties fo:font-variant="normal" fo:text-transform="none" fo:letter-spacing="normal" fo:font-style="normal" fo:font-weight="normal" officeooo:rsid="03444b60"/>
    </style:style>
    <style:style style:name="T824" style:family="text">
      <style:text-properties fo:font-variant="normal" fo:text-transform="none" fo:letter-spacing="normal" fo:font-style="normal" fo:font-weight="normal" officeooo:rsid="0045cf4c"/>
    </style:style>
    <style:style style:name="T825" style:family="text">
      <style:text-properties fo:font-variant="normal" fo:text-transform="none" fo:letter-spacing="normal" fo:font-style="normal" fo:font-weight="normal" officeooo:rsid="004485a1"/>
    </style:style>
    <style:style style:name="T826" style:family="text">
      <style:text-properties fo:font-variant="normal" fo:text-transform="none" fo:letter-spacing="normal" fo:font-style="normal" fo:font-weight="normal" officeooo:rsid="0045393c"/>
    </style:style>
    <style:style style:name="T827" style:family="text">
      <style:text-properties fo:font-variant="normal" fo:text-transform="none" fo:letter-spacing="normal" fo:font-style="normal" fo:font-weight="normal" officeooo:rsid="00464ac7"/>
    </style:style>
    <style:style style:name="T828" style:family="text">
      <style:text-properties fo:font-variant="normal" fo:text-transform="none" fo:letter-spacing="normal" fo:font-style="normal" fo:font-weight="normal" officeooo:rsid="0047d042"/>
    </style:style>
    <style:style style:name="T829" style:family="text">
      <style:text-properties fo:font-variant="normal" fo:text-transform="none" fo:letter-spacing="normal" fo:font-style="normal" fo:font-weight="normal" officeooo:rsid="0048d57d"/>
    </style:style>
    <style:style style:name="T830" style:family="text">
      <style:text-properties fo:font-variant="normal" fo:text-transform="none" fo:letter-spacing="normal" fo:font-style="normal" fo:font-weight="normal" officeooo:rsid="0477b1f1"/>
    </style:style>
    <style:style style:name="T831" style:family="text">
      <style:text-properties fo:font-variant="normal" fo:text-transform="none" fo:letter-spacing="normal" fo:font-style="normal" fo:font-weight="normal" officeooo:rsid="004b5da6"/>
    </style:style>
    <style:style style:name="T832" style:family="text">
      <style:text-properties fo:font-variant="normal" fo:text-transform="none" fo:letter-spacing="normal" fo:font-style="normal" fo:font-weight="normal" officeooo:rsid="004c6c83"/>
    </style:style>
    <style:style style:name="T833" style:family="text">
      <style:text-properties fo:font-variant="normal" fo:text-transform="none" fo:letter-spacing="normal" fo:font-style="normal" fo:font-weight="normal" officeooo:rsid="00bfc8a8"/>
    </style:style>
    <style:style style:name="T834" style:family="text">
      <style:text-properties fo:font-variant="normal" fo:text-transform="none" fo:letter-spacing="normal" fo:font-style="normal" fo:font-weight="normal" officeooo:rsid="004e4f77"/>
    </style:style>
    <style:style style:name="T835" style:family="text">
      <style:text-properties fo:font-variant="normal" fo:text-transform="none" fo:letter-spacing="normal" fo:font-style="normal" fo:font-weight="normal" officeooo:rsid="004e6920"/>
    </style:style>
    <style:style style:name="T836" style:family="text">
      <style:text-properties fo:font-variant="normal" fo:text-transform="none" fo:letter-spacing="normal" fo:font-style="normal" fo:font-weight="normal" officeooo:rsid="004f98b2"/>
    </style:style>
    <style:style style:name="T837" style:family="text">
      <style:text-properties fo:font-variant="normal" fo:text-transform="none" fo:letter-spacing="normal" fo:font-style="normal" fo:font-weight="normal" officeooo:rsid="0050da91"/>
    </style:style>
    <style:style style:name="T838" style:family="text">
      <style:text-properties fo:font-variant="normal" fo:text-transform="none" fo:letter-spacing="normal" fo:font-style="normal" fo:font-weight="normal" officeooo:rsid="0126905e"/>
    </style:style>
    <style:style style:name="T839" style:family="text">
      <style:text-properties fo:font-variant="normal" fo:text-transform="none" fo:letter-spacing="normal" fo:font-style="normal" fo:font-weight="normal" officeooo:rsid="02b673b2"/>
    </style:style>
    <style:style style:name="T840" style:family="text">
      <style:text-properties fo:font-variant="normal" fo:text-transform="none" fo:letter-spacing="normal" fo:font-style="normal" fo:font-weight="normal" officeooo:rsid="02d62c11"/>
    </style:style>
    <style:style style:name="T841" style:family="text">
      <style:text-properties fo:font-variant="normal" fo:text-transform="none" fo:letter-spacing="normal" fo:font-style="normal" fo:font-weight="normal" officeooo:rsid="005235cf"/>
    </style:style>
    <style:style style:name="T842" style:family="text">
      <style:text-properties fo:font-variant="normal" fo:text-transform="none" fo:letter-spacing="normal" fo:font-style="normal" fo:font-weight="normal" officeooo:rsid="005518f0"/>
    </style:style>
    <style:style style:name="T843" style:family="text">
      <style:text-properties fo:font-variant="normal" fo:text-transform="none" fo:letter-spacing="normal" fo:font-style="normal" fo:font-weight="normal" officeooo:rsid="005bb5e4"/>
    </style:style>
    <style:style style:name="T844" style:family="text">
      <style:text-properties fo:font-variant="normal" fo:text-transform="none" fo:letter-spacing="normal" fo:font-style="normal" fo:font-weight="normal" officeooo:rsid="005c020c"/>
    </style:style>
    <style:style style:name="T845" style:family="text">
      <style:text-properties fo:font-variant="normal" fo:text-transform="none" fo:letter-spacing="normal" fo:font-style="normal" fo:font-weight="normal" officeooo:rsid="005c044e"/>
    </style:style>
    <style:style style:name="T846" style:family="text">
      <style:text-properties fo:font-variant="normal" fo:text-transform="none" fo:letter-spacing="normal" fo:font-style="normal" fo:font-weight="normal" officeooo:rsid="02d6f25c"/>
    </style:style>
    <style:style style:name="T847" style:family="text">
      <style:text-properties fo:font-variant="normal" fo:text-transform="none" fo:letter-spacing="normal" fo:font-style="normal" fo:font-weight="normal" officeooo:rsid="03179428"/>
    </style:style>
    <style:style style:name="T848"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849"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850" style:family="text">
      <style:text-properties fo:font-variant="normal" fo:text-transform="none" fo:letter-spacing="normal" officeooo:rsid="005c044e"/>
    </style:style>
    <style:style style:name="T851" style:family="text">
      <style:text-properties fo:font-variant="normal" fo:text-transform="none" fo:letter-spacing="normal" officeooo:rsid="0061614f"/>
    </style:style>
    <style:style style:name="T852" style:family="text">
      <style:text-properties fo:font-variant="normal" fo:text-transform="none" fo:letter-spacing="normal" officeooo:rsid="0063286c"/>
    </style:style>
    <style:style style:name="T853" style:family="text">
      <style:text-properties fo:font-variant="normal" fo:text-transform="none" fo:letter-spacing="normal" officeooo:rsid="0064129b"/>
    </style:style>
    <style:style style:name="T854" style:family="text">
      <style:text-properties fo:font-variant="normal" fo:text-transform="none" fo:letter-spacing="normal" officeooo:rsid="025a9f71"/>
    </style:style>
    <style:style style:name="T855" style:family="text">
      <style:text-properties fo:font-variant="normal" fo:text-transform="none" fo:letter-spacing="normal" officeooo:rsid="006c0019"/>
    </style:style>
    <style:style style:name="T856" style:family="text">
      <style:text-properties fo:font-variant="normal" fo:text-transform="none" fo:letter-spacing="normal" style:text-underline-style="none"/>
    </style:style>
    <style:style style:name="T857" style:family="text">
      <style:text-properties fo:font-variant="normal" fo:text-transform="none" fo:letter-spacing="normal" style:text-underline-style="none" officeooo:rsid="01501884"/>
    </style:style>
    <style:style style:name="T858" style:family="text">
      <style:text-properties fo:font-variant="normal" fo:text-transform="none" fo:letter-spacing="normal" style:text-underline-style="none" officeooo:rsid="0249ea0e"/>
    </style:style>
    <style:style style:name="T859" style:family="text">
      <style:text-properties fo:font-variant="normal" fo:text-transform="none" fo:letter-spacing="normal" style:text-underline-style="none" officeooo:rsid="019d8cf9"/>
    </style:style>
    <style:style style:name="T860" style:family="text">
      <style:text-properties fo:font-variant="normal" fo:text-transform="none" fo:letter-spacing="normal" style:text-underline-style="none" officeooo:rsid="019f861f"/>
    </style:style>
    <style:style style:name="T861" style:family="text">
      <style:text-properties fo:font-variant="normal" fo:text-transform="none" fo:letter-spacing="normal" style:text-underline-style="none" officeooo:rsid="0150c25f"/>
    </style:style>
    <style:style style:name="T862" style:family="text">
      <style:text-properties fo:font-variant="normal" fo:text-transform="none" fo:letter-spacing="normal" style:text-underline-style="none" officeooo:rsid="024956f2"/>
    </style:style>
    <style:style style:name="T863" style:family="text">
      <style:text-properties fo:font-variant="normal" fo:text-transform="none" fo:letter-spacing="normal" style:text-underline-style="none" officeooo:rsid="01a189c0"/>
    </style:style>
    <style:style style:name="T864" style:family="text">
      <style:text-properties fo:font-variant="normal" fo:text-transform="none" fo:letter-spacing="normal" style:text-underline-style="none" officeooo:rsid="02085075"/>
    </style:style>
    <style:style style:name="T865" style:family="text">
      <style:text-properties fo:font-variant="normal" fo:text-transform="none" fo:letter-spacing="normal" style:text-underline-style="none" officeooo:rsid="0154fc8e"/>
    </style:style>
    <style:style style:name="T866" style:family="text">
      <style:text-properties fo:font-variant="normal" fo:text-transform="none" fo:letter-spacing="normal" style:text-underline-style="none" officeooo:rsid="015a1462"/>
    </style:style>
    <style:style style:name="T867" style:family="text">
      <style:text-properties fo:font-variant="normal" fo:text-transform="none" fo:letter-spacing="normal" style:text-underline-style="none" officeooo:rsid="018ded30"/>
    </style:style>
    <style:style style:name="T868" style:family="text">
      <style:text-properties fo:font-variant="normal" fo:text-transform="none" fo:letter-spacing="normal" style:text-underline-style="none" officeooo:rsid="015aa2cc"/>
    </style:style>
    <style:style style:name="T869" style:family="text">
      <style:text-properties fo:font-variant="normal" fo:text-transform="none" fo:letter-spacing="normal" style:text-underline-style="none" officeooo:rsid="015b9e54"/>
    </style:style>
    <style:style style:name="T870" style:family="text">
      <style:text-properties fo:font-variant="normal" fo:text-transform="none" fo:letter-spacing="normal" style:text-underline-style="none" officeooo:rsid="015c6b66"/>
    </style:style>
    <style:style style:name="T871" style:family="text">
      <style:text-properties fo:font-variant="normal" fo:text-transform="none" fo:letter-spacing="normal" style:text-underline-style="none" officeooo:rsid="025b721f"/>
    </style:style>
    <style:style style:name="T872" style:family="text">
      <style:text-properties fo:font-variant="normal" fo:text-transform="none" fo:letter-spacing="normal" style:text-underline-style="none" officeooo:rsid="024b3d12"/>
    </style:style>
    <style:style style:name="T873" style:family="text">
      <style:text-properties fo:font-variant="normal" fo:text-transform="none" fo:letter-spacing="normal" style:text-underline-style="none" officeooo:rsid="015dbfac"/>
    </style:style>
    <style:style style:name="T874" style:family="text">
      <style:text-properties fo:font-variant="normal" fo:text-transform="none" fo:letter-spacing="normal" style:text-underline-style="none" officeooo:rsid="018e22a8"/>
    </style:style>
    <style:style style:name="T875" style:family="text">
      <style:text-properties fo:font-variant="normal" fo:text-transform="none" style:text-line-through-style="solid" style:text-line-through-type="single" fo:letter-spacing="normal" fo:font-style="normal" fo:font-weight="normal"/>
    </style:style>
    <style:style style:name="T876" style:family="text">
      <style:text-properties fo:font-variant="normal" fo:text-transform="none" style:text-line-through-style="solid" style:text-line-through-type="single" fo:letter-spacing="normal" fo:font-style="normal" fo:font-weight="normal" officeooo:rsid="02b3041f"/>
    </style:style>
    <style:style style:name="T877" style:family="text">
      <style:text-properties fo:font-variant="normal" fo:text-transform="none" style:text-line-through-style="solid" style:text-line-through-type="single" fo:letter-spacing="normal" officeooo:rsid="0061614f"/>
    </style:style>
    <style:style style:name="T878"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879"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880"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881"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882" style:family="text">
      <style:text-properties fo:font-variant="normal" fo:text-transform="none" style:font-name="Bookman Old Style" fo:letter-spacing="normal" fo:font-style="italic" fo:font-weight="normal" style:font-style-asian="italic" style:font-style-complex="italic"/>
    </style:style>
    <style:style style:name="T883" style:family="text">
      <style:text-properties fo:font-variant="normal" fo:text-transform="none" style:font-name="Bookman Old Style" fo:letter-spacing="normal" fo:font-style="italic" fo:font-weight="normal" officeooo:rsid="028a9b5d" style:font-style-asian="italic" style:font-style-complex="italic"/>
    </style:style>
    <style:style style:name="T884" style:family="text">
      <style:text-properties fo:font-variant="normal" fo:text-transform="none" style:font-name="Bookman Old Style" fo:letter-spacing="normal" fo:font-style="italic" fo:font-weight="normal" officeooo:rsid="008d7d5e" style:font-style-asian="italic" style:font-style-complex="italic"/>
    </style:style>
    <style:style style:name="T885"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886"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887"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888"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889"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890"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891"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892"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893"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894"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895"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896"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897"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898"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899"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900"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901"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902" style:family="text">
      <style:text-properties fo:font-variant="normal" fo:text-transform="none" style:font-name="Bookman Old Style" fo:letter-spacing="normal" fo:font-style="italic" fo:font-weight="normal" officeooo:rsid="03c68620" style:font-style-asian="italic" style:font-weight-asian="normal" style:font-style-complex="italic" style:font-weight-complex="normal"/>
    </style:style>
    <style:style style:name="T903"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904"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905"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906"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907"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908" style:family="text">
      <style:text-properties fo:font-variant="normal" fo:text-transform="none" style:font-name="Bookman Old Style" fo:letter-spacing="normal" fo:font-style="italic" style:font-style-asian="italic" style:font-style-complex="italic"/>
    </style:style>
    <style:style style:name="T909" style:family="text">
      <style:text-properties fo:font-variant="normal" fo:text-transform="none" style:font-name="Bookman Old Style" fo:letter-spacing="normal" fo:font-style="italic" officeooo:rsid="027a5da4" style:font-style-asian="italic" style:font-style-complex="italic"/>
    </style:style>
    <style:style style:name="T910" style:family="text">
      <style:text-properties fo:font-variant="normal" fo:text-transform="none" style:font-name="Bookman Old Style" fo:letter-spacing="normal" fo:font-style="normal" fo:font-weight="normal"/>
    </style:style>
    <style:style style:name="T911"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912"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913"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914"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915"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916"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917"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918"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919"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920"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921"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922"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923"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924"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925"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926"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927"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928"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929"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930"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931"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932"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933"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934"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935"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936"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937"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938"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939"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940"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941"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942"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943"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944"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945"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946"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947"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948"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949"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950"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951"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952"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953"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954"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955"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956"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957"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958"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959"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960"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961"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962"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963"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964"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965"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966"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967"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968"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969"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970"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971"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972"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973"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974"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975"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976"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977"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978"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979"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980"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981"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982"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983"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984"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985"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986"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987"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988"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989"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990"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991"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992"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993"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994"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995"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996"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997"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998"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999"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1000"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1001"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1002"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1003"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1004"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1005"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1006"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1007"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1008"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1009"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1010"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1011"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1012"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1013"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1014"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1015"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1016"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1017"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1018"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1019"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1020"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1021"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1022"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1023"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1024"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1025"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1026"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1027"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1028"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1029" style:family="text">
      <style:text-properties fo:font-variant="normal" fo:text-transform="none" style:font-name="Bookman Old Style" fo:letter-spacing="normal" fo:font-style="normal" fo:font-weight="normal" officeooo:rsid="040db0ee" style:font-style-asian="normal" style:font-style-complex="normal"/>
    </style:style>
    <style:style style:name="T1030" style:family="text">
      <style:text-properties fo:font-variant="normal" fo:text-transform="none" style:font-name="Bookman Old Style" fo:letter-spacing="normal" fo:font-style="normal" fo:font-weight="normal" officeooo:rsid="0410e1dd" style:font-style-asian="normal" style:font-style-complex="normal"/>
    </style:style>
    <style:style style:name="T1031" style:family="text">
      <style:text-properties fo:font-variant="normal" fo:text-transform="none" style:font-name="Bookman Old Style" fo:letter-spacing="normal" fo:font-style="normal" fo:font-weight="normal" officeooo:rsid="04140547" style:font-style-asian="normal" style:font-style-complex="normal"/>
    </style:style>
    <style:style style:name="T1032" style:family="text">
      <style:text-properties fo:font-variant="normal" fo:text-transform="none" style:font-name="Bookman Old Style" fo:letter-spacing="normal" fo:font-style="normal" fo:font-weight="normal" officeooo:rsid="04128f4f" style:font-style-asian="normal" style:font-style-complex="normal"/>
    </style:style>
    <style:style style:name="T1033" style:family="text">
      <style:text-properties fo:font-variant="normal" fo:text-transform="none" style:font-name="Bookman Old Style" fo:letter-spacing="normal" fo:font-style="normal" fo:font-weight="normal" officeooo:rsid="042cac04" style:font-style-asian="normal" style:font-style-complex="normal"/>
    </style:style>
    <style:style style:name="T1034" style:family="text">
      <style:text-properties fo:font-variant="normal" fo:text-transform="none" style:font-name="Bookman Old Style" fo:letter-spacing="normal" fo:font-style="normal" fo:font-weight="normal" officeooo:rsid="04151692" style:font-style-asian="normal" style:font-style-complex="normal"/>
    </style:style>
    <style:style style:name="T1035" style:family="text">
      <style:text-properties fo:font-variant="normal" fo:text-transform="none" style:font-name="Bookman Old Style" fo:letter-spacing="normal" fo:font-style="normal" fo:font-weight="normal" officeooo:rsid="04179461" style:font-style-asian="normal" style:font-style-complex="normal"/>
    </style:style>
    <style:style style:name="T1036" style:family="text">
      <style:text-properties fo:font-variant="normal" fo:text-transform="none" style:font-name="Bookman Old Style" fo:letter-spacing="normal" fo:font-style="normal" fo:font-weight="normal" officeooo:rsid="0418edd4" style:font-style-asian="normal" style:font-style-complex="normal"/>
    </style:style>
    <style:style style:name="T1037" style:family="text">
      <style:text-properties fo:font-variant="normal" fo:text-transform="none" style:font-name="Bookman Old Style" fo:letter-spacing="normal" fo:font-style="normal" fo:font-weight="normal" officeooo:rsid="041cb9ea" style:font-style-asian="normal" style:font-style-complex="normal"/>
    </style:style>
    <style:style style:name="T1038" style:family="text">
      <style:text-properties fo:font-variant="normal" fo:text-transform="none" style:font-name="Bookman Old Style" fo:letter-spacing="normal" fo:font-style="normal" fo:font-weight="normal" officeooo:rsid="041ea6a3" style:font-style-asian="normal" style:font-style-complex="normal"/>
    </style:style>
    <style:style style:name="T1039" style:family="text">
      <style:text-properties fo:font-variant="normal" fo:text-transform="none" style:font-name="Bookman Old Style" fo:letter-spacing="normal" fo:font-style="normal" fo:font-weight="normal" officeooo:rsid="04166c47" style:font-style-asian="normal" style:font-style-complex="normal"/>
    </style:style>
    <style:style style:name="T1040" style:family="text">
      <style:text-properties fo:font-variant="normal" fo:text-transform="none" style:font-name="Bookman Old Style" fo:letter-spacing="normal" fo:font-style="normal" fo:font-weight="normal" officeooo:rsid="03179428"/>
    </style:style>
    <style:style style:name="T1041" style:family="text">
      <style:text-properties fo:font-variant="normal" fo:text-transform="none" style:font-name="Bookman Old Style" fo:letter-spacing="normal" fo:font-style="normal" fo:font-weight="normal" officeooo:rsid="0053b755"/>
    </style:style>
    <style:style style:name="T1042" style:family="text">
      <style:text-properties fo:font-variant="normal" fo:text-transform="none" style:font-name="Bookman Old Style" fo:letter-spacing="normal" fo:font-style="normal" fo:font-weight="normal" style:font-weight-asian="normal" style:font-weight-complex="normal"/>
    </style:style>
    <style:style style:name="T1043" style:family="text">
      <style:text-properties fo:font-variant="normal" fo:text-transform="none" style:font-name="Bookman Old Style" fo:letter-spacing="normal" fo:font-style="normal" fo:font-weight="normal" officeooo:rsid="008122b1" style:font-weight-asian="normal" style:font-weight-complex="normal"/>
    </style:style>
    <style:style style:name="T1044" style:family="text">
      <style:text-properties fo:font-variant="normal" fo:text-transform="none" style:font-name="Bookman Old Style" fo:letter-spacing="normal" fo:font-style="normal" fo:font-weight="normal" officeooo:rsid="0082e3ed" style:font-weight-asian="normal" style:font-weight-complex="normal"/>
    </style:style>
    <style:style style:name="T1045" style:family="text">
      <style:text-properties fo:font-variant="normal" fo:text-transform="none" style:font-name="Bookman Old Style" fo:letter-spacing="normal" fo:font-style="normal" fo:font-weight="normal" officeooo:rsid="01076118" style:font-weight-asian="normal" style:font-weight-complex="normal"/>
    </style:style>
    <style:style style:name="T1046" style:family="text">
      <style:text-properties fo:font-variant="normal" fo:text-transform="none" style:font-name="Bookman Old Style" fo:letter-spacing="normal" fo:font-style="normal" fo:font-weight="normal" officeooo:rsid="00d9e472" style:font-weight-asian="normal" style:font-weight-complex="normal"/>
    </style:style>
    <style:style style:name="T1047" style:family="text">
      <style:text-properties fo:font-variant="normal" fo:text-transform="none" style:font-name="Bookman Old Style" fo:letter-spacing="normal" fo:font-style="normal" fo:font-weight="normal" officeooo:rsid="0083e2c5" style:font-weight-asian="normal" style:font-weight-complex="normal"/>
    </style:style>
    <style:style style:name="T1048" style:family="text">
      <style:text-properties fo:font-variant="normal" fo:text-transform="none" style:font-name="Bookman Old Style" fo:letter-spacing="normal" fo:font-style="normal" fo:font-weight="normal" officeooo:rsid="0084d08b" style:font-weight-asian="normal" style:font-weight-complex="normal"/>
    </style:style>
    <style:style style:name="T1049" style:family="text">
      <style:text-properties fo:font-variant="normal" fo:text-transform="none" style:font-name="Bookman Old Style" fo:letter-spacing="normal" fo:font-style="normal" fo:font-weight="normal" officeooo:rsid="00d92e71" style:font-weight-asian="normal" style:font-weight-complex="normal"/>
    </style:style>
    <style:style style:name="T1050" style:family="text">
      <style:text-properties fo:font-variant="normal" fo:text-transform="none" style:font-name="Bookman Old Style" fo:letter-spacing="normal" fo:font-style="normal" fo:font-weight="normal" officeooo:rsid="0084dd67" style:font-weight-asian="normal" style:font-weight-complex="normal"/>
    </style:style>
    <style:style style:name="T1051" style:family="text">
      <style:text-properties fo:font-variant="normal" fo:text-transform="none" style:font-name="Bookman Old Style" fo:letter-spacing="normal" fo:font-style="normal" fo:font-weight="normal" officeooo:rsid="0085c943" style:font-weight-asian="normal" style:font-weight-complex="normal"/>
    </style:style>
    <style:style style:name="T1052" style:family="text">
      <style:text-properties fo:font-variant="normal" fo:text-transform="none" style:font-name="Bookman Old Style" fo:letter-spacing="normal" fo:font-style="normal" fo:font-weight="normal" officeooo:rsid="02d87290" style:font-weight-asian="normal" style:font-weight-complex="normal"/>
    </style:style>
    <style:style style:name="T1053" style:family="text">
      <style:text-properties fo:font-variant="normal" fo:text-transform="none" style:font-name="Bookman Old Style" fo:letter-spacing="normal" fo:font-style="normal" fo:font-weight="normal" officeooo:rsid="0085e790" style:font-weight-asian="normal" style:font-weight-complex="normal"/>
    </style:style>
    <style:style style:name="T1054" style:family="text">
      <style:text-properties fo:font-variant="normal" fo:text-transform="none" style:font-name="Bookman Old Style" fo:letter-spacing="normal" fo:font-style="normal" fo:font-weight="normal" officeooo:rsid="008d7d5e" style:font-weight-asian="normal" style:font-weight-complex="normal"/>
    </style:style>
    <style:style style:name="T1055" style:family="text">
      <style:text-properties fo:font-variant="normal" fo:text-transform="none" style:font-name="Bookman Old Style" fo:letter-spacing="normal" fo:font-style="normal" fo:font-weight="normal" officeooo:rsid="02d6f25c" style:font-weight-asian="normal" style:font-weight-complex="normal"/>
    </style:style>
    <style:style style:name="T1056" style:family="text">
      <style:text-properties fo:font-variant="normal" fo:text-transform="none" style:font-name="Bookman Old Style" fo:letter-spacing="normal" fo:font-style="normal" fo:font-weight="normal" officeooo:rsid="00939fc7" style:font-weight-asian="normal" style:font-weight-complex="normal"/>
    </style:style>
    <style:style style:name="T1057" style:family="text">
      <style:text-properties fo:font-variant="normal" fo:text-transform="none" style:font-name="Bookman Old Style" fo:letter-spacing="normal" fo:font-style="normal" fo:font-weight="normal" fo:background-color="transparent" loext:char-shading-value="0"/>
    </style:style>
    <style:style style:name="T1058"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1059"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1060" style:family="text">
      <style:text-properties fo:font-variant="normal" fo:text-transform="none" style:font-name="Bookman Old Style" fo:letter-spacing="normal" fo:font-style="normal" fo:font-weight="normal" officeooo:rsid="0237dad3"/>
    </style:style>
    <style:style style:name="T1061" style:family="text">
      <style:text-properties fo:font-variant="normal" fo:text-transform="none" style:font-name="Bookman Old Style" fo:letter-spacing="normal" fo:font-style="normal" fo:font-weight="normal" officeooo:rsid="0260b1b7"/>
    </style:style>
    <style:style style:name="T1062" style:family="text">
      <style:text-properties fo:font-variant="normal" fo:text-transform="none" style:font-name="Bookman Old Style" fo:letter-spacing="normal" fo:font-style="normal" fo:font-weight="normal" officeooo:rsid="026274f6"/>
    </style:style>
    <style:style style:name="T1063" style:family="text">
      <style:text-properties fo:font-variant="normal" fo:text-transform="none" style:font-name="Bookman Old Style" fo:letter-spacing="normal" fo:font-style="normal" fo:font-weight="normal" officeooo:rsid="026380cf"/>
    </style:style>
    <style:style style:name="T1064" style:family="text">
      <style:text-properties fo:font-variant="normal" fo:text-transform="none" style:font-name="Bookman Old Style" fo:letter-spacing="normal" fo:font-style="normal" fo:font-weight="normal" officeooo:rsid="0264901a"/>
    </style:style>
    <style:style style:name="T1065" style:family="text">
      <style:text-properties fo:font-variant="normal" fo:text-transform="none" style:font-name="Bookman Old Style" fo:letter-spacing="normal" fo:font-style="normal" fo:font-weight="normal" officeooo:rsid="02676e41"/>
    </style:style>
    <style:style style:name="T1066" style:family="text">
      <style:text-properties fo:font-variant="normal" fo:text-transform="none" style:font-name="Bookman Old Style" fo:letter-spacing="normal" fo:font-style="normal" fo:font-weight="normal" officeooo:rsid="026a7d75"/>
    </style:style>
    <style:style style:name="T1067" style:family="text">
      <style:text-properties fo:font-variant="normal" fo:text-transform="none" style:font-name="Bookman Old Style" fo:letter-spacing="normal" fo:font-style="normal" fo:font-weight="normal" officeooo:rsid="02899220"/>
    </style:style>
    <style:style style:name="T1068" style:family="text">
      <style:text-properties fo:font-variant="normal" fo:text-transform="none" style:font-name="Bookman Old Style" fo:letter-spacing="normal" fo:font-style="normal" fo:font-weight="normal" officeooo:rsid="026d8ccf"/>
    </style:style>
    <style:style style:name="T1069" style:family="text">
      <style:text-properties fo:font-variant="normal" fo:text-transform="none" style:font-name="Bookman Old Style" fo:letter-spacing="normal" fo:font-style="normal" fo:font-weight="normal" officeooo:rsid="035255e4"/>
    </style:style>
    <style:style style:name="T1070" style:family="text">
      <style:text-properties fo:font-variant="normal" fo:text-transform="none" style:font-name="Bookman Old Style" fo:letter-spacing="normal" fo:font-style="normal" fo:font-weight="normal" officeooo:rsid="02e2c00d"/>
    </style:style>
    <style:style style:name="T1071" style:family="text">
      <style:text-properties fo:font-variant="normal" fo:text-transform="none" style:font-name="Bookman Old Style" fo:letter-spacing="normal" fo:font-style="normal" fo:font-weight="normal" officeooo:rsid="030bf67c"/>
    </style:style>
    <style:style style:name="T1072" style:family="text">
      <style:text-properties fo:font-variant="normal" fo:text-transform="none" style:font-name="Bookman Old Style" fo:letter-spacing="normal" fo:font-style="normal" fo:font-weight="normal" officeooo:rsid="030c13c9"/>
    </style:style>
    <style:style style:name="T1073" style:family="text">
      <style:text-properties fo:font-variant="normal" fo:text-transform="none" style:font-name="Bookman Old Style" fo:letter-spacing="normal" fo:font-style="normal" fo:font-weight="normal" officeooo:rsid="030c76e9"/>
    </style:style>
    <style:style style:name="T1074" style:family="text">
      <style:text-properties fo:font-variant="normal" fo:text-transform="none" style:font-name="Bookman Old Style" fo:letter-spacing="normal" fo:font-style="normal" fo:font-weight="normal" officeooo:rsid="030d6e0f"/>
    </style:style>
    <style:style style:name="T1075" style:family="text">
      <style:text-properties fo:font-variant="normal" fo:text-transform="none" style:font-name="Bookman Old Style" fo:letter-spacing="normal" fo:font-style="normal" fo:font-weight="normal" officeooo:rsid="0311033b"/>
    </style:style>
    <style:style style:name="T1076" style:family="text">
      <style:text-properties fo:font-variant="normal" fo:text-transform="none" style:font-name="Bookman Old Style" fo:letter-spacing="normal" fo:font-style="normal" fo:font-weight="normal" officeooo:rsid="031251fa"/>
    </style:style>
    <style:style style:name="T1077" style:family="text">
      <style:text-properties fo:font-variant="normal" fo:text-transform="none" style:font-name="Bookman Old Style" fo:letter-spacing="normal" fo:font-style="normal" fo:font-weight="normal" officeooo:rsid="03126ae2"/>
    </style:style>
    <style:style style:name="T1078" style:family="text">
      <style:text-properties fo:font-variant="normal" fo:text-transform="none" style:font-name="Bookman Old Style" fo:letter-spacing="normal" fo:font-style="normal" fo:font-weight="normal" officeooo:rsid="03c6feaa"/>
    </style:style>
    <style:style style:name="T1079" style:family="text">
      <style:text-properties fo:font-variant="normal" fo:text-transform="none" style:font-name="Bookman Old Style" fo:letter-spacing="normal" fo:font-style="normal" fo:font-weight="normal" officeooo:rsid="042b4577"/>
    </style:style>
    <style:style style:name="T1080" style:family="text">
      <style:text-properties fo:font-variant="normal" fo:text-transform="none" style:font-name="Bookman Old Style" fo:letter-spacing="normal" fo:font-style="normal" fo:font-weight="normal" officeooo:rsid="03c88527"/>
    </style:style>
    <style:style style:name="T1081" style:family="text">
      <style:text-properties fo:font-variant="normal" fo:text-transform="none" style:font-name="Bookman Old Style" fo:letter-spacing="normal" fo:font-style="normal" fo:font-weight="normal" officeooo:rsid="03fb1d9b" loext:padding="0cm" loext:border="none"/>
    </style:style>
    <style:style style:name="T1082" style:family="text">
      <style:text-properties fo:font-variant="normal" fo:text-transform="none" style:font-name="Bookman Old Style" fo:letter-spacing="normal" fo:font-style="normal" fo:font-weight="normal" officeooo:rsid="03fc7fd1" loext:padding="0cm" loext:border="none"/>
    </style:style>
    <style:style style:name="T1083" style:family="text">
      <style:text-properties fo:font-variant="normal" fo:text-transform="none" style:font-name="Bookman Old Style" fo:letter-spacing="normal" fo:font-style="normal" fo:font-weight="normal" officeooo:rsid="043b97f3"/>
    </style:style>
    <style:style style:name="T1084" style:family="text">
      <style:text-properties fo:font-variant="normal" fo:text-transform="none" style:font-name="Bookman Old Style" fo:letter-spacing="normal" fo:font-style="normal" fo:font-weight="normal" officeooo:rsid="07f7d220"/>
    </style:style>
    <style:style style:name="T1085"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1086"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1087"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1088"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1089"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1090"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1091"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1092"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1093"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1094"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1095"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1096"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1097"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1098"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1099"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1100"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1101"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1102"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1103"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1104"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1105"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1106"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1107"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1108"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1109"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1110"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1111"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1112"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1113"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1114"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1115"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1116"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1117"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118"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119"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1120"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1121"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1122"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1123"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1124"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1125"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126"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1127"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1128"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1129"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1130"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1131"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1132"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1133"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1134"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1135"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1136"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1137"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1138"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1139"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1140"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1141"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1142"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1143"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1144"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1145"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1146"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1147"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1148"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1149"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1150"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1151"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1152"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1153"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1154"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1155"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1156"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1157"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1158"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1159"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1160"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161"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1162"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1163"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1164"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1165"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1166"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1167"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1168"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1169"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1170"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1171"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1172"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1173"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1174"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1175"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1176"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1177"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1178"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1179"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1180"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1181"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1182"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1183"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1184"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1185"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1186"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1187"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1188"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1189"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1190"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1191"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1192"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1193"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1194"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1195"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1196" style:family="text">
      <style:text-properties fo:font-variant="normal" fo:text-transform="none" style:font-name="Bookman Old Style" fo:letter-spacing="normal" fo:font-style="normal" style:text-underline-style="none" fo:font-weight="normal" officeooo:rsid="083337ea" style:font-style-asian="normal" style:font-weight-asian="normal" style:font-style-complex="normal" style:font-weight-complex="normal"/>
    </style:style>
    <style:style style:name="T1197" style:family="text">
      <style:text-properties fo:font-variant="normal" fo:text-transform="none" style:font-name="Bookman Old Style" fo:letter-spacing="normal" fo:font-style="normal" style:text-underline-style="none" fo:font-weight="normal" fo:background-color="transparent" loext:char-shading-value="0"/>
    </style:style>
    <style:style style:name="T1198"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1199"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1200"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1201"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1202"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1203"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204"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1205"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1206"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1207"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1208"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1209"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1210"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1211"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1212"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1213"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1214"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1215"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1216"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1217"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1218"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1219"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1220"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1221"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1222"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1223"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1224"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1225"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1226"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1227"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1228" style:family="text">
      <style:text-properties fo:font-variant="normal" fo:text-transform="none" style:font-name="Bookman Old Style" fo:letter-spacing="normal" fo:font-style="normal" style:text-underline-style="none" fo:font-weight="normal" officeooo:rsid="015dbfac"/>
    </style:style>
    <style:style style:name="T1229"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1230"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1231"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1232"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1233" style:family="text">
      <style:text-properties fo:font-variant="normal" fo:text-transform="none" style:font-name="Bookman Old Style" fo:letter-spacing="normal" fo:language="en" fo:country="IN" fo:font-style="normal" fo:font-weight="normal" officeooo:rsid="008122b1"/>
    </style:style>
    <style:style style:name="T1234" style:family="text">
      <style:text-properties fo:font-variant="normal" fo:text-transform="none" style:font-name="Bookman Old Style" fo:letter-spacing="normal" fo:language="en" fo:country="IN" fo:font-style="normal" fo:font-weight="normal" officeooo:rsid="02d6f25c"/>
    </style:style>
    <style:style style:name="T1235" style:family="text">
      <style:text-properties fo:font-variant="normal" fo:text-transform="none" style:font-name="Bookman Old Style" fo:letter-spacing="normal" style:text-underline-style="none" officeooo:rsid="015dbfac"/>
    </style:style>
    <style:style style:name="T1236" style:family="text">
      <style:text-properties fo:font-variant="normal" fo:text-transform="none" style:font-name="Bookman Old Style" fo:letter-spacing="normal" fo:font-weight="normal" officeooo:rsid="02da550e"/>
    </style:style>
    <style:style style:name="T1237" style:family="text">
      <style:text-properties fo:font-variant="normal" fo:text-transform="none" style:font-name="Bookman Old Style" fo:letter-spacing="normal" fo:font-weight="normal" officeooo:rsid="02e1f75d"/>
    </style:style>
    <style:style style:name="T1238" style:family="text">
      <style:text-properties fo:font-variant="normal" fo:text-transform="none" style:font-name="Bookman Old Style" fo:letter-spacing="normal" fo:font-weight="normal" officeooo:rsid="04c8eff4"/>
    </style:style>
    <style:style style:name="T1239" style:family="text">
      <style:text-properties fo:font-variant="normal" fo:text-transform="none" style:font-name="Bookman Old Style" fo:letter-spacing="normal" fo:font-weight="normal" officeooo:rsid="02e258ae"/>
    </style:style>
    <style:style style:name="T1240" style:family="text">
      <style:text-properties fo:font-variant="normal" fo:text-transform="none" style:font-name="Bookman Old Style" fo:letter-spacing="normal" fo:font-weight="normal" style:font-weight-asian="normal" style:font-weight-complex="normal"/>
    </style:style>
    <style:style style:name="T1241" style:family="text">
      <style:text-properties fo:font-variant="normal" fo:text-transform="none" style:font-name="Bookman Old Style" fo:letter-spacing="normal" fo:font-weight="normal" officeooo:rsid="03126ae2" style:font-weight-asian="normal" style:font-weight-complex="normal"/>
    </style:style>
    <style:style style:name="T1242" style:family="text">
      <style:text-properties fo:font-variant="normal" fo:text-transform="none" style:font-name="Bookman Old Style" fo:letter-spacing="normal" officeooo:rsid="03582b6a"/>
    </style:style>
    <style:style style:name="T1243" style:family="text">
      <style:text-properties fo:font-variant="normal" fo:text-transform="none" style:font-name="Bookman Old Style" fo:letter-spacing="normal" officeooo:rsid="03594f11"/>
    </style:style>
    <style:style style:name="T1244" style:family="text">
      <style:text-properties fo:font-variant="normal" fo:text-transform="none" style:font-name="Bookman Old Style" fo:letter-spacing="normal" officeooo:rsid="04280edc"/>
    </style:style>
    <style:style style:name="T1245" style:family="text">
      <style:text-properties fo:font-variant="normal" fo:text-transform="none" style:font-name="Bookman Old Style" fo:letter-spacing="normal" officeooo:rsid="055a303d"/>
    </style:style>
    <style:style style:name="T1246" style:family="text">
      <style:text-properties fo:font-variant="normal" fo:text-transform="none" style:font-name="Bookman Old Style" fo:letter-spacing="normal" officeooo:rsid="0428e328"/>
    </style:style>
    <style:style style:name="T1247" style:family="text">
      <style:text-properties fo:font-variant="normal" fo:text-transform="none" style:font-name="Bookman Old Style" fo:letter-spacing="normal" officeooo:rsid="035a7dae"/>
    </style:style>
    <style:style style:name="T1248" style:family="text">
      <style:text-properties fo:font-variant="normal" fo:text-transform="none" style:font-name="Bookman Old Style" fo:letter-spacing="normal" officeooo:rsid="035e1c63"/>
    </style:style>
    <style:style style:name="T1249" style:family="text">
      <style:text-properties fo:font-variant="normal" fo:text-transform="none" style:font-name="Bookman Old Style" fo:letter-spacing="normal" officeooo:rsid="035f3a00"/>
    </style:style>
    <style:style style:name="T1250" style:family="text">
      <style:text-properties fo:font-variant="normal" fo:text-transform="none" style:font-name="Bookman Old Style" fo:letter-spacing="normal" officeooo:rsid="03608433"/>
    </style:style>
    <style:style style:name="T1251" style:family="text">
      <style:text-properties fo:font-variant="normal" fo:text-transform="none" style:font-name="Bookman Old Style" fo:letter-spacing="normal" officeooo:rsid="043df649"/>
    </style:style>
    <style:style style:name="T1252"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1253"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1254"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1255"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1256"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1257"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1258"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259"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260"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1261"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1262"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1263"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1264"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1265"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1266"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1267"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1268"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1269"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1270"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1271"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1272"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1273"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1274"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1275"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1276"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1277"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1278"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1279"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1280"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1281"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1282"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1283"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1284"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1285"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1286"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1287"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1288"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1289"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1290"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1291"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1292"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1293"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1294"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1295"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1296"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1297"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1298"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1299"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1300"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1301"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1302"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1303"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1304"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1305"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1306"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1307"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1308"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1309"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1310" style:family="text">
      <style:text-properties fo:font-variant="normal" fo:text-transform="none" style:text-line-through-style="none" style:text-line-through-type="none" fo:letter-spacing="normal" fo:font-style="normal" fo:font-weight="normal"/>
    </style:style>
    <style:style style:name="T1311" style:family="text">
      <style:text-properties fo:font-variant="normal" fo:text-transform="none" style:text-line-through-style="none" style:text-line-through-type="none" fo:letter-spacing="normal" fo:font-style="normal" fo:font-weight="normal" fo:background-color="#ffffff" loext:char-shading-value="0"/>
    </style:style>
    <style:style style:name="T1312"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1313"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1314"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1315"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1316"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317"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318"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319"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320"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321"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322"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323" style:family="text">
      <style:text-properties fo:font-variant="normal" fo:text-transform="none" fo:color="#c9211e"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1324" style:family="text">
      <style:text-properties fo:font-variant="normal" fo:text-transform="none" fo:color="#c9211e" loext:opacity="100%" style:font-name="Bookman Old Style" fo:font-size="18pt" fo:letter-spacing="normal" fo:font-style="normal" style:text-underline-style="none" fo:font-weight="normal" officeooo:rsid="07ea9d09" fo:background-color="transparent" loext:char-shading-value="0" style:font-size-asian="18pt" style:font-style-asian="normal" style:font-weight-asian="normal" style:font-size-complex="18pt" style:font-style-complex="normal" style:font-weight-complex="normal"/>
    </style:style>
    <style:style style:name="T1325" style:family="text">
      <style:text-properties fo:font-variant="normal" fo:text-transform="none" fo:color="#c9211e" loext:opacity="100%" style:font-name="Bookman Old Style" fo:font-size="18pt" fo:letter-spacing="normal" fo:font-style="normal" style:text-underline-style="none" fo:font-weight="normal" officeooo:rsid="07f7d220" fo:background-color="transparent" loext:char-shading-value="0" style:font-size-asian="18pt" style:font-style-asian="normal" style:font-weight-asian="normal" style:font-size-complex="18pt" style:font-style-complex="normal" style:font-weight-complex="normal"/>
    </style:style>
    <style:style style:name="T1326" style:family="text">
      <style:text-properties officeooo:rsid="006c0019"/>
    </style:style>
    <style:style style:name="T1327" style:family="text">
      <style:text-properties officeooo:rsid="0072c5b9"/>
    </style:style>
    <style:style style:name="T1328" style:family="text">
      <style:text-properties officeooo:rsid="00737b1f"/>
    </style:style>
    <style:style style:name="T1329" style:family="text">
      <style:text-properties officeooo:rsid="00755941"/>
    </style:style>
    <style:style style:name="T1330" style:family="text">
      <style:text-properties officeooo:rsid="00763b56"/>
    </style:style>
    <style:style style:name="T1331" style:family="text">
      <style:text-properties officeooo:rsid="00792230"/>
    </style:style>
    <style:style style:name="T1332" style:family="text">
      <style:text-properties fo:font-style="italic" style:font-style-asian="italic" style:font-style-complex="italic"/>
    </style:style>
    <style:style style:name="T1333" style:family="text">
      <style:text-properties fo:font-style="italic" officeooo:rsid="0231f677" style:font-style-asian="italic" style:font-style-complex="italic"/>
    </style:style>
    <style:style style:name="T1334" style:family="text">
      <style:text-properties fo:font-style="italic" officeooo:rsid="02340a1c" style:font-style-asian="italic" style:font-style-complex="italic"/>
    </style:style>
    <style:style style:name="T1335" style:family="text">
      <style:text-properties fo:font-style="italic" officeooo:rsid="041ea6a3" style:font-style-asian="italic" style:font-style-complex="italic"/>
    </style:style>
    <style:style style:name="T1336" style:family="text">
      <style:text-properties fo:font-style="italic" officeooo:rsid="04203ea5" style:font-style-asian="italic" style:font-style-complex="italic"/>
    </style:style>
    <style:style style:name="T1337" style:family="text">
      <style:text-properties fo:font-style="italic" officeooo:rsid="043a20b9" style:font-style-asian="italic" style:font-style-complex="italic"/>
    </style:style>
    <style:style style:name="T1338" style:family="text">
      <style:text-properties fo:font-style="italic" fo:background-color="transparent" loext:char-shading-value="0" style:font-style-asian="italic" style:font-style-complex="italic"/>
    </style:style>
    <style:style style:name="T1339" style:family="text">
      <style:text-properties officeooo:rsid="008cd154"/>
    </style:style>
    <style:style style:name="T1340" style:family="text">
      <style:text-properties officeooo:rsid="00918c52"/>
    </style:style>
    <style:style style:name="T1341" style:family="text">
      <style:text-properties officeooo:rsid="00a68b73"/>
    </style:style>
    <style:style style:name="T1342" style:family="text">
      <style:text-properties officeooo:rsid="00ad49d7"/>
    </style:style>
    <style:style style:name="T1343" style:family="text">
      <style:text-properties officeooo:rsid="00bf5e1a"/>
    </style:style>
    <style:style style:name="T1344" style:family="text">
      <style:text-properties officeooo:rsid="00c05291"/>
    </style:style>
    <style:style style:name="T1345" style:family="text">
      <style:text-properties officeooo:rsid="00c3b151"/>
    </style:style>
    <style:style style:name="T1346" style:family="text">
      <style:text-properties officeooo:rsid="00d30964"/>
    </style:style>
    <style:style style:name="T1347" style:family="text">
      <style:text-properties officeooo:rsid="00d92046"/>
    </style:style>
    <style:style style:name="T1348" style:family="text">
      <style:text-properties officeooo:rsid="00e47078"/>
    </style:style>
    <style:style style:name="T1349" style:family="text">
      <style:text-properties officeooo:rsid="00e54a20"/>
    </style:style>
    <style:style style:name="T1350" style:family="text">
      <style:text-properties officeooo:rsid="01254d4c"/>
    </style:style>
    <style:style style:name="T1351" style:family="text">
      <style:text-properties officeooo:rsid="012d0666"/>
    </style:style>
    <style:style style:name="T1352" style:family="text">
      <style:text-properties officeooo:rsid="0141054c"/>
    </style:style>
    <style:style style:name="T1353" style:family="text">
      <style:text-properties officeooo:rsid="0188825b"/>
    </style:style>
    <style:style style:name="T1354" style:family="text">
      <style:text-properties officeooo:rsid="018ded30"/>
    </style:style>
    <style:style style:name="T1355" style:family="text">
      <style:text-properties officeooo:rsid="018e22a8"/>
    </style:style>
    <style:style style:name="T1356" style:family="text">
      <style:text-properties officeooo:rsid="0199af3d"/>
    </style:style>
    <style:style style:name="T1357" style:family="text">
      <style:text-properties officeooo:rsid="01a189c0"/>
    </style:style>
    <style:style style:name="T1358" style:family="text">
      <style:text-properties officeooo:rsid="01a29c4d"/>
    </style:style>
    <style:style style:name="T1359" style:family="text">
      <style:text-properties officeooo:rsid="01a67e23"/>
    </style:style>
    <style:style style:name="T1360" style:family="text">
      <style:text-properties officeooo:rsid="01a93109"/>
    </style:style>
    <style:style style:name="T1361" style:family="text">
      <style:text-properties officeooo:rsid="01aafab9"/>
    </style:style>
    <style:style style:name="T1362" style:family="text">
      <style:text-properties officeooo:rsid="01aafc7b"/>
    </style:style>
    <style:style style:name="T1363" style:family="text">
      <style:text-properties officeooo:rsid="01ae0ae6"/>
    </style:style>
    <style:style style:name="T1364" style:family="text">
      <style:text-properties officeooo:rsid="01b00e67"/>
    </style:style>
    <style:style style:name="T1365" style:family="text">
      <style:text-properties officeooo:rsid="01bb7596"/>
    </style:style>
    <style:style style:name="T1366" style:family="text">
      <style:text-properties officeooo:rsid="01bcb664"/>
    </style:style>
    <style:style style:name="T1367" style:family="text">
      <style:text-properties officeooo:rsid="01c33827"/>
    </style:style>
    <style:style style:name="T1368" style:family="text">
      <style:text-properties officeooo:rsid="01c921c8"/>
    </style:style>
    <style:style style:name="T1369" style:family="text">
      <style:text-properties officeooo:rsid="01d6c36f"/>
    </style:style>
    <style:style style:name="T1370" style:family="text">
      <style:text-properties officeooo:rsid="01dad05a"/>
    </style:style>
    <style:style style:name="T1371" style:family="text">
      <style:text-properties officeooo:rsid="01dca679"/>
    </style:style>
    <style:style style:name="T1372" style:family="text">
      <style:text-properties officeooo:rsid="01de28c8"/>
    </style:style>
    <style:style style:name="T1373" style:family="text">
      <style:text-properties officeooo:rsid="01de3857"/>
    </style:style>
    <style:style style:name="T1374" style:family="text">
      <style:text-properties officeooo:rsid="01dfaa44"/>
    </style:style>
    <style:style style:name="T1375" style:family="text">
      <style:text-properties officeooo:rsid="01e0fa84"/>
    </style:style>
    <style:style style:name="T1376" style:family="text">
      <style:text-properties officeooo:rsid="01e262d5"/>
    </style:style>
    <style:style style:name="T1377" style:family="text">
      <style:text-properties officeooo:rsid="01e40ac9"/>
    </style:style>
    <style:style style:name="T1378" style:family="text">
      <style:text-properties officeooo:rsid="01e63c35"/>
    </style:style>
    <style:style style:name="T1379" style:family="text">
      <style:text-properties officeooo:rsid="01e6499b"/>
    </style:style>
    <style:style style:name="T1380" style:family="text">
      <style:text-properties officeooo:rsid="01e699de"/>
    </style:style>
    <style:style style:name="T1381" style:family="text">
      <style:text-properties officeooo:rsid="01e7c5dc"/>
    </style:style>
    <style:style style:name="T1382" style:family="text">
      <style:text-properties officeooo:rsid="01e82c25"/>
    </style:style>
    <style:style style:name="T1383" style:family="text">
      <style:text-properties officeooo:rsid="01e8ceec"/>
    </style:style>
    <style:style style:name="T1384" style:family="text">
      <style:text-properties officeooo:rsid="01e95120"/>
    </style:style>
    <style:style style:name="T1385" style:family="text">
      <style:text-properties officeooo:rsid="01e95156"/>
    </style:style>
    <style:style style:name="T1386" style:family="text">
      <style:text-properties officeooo:rsid="01eba3c5"/>
    </style:style>
    <style:style style:name="T1387" style:family="text">
      <style:text-properties officeooo:rsid="01f75eb0"/>
    </style:style>
    <style:style style:name="T1388" style:family="text">
      <style:text-properties officeooo:rsid="01f9f6e1"/>
    </style:style>
    <style:style style:name="T1389" style:family="text">
      <style:text-properties style:text-underline-style="none"/>
    </style:style>
    <style:style style:name="T1390" style:family="text">
      <style:text-properties style:text-underline-style="none" officeooo:rsid="01fb3f0d"/>
    </style:style>
    <style:style style:name="T1391" style:family="text">
      <style:text-properties style:text-underline-style="none" officeooo:rsid="01fbbd2a"/>
    </style:style>
    <style:style style:name="T1392" style:family="text">
      <style:text-properties style:text-underline-style="none" officeooo:rsid="01fd199c"/>
    </style:style>
    <style:style style:name="T1393" style:family="text">
      <style:text-properties style:text-underline-style="none" officeooo:rsid="01ffed22"/>
    </style:style>
    <style:style style:name="T1394" style:family="text">
      <style:text-properties style:text-underline-style="none" officeooo:rsid="02003cd8"/>
    </style:style>
    <style:style style:name="T1395" style:family="text">
      <style:text-properties style:text-underline-style="none" officeooo:rsid="0201164e"/>
    </style:style>
    <style:style style:name="T1396" style:family="text">
      <style:text-properties officeooo:rsid="0205793d"/>
    </style:style>
    <style:style style:name="T1397" style:family="text">
      <style:text-properties officeooo:rsid="02082046"/>
    </style:style>
    <style:style style:name="T1398" style:family="text">
      <style:text-properties officeooo:rsid="02085075"/>
    </style:style>
    <style:style style:name="T1399" style:family="text">
      <style:text-properties officeooo:rsid="0208f878"/>
    </style:style>
    <style:style style:name="T1400" style:family="text">
      <style:text-properties officeooo:rsid="020db74e"/>
    </style:style>
    <style:style style:name="T1401" style:family="text">
      <style:text-properties officeooo:rsid="020e783e"/>
    </style:style>
    <style:style style:name="T1402" style:family="text">
      <style:text-properties officeooo:rsid="02113107"/>
    </style:style>
    <style:style style:name="T1403" style:family="text">
      <style:text-properties officeooo:rsid="0212c6c5"/>
    </style:style>
    <style:style style:name="T1404" style:family="text">
      <style:text-properties officeooo:rsid="021326c2"/>
    </style:style>
    <style:style style:name="T1405" style:family="text">
      <style:text-properties officeooo:rsid="0214e5b2"/>
    </style:style>
    <style:style style:name="T1406" style:family="text">
      <style:text-properties officeooo:rsid="0215da5b"/>
    </style:style>
    <style:style style:name="T1407" style:family="text">
      <style:text-properties officeooo:rsid="0219e290"/>
    </style:style>
    <style:style style:name="T1408" style:family="text">
      <style:text-properties officeooo:rsid="021d9bf7"/>
    </style:style>
    <style:style style:name="T1409" style:family="text">
      <style:text-properties officeooo:rsid="021e27b8"/>
    </style:style>
    <style:style style:name="T1410" style:family="text">
      <style:text-properties officeooo:rsid="021f3d32"/>
    </style:style>
    <style:style style:name="T1411" style:family="text">
      <style:text-properties officeooo:rsid="021f9a39"/>
    </style:style>
    <style:style style:name="T1412" style:family="text">
      <style:text-properties officeooo:rsid="022346f3"/>
    </style:style>
    <style:style style:name="T1413" style:family="text">
      <style:text-properties officeooo:rsid="0224788b"/>
    </style:style>
    <style:style style:name="T1414" style:family="text">
      <style:text-properties officeooo:rsid="022d0886"/>
    </style:style>
    <style:style style:name="T1415" style:family="text">
      <style:text-properties officeooo:rsid="022de9bd"/>
    </style:style>
    <style:style style:name="T1416" style:family="text">
      <style:text-properties officeooo:rsid="023048d3"/>
    </style:style>
    <style:style style:name="T1417" style:family="text">
      <style:text-properties officeooo:rsid="0230f78f"/>
    </style:style>
    <style:style style:name="T1418" style:family="text">
      <style:text-properties officeooo:rsid="0231f677"/>
    </style:style>
    <style:style style:name="T1419" style:family="text">
      <style:text-properties officeooo:rsid="023223c8"/>
    </style:style>
    <style:style style:name="T1420" style:family="text">
      <style:text-properties officeooo:rsid="0232d7c8"/>
    </style:style>
    <style:style style:name="T1421" style:family="text">
      <style:text-properties officeooo:rsid="02340a1c"/>
    </style:style>
    <style:style style:name="T1422" style:family="text">
      <style:text-properties officeooo:rsid="0236c9aa"/>
    </style:style>
    <style:style style:name="T1423" style:family="text">
      <style:text-properties officeooo:rsid="024b3d12"/>
    </style:style>
    <style:style style:name="T1424" style:family="text">
      <style:text-properties officeooo:rsid="024cfc1d"/>
    </style:style>
    <style:style style:name="T1425" style:family="text">
      <style:text-properties officeooo:rsid="024e5a0a"/>
    </style:style>
    <style:style style:name="T1426" style:family="text">
      <style:text-properties officeooo:rsid="024eff05"/>
    </style:style>
    <style:style style:name="T1427" style:family="text">
      <style:text-properties officeooo:rsid="02507db9"/>
    </style:style>
    <style:style style:name="T1428" style:family="text">
      <style:text-properties officeooo:rsid="025a9f71"/>
    </style:style>
    <style:style style:name="T1429" style:family="text">
      <style:text-properties officeooo:rsid="025b1db4"/>
    </style:style>
    <style:style style:name="T1430" style:family="text">
      <style:text-properties officeooo:rsid="025b721f"/>
    </style:style>
    <style:style style:name="T1431" style:family="text">
      <style:text-properties officeooo:rsid="025bf45a"/>
    </style:style>
    <style:style style:name="T1432" style:family="text">
      <style:text-properties officeooo:rsid="027349eb"/>
    </style:style>
    <style:style style:name="T1433" style:family="text">
      <style:text-properties officeooo:rsid="02769c25"/>
    </style:style>
    <style:style style:name="T1434" style:family="text">
      <style:text-properties officeooo:rsid="0277605a"/>
    </style:style>
    <style:style style:name="T1435" style:family="text">
      <style:text-properties officeooo:rsid="0279a092"/>
    </style:style>
    <style:style style:name="T1436" style:family="text">
      <style:text-properties officeooo:rsid="027a5da4"/>
    </style:style>
    <style:style style:name="T1437" style:family="text">
      <style:text-properties officeooo:rsid="027b785a"/>
    </style:style>
    <style:style style:name="T1438" style:family="text">
      <style:text-properties officeooo:rsid="027d82d0"/>
    </style:style>
    <style:style style:name="T1439" style:family="text">
      <style:text-properties officeooo:rsid="028bd64e"/>
    </style:style>
    <style:style style:name="T1440" style:family="text">
      <style:text-properties officeooo:rsid="029d94f7"/>
    </style:style>
    <style:style style:name="T1441" style:family="text">
      <style:text-properties officeooo:rsid="02a02eab"/>
    </style:style>
    <style:style style:name="T1442" style:family="text">
      <style:text-properties officeooo:rsid="02a1e183"/>
    </style:style>
    <style:style style:name="T1443" style:family="text">
      <style:text-properties officeooo:rsid="02badc08"/>
    </style:style>
    <style:style style:name="T1444" style:family="text">
      <style:text-properties officeooo:rsid="02bc7b17"/>
    </style:style>
    <style:style style:name="T1445" style:family="text">
      <style:text-properties style:text-position="super 58%"/>
    </style:style>
    <style:style style:name="T1446" style:family="text">
      <style:text-properties officeooo:rsid="02bd6104"/>
    </style:style>
    <style:style style:name="T1447" style:family="text">
      <style:text-properties officeooo:rsid="02be302a"/>
    </style:style>
    <style:style style:name="T1448" style:family="text">
      <style:text-properties officeooo:rsid="02cfe386"/>
    </style:style>
    <style:style style:name="T1449" style:family="text">
      <style:text-properties fo:background-color="#ffff00" loext:char-shading-value="0"/>
    </style:style>
    <style:style style:name="T1450" style:family="text">
      <style:text-properties officeooo:rsid="02de0cf5" fo:background-color="#ffff00" loext:char-shading-value="0"/>
    </style:style>
    <style:style style:name="T1451" style:family="text">
      <style:text-properties officeooo:rsid="02de530c" fo:background-color="#ffff00" loext:char-shading-value="0"/>
    </style:style>
    <style:style style:name="T1452" style:family="text">
      <style:text-properties officeooo:rsid="02f4470f" fo:background-color="#ffff00" loext:char-shading-value="0"/>
    </style:style>
    <style:style style:name="T1453" style:family="text">
      <style:text-properties officeooo:rsid="02d62c11"/>
    </style:style>
    <style:style style:name="T1454" style:family="text">
      <style:text-properties officeooo:rsid="02d6f25c"/>
    </style:style>
    <style:style style:name="T1455" style:family="text">
      <style:text-properties fo:background-color="transparent" loext:char-shading-value="0"/>
    </style:style>
    <style:style style:name="T1456" style:family="text">
      <style:text-properties officeooo:rsid="01b1bbde" fo:background-color="transparent" loext:char-shading-value="0"/>
    </style:style>
    <style:style style:name="T1457" style:family="text">
      <style:text-properties officeooo:rsid="01aafab9" fo:background-color="transparent" loext:char-shading-value="0"/>
    </style:style>
    <style:style style:name="T1458" style:family="text">
      <style:text-properties officeooo:rsid="01e95120" fo:background-color="transparent" loext:char-shading-value="0"/>
    </style:style>
    <style:style style:name="T1459" style:family="text">
      <style:text-properties officeooo:rsid="01e699de" fo:background-color="transparent" loext:char-shading-value="0"/>
    </style:style>
    <style:style style:name="T1460" style:family="text">
      <style:text-properties officeooo:rsid="03444b60" fo:background-color="transparent" loext:char-shading-value="0"/>
    </style:style>
    <style:style style:name="T1461" style:family="text">
      <style:text-properties officeooo:rsid="0342aebe" fo:background-color="transparent" loext:char-shading-value="0"/>
    </style:style>
    <style:style style:name="T1462" style:family="text">
      <style:text-properties officeooo:rsid="05036f5e" fo:background-color="transparent" loext:char-shading-value="0"/>
    </style:style>
    <style:style style:name="T1463" style:family="text">
      <style:text-properties officeooo:rsid="0305679b" fo:background-color="transparent" loext:char-shading-value="0"/>
    </style:style>
    <style:style style:name="T1464" style:family="text">
      <style:text-properties officeooo:rsid="02d87290"/>
    </style:style>
    <style:style style:name="T1465" style:family="text">
      <style:text-properties officeooo:rsid="02de530c"/>
    </style:style>
    <style:style style:name="T1466" style:family="text">
      <style:text-properties officeooo:rsid="02de9677"/>
    </style:style>
    <style:style style:name="T1467" style:family="text">
      <style:text-properties officeooo:rsid="02e04e3c"/>
    </style:style>
    <style:style style:name="T1468" style:family="text">
      <style:text-properties officeooo:rsid="02e1f75d"/>
    </style:style>
    <style:style style:name="T1469" style:family="text">
      <style:text-properties officeooo:rsid="02e258ae"/>
    </style:style>
    <style:style style:name="T1470" style:family="text">
      <style:text-properties officeooo:rsid="02e2c00d"/>
    </style:style>
    <style:style style:name="T1471" style:family="text">
      <style:text-properties officeooo:rsid="02e41382"/>
    </style:style>
    <style:style style:name="T1472" style:family="text">
      <style:text-properties officeooo:rsid="02e5940c"/>
    </style:style>
    <style:style style:name="T1473" style:family="text">
      <style:text-properties officeooo:rsid="02e616fa"/>
    </style:style>
    <style:style style:name="T1474" style:family="text">
      <style:text-properties officeooo:rsid="02ed1294"/>
    </style:style>
    <style:style style:name="T1475" style:family="text">
      <style:text-properties officeooo:rsid="02ef6359"/>
    </style:style>
    <style:style style:name="T1476" style:family="text">
      <style:text-properties officeooo:rsid="02f278de"/>
    </style:style>
    <style:style style:name="T1477" style:family="text">
      <style:text-properties officeooo:rsid="02f5edae"/>
    </style:style>
    <style:style style:name="T1478" style:family="text">
      <style:text-properties officeooo:rsid="02f68535"/>
    </style:style>
    <style:style style:name="T1479" style:family="text">
      <style:text-properties officeooo:rsid="02fc663b"/>
    </style:style>
    <style:style style:name="T1480" style:family="text">
      <style:text-properties officeooo:rsid="02fd5479"/>
    </style:style>
    <style:style style:name="T1481" style:family="text">
      <style:text-properties officeooo:rsid="02fe63fb"/>
    </style:style>
    <style:style style:name="T1482" style:family="text">
      <style:text-properties officeooo:rsid="02ff60fe"/>
    </style:style>
    <style:style style:name="T1483" style:family="text">
      <style:text-properties officeooo:rsid="030123be"/>
    </style:style>
    <style:style style:name="T1484" style:family="text">
      <style:text-properties officeooo:rsid="03039317"/>
    </style:style>
    <style:style style:name="T1485" style:family="text">
      <style:text-properties officeooo:rsid="03045944"/>
    </style:style>
    <style:style style:name="T1486" style:family="text">
      <style:text-properties officeooo:rsid="0305679b"/>
    </style:style>
    <style:style style:name="T1487" style:family="text">
      <style:text-properties officeooo:rsid="0306a262"/>
    </style:style>
    <style:style style:name="T1488" style:family="text">
      <style:text-properties officeooo:rsid="03087b82"/>
    </style:style>
    <style:style style:name="T1489" style:family="text">
      <style:text-properties officeooo:rsid="03089358"/>
    </style:style>
    <style:style style:name="T1490" style:family="text">
      <style:text-properties officeooo:rsid="0308c6e2"/>
    </style:style>
    <style:style style:name="T1491" style:family="text">
      <style:text-properties officeooo:rsid="030a4895"/>
    </style:style>
    <style:style style:name="T1492" style:family="text">
      <style:text-properties officeooo:rsid="030b64cd"/>
    </style:style>
    <style:style style:name="T1493" style:family="text">
      <style:text-properties officeooo:rsid="030bf67c"/>
    </style:style>
    <style:style style:name="T1494" style:family="text">
      <style:text-properties officeooo:rsid="030d6e0f"/>
    </style:style>
    <style:style style:name="T1495" style:family="text">
      <style:text-properties officeooo:rsid="030e2d0a"/>
    </style:style>
    <style:style style:name="T1496" style:family="text">
      <style:text-properties officeooo:rsid="030fb428"/>
    </style:style>
    <style:style style:name="T1497" style:family="text">
      <style:text-properties officeooo:rsid="0311033b"/>
    </style:style>
    <style:style style:name="T1498" style:family="text">
      <style:text-properties officeooo:rsid="031614b4"/>
    </style:style>
    <style:style style:name="T1499" style:family="text">
      <style:text-properties style:font-name="Bookman Old Style"/>
    </style:style>
    <style:style style:name="T1500" style:family="text">
      <style:text-properties style:font-name="Bookman Old Style" fo:font-style="italic" fo:font-weight="normal" officeooo:rsid="028a9b5d" style:font-style-asian="italic" style:font-style-complex="italic"/>
    </style:style>
    <style:style style:name="T1501" style:family="text">
      <style:text-properties style:font-name="Bookman Old Style" fo:font-style="italic" style:font-style-asian="italic" style:font-style-complex="italic"/>
    </style:style>
    <style:style style:name="T1502" style:family="text">
      <style:text-properties style:font-name="Bookman Old Style" fo:font-style="italic" officeooo:rsid="03cb506e" style:font-style-asian="italic" style:font-style-complex="italic"/>
    </style:style>
    <style:style style:name="T1503" style:family="text">
      <style:text-properties style:font-name="Bookman Old Style" fo:font-style="italic" officeooo:rsid="0403b366" style:font-style-asian="italic" style:font-style-complex="italic"/>
    </style:style>
    <style:style style:name="T1504" style:family="text">
      <style:text-properties style:font-name="Bookman Old Style" fo:font-style="italic" officeooo:rsid="03fc7fd1" style:font-style-asian="italic" style:font-style-complex="italic"/>
    </style:style>
    <style:style style:name="T1505" style:family="text">
      <style:text-properties style:font-name="Bookman Old Style" fo:font-style="italic" officeooo:rsid="042cac04" style:font-style-asian="italic" style:font-style-complex="italic"/>
    </style:style>
    <style:style style:name="T1506" style:family="text">
      <style:text-properties style:font-name="Bookman Old Style" fo:font-style="italic" officeooo:rsid="04067358" style:font-style-asian="italic" style:font-style-complex="italic"/>
    </style:style>
    <style:style style:name="T1507" style:family="text">
      <style:text-properties style:font-name="Bookman Old Style" officeooo:rsid="001f0efe"/>
    </style:style>
    <style:style style:name="T1508" style:family="text">
      <style:text-properties style:font-name="Bookman Old Style" officeooo:rsid="0024420e"/>
    </style:style>
    <style:style style:name="T1509" style:family="text">
      <style:text-properties style:font-name="Bookman Old Style" officeooo:rsid="00250b91"/>
    </style:style>
    <style:style style:name="T1510" style:family="text">
      <style:text-properties style:font-name="Bookman Old Style" officeooo:rsid="002858be"/>
    </style:style>
    <style:style style:name="T1511" style:family="text">
      <style:text-properties style:font-name="Bookman Old Style" officeooo:rsid="0020bc75"/>
    </style:style>
    <style:style style:name="T1512" style:family="text">
      <style:text-properties style:font-name="Bookman Old Style" officeooo:rsid="03179428"/>
    </style:style>
    <style:style style:name="T1513" style:family="text">
      <style:text-properties style:font-name="Bookman Old Style" officeooo:rsid="0477b1f1"/>
    </style:style>
    <style:style style:name="T1514" style:family="text">
      <style:text-properties style:font-name="Bookman Old Style" fo:font-style="normal" style:font-style-asian="normal" style:font-style-complex="normal"/>
    </style:style>
    <style:style style:name="T1515" style:family="text">
      <style:text-properties style:font-name="Bookman Old Style" fo:font-style="normal" officeooo:rsid="042cac04" style:font-style-asian="normal" style:font-style-complex="normal"/>
    </style:style>
    <style:style style:name="T1516" style:family="text">
      <style:text-properties style:font-name="Bookman Old Style" fo:font-style="normal" officeooo:rsid="04067358" style:font-style-asian="normal" style:font-style-complex="normal"/>
    </style:style>
    <style:style style:name="T1517" style:family="text">
      <style:text-properties style:font-name="Bookman Old Style" fo:font-style="normal" officeooo:rsid="04077045" style:font-style-asian="normal" style:font-style-complex="normal"/>
    </style:style>
    <style:style style:name="T1518" style:family="text">
      <style:text-properties style:font-name="Bookman Old Style" fo:font-style="normal" officeooo:rsid="0409adee" style:font-style-asian="normal" style:font-style-complex="normal"/>
    </style:style>
    <style:style style:name="T1519" style:family="text">
      <style:text-properties style:font-name="Bookman Old Style" fo:font-style="normal" officeooo:rsid="040a5ac6" style:font-style-asian="normal" style:font-style-complex="normal"/>
    </style:style>
    <style:style style:name="T1520" style:family="text">
      <style:text-properties style:font-name="Bookman Old Style" fo:font-style="normal" officeooo:rsid="04137ecb" style:font-style-asian="normal" style:font-style-complex="normal"/>
    </style:style>
    <style:style style:name="T1521" style:family="text">
      <style:text-properties style:font-name="Bookman Old Style" fo:font-style="normal" officeooo:rsid="040db0ee" style:font-style-asian="normal" style:font-style-complex="normal"/>
    </style:style>
    <style:style style:name="T1522" style:family="text">
      <style:text-properties style:font-name="Bookman Old Style" officeooo:rsid="03c982c4"/>
    </style:style>
    <style:style style:name="T1523" style:family="text">
      <style:text-properties style:font-name="Bookman Old Style" officeooo:rsid="03cb506e"/>
    </style:style>
    <style:style style:name="T1524" style:family="text">
      <style:text-properties style:font-name="Bookman Old Style" officeooo:rsid="03ca7bb1"/>
    </style:style>
    <style:style style:name="T1525" style:family="text">
      <style:text-properties style:font-name="Bookman Old Style" officeooo:rsid="03fb1d9b"/>
    </style:style>
    <style:style style:name="T1526" style:family="text">
      <style:text-properties style:font-name="Bookman Old Style" officeooo:rsid="0408e803"/>
    </style:style>
    <style:style style:name="T1527" style:family="text">
      <style:text-properties style:font-name="Bookman Old Style" officeooo:rsid="03fc7fd1"/>
    </style:style>
    <style:style style:name="T1528" style:family="text">
      <style:text-properties style:font-name="Bookman Old Style" officeooo:rsid="03fd178b"/>
    </style:style>
    <style:style style:name="T1529" style:family="text">
      <style:text-properties style:font-name="Bookman Old Style" officeooo:rsid="042cac04"/>
    </style:style>
    <style:style style:name="T1530" style:family="text">
      <style:text-properties style:font-name="Bookman Old Style" officeooo:rsid="0403b366"/>
    </style:style>
    <style:style style:name="T1531" style:family="text">
      <style:text-properties style:font-name="Bookman Old Style" officeooo:rsid="03fee370"/>
    </style:style>
    <style:style style:name="T1532" style:family="text">
      <style:text-properties style:font-name="Bookman Old Style" officeooo:rsid="040456a5"/>
    </style:style>
    <style:style style:name="T1533" style:family="text">
      <style:text-properties style:font-name="Bookman Old Style" officeooo:rsid="040610a8"/>
    </style:style>
    <style:style style:name="T1534" style:family="text">
      <style:text-properties style:font-name="Bookman Old Style" officeooo:rsid="04067358"/>
    </style:style>
    <style:style style:name="T1535" style:family="text">
      <style:text-properties style:font-name="Bookman Old Style" officeooo:rsid="0709f240"/>
    </style:style>
    <style:style style:name="T1536" style:family="text">
      <style:text-properties officeooo:rsid="031962a6"/>
    </style:style>
    <style:style style:name="T1537" style:family="text">
      <style:text-properties officeooo:rsid="0326f953"/>
    </style:style>
    <style:style style:name="T1538" style:family="text">
      <style:text-properties officeooo:rsid="032d79cf"/>
    </style:style>
    <style:style style:name="T1539" style:family="text">
      <style:text-properties officeooo:rsid="032f4eef"/>
    </style:style>
    <style:style style:name="T1540" style:family="text">
      <style:text-properties officeooo:rsid="0336d581"/>
    </style:style>
    <style:style style:name="T1541" style:family="text">
      <style:text-properties officeooo:rsid="0342aebe"/>
    </style:style>
    <style:style style:name="T1542" style:family="text">
      <style:text-properties officeooo:rsid="03431829"/>
    </style:style>
    <style:style style:name="T1543" style:family="text">
      <style:text-properties officeooo:rsid="0347a548"/>
    </style:style>
    <style:style style:name="T1544" style:family="text">
      <style:text-properties officeooo:rsid="034b3869"/>
    </style:style>
    <style:style style:name="T1545" style:family="text">
      <style:text-properties officeooo:rsid="034d329f"/>
    </style:style>
    <style:style style:name="T1546" style:family="text">
      <style:text-properties officeooo:rsid="034e120a"/>
    </style:style>
    <style:style style:name="T1547" style:family="text">
      <style:text-properties officeooo:rsid="034fb4cb"/>
    </style:style>
    <style:style style:name="T1548" style:family="text">
      <style:text-properties officeooo:rsid="0391899f"/>
    </style:style>
    <style:style style:name="T1549" style:family="text">
      <style:text-properties officeooo:rsid="0399902e"/>
    </style:style>
    <style:style style:name="T1550" style:family="text">
      <style:text-properties style:text-line-through-style="solid" style:text-line-through-type="single"/>
    </style:style>
    <style:style style:name="T1551" style:family="text">
      <style:text-properties style:text-line-through-style="none" style:text-line-through-type="none"/>
    </style:style>
    <style:style style:name="T1552" style:family="text">
      <style:text-properties style:text-line-through-style="none" style:text-line-through-type="none" officeooo:rsid="039ea52a"/>
    </style:style>
    <style:style style:name="T1553" style:family="text">
      <style:text-properties officeooo:rsid="03a14a97"/>
    </style:style>
    <style:style style:name="T1554" style:family="text">
      <style:text-properties officeooo:rsid="03a210f2"/>
    </style:style>
    <style:style style:name="T1555" style:family="text">
      <style:text-properties officeooo:rsid="03a63cc7"/>
    </style:style>
    <style:style style:name="T1556" style:family="text">
      <style:text-properties officeooo:rsid="03a7a2ab"/>
    </style:style>
    <style:style style:name="T1557" style:family="text">
      <style:text-properties officeooo:rsid="03b696eb"/>
    </style:style>
    <style:style style:name="T1558" style:family="text">
      <style:text-properties officeooo:rsid="03b71b02"/>
    </style:style>
    <style:style style:name="T1559" style:family="text">
      <style:text-properties officeooo:rsid="03ba7c18"/>
    </style:style>
    <style:style style:name="T1560" style:family="text">
      <style:text-properties officeooo:rsid="02f12c29"/>
    </style:style>
    <style:style style:name="T1561" style:family="text">
      <style:text-properties officeooo:rsid="03c60d24"/>
    </style:style>
    <style:style style:name="T1562" style:family="text">
      <style:text-properties officeooo:rsid="03cb506e"/>
    </style:style>
    <style:style style:name="T1563" style:family="text">
      <style:text-properties officeooo:rsid="03cd7b5e"/>
    </style:style>
    <style:style style:name="T1564" style:family="text">
      <style:text-properties officeooo:rsid="03ce2a6c"/>
    </style:style>
    <style:style style:name="T1565" style:family="text">
      <style:text-properties officeooo:rsid="03d36049"/>
    </style:style>
    <style:style style:name="T1566" style:family="text">
      <style:text-properties officeooo:rsid="03d969c9"/>
    </style:style>
    <style:style style:name="T1567" style:family="text">
      <style:text-properties officeooo:rsid="03da6250"/>
    </style:style>
    <style:style style:name="T1568" style:family="text">
      <style:text-properties fo:font-weight="normal"/>
    </style:style>
    <style:style style:name="T1569" style:family="text">
      <style:text-properties officeooo:rsid="0418edd4"/>
    </style:style>
    <style:style style:name="T1570" style:family="text">
      <style:text-properties officeooo:rsid="041cb9ea"/>
    </style:style>
    <style:style style:name="T1571" style:family="text">
      <style:text-properties officeooo:rsid="041ea6a3"/>
    </style:style>
    <style:style style:name="T1572" style:family="text">
      <style:text-properties officeooo:rsid="04203ea5"/>
    </style:style>
    <style:style style:name="T1573" style:family="text">
      <style:text-properties officeooo:rsid="042063b6"/>
    </style:style>
    <style:style style:name="T1574" style:family="text">
      <style:text-properties officeooo:rsid="0429e6b6"/>
    </style:style>
    <style:style style:name="T1575" style:family="text">
      <style:text-properties officeooo:rsid="042c65d9"/>
    </style:style>
    <style:style style:name="T1576" style:family="text">
      <style:text-properties officeooo:rsid="042e86cb"/>
    </style:style>
    <style:style style:name="T1577" style:family="text">
      <style:text-properties officeooo:rsid="0430073b"/>
    </style:style>
    <style:style style:name="T1578" style:family="text">
      <style:text-properties officeooo:rsid="04395cf6"/>
    </style:style>
    <style:style style:name="T1579" style:family="text">
      <style:text-properties officeooo:rsid="043a20b9"/>
    </style:style>
    <style:style style:name="T1580" style:family="text">
      <style:text-properties officeooo:rsid="04462342"/>
    </style:style>
    <style:style style:name="T1581" style:family="text">
      <style:text-properties officeooo:rsid="044628f6"/>
    </style:style>
    <style:style style:name="T1582" style:family="text">
      <style:text-properties officeooo:rsid="0449221f"/>
    </style:style>
    <style:style style:name="T1583" style:family="text">
      <style:text-properties officeooo:rsid="04494452"/>
    </style:style>
    <style:style style:name="T1584" style:family="text">
      <style:text-properties officeooo:rsid="044b34c8"/>
    </style:style>
    <style:style style:name="T1585" style:family="text">
      <style:text-properties officeooo:rsid="044cf0b9"/>
    </style:style>
    <style:style style:name="T1586" style:family="text">
      <style:text-properties officeooo:rsid="044fabf4"/>
    </style:style>
    <style:style style:name="T1587" style:family="text">
      <style:text-properties officeooo:rsid="045189a9"/>
    </style:style>
    <style:style style:name="T1588" style:family="text">
      <style:text-properties officeooo:rsid="0452f1e0"/>
    </style:style>
    <style:style style:name="T1589" style:family="text">
      <style:text-properties officeooo:rsid="0454ed29"/>
    </style:style>
    <style:style style:name="T1590" style:family="text">
      <style:text-properties officeooo:rsid="045854bf"/>
    </style:style>
    <style:style style:name="T1591" style:family="text">
      <style:text-properties officeooo:rsid="0461ddf1"/>
    </style:style>
    <style:style style:name="T1592" style:family="text">
      <style:text-properties officeooo:rsid="03fb1d9b" style:font-weight-asian="normal" style:font-weight-complex="normal" loext:padding="0cm" loext:border="none"/>
    </style:style>
    <style:style style:name="T1593" style:family="text">
      <style:text-properties loext:padding="0cm" loext:border="none"/>
    </style:style>
    <style:style style:name="T1594" style:family="text">
      <style:text-properties officeooo:rsid="0470a680"/>
    </style:style>
    <style:style style:name="T1595" style:family="text">
      <style:text-properties officeooo:rsid="0471918b"/>
    </style:style>
    <style:style style:name="T1596" style:family="text">
      <style:text-properties officeooo:rsid="0472b18b"/>
    </style:style>
    <style:style style:name="T1597" style:family="text">
      <style:text-properties officeooo:rsid="04753eab"/>
    </style:style>
    <style:style style:name="T1598" style:family="text">
      <style:text-properties officeooo:rsid="047d60ad"/>
    </style:style>
    <style:style style:name="T1599" style:family="text">
      <style:text-properties officeooo:rsid="049b92ea"/>
    </style:style>
    <style:style style:name="T1600" style:family="text">
      <style:text-properties officeooo:rsid="04bdbc89"/>
    </style:style>
    <style:style style:name="T1601" style:family="text">
      <style:text-properties officeooo:rsid="04ca5431"/>
    </style:style>
    <style:style style:name="T1602" style:family="text">
      <style:text-properties officeooo:rsid="04cb90f3"/>
    </style:style>
    <style:style style:name="T1603" style:family="text">
      <style:text-properties officeooo:rsid="04ce9ac3"/>
    </style:style>
    <style:style style:name="T1604" style:family="text">
      <style:text-properties officeooo:rsid="04d13050"/>
    </style:style>
    <style:style style:name="T1605" style:family="text">
      <style:text-properties fo:background-color="#ffffff" loext:char-shading-value="0"/>
    </style:style>
    <style:style style:name="T1606" style:family="text">
      <style:text-properties officeooo:rsid="053d07d3"/>
    </style:style>
    <style:style style:name="T1607" style:family="text">
      <style:text-properties officeooo:rsid="053e5aa3"/>
    </style:style>
    <style:style style:name="T1608" style:family="text">
      <style:text-properties officeooo:rsid="05c26c68"/>
    </style:style>
    <style:style style:name="T1609" style:family="text">
      <style:text-properties officeooo:rsid="05c9ce92"/>
    </style:style>
    <style:style style:name="T1610" style:family="text">
      <style:text-properties officeooo:rsid="05ca1d14"/>
    </style:style>
    <style:style style:name="T1611" style:family="text">
      <style:text-properties officeooo:rsid="05cce679"/>
    </style:style>
    <style:style style:name="T1612" style:family="text">
      <style:text-properties officeooo:rsid="066d7112"/>
    </style:style>
    <style:style style:name="T1613" style:family="text">
      <style:text-properties officeooo:rsid="0026b9d4"/>
    </style:style>
    <style:style style:name="T1614" style:family="text">
      <style:text-properties fo:language="de" fo:country="DE"/>
    </style:style>
    <style:style style:name="T1615" style:family="text">
      <style:text-properties officeooo:rsid="007aba13"/>
    </style:style>
    <style:style style:name="T1616" style:family="text">
      <style:text-properties officeooo:rsid="07f7d220"/>
    </style:style>
    <style:style style:name="T1617" style:family="text">
      <style:text-properties officeooo:rsid="09db62df"/>
    </style:style>
    <style:style style:name="T161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19"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26F186C8C4CF9416.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5" text:outline-level="3"><text:span text:style-name="T1343">The </text:span><text:span text:style-name="T1344">Yearn For Gold/ </text:span><text:span text:style-name="T1345">The Hanker </text:span><text:span text:style-name="T1346">After</text:span><text:span text:style-name="T1345"> Gold/</text:span><text:span text:style-name="T1367">THE REMITTANCE/</text:span><text:span text:style-name="T1438">THE OCCULT/ </text:span><text:span text:style-name="T1612">Lust</text:span></text:h>
      <text:p text:style-name="P152"/>
      <text:p text:style-name="P152"/>
      <text:p text:style-name="P154">CHAPTER 1: <text:s/>A Snowy Day!</text:p>
      <text:p text:style-name="P151"/>
      <text:p text:style-name="P151"/>
      <text:p text:style-name="P218"><text:span text:style-name="T1507">It was a snowy morning in Berlin, Germany. The temperature was so cold the chilling northern winds had invaded everyone’s houses. The snow had blocked the entire road, </text:span><text:span text:style-name="T1508">ergo</text:span><text:span text:style-name="T1507"> people were found wandering along the streets performing the</text:span><text:span text:style-name="T1509">ir</text:span><text:span text:style-name="T1507"> daily morning chores and fetching household items </text:span><text:span text:style-name="T1510">on foot</text:span><text:span text:style-name="T1507"> reluctantly. The pipelines had completely frozen and stunningly a heap of snow had gathered before everyone’s main door. <text:s/>A boy </text:span><text:span text:style-name="T1511">named Goblin with scruffy hair, extraordinary wit, determination and intelligence lived in the last house of the Saville Row. He along-with his detective t</text:span><text:span text:style-name="T1508">eam</text:span><text:span text:style-name="T1511"> comprising of </text:span><text:span text:style-name="T1535">eight</text:span><text:span text:style-name="T1511"> members – Fred, </text:span><text:span text:style-name="T1512">Pamela</text:span><text:span text:style-name="T1511">, Percy, </text:span><text:span text:style-name="T1512">Nicky</text:span><text:span text:style-name="T1511">, </text:span><text:span text:style-name="T1512">Susie</text:span><text:span text:style-name="T1511">, Shaun, Goblin himself and their assistant Cadbury had managed to solve only </text:span><text:span text:style-name="T1513">a single</text:span><text:span text:style-name="T1511"> mystery yet.</text:span></text:p>
      <text:p text:style-name="P151"/>
      <text:p text:style-name="P150">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342">ould be</text:span><text:span text:style-name="T1">! Eventually, Goblin struck his mind with an idea.</text:span></text:p>
      <text:p text:style-name="P150"><text:soft-page-break/></text:p>
      <text:p text:style-name="P150">“<text:span text:style-name="T1">I have an idea!” Exclaimed Goblin joyfully.</text:span></text:p>
      <text:p text:style-name="P150"/>
      <text:p text:style-name="P150">“<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150"/>
      <text:p text:style-name="P150">“<text:span text:style-name="T2">He has came up with an idea,” </text:span><text:span text:style-name="T1433">c</text:span><text:span text:style-name="T2">orrected M</text:span><text:span text:style-name="T1433">r</text:span><text:span text:style-name="T2">. J</text:span><text:span text:style-name="T1433">ames</text:span><text:span text:style-name="T2"> M</text:span><text:span text:style-name="T1433">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1342">)</text:span><text:span text:style-name="T2">.</text:span></text:p>
      <text:p text:style-name="P150"/>
      <text:p text:style-name="P150">“<text:span text:style-name="T3">Okay, so what’s the plan?” </text:span><text:span text:style-name="T5">catechized</text:span><text:span text:style-name="T3"> Mrs. Helga in a sigh and clapping her hands together.</text:span></text:p>
      <text:p text:style-name="P150"/>
      <text:p text:style-name="P149">Goblin explained them to <text:span text:style-name="T6">reach the upstairs window of his room </text:span><text:span text:style-name="T1350">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148"/>
      <text:p text:style-name="P132"><text:span text:style-name="T6">“How are we gonna </text:span><text:span text:style-name="T1613">uh.....uh...-</text:span><text:span text:style-name="T787">Dingens- </text:span><text:span text:style-name="T811">yes, </text:span><text:span text:style-name="T812">go</text:span><text:span text:style-name="T811"> down, Sohn??” interrogated Mr. James.</text:span></text:p>
      <text:p text:style-name="P631"/>
      <text:p text:style-name="P592"><text:soft-page-break/><text:span text:style-name="T1613">“What a question father! We slide </text:span><text:bookmark text:name="tw-target-text4"/><text:span text:style-name="T1614">natürlich</text:span><text:span text:style-name="T1613">,” answered Goblin in a sigh.</text:span></text:p>
      <text:p text:style-name="P631"/>
      <text:p text:style-name="P631">“I am not sliding!” he cried.</text:p>
      <text:p text:style-name="P631"/>
      <text:p text:style-name="P631">“Think for something else,” he <text:span text:style-name="T1350">added in a prompt.</text:span></text:p>
      <text:p text:style-name="P631"/>
      <text:p text:style-name="P132"><text:span text:style-name="T811">“Then, ski of course, but don’t inculpate </text:span><text:span text:style-name="T813">me if you slam your face onto the ground,” laughed Goblin.</text:span></text:p>
      <text:p text:style-name="P630"/>
      <text:p text:style-name="P629">Goblin had a brilliant vocabulary <text:span text:style-name="T1348">and habit of fulgurating troublesome/ arduo</text:span><text:span text:style-name="T1349">u</text:span><text:span text:style-name="T1348">s words </text:span>which perplexed his father and he asked <text:span text:style-name="T1348">in amazement,</text:span> “What does incul-incul-in, dingsbums, mean??”</text:p>
      <text:p text:style-name="P629"/>
      <text:p text:style-name="P131"><text:span text:style-name="T813">“</text:span><text:span text:style-name="T814">Accuse or blame,” replied Goblin.</text:span></text:p>
      <text:p text:style-name="P629"/>
      <text:p text:style-name="P629">“That’s a whole lot <text:span text:style-name="T1349">of</text:span> information for today,” Sighed Mr. James.</text:p>
      <text:p text:style-name="P629"/>
      <text:p text:style-name="P147"><text:span text:style-name="T787">Goblin’s father waved his hat, asked them to wait and disappeared into the attic. </text:span><text:span text:style-name="T815">Within a few moments, Goblin’s father unl</text:span><text:span text:style-name="T816">atched</text:span><text:span text:style-name="T815"> the attic’s secret door located on the upper roof. It was entirely covered up with sport equipments, fishing rods, balls, bats, rackets, his other sport</text:span><text:span text:style-name="T816">s</text:span><text:span text:style-name="T815">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815">winter. </text:span><text:span text:style-name="T817">He gazed at his novel skis fantasizing him </text:span><text:span text:style-name="T816">as</text:span><text:span text:style-name="T817"> the best skier in the world, skiing his red and black flamed skis onto a heap of snow and </text:span><text:span text:style-name="T816">sensing</text:span><text:span text:style-name="T817"> the breeze while launching into the air. </text:span><text:span text:style-name="T818">But, this didn’t last long instead he had </text:span><text:span text:style-name="T816">to </text:span><text:span text:style-name="T818">hurry downstairs groaning, when Mrs. Helga shrieked at him from the living room.</text:span></text:p>
      <text:p text:style-name="P628"/>
      <text:p text:style-name="P147"><text:span text:style-name="T818">“</text:span><text:span text:style-name="T819">James</text:span><text:span text:style-name="T820">, why did it take so long?” inquired </text:span><text:span text:style-name="T819">Mrs. Helga exasperatedly.</text:span></text:p>
      <text:p text:style-name="P627"/>
      <text:p text:style-name="P627">“Well, I was just checking whether the heap of snow has melted or not,” replied Mr. James judiciously </text:p>
      <text:p text:style-name="P627"/>
      <text:p text:style-name="P147"><text:span text:style-name="T819">“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821">40</text:span><text:span text:style-name="T819"> year old man can’t be such </text:span><text:span text:style-name="T822">so numbed” Proclaimed Goblin while his mother stared at his father in the anger of being deceived.</text:span></text:p>
      <text:p text:style-name="P626"/>
      <text:p text:style-name="P626">“Well, I don’t think that I have committed a crime, do I ?” B<text:span text:style-name="T1433">l</text:span>u<text:span text:style-name="T1433">r</text:span>ted<text:span text:style-name="T1326">(?????????????????????????????????????)</text:span> out Mr. James furiously.</text:p>
      <text:p text:style-name="P626"/>
      <text:p text:style-name="P146"><text:span text:style-name="T822">T</text:span><text:span text:style-name="T787">hey all approached the upstairs window, opened it and the chil</text:span><text:span text:style-name="T812">led </text:span><text:span text:style-name="T787">air swiftly breezed through the </text:span><text:soft-page-break/><text:span text:style-name="T787">Goblin’s wood decorated room covered up in all sorts of books, his most favourite collection of hourglasses and </text:span><text:span text:style-name="T812">a </text:span><text:span text:style-name="T787">wall </text:span><text:span text:style-name="T812">enveloped in </text:span><text:span text:style-name="T787">posters </text:span><text:span text:style-name="T823">of </text:span><text:span text:style-name="T1309">eminent detectives of the world.</text:span></text:p>
      <text:p text:style-name="P625"/>
      <text:p text:style-name="P625">“Shall we do it?” Muffled Goblin through the swift air.</text:p>
      <text:p text:style-name="P625"/>
      <text:p text:style-name="P625">“Yeah!” Exclaimed Mr. James enthusiastically </text:p>
      <text:p text:style-name="P625"/>
      <text:p text:style-name="P130"><text:span text:style-name="T824">As </text:span><text:span text:style-name="T825">Mr. Helga </text:span><text:span text:style-name="T826">had acrophobia, </text:span><text:span text:style-name="T824">she asked Goblin to </text:span><text:span text:style-name="T827">slide first through the window which gave Goblin a sudden wave of agitation. He took a loud muffled long breath </text:span><text:span text:style-name="T828">and jumped into the hea</text:span><text:span text:style-name="T829">p, </text:span><text:span text:style-name="T830">a</text:span><text:span text:style-name="T828"> moment later he was found sliding through the </text:span><text:span text:style-name="T816">snow</text:span><text:span text:style-name="T828">; </text:span><text:span text:style-name="T829">suddenly he noticed a letterbox half dugged into the snow, he gasped, decreased his speed causing it create more friction which led to a sudden halt, </text:span><text:span text:style-name="T816">just</text:span><text:span text:style-name="T829"> an inch away from the box allowing him to turn to his right. He got to his feet and cautioned his parents to not to come blasting off or the consequences may be be severe injury. </text:span></text:p>
      <text:p text:style-name="P624"/>
      <text:p text:style-name="P145"><text:span text:style-name="T787">Next was Mrs. Helga turn who was shivering under </text:span><text:span text:style-name="T831">her clothes. She gained courage and jumped into the heap of snow, couldn’t control her speed and collided with the letterbox. Fortunately, the collision didn’t cause any injury at all, as her hands were </text:span><text:span text:style-name="T812">already</text:span><text:span text:style-name="T831"> stretched before her body.</text:span></text:p>
      <text:p text:style-name="P623"/>
      <text:p text:style-name="P623">“Mum your weight is exceeding your age, your body could not generate sufficient friction<text:span text:style-name="T1474">(?? a round body </text:span><text:soft-page-break/><text:span text:style-name="T1474">would have lesser surface area in contact and hence generate less friction..??)</text:span> <text:span text:style-name="T1498">to control </text:span>your velocity, you must join gym again now,” Advised Goblin giggling. </text:p>
      <text:p text:style-name="P623"/>
      <text:p text:style-name="P623">“Do you think 64 kg is appropriate for <text:span text:style-name="T1448">36</text:span><text:span text:style-name="T1341"> </text:span>years old woman?” Asked Mrs. Maylie feeling <text:span text:style-name="T1455">ashamed</text:span> of herself.</text:p>
      <text:p text:style-name="P623"/>
      <text:p text:style-name="P145"><text:span text:style-name="T831">“Yes and no because what I said was right but</text:span><text:span text:style-name="T832"> your body too must have enough strength to pull </text:span><text:span text:style-name="T833">itself</text:span><text:span text:style-name="T832">.” Replied Goblin </text:span></text:p>
      <text:p text:style-name="P622"/>
      <text:p text:style-name="P144"><text:span text:style-name="T787">This kind of reply perplexed Mrs. Maylie which prompted her to speak up “I don’t really understand,”</text:span><text:span text:style-name="T834"> </text:span><text:span text:style-name="T816">but she knew that Goblin would dilly-dally her time in the science talks.</text:span></text:p>
      <text:p text:style-name="P621"/>
      <text:p text:style-name="P144"><text:span text:style-name="T834">“Can I gain any attention, please,” </text:span><text:span text:style-name="T835">Cried Mr. James exasperated by their conversation. </text:span></text:p>
      <text:p text:style-name="P620"/>
      <text:p text:style-name="P144"><text:span text:style-name="T835">“</text:span><text:span text:style-name="T836">You want </text:span><text:span text:style-name="T816">only</text:span><text:span text:style-name="T836"> ‘some’ attention?!” Laughed Goblin while his father rolled his eyes towards his wife and his son. </text:span></text:p>
      <text:p text:style-name="P619"/>
      <text:p text:style-name="P619">“Now you a<text:span text:style-name="T1608">re</text:span> gonna s<text:span text:style-name="T1608">pectate</text:span> the finest skier in the world,” Exclaimed Mr. James while Goblin smirked ironically.</text:p>
      <text:p text:style-name="P619"/>
      <text:p text:style-name="P143"><text:span text:style-name="T787">Mr. James leaped out of the window, his skies tripped and his motion converted into barrel roll across the heap of snow and collided with the letterbox which </text:span><text:soft-page-break/><text:span text:style-name="T833">fractured</text:span><text:span text:style-name="T787"> the box and </text:span><text:span text:style-name="T833">subsequently swelled his </text:span><text:span text:style-name="T787">backbone. Mrs. Helga looked </text:span><text:span text:style-name="T837">horrified, her mouth wide open and her legs trembling while Goblin was laugh</text:span><text:span text:style-name="T838">ing</text:span><text:span text:style-name="T837"> out aloud that now his stomach was aching </text:span><text:span text:style-name="T839">with</text:span><text:span text:style-name="T837"> his body ducked down.</text:span></text:p>
      <text:p text:style-name="P617"/>
      <text:p text:style-name="P618">Goblin’s mother expressed mercy, when Goblin had just reached his father to support him.</text:p>
      <text:p text:style-name="P617"/>
      <text:p text:style-name="P617">“It nothing, I have encountered such circumstances a lot of times during tournaments,” <text:s/>assured Mr. James.</text:p>
      <text:p text:style-name="P617"/>
      <text:p text:style-name="P142"><text:span text:style-name="T837">G</text:span><text:span text:style-name="T787">oblin provided his father first aid and a few drops of some kind of potion </text:span><text:span text:style-name="T840">which he had borrowed from his neighbours who had already cleared the snow in-front-of their house;</text:span><text:span text:style-name="T787"> but as </text:span><text:span text:style-name="T840">Goblin’s father</text:span><text:span text:style-name="T787"> </text:span><text:span text:style-name="T833">still retained</text:span><text:span text:style-name="T787"> sportsmanship he didn’t bother anything, </text:span><text:span text:style-name="T841">so </text:span><text:span text:style-name="T787">got to his feet to work on clearing the heap of snow which lay before the main door. </text:span></text:p>
      <text:p text:style-name="P616">A few moments later Goblin noticed few figures emerging from a distinct footpath. Soon they were close to Goblin and the figures waved at him, Goblin immediately recognised his detective team and rushed towards them. </text:p>
      <text:p text:style-name="P616"/>
      <text:p text:style-name="P616">“Hiya Goblin, doing fine?” Asked the team full of spirits to play snowball fight.</text:p>
      <text:p text:style-name="P616"/>
      <text:p text:style-name="P217"><text:span text:style-name="T1040">The team comprised of seven members however only three </text:span><text:span text:style-name="T1041">scraggly dressed tall members, all wearing </text:span><text:soft-page-break/><text:span text:style-name="T1041">colourful jackets and had beady eyes </text:span><text:span text:style-name="T1040">trotting towards him.</text:span><text:span text:style-name="T1041"> </text:span></text:p>
      <text:p text:style-name="P614"/>
      <text:p text:style-name="P614">“Fine, all came for a snowball fight?” Gasped Goblin in a sigh.</text:p>
      <text:p text:style-name="P614"/>
      <text:p text:style-name="P614">“Ja (yes)! We knew only one place where a good snowball fight <text:span text:style-name="T1453">can take place</text:span>,” Informed Fred.</text:p>
      <text:p text:style-name="P614"/>
      <text:p text:style-name="P614">“In you come,” Greeted Goblin while the rest of the members followed joyfully.</text:p>
      <text:p text:style-name="P615">He quickly asked the question which had been pestering him ever since they had arrived, “Where are Pamela, Susie and Nicky?”</text:p>
      <text:p text:style-name="P615"/>
      <text:p text:style-name="P615">They replied that the three of them had left for Chile a few weeks ago. </text:p>
      <text:p text:style-name="P614"/>
      <text:p text:style-name="P141"><text:span text:style-name="T787">In the beginning, the team decided to create a snowman. </text:span><text:span text:style-name="T842">They began scouting the area, rolled a two tiny snowball across the snow covered yard which in a span of few minutes </text:span><text:span text:style-name="T840">transformed</text:span><text:span text:style-name="T842"> into a large ball for its head and stomach. They stacked up the huge snowballs</text:span><text:span text:style-name="T836">, </text:span><text:span text:style-name="T842">collected twigs of trees and poked them into its body which created a perfect snowman for a perfect winter. </text:span><text:span text:style-name="T843">Next they proceeded towards the snowball fight, each member was armed with 30 snowballs and each one was trying to launch the balls on each others face. </text:span><text:span text:style-name="T844">Everyone was laughing and joking while playing, but this didn’t last long </text:span><text:span text:style-name="T845">as a snowstorm was a minute away approaching their </text:span><text:soft-page-break/><text:span text:style-name="T845">place. Soon, the wind grew stronger and the snow began hurtling through the air. </text:span></text:p>
      <text:p text:style-name="P611"/>
      <text:p text:style-name="P611">“Hey, the wind is growing stronger and stronger, we can’t stay here anymore!” Screamed Percy in a muffled voice.</text:p>
      <text:p text:style-name="P611"/>
      <text:p text:style-name="P611">“Quick! Into the house!” <text:span text:style-name="T1340">shrieked</text:span> Goblin </text:p>
      <text:p text:style-name="P611"/>
      <text:p text:style-name="P140"><text:span text:style-name="T787">They all approached the main door but still the heap of snow stood before the door which </text:span><text:span text:style-name="T846">collapsed before them due to the immense wind speeds. It seemed that Mr. James had only cleared the snow shrouding the door </text:span><text:span text:style-name="T847">which might have collapsed as entered</text:span><text:span text:style-name="T846">. </text:span><text:span text:style-name="T787">They all looked at the door terrified, suddenly a hand poked out of the window and they all clambered into the house through the wi</text:span><text:span text:style-name="T1310">ndow. It was Goblin’s father who had poked his hands out!</text:span><text:span text:style-name="T1311"> </text:span><text:span text:style-name="T1312">Their skin had been rescued <text:s/>by Mr. James.</text:span></text:p>
      <text:p text:style-name="P676"/>
      <text:p text:style-name="P613"><text:span text:style-name="T1551">Eventually, after an hour of isolat</text:span>ion the storm had ceased which bought back the team’s joy.</text:p>
      <text:p text:style-name="P613"/>
      <text:p text:style-name="P613"/>
      <text:p text:style-name="P649"><text:s/></text:p>
      <text:p text:style-name="P648"/>
      <text:p text:style-name="P647"/>
      <text:p text:style-name="P647"/>
      <text:p text:style-name="P647"/>
      <text:p text:style-name="P647"/>
      <text:p text:style-name="P647"/>
      <text:p text:style-name="P647"><text:soft-page-break/></text:p>
      <text:p text:style-name="P647"/>
      <text:p text:style-name="P647">CHAPTER 2- <text:span text:style-name="T1352">THE </text:span><text:span text:style-name="T1359">GOLD BAR</text:span><text:span text:style-name="T1352"> </text:span></text:p>
      <text:p text:style-name="P647"/>
      <text:p text:style-name="P159"><text:span text:style-name="T850">After the furious storm had subsided, the radiant rays <text:s text:c="2"/>of the Sun pierced through the clouds and bathed on the snow covered </text:span><text:span text:style-name="T851">areas. The precipitation of the snow uplifted about 30 centimetres above the ground. The oak trees’ leaves were thoroughly covered with snow, but were still visible. No-one was wandering </text:span><text:span text:style-name="T877">about</text:span><text:span text:style-name="T851"> the area, so the team decided to </text:span><text:span text:style-name="T852">quit the house and set off <text:s/>for a walk around the neighbourhood but their itinerary was interrupted by Goblin who prompted to listen today’s breaking news </text:span><text:span text:style-name="T853">and</text:span><text:span text:style-name="T852"> </text:span><text:span text:style-name="T853">quickly switched on the television. The news reporter informed that the largest </text:span><text:span text:style-name="T854">Museum</text:span><text:span text:style-name="T853"> of Berlin named ‘Emerald’ </text:span><text:span text:style-name="T854">has undergone a theft of few famous artefacts which had been exported from a museum in Chile. The theft </text:span><text:span text:style-name="T853">le</text:span><text:span text:style-name="T854">ft</text:span><text:span text:style-name="T853"> no sign of the robbers. </text:span></text:p>
      <text:p text:style-name="P552">This kind of news stunned the team and excitement suddenly flooded down their veins, they had discovered another mystery.</text:p>
      <text:p text:style-name="P551"/>
      <text:p text:style-name="P551">“Hooooray..........Hooooray!” Rejoiced the team while they left the house.</text:p>
      <text:p text:style-name="P551"/>
      <text:p text:style-name="P551">“Let’s call Cadbury!” Suggested Goblin</text:p>
      <text:p text:style-name="P551"/>
      <text:p text:style-name="P158"><text:span text:style-name="T853">“Who’s Cadbur</text:span><text:span text:style-name="T855">y</text:span><text:span text:style-name="T853">?” Asked Percy perplexed.</text:span></text:p>
      <text:p text:style-name="P551"><draw:frame text:anchor-type="paragraph" draw:z-index="0" draw:name="Shape1" draw:style-name="gr2" draw:text-style-name="P712" svg:width="15.442cm" svg:height="4.368cm" svg:x="-0.041cm" svg:y="0.351cm"><draw:text-box><text:p><text:span text:style-name="T1619">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51"/>
      <text:p text:style-name="P613"><text:soft-page-break/></text:p>
      <text:p text:style-name="P613"/>
      <text:p text:style-name="P612">Percy was entirely confused about Cadbury, so the rest of the members had to remind him about Cadbury their assistant.</text:p>
      <text:p text:style-name="P610"/>
      <text:p text:style-name="P610">“<text:span text:style-name="T1327">Oh, that tall guy, yes I remember him </text:span><text:span text:style-name="T1347">too</text:span><text:span text:style-name="T1327">; God gracious! He is the one who always wears formal clothes, ah.......yes......” recalled Percy, while others giggled at his peculiar reply.</text:span></text:p>
      <text:p text:style-name="P610"/>
      <text:p text:style-name="P608">The team decided to first collect Cadbury and consequently walk up to the <text:span text:style-name="T1431">museum. </text:span><text:span text:style-name="T1464">T</text:span><text:span text:style-name="T1328">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475">one</text:span><text:span text:style-name="T1328"> hour. Reluctantly the team waded through the snow covered road huffing, puffing and panting. They were heading north and according to Goblin’s calculations the </text:span><text:span text:style-name="T1428">museum </text:span><text:span text:style-name="T1328">was situated 1.3445 mile</text:span><text:span text:style-name="T1351">s</text:span><text:span text:style-name="T1328"> from Cadbury’s house. </text:span><text:span text:style-name="T1329">Eventually, they all arrived at Cadbury’s house, thoroughly covered in hanging plants, it had a large courtyard, well- lit and ventilated rooms and rest room. That house was a not more than a mansion </text:span></text:p>
      <text:p text:style-name="P609">with sparkling marble staircase leading to the top, in every corner lay a small table with a fruit basket over it and a majestic dining hall was carved next to the living room. As the door was open they swept inside, a <text:soft-page-break/>few seconds later <text:span text:style-name="T1454">a </text:span>man in black suit and shoes with bald head appeared in the stairway. </text:p>
      <text:p text:style-name="P607"/>
      <text:p text:style-name="P607">“<text:span text:style-name="T1330">Hi, Cadbury!” Greeted the team.</text:span></text:p>
      <text:p text:style-name="P607"/>
      <text:p text:style-name="P607">“<text:span text:style-name="T1331">What a pleasant surprise, masters!” Exclaimed Cadbury.</text:span></text:p>
      <text:p text:style-name="P607"/>
      <text:p text:style-name="P591"><text:span text:style-name="T1327">“</text:span><text:span text:style-name="T1331">Cadbury at your service, anything you would like me to do?” Interrogated Cadbury courteously and bowed himself before their masters.</text:span></text:p>
      <text:p text:style-name="P606"/>
      <text:p text:style-name="P591"><text:span text:style-name="T1331">“Oh.....no loyalty.......Cadbury......no loyalty....we are just amigos,” Said Goblin while Cadbury chuck</text:span><text:span text:style-name="T1615">led.</text:span></text:p>
      <text:p text:style-name="P605"/>
      <text:p text:style-name="P605">“If don’t mind Cadbury can I call you Cad?” Asked Fred while Cad allowed him.</text:p>
      <text:p text:style-name="P662"/>
      <text:p text:style-name="P661">Soon they arrived in the great hall, the team expecting to sit down and take a breath but Cad led them straight towards another alley; into a majestic room entirely covered with hanging portraits and landscape paintings. </text:p>
      <text:p text:style-name="P661"/>
      <text:p text:style-name="P216"><text:span text:style-name="T1233">Cad cleared his throat and announced in pride “These all are min</text:span><text:span text:style-name="T1234">e</text:span><text:span text:style-name="T1233">, painted by me, myself.</text:span><text:span text:style-name="T1042">” </text:span><text:span text:style-name="T1043">The team gasped in astonishment.</text:span></text:p>
      <text:p text:style-name="P639"/>
      <text:p text:style-name="P269"><text:span text:style-name="T1042">They were stunned to see the nature inspired paintings ranked upon numerous canvases. These paintings were painted </text:span><text:span text:style-name="T1044">harmoniously with a vast </text:span><text:soft-page-break/><text:span text:style-name="T1044">variety of bright water colours which shimmered magnificently by the day light from the huge windows surrounding the room. Their were several paintings which one could understand vaguely, these puzzled </text:span><text:span text:style-name="T1045">Goblin. </text:span><text:span text:style-name="T1058">H</text:span><text:span text:style-name="T1059">e noticed that in few of the paintings – Either the nose or the eye was painted imperfectly and untidily.</text:span></text:p>
      <text:p text:style-name="P638"/>
      <text:p text:style-name="P269"><text:span text:style-name="T1046"><text:s/></text:span><text:span text:style-name="T1045">He caught a glance at </text:span><text:span text:style-name="T1046">a character whose one eye was smaller than the other eye </text:span><text:span text:style-name="T1045">which</text:span><text:span text:style-name="T1046"> prompted him to ask curiously</text:span><text:span text:style-name="T1045"> </text:span><text:span text:style-name="T1047">“</text:span><text:span text:style-name="T1048">Whose painting </text:span><text:span text:style-name="T1046">is</text:span><text:span text:style-name="T1048"> th</text:span><text:span text:style-name="T1049">is</text:span><text:span text:style-name="T1048">?” </text:span><text:span text:style-name="T1045"><text:s/></text:span></text:p>
      <text:p text:style-name="P638"/>
      <text:p text:style-name="P637">His interrogation gave a loud squeal to Shaun </text:p>
      <text:p text:style-name="P637"/>
      <text:p text:style-name="P215"><text:span text:style-name="T1048">“This </text:span><text:span text:style-name="T1050">is no unknown to me, it a character from the Tobias Totz.” he informed </text:span><text:span text:style-name="T1046">at which Goblin thought that the eye size might be an error or the character might be like the painted one. </text:span></text:p>
      <text:p text:style-name="P636"/>
      <text:p text:style-name="P635">“Right, you said clever Shaun,” Beamed Cad. </text:p>
      <text:p text:style-name="P635"/>
      <text:p text:style-name="P268"><text:span text:style-name="T1042">At last they walked to a lounge beside the paintings room; <text:s/>Fred looking hesitated. The lounge had mesmerising pots hanging from the ceiling, </text:span><text:span text:style-name="T1051">chairs and <text:s/>tables stood on the carpeted floor and the counters were set up on the perimeter of the room with various flower vases vaulted above them. </text:span><text:span text:style-name="T1052">This section of the house seemed as a palace of all drinks. </text:span></text:p>
      <text:p text:style-name="P634"/>
      <text:p text:style-name="P634"><text:soft-page-break/>“Me and my brother adore drinks. Which is why we have created a ‘all drinks’ section in our house,” informed Cadbury. </text:p>
      <text:p text:style-name="P633"/>
      <text:p text:style-name="P268"><text:span text:style-name="T1051">“</text:span><text:span text:style-name="T1053">Good noon, mister Cadbury!” Greeted the man on the counter.</text:span></text:p>
      <text:p text:style-name="P632"/>
      <text:p text:style-name="P632">“Ah......Good noon, mister Warrner!” <text:span text:style-name="T1339">squeaked Cad in a European accent.</text:span></text:p>
      <text:p text:style-name="P632"/>
      <text:p text:style-name="P212"><text:span text:style-name="T1054">They all settled on square chairs around a round table and </text:span><text:span text:style-name="T1055">asked for</text:span><text:span text:style-name="T1054"> their own favourite drinks. Goblin who </text:span></text:p>
      <text:p text:style-name="P212"><text:span text:style-name="T1056">availed</text:span><text:span text:style-name="T1054"> that </text:span><text:bookmark text:name="mntl-sc-block_5-0-17"/><text:span text:style-name="T1514">Apfelschorle</text:span><text:span text:style-name="T1501"> (</text:span><text:span text:style-name="T882">fancied-up version of apple juice mixed with sparkling water</text:span><text:span text:style-name="T884">) </text:span><text:span text:style-name="T1086">would provide him the energy he had lost during the long wading to Cad’s </text:span><text:span text:style-name="T1087">mansion</text:span><text:span text:style-name="T1086"> </text:span><text:span text:style-name="T1087">was gulping </text:span><text:span text:style-name="T1088">it rapidly </text:span><text:span text:style-name="T1087">and was relishing it at </text:span></text:p>
      <text:p text:style-name="P214"><text:span text:style-name="T1087">every sip he took;</text:span><text:span text:style-name="T1086"> </text:span><text:span text:style-name="T1089">t</text:span><text:span text:style-name="T1086">he rest of them preferred </text:span><text:span text:style-name="T903">Mangosaft (mango juice).</text:span></text:p>
      <text:p text:style-name="P645"/>
      <text:p text:style-name="P213"><text:span text:style-name="T1090">“</text:span><text:span text:style-name="T1089">So you all must have came for some kind of work, right?</text:span><text:span text:style-name="T903">” </text:span><text:span text:style-name="T1089">prompted Cad while </text:span><text:span text:style-name="T1091">gobbling a chocolate cookie.</text:span></text:p>
      <text:p text:style-name="P481"/>
      <text:p text:style-name="P213"><text:span text:style-name="T1091">“Actually Cad, when we met today morning during the heavy snowfall around 9; the news reporter reported the burglary of the popula</text:span><text:span text:style-name="T1092">r museum </text:span><text:span text:style-name="T1091">of Berlin – Em</text:span><text:span text:style-name="T1093">e</text:span><text:span text:style-name="T1091">r</text:span><text:span text:style-name="T1093">a</text:span><text:span text:style-name="T1091">ld,” informed the boys </text:span><text:span text:style-name="T1199">tensely</text:span><text:span text:style-name="T1091">.</text:span></text:p>
      <text:p text:style-name="P481"/>
      <text:p text:style-name="P212"><text:span text:style-name="T1091">This sort of mystery raised Cad’s eyebrows with gesture of astonishment; so he asked about the plan of investigation. </text:span><text:span text:style-name="T1093">Sha</text:span><text:span text:style-name="T1094">u</text:span><text:span text:style-name="T1093">n </text:span><text:span text:style-name="T1094">informed</text:span><text:span text:style-name="T1093"> him about Goblin’s </text:span><text:soft-page-break/><text:span text:style-name="T1093">plan </text:span><text:span text:style-name="T1088">for</text:span><text:span text:style-name="T1093"> today which beamed Cadbury in an exciting way. Consequently, </text:span><text:span text:style-name="T1095">all </text:span><text:span text:style-name="T1096">of them departed Cadbury's house, admiring the creepers which sprawled over his garden and headed towards Emerald. </text:span><text:span text:style-name="T1097">It was their first ever experience of solving a mystery of with Cadbury. The nature lover – Cad also carried a </text:span><text:span text:style-name="T1098">camera and a </text:span><text:span text:style-name="T1097"><text:s/>binocular for speculating </text:span><text:span text:style-name="T1099">t</text:span><text:span text:style-name="T1097">hose snow covered roads, the vibrant colour splashed Maple Trees, altostratus grey – black clouds carrying tonnes of condensed </text:span><text:span text:style-name="T1099">crystals precipitating continuous snow and the chirping of the birds</text:span><text:span text:style-name="T1097"> in the city of Berlin. </text:span><text:span text:style-name="T1096">This also demonstrated that Cadbury and Shaun were remarkably sturdy in stamina.</text:span><text:span text:style-name="T1100"> After a few</text:span><text:span text:style-name="T1096"> </text:span><text:span text:style-name="T1100">hours or so, they all arrived at the </text:span><text:span text:style-name="T1092">museum</text:span><text:span text:style-name="T1100"> where the burglary had too</text:span><text:span text:style-name="T1092">k place</text:span><text:span text:style-name="T1100">. </text:span><text:span text:style-name="T1101">The huge pillars displayed its titanic beauty, guards were standing in all the corners and detectives were found investigating everywhere </text:span><text:span text:style-name="T1092">near the stone-steps which led to the museum entrance</text:span><text:span text:style-name="T1101">. </text:span><text:span text:style-name="T1102">A Gold-bar was hanging from the top, attached to the string with the inscriptions stamped over it. They couldn’t make out them, so quietly proceeded inside.</text:span></text:p>
      <text:p text:style-name="P480"/>
      <text:p text:style-name="P211"><text:span text:style-name="T1101">“</text:span><text:span text:style-name="T1103">Why are they guarding it now instead of guarding it earlier,” Said Goblin ironically. </text:span></text:p>
      <text:p text:style-name="P479"/>
      <text:p text:style-name="P211"><text:span text:style-name="T1103">“</text:span><text:span text:style-name="T1104">Lets have a look inside,” he added.</text:span></text:p>
      <text:p text:style-name="P477"/>
      <text:p text:style-name="P478">The team began entering the <text:span text:style-name="T1428">museum</text:span> when the guard obstructed them. </text:p>
      <text:p text:style-name="P478"/>
      <text:p text:style-name="P478">“Any identity card?” he prompted.</text:p>
      <text:p text:style-name="P478"><text:soft-page-break/></text:p>
      <text:p text:style-name="P211"><text:span text:style-name="T1105">“</text:span><text:span text:style-name="T1104">My brother is the senior most detective working here,” Cad prompted immediately when the question was fired.</text:span></text:p>
      <text:p text:style-name="P477"/>
      <text:p text:style-name="P477">“And how would, I believe that?” the guard interrogated smirking.</text:p>
      <text:p text:style-name="P477"/>
      <text:p text:style-name="P477">“You can call him, his name is Micheal,” Cadbury replied in serenity. This sort of reply stunned him and he called Micheal.</text:p>
      <text:p text:style-name="P477"/>
      <text:p text:style-name="P211"><text:span text:style-name="T1104">“What is Cad</text:span><text:span text:style-name="T1106">bury</text:span><text:span text:style-name="T1104"> doing over here? Any-ways let him come in,” </text:span><text:span text:style-name="T1106">Micheal</text:span><text:span text:style-name="T1104"> allowed the guard in </text:span><text:span text:style-name="T1107">scepticism.</text:span></text:p>
      <text:p text:style-name="P476"/>
      <text:p text:style-name="P129"><text:span text:style-name="T848">The guard allowed them and Cad stared at him depicting the guards disbelief. They all walked in </text:span><text:span text:style-name="T849">through the dim-lit and red carpeted broad alley-way passing ancient artefacts encased in a transparent cube with museum labels beside them.</text:span><text:span text:style-name="T848"> </text:span><text:span text:style-name="T787">The building </text:span><text:span text:style-name="T808">had</text:span><text:span text:style-name="T787"> been divided into many sections as per the subjects and periods of history. </text:span><text:span text:style-name="T809">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139"><text:soft-page-break/><text:span text:style-name="T809">H</text:span><text:span text:style-name="T787">e and the others were pulled back by the rest and were asked to concentrate upon the mystery. </text:span></text:p>
      <text:p text:style-name="P475"/>
      <text:p text:style-name="P267"><text:span text:style-name="T1085">“</text:span><text:span text:style-name="T1108">Hello Cad, how </text:span><text:span text:style-name="T1109">are you </text:span><text:span text:style-name="T1108">here?” Asked Micheal </text:span><text:span text:style-name="T1110">in a convivially <text:s/></text:span><text:span text:style-name="T1109">standing beside a board convey</text:span><text:span text:style-name="T1111">ing</text:span><text:span text:style-name="T1109"> the eminent quote by </text:span><text:span text:style-name="T904">James Baldwin</text:span><text:span text:style-name="T1109">: ‘ </text:span><text:span text:style-name="T904">People are trapped in history and history is trapped in people.</text:span><text:span text:style-name="T1109">’</text:span></text:p>
      <text:p text:style-name="P474"/>
      <text:p text:style-name="P474">“Investigation,” he replied.</text:p>
      <text:p text:style-name="P474"/>
      <text:p text:style-name="P474">“With whom?” Micheal asked.</text:p>
      <text:p text:style-name="P474"/>
      <text:p text:style-name="P474">“What?” he interrogated.</text:p>
      <text:p text:style-name="P474"/>
      <text:p text:style-name="P473">“With these kids?” Micheal asked laughing while Fred stared closely and Cadbury gave <text:span text:style-name="T1536">Micheal</text:span> a gesture of – stop talking in front of our team.</text:p>
      <text:p text:style-name="P266"><text:span text:style-name="T1108">Goblin was flaring up, he knew Cad respected them a lot, they had a bit of experience </text:span><text:span text:style-name="T1112">with his team</text:span><text:span text:style-name="T1108"> and he </text:span><text:span text:style-name="T1111">they all together</text:span><text:span text:style-name="T1108"> </text:span><text:span text:style-name="T1111">made a</text:span><text:span text:style-name="T1108"> good team; what else he wanted? How can anyone embarrass them in front of everyone</text:span><text:span text:style-name="T1113">? But, there was nothing he could do, he couldn’t outburst, there was no use.</text:span></text:p>
      <text:p text:style-name="P471"/>
      <text:p text:style-name="P472">“What, you think these little kids snooping on the streets of Berlin are gonn<text:span text:style-name="T1407">a</text:span> solve these mysteries, where a new mystery comes everyday, only Sir. </text:p>
      <text:p text:style-name="P472">Micheal, which is me, can handle all of these,” Micheal grunted.</text:p>
      <text:p text:style-name="P471"/>
      <text:p text:style-name="P470"><text:soft-page-break/>“Excuse me sir, You have no right to embarrass us!” Goblin flared, <text:span text:style-name="T1356">his face red with anger </text:span>while others stared at Micheal.</text:p>
      <text:p text:style-name="P470"/>
      <text:p text:style-name="P470">“Yes I do have the right!” Micheal spat <text:span text:style-name="T1353">while Cadbury attempted to drown the issue.</text:span></text:p>
      <text:p text:style-name="P470"/>
      <text:p text:style-name="P470"><text:span text:style-name="T1449">“Cad, join me, </text:span><text:span text:style-name="T1450">you mustn’t work with them; join me and you will be rewarded and....of-course you will </text:span><text:span text:style-name="T1451">be</text:span><text:span text:style-name="T1450"> paid,</text:span>” he added <text:span text:style-name="T1356">looking around the </text:span><text:span text:style-name="T1431">museum</text:span><text:span text:style-name="T1356"> and gesturing the other detectives to continue with the investigation and not eavesdrop.</text:span></text:p>
      <text:p text:style-name="P470"/>
      <text:p text:style-name="P696"><text:span text:style-name="T732">“</text:span><text:span text:style-name="T733">Joining this team is an encouragement for me </text:span><text:span text:style-name="T734">and these kids</text:span><text:span text:style-name="T733">, </text:span><text:span text:style-name="T735">these kids have outsmarted everyone</text:span><text:span text:style-name="T733">, and you always embarrass me </text:span><text:span text:style-name="T736">before</text:span><text:span text:style-name="T733"> the crowd whenever I join you and after all, we are.....not real brothers, right ?My family......I won’t take further........get out’a me sight</text:span><text:span text:style-name="T732">,” Cadbury replied </text:span><text:span text:style-name="T737">defiantly</text:span><text:span text:style-name="T732">. </text:span><text:span text:style-name="T738">He at once left them alone and joined the rest of the detectives talking secretly.</text:span></text:p>
      <text:p text:style-name="P469"/>
      <text:p text:style-name="P469">“I am really sorry for my brother’s behaviour, he is always puffed up with conceit,” Cadbury apologised.</text:p>
      <text:p text:style-name="P469"/>
      <text:p text:style-name="P210"><text:span text:style-name="T1114">“Its n</text:span><text:span text:style-name="T1109">ot your fault</text:span><text:span text:style-name="T1114"> about what he says,” </text:span><text:span text:style-name="T1109">assured Shaun while</text:span><text:span text:style-name="T1114"> the other’s nodded.</text:span></text:p>
      <text:p text:style-name="P469"/>
      <text:p text:style-name="P469">“In my opinion, let’s check <text:span text:style-name="T1429">the robbed place</text:span>,” suggested Percy.</text:p>
      <text:p text:style-name="P469"/>
      <text:p text:style-name="P469"><text:soft-page-break/>“Yeah, nice idea; there might be a clue!” Fred added, while others nodded.</text:p>
      <text:p text:style-name="P469"/>
      <text:p text:style-name="P265"><text:span text:style-name="T1114">The </text:span><text:span text:style-name="T1109">transparent cover which encased the object</text:span><text:span text:style-name="T1114"> stood open. The team peered inside. </text:span><text:span text:style-name="T1109">It was</text:span><text:span text:style-name="T1115"> completely empty except a large gold bar laying exactly in the centre of the </text:span><text:span text:style-name="T1116">vault</text:span><text:span text:style-name="T1115">. Goblin picked up the bar, and noticed few weird inscriptions on the surface of the bar. Which read as follows:</text:span></text:p>
      <text:p text:style-name="P468"/>
      <text:p text:style-name="P161"><text:span text:style-name="T857"><text:s/></text:span><text:span text:style-name="T858">Shall be filled to the brim </text:span></text:p>
      <text:p text:style-name="P161"><text:span text:style-name="T857"><text:s/>A</text:span><text:span text:style-name="T859">round is all the s</text:span><text:span text:style-name="T860">alty</text:span><text:span text:style-name="T859"> liquid</text:span></text:p>
      <text:p text:style-name="P161"><text:span text:style-name="T861">Vulnerable </text:span><text:span text:style-name="T862">are all against mana </text:span></text:p>
      <text:p text:style-name="P161"><text:span text:style-name="T857"><text:s/></text:span><text:span text:style-name="T858">Avenge shall begin soon</text:span><text:span text:style-name="T859"> </text:span><text:span text:style-name="T863">(uropean people-</text:span><text:span text:style-name="T864">remove this</text:span><text:span text:style-name="T863">)</text:span></text:p>
      <text:p text:style-name="P679"/>
      <text:p text:style-name="P678">Aim of mine is unpredictable</text:p>
      <text:p text:style-name="P678"/>
      <text:p text:style-name="P160"><text:span text:style-name="T857">G</text:span><text:span text:style-name="T856">od supports me </text:span></text:p>
      <text:p text:style-name="P678"/>
      <text:p text:style-name="P678">I le va (Mellem) 11 <text:s/>12, my message would be seen i le paia.</text:p>
      <text:p text:style-name="P678"/>
      <text:p text:style-name="P677"/>
      <text:p text:style-name="P677"/>
      <text:p text:style-name="P157"><text:span text:style-name="T857">“</text:span><text:span text:style-name="T865">I am sure that it would be valuable,” Said Goblin contentedly.</text:span></text:p>
      <text:p text:style-name="P466"/>
      <text:p text:style-name="P467">“Then, lets take it,” Replied Fred and began grabbing it, but Goblin suddenly whispered loudly, “The detectives won’t want anything misplaced, so we will have to <text:span text:style-name="T1609">replicate it by snapping</text:span> an image of it.” <text:span text:style-name="T1536">T</text:span>he others nodded and Cad took a <text:span text:style-name="T1430">high-quality</text:span> image which clearly showed the text as well as it’s surroundings over the bar.</text:p>
      <text:p text:style-name="P466"/>
      <text:p text:style-name="P466"><text:soft-page-break/>“Nice,” commented the rest of the team after having a look at the image.</text:p>
      <text:p text:style-name="P466"/>
      <text:p text:style-name="P466"/>
      <text:p text:style-name="P466">“What shall we do now? Search about its meaning or the vault for anything more?” Questioned Fred.</text:p>
      <text:p text:style-name="P466"/>
      <text:p text:style-name="P466">“I think we should first search the <text:span text:style-name="T1431">that place</text:span> and the rest of the <text:span text:style-name="T1431">museum</text:span> so that we can collect all the hints and blah..blah stuff,” Suggested Percy.</text:p>
      <text:p text:style-name="P466"/>
      <text:p text:style-name="P466">“What do you suggest, Cad?” Asked Goblin.</text:p>
      <text:p text:style-name="P466"/>
      <text:p text:style-name="P466">“Whatever you would do would surely be right,” He answered back.</text:p>
      <text:p text:style-name="P466"/>
      <text:p text:style-name="P465">“We agree with Percy,” Replied the <text:span text:style-name="T1423">rest of the team</text:span> after bit of gossip about the situation.</text:p>
      <text:p text:style-name="P465"/>
      <text:p text:style-name="P465">“Yeah, me too as the detectives won’t want us to visit anymore,” <text:span text:style-name="T1423">c</text:span>ommented Goblin. At this reply Cadbury knelt his head in grief, but Goblin assured him that he was a kind man who was no threat to the team and was not responsible for the recent cause.</text:p>
      <text:p text:style-name="P465"/>
      <text:p text:style-name="P209"><text:span text:style-name="T1098">The all decided to check </text:span><text:span text:style-name="T1117">for the signs of the burglars’ arrival. They assigned duties to scan for anything irrelevant around different sec</text:span><text:span text:style-name="T1118">tion</text:span><text:span text:style-name="T1117">s of the room. Fred who was checking the floor </text:span><text:span text:style-name="T1119">(under the carpet)</text:span><text:span text:style-name="T1117"> noticed a few scratches which may or may not have been caused recently during the burglary. </text:span><text:span text:style-name="T1116">Meanwhile, Fred </text:span><text:soft-page-break/><text:span text:style-name="T1119">and Percy were examining the walls of the case when they</text:span><text:span text:style-name="T1116"> found something protruding. He asked Cad if he can scratch on the wall a bit. Cadbury allowed and with a sharp twig he began scratching it and call</text:span><text:span text:style-name="T1120">ed</text:span><text:span text:style-name="T1116"> the others to have look at i</text:span><text:span text:style-name="T1121">t. Everyone gathered around while he scratched. After a few minutes </text:span><text:span text:style-name="T1119">of scraping, black</text:span><text:span text:style-name="T1121"> square fell out of </text:span><text:span text:style-name="T1122">that area and suddenly emitted a white light and calmed down. Cadbury picked that strange object and Goblin reached out him and gave it a glance.</text:span></text:p>
      <text:p text:style-name="P464"/>
      <text:p text:style-name="P464">“It’s a camera!” Goblin prompted, his mouth wide open in astonishment while others gasped loudly.</text:p>
      <text:p text:style-name="P464"/>
      <text:p text:style-name="P464">“Whh...aat shall we do..now?” asked Shaun perplexed.</text:p>
      <text:p text:style-name="P464"/>
      <text:p text:style-name="P464">“Nothing, if someone might be monitoring it then..........we are terminated,” Goblin replied.</text:p>
      <text:p text:style-name="P464"/>
      <text:p text:style-name="P156"><text:span text:style-name="T866">“Let’s get out of here!” Fred whispered while others </text:span><text:span text:style-name="T867">corrected Goblin and whispered ‘ex-terminated’</text:span><text:span text:style-name="T868">.</text:span></text:p>
      <text:p text:style-name="P462"/>
      <text:p text:style-name="P459">Full of terror, all of them lashed out of the room. Micheal caught their eye and halted them. </text:p>
      <text:p text:style-name="P459"/>
      <text:p text:style-name="P459">“Done with the investigation?” he questioned smirking.</text:p>
      <text:p text:style-name="P459"/>
      <text:p text:style-name="P461">“<text:span text:style-name="T1354">You can come here infinite number of times, but I am sure you won’t find a single clue to solve this peculiar </text:span></text:p>
      <text:p text:style-name="P463"><text:soft-page-break/>mystery, team!” he added <text:span text:style-name="T1427">shrewdly</text:span> over his shoulder while pocketing his hands into his jacket and returning to the policeman who had <text:span text:style-name="T1357">just</text:span> sealed the <text:span text:style-name="T1431">entrance</text:span>. </text:p>
      <text:p text:style-name="P460"/>
      <text:p text:style-name="P460"/>
      <text:p text:style-name="P460">Without any reply to Micheal the team alongwith Cadbury vamoosed out of the <text:span text:style-name="T1430">museum</text:span>. <text:span text:style-name="T1424">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59"/>
      <text:p text:style-name="P459">“I hope that now they won’t be able to locate us here,” informed Goblin in a sigh.</text:p>
      <text:p text:style-name="P459"/>
      <text:p text:style-name="P155"><text:span text:style-name="T856">“Yeah.........I think that we should think about that clue we found,” Suggested </text:span><text:span text:style-name="T869">Percy.</text:span></text:p>
      <text:p text:style-name="P458"/>
      <text:p text:style-name="P458">“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58"/>
      <text:p text:style-name="P155"><text:span text:style-name="T869">“</text:span><text:span text:style-name="T870">The burglar will rob someone else or some other </text:span><text:span text:style-name="T871">place</text:span><text:span text:style-name="T870">, its seems from the first line.........</text:span><text:span text:style-name="T872">maybe until he fills that thing to the brim</text:span><text:span text:style-name="T870">,” Informed Percy.</text:span></text:p>
      <text:p text:style-name="P457"><text:soft-page-break/></text:p>
      <text:p text:style-name="P155"><text:span text:style-name="T870">“</text:span><text:span text:style-name="T873">Yeah...its clearly mentioned,” replied Fred and Shaun </text:span><text:span text:style-name="T874">tensely.</text:span></text:p>
      <text:p text:style-name="P456"/>
      <text:p text:style-name="P208"><text:span text:style-name="T1123"><text:s/>They were both excited, afraid and </text:span><text:span text:style-name="T1228">pusillanimous</text:span><text:span text:style-name="T1235"> </text:span><text:span text:style-name="T1123">after their recent accident with the camera.</text:span></text:p>
      <text:p text:style-name="P456"/>
      <text:p text:style-name="P208"><text:span text:style-name="T1123"><text:s/></text:span><text:span text:style-name="T1124">The thought that know</text:span><text:span text:style-name="T1125">ing</text:span><text:span text:style-name="T1124"> ‘</text:span><text:span text:style-name="T1118">the man whom they want revenge against’ </text:span><text:span text:style-name="T1124"><text:s/>in the inscription would have been very helpful. </text:span></text:p>
      <text:p text:style-name="P455"/>
      <text:p text:style-name="P455">“God is with <text:span text:style-name="T1423">him</text:span>.....hmmm.....is he trying to say the sentence’s literal meaning or what? <text:span text:style-name="T1357">God can’t be with he isn’t doing a nice job</text:span>” mumbled Shaun.</text:p>
      <text:p text:style-name="P455"/>
      <text:p text:style-name="P455">“Might wanna convey <text:span text:style-name="T1358">that whatever he is doing is good for him...kinda...you know</text:span>,” suggested Percy <text:span text:style-name="T1423">while the others glared at him</text:span>.</text:p>
      <text:p text:style-name="P454"/>
      <text:p text:style-name="P264"><text:span text:style-name="T1085">They sat thinking for a long time sitting under the maple trees beside the river; while the apical palmate veined </text:span><text:span text:style-name="T1126">ocherous leaves swayed in the cool breeze, the </text:span></text:p>
      <text:p text:style-name="P453"><text:span text:style-name="T1455">fishes (this is what is to be used) </text:span>plopped in the water one after another, the<text:span text:style-name="T1355">se</text:span> were the unceasing phenomenon created by the nature. </text:p>
      <text:p text:style-name="P453"/>
      <text:p text:style-name="P263"><text:span text:style-name="T1126">“</text:span><text:span text:style-name="T1127">D</text:span><text:span text:style-name="T1126">er Mensch.....</text:span><text:span text:style-name="T1127">it looks challenging,” </text:span></text:p>
      <text:p text:style-name="P452"/>
      <text:p text:style-name="P452"/>
      <text:p text:style-name="P263"><text:span text:style-name="T1128">“Does anyone know what does it mean by ‘I le va’ <text:s/></text:span><text:span text:style-name="T1129">and that other ‘I le va’ <text:s/></text:span><text:span text:style-name="T1130">whatever!</text:span><text:span text:style-name="T1128">?” Asked Goblin </text:span><text:soft-page-break/><text:span text:style-name="T1128">curiously, scratching his head while the others </text:span><text:span text:style-name="T1131">denied </text:span><text:span text:style-name="T1132">and looked at him </text:span><text:span text:style-name="T1133">as if stupefied by Goblin’s interrogation</text:span><text:span text:style-name="T1131">.</text:span></text:p>
      <text:p text:style-name="P451"/>
      <text:p text:style-name="P262"><text:span text:style-name="T1131">“</text:span><text:span text:style-name="T1134">We need to know it fast, </text:span><text:span text:style-name="T1118">it might</text:span><text:span text:style-name="T1134"> refer t</text:span><text:span text:style-name="T1125">o some kind of time in either anti-meridian or past-meridian,” Replied Cadbury. Goblin who had the most enhanced vocabulary among them in most of the languages couldn’t identify the meaning of ‘I le va (Mellem)’. </text:span></text:p>
      <text:p text:style-name="P207"><text:span text:style-name="T878">The shade of the trees provided </text:span><text:span text:style-name="T879">a</text:span><text:span text:style-name="T878"> bountiful cover to the scorching heat of the Sun</text:span><text:span text:style-name="T1229">. </text:span><text:span text:style-name="T1135">But there was no Sun to be seen anywhere, just a dense, colossal, monstrously black patch of clouds seeming to fathom the </text:span><text:span text:style-name="T1136">depth of Atlantis and replace the furious and abyssal waters of the Atlantic ocean </text:span><text:span text:style-name="T1137">with a thick sparkling diamond</text:span><text:span text:style-name="T1136"> </text:span><text:span text:style-name="T1137">ice spreading thousands of miles across the ocean. </text:span><text:span text:style-name="T1138">At last Cadbury switched on his phone and googled it, there was no </text:span><text:span text:style-name="T1139">result which matched that situation</text:span><text:span text:style-name="T1138">. </text:span></text:p>
      <text:p text:style-name="P450"/>
      <text:p text:style-name="P261"><text:span text:style-name="T1085">Soon they realised that there was no point on fitting the meaning of it, they had certainly given up. They all climbed that ditch disappointed and headed off to Cadbury’s house, their minds racing across the different meaning of ‘I Le Va’. </text:span><text:span text:style-name="T1140">They had been so entwined in that word itself that they had completely lost attention on the peculiar word after it ‘i le paia’.</text:span></text:p>
      <text:p text:style-name="P449">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49"/>
      <text:p text:style-name="P449">“Only if we could clear all of our impediments, like this snow clearing dump truck,” choked Fred due to the immense cold breeze hitting her face.</text:p>
      <text:p text:style-name="P449"/>
      <text:p text:style-name="P449">“Life is not that easy,” Replied Percy with a huge sigh.</text:p>
      <text:p text:style-name="P449"/>
      <text:p text:style-name="P449">“What is the fun when things are always easy ?” Added Goblin, reproachfully staring at the silence breaker while the others nodded.</text:p>
      <text:p text:style-name="P449"/>
      <text:p text:style-name="P449">“Last mystery looked quite a lot simpler,” prompted Fred.</text:p>
      <text:p text:style-name="P448"/>
      <text:p text:style-name="P206"><text:span text:style-name="T1141">The other team members nodded, wished them</text:span><text:span text:style-name="T1111">selves</text:span><text:span text:style-name="T1141"> </text:span><text:span text:style-name="T1111">good luck </text:span><text:span text:style-name="T1141">and went on. </text:span></text:p>
      <text:p text:style-name="P448"/>
      <text:p text:style-name="P448"/>
      <text:p text:style-name="P448"/>
      <text:p text:style-name="P644"/>
      <text:p text:style-name="P644"/>
      <text:p text:style-name="P644"/>
      <text:p text:style-name="P644"/>
      <text:p text:style-name="P644"/>
      <text:p text:style-name="P644"/>
      <text:p text:style-name="P644"/>
      <text:p text:style-name="P644"/>
      <text:p text:style-name="P644"/>
      <text:p text:style-name="P644"/>
      <text:p text:style-name="P644"><text:soft-page-break/></text:p>
      <text:p text:style-name="P644"/>
      <text:p text:style-name="P644">CHAPTER 3 – <text:span text:style-name="T1365">THE TWISTER’S ARRIVAL / </text:span><text:span text:style-name="T1366">THE NATURE’S FURY/ </text:span><text:span text:style-name="T1373">THE </text:span><text:span text:style-name="T1398">INEXPLICABLE HAPPENINGS</text:span></text:p>
      <text:p text:style-name="P644"/>
      <text:p text:style-name="P447"><text:span text:style-name="T1536">They</text:span> arrived at Cadbury’s house to find curious <text:span text:style-name="T1455">Mr. Warner </text:span>wiping the glasses and cleaning the coffee maker gently. </text:p>
      <text:p text:style-name="P447"/>
      <text:p text:style-name="P447">“Good evening, sir Cadbury and certainly...!” Warner pointed out the other team members and grinned while Cad greeted him back.</text:p>
      <text:p text:style-name="P447"/>
      <text:p text:style-name="P447">“Isn’t he home, yet?” Asked Cadbury leaning upon the counter.</text:p>
      <text:p text:style-name="P447"/>
      <text:p text:style-name="P447">“Sir, called me up and said that he has <text:span text:style-name="T1538">an</text:span> important work at the office and won’t be back until midnight,” replied Warner.</text:p>
      <text:p text:style-name="P447"/>
      <text:p text:style-name="P447"><text:span text:style-name="T1449">“Always that excuse........</text:span><text:span text:style-name="T1452">for hanging out with friends. </text:span>Warner, my team (he pointed at the rest of the team) and I require a refreshing beverage, the eminent one of yours...if you would, please,” murmured Cadbury.</text:p>
      <text:p text:style-name="P447"/>
      <text:p text:style-name="P447">Cadbury escorted them to <text:span text:style-name="T1360">the</text:span> lounge seating and gestured all of them to have a seat. Everyone flopped onto the<text:span text:style-name="T1360">ir plush, squashy chair set on the lurid vermilion mat. </text:span></text:p>
      <text:p text:style-name="P447"/>
      <text:p text:style-name="P447"/>
      <text:p text:style-name="P447"><text:soft-page-break/></text:p>
      <text:p text:style-name="P447"/>
      <text:p text:style-name="P447">“<text:span text:style-name="T1360">Cad, apart from the mystery you haven’t informed us about your......yourself....uhmm-” brought forward Shaun while the others leaned keenly.</text:span></text:p>
      <text:p text:style-name="P447"/>
      <text:p text:style-name="P447">“<text:span text:style-name="T1360">Uhmm.....I was born 26 years earlier in this very house, my father was in Navy while my mother remained, taking care of me and I....was my parents only son-” he replied gently.</text:span></text:p>
      <text:p text:style-name="P447"/>
      <text:p text:style-name="P447">“<text:span text:style-name="T1360">What?! What about Micheal?” interrupted Fred.</text:span></text:p>
      <text:p text:style-name="P447"/>
      <text:p text:style-name="P445">“<text:span text:style-name="T1449">Well he came into my life a lot earlier</text:span>,”Cad replied chuckling.</text:p>
      <text:p text:style-name="P445"/>
      <text:p text:style-name="P445">“Then, he isn’t your brother?” Prompted Percy and Goblin horror-struck by his reply.</text:p>
      <text:p text:style-name="P445"/>
      <text:p text:style-name="P348">“<text:span text:style-name="T1361">Hmmm........yes and practically no. On a pouring day, 12 year old </text:span><text:span text:style-name="T1466">me</text:span><text:span text:style-name="T1361">.....</text:span><text:span text:style-name="T1466">grabbed the umbrella, clicked the door handle and strolled towards my friends house. There on a levee, just outside our house</text:span><text:span text:style-name="T1361"> </text:span><text:span text:style-name="T1466">sat</text:span><text:span text:style-name="T1361"> mud smeared little boy </text:span><text:span text:style-name="T1466">perched on the brick laid tract</text:span><text:span text:style-name="T1361">, </text:span><text:span text:style-name="T1465">bawling</text:span><text:span text:style-name="T1361">. </text:span><text:span text:style-name="T1466">I soon noticed that he sat there the whole day begging. We provided him clothes and food. Soon, we couldn’t face the </text:span><text:span text:style-name="T1467">indigent </text:span><text:span text:style-name="T1466">boy’s penury and so, let him in. </text:span><text:span text:style-name="T1361">After a wash up, he informed us that he had just travelled a long way for just a home.....his parents died in in that journey...</text:span><text:span text:style-name="T1364">he came with some other </text:span><text:soft-page-break/><text:span text:style-name="T1364">people who separated...and</text:span><text:span text:style-name="T1361">......that is all I know.....he won’t tell me a thing, we sheltered him and we </text:span></text:p>
      <text:p text:style-name="P446"><text:span text:style-name="T1456">lived together</text:span><text:span text:style-name="T1457"> and did everything together,</text:span><text:span text:style-name="T1361"> I thought of him as my brother.......but now-a-days he has changed a lot you know, he doesn’t care about anyone....”Cadbury choked.</text:span></text:p>
      <text:p text:style-name="P445"/>
      <text:p text:style-name="P697">Just then the telephone rang <text:span text:style-name="T1362">and Warner stretched his arm to pick it up. Consequently, he gestured Goblin to pick up the phone.</text:span></text:p>
      <text:p text:style-name="P444"/>
      <text:p text:style-name="P444">“<text:span text:style-name="T1362">Who is it?” whispered Goblin to Warner.</text:span></text:p>
      <text:p text:style-name="P444">“<text:span text:style-name="T1362">Its you</text:span><text:span text:style-name="T1473">r</text:span><text:span text:style-name="T1362"> mum,” he answered back and handed over the handset to him.</text:span></text:p>
      <text:p text:style-name="P444"/>
      <text:p text:style-name="P443">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1368">EF0 </text:span>tornado warning for Germany later th<text:span text:style-name="T1539">at</text:span> evening.</text:p>
      <text:p text:style-name="P443"/>
      <text:p text:style-name="P443">“<text:span text:style-name="T1363">We better hurry up,” ushered Goblin to Fred.</text:span></text:p>
      <text:p text:style-name="P443"/>
      <text:p text:style-name="P442">“<text:span text:style-name="T1363">Wait for a second, team; the coffee is almost ready,” Prompted Cadbury while the others nodded and Percy chuckled ‘Rejuvenation.’ </text:span></text:p>
      <text:p text:style-name="P442"/>
      <text:p text:style-name="P205"><text:span text:style-name="T1142">Soon, Warner </text:span><text:span text:style-name="T1143">approached them carrying four cups of smoky whipped coffee and a bunch of juicy concord </text:span><text:soft-page-break/><text:span text:style-name="T1143">grapes. Its aftertaste was ashy and metallic which was soon supplanted by the tangy bitter grapes.</text:span></text:p>
      <text:p text:style-name="P441"/>
      <text:p text:style-name="P260"><text:span text:style-name="T1085">The three boys got up, thanked Warner </text:span><text:span text:style-name="T1144">for his metallic and refreshing coffee, clicked open the door and descended the narrow marble stairs; </text:span><text:span text:style-name="T1200">Cad at their heels.</text:span><text:span text:style-name="T1144"> As they began converging into the lane, they spotted a horde of monks in vivid apricot colour with a <text:s text:c="3"/>an eagle head on the top </text:span><text:span text:style-name="T1145">and a sign</text:span><text:span text:style-name="T1144"> </text:span><text:span text:style-name="T1145">with two eagle heads connected with a mask dangled over there forehead. They </text:span><text:span text:style-name="T1146">made their way past them chanting some kind of an incantation in an odd language.</text:span></text:p>
      <text:p text:style-name="P440"/>
      <text:p text:style-name="P260"><text:span text:style-name="T1146">“</text:span><text:span text:style-name="T1147">Where are they headed?” mouthed Percy.</text:span></text:p>
      <text:p text:style-name="P439"/>
      <text:p text:style-name="P439">“I don’t know,” replied Cadbury.</text:p>
      <text:p text:style-name="P439"/>
      <text:p text:style-name="P439">“Heading when there is a storm approaching?” exclaimed Fred.</text:p>
      <text:p text:style-name="P439"/>
      <text:p text:style-name="P347">“That too not in a car!” added Goblin.</text:p>
      <text:p text:style-name="P439"/>
      <text:p text:style-name="P438">They stood there waiting for the monks to pass by. As they went by, whirling mass began forming in the clouds a distance away and gusty winds began blowing. They saw off Cadbury and informed him that they would be meeting him tomorrow. </text:p>
      <text:p text:style-name="P438"/>
      <text:p text:style-name="P259"><text:span text:style-name="T1085">“The tornado might begin gaining speed any moment now,” cautioned Shaun who had a </text:span><text:span text:style-name="T1148">wide experience of tornadoes.</text:span></text:p>
      <text:p text:style-name="P437"><text:soft-page-break/></text:p>
      <text:p text:style-name="P437">“Who’s house is the nearest?” Asked Percy.</text:p>
      <text:p text:style-name="P437"/>
      <text:p text:style-name="P437">“Mine!” Replied Shaun.</text:p>
      <text:p text:style-name="P437"/>
      <text:p text:style-name="P436">“I will follow y’all till there and then I will continue on,” replied Fred.</text:p>
      <text:p text:style-name="P436"/>
      <text:p text:style-name="P436"/>
      <text:p text:style-name="P436">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36"/>
      <text:p text:style-name="P436">“<text:span text:style-name="T1477">Percy</text:span> you can stay with me,” ushered Shaun.</text:p>
      <text:p text:style-name="P436"/>
      <text:p text:style-name="P436">“And Goblin can spend the night with me!” Exclaimed <text:span text:style-name="T1477">Fred</text:span>. “Mine is just a few kilometres....” he added hastily.</text:p>
      <text:p text:style-name="P486"/>
      <text:p text:style-name="P286"><text:span text:style-name="T1149">As Shaun’s mother was shifting the outdoor gears, Shaun ran out, fetched the two skateboards </text:span><text:span text:style-name="T1150">and slid them over to the two. Goblin and </text:span><text:span text:style-name="T1151">Fred</text:span><text:span text:style-name="T1150"> boarded the board.</text:span></text:p>
      <text:p text:style-name="P485"/>
      <text:p text:style-name="P435">The two of them nodded and pushed off from the ground when Goblin wailed “I don’t know how to ride it!”</text:p>
      <text:p text:style-name="P435"/>
      <text:p text:style-name="P435"><text:soft-page-break/>“What! Ok, no problem I will have your back, lemme support you,” <text:span text:style-name="T1477">Fred</text:span> replied back.</text:p>
      <text:p text:style-name="P435"/>
      <text:p text:style-name="P258"><text:span text:style-name="T1151">Fred</text:span><text:span text:style-name="T1085"> supported Goblin and together they gathered speed </text:span><text:span text:style-name="T1152">along the path </text:span><text:span text:style-name="T1153">surrounded with trees</text:span><text:span text:style-name="T1152"> while the wind whistled in their eardrums. As they rode, they noticed something strange: </text:span><text:span text:style-name="T1154">the wind was brushing on their faces horizontally, and twigs came flying towards them in a circular motion. </text:span></text:p>
      <text:p text:style-name="P434"/>
      <text:p text:style-name="P484">“Are you thinking what I am thinking?” muffled <text:span text:style-name="T1540">Fred</text:span>.</text:p>
      <text:p text:style-name="P484"/>
      <text:p text:style-name="P258"><text:span text:style-name="T1154">“Do you think we are moving towards the tornado?” Goblin replied back balancing his body on the skateboard. But, there was no need to reply as a humongous whirling mass </text:span><text:span text:style-name="T1155">descending from the sky</text:span><text:span text:style-name="T1154"> </text:span><text:span text:style-name="T1155">carrying debris was now in sight.</text:span></text:p>
      <text:p text:style-name="P433"/>
      <text:p text:style-name="P432">“Let’s turn back, Gobl-” choked <text:span text:style-name="T1540">Fred</text:span>. </text:p>
      <text:p text:style-name="P432"/>
      <text:p text:style-name="P204"><text:span text:style-name="T1155">“This is the</text:span><text:span text:style-name="T1156"> most futile</text:span><text:span text:style-name="T1155"> and most dangerous thing people people do, we have to take a right angle from position of the tornado!” Shouted Goblin back so that Percy could hear him well through the wind.</text:span></text:p>
      <text:p text:style-name="P432"/>
      <text:p text:style-name="P257"><text:span text:style-name="T1155">“We’ll turn onto the next lane, ok?” Added Goblin hastily </text:span><text:span text:style-name="T1156">while Percy looked at him preposterously.</text:span></text:p>
      <text:p text:style-name="P431"/>
      <text:p text:style-name="P430">“Are you kidding me?! At this speed? And that too you on my back!” Replied back <text:span text:style-name="T1540">Fred</text:span>.</text:p>
      <text:p text:style-name="P430"/>
      <text:p text:style-name="P430"><text:soft-page-break/>“That’s our only option, I’ll slow a bit down,” answered Goblin shrugging.</text:p>
      <text:p text:style-name="P430"/>
      <text:p text:style-name="P203"><text:span text:style-name="T1156">Goblin hit his foot onto the ground but it repelled due to the immense speed gained by the rollers while descending the slopes. There was a wide lane in sight on there right. This was there only option...sweat </text:span><text:span text:style-name="T1157">oozed</text:span><text:span text:style-name="T1156"> down </text:span><text:span text:style-name="T1158">Fred</text:span><text:span text:style-name="T1156">’s forehead, they were a few meters </text:span><text:span text:style-name="T1151">a</text:span><text:span text:style-name="T1156">way now.....On approaching it, </text:span><text:span text:style-name="T1158">Fred</text:span><text:span text:style-name="T1156"> steered the skateboard to their right, one of the rollers skidded and detached, the wooden frame’</text:span><text:span text:style-name="T1159">s edge scraped on the road and created a glittery spark. The </text:span><text:span text:style-name="T1160">other </text:span><text:span text:style-name="T1159">board couldn’t balance itself, so inclined </text:span><text:span text:style-name="T1161">perilously</text:span><text:span text:style-name="T1159"> at a high speed causing the rider to </text:span><text:span text:style-name="T1161">jump off it. They </text:span><text:span text:style-name="T1162">pirouetted</text:span><text:span text:style-name="T1161"> for a moment and soon </text:span><text:span text:style-name="T1151">Fred</text:span><text:span text:style-name="T1161"> was found sprinting across the lane towards the fence of the other house where Goblin’s board had just bumped into, fortunately it was intact. </text:span><text:span text:style-name="T1151">Fred </text:span><text:span text:style-name="T1161">landed it onto the centre of the road followed by the ‘hurries’ of Goblin. Percy looked back, at a safe distance the tornado was still </text:span><text:span text:style-name="T1162">dancing over the cottages. </text:span></text:p>
      <text:p text:style-name="P429"/>
      <text:p text:style-name="P429"/>
      <text:p text:style-name="P428">“What are you waiting for?” Asked Goblin eyeing <text:span text:style-name="T1478">Fred</text:span>.</text:p>
      <text:p text:style-name="P428"/>
      <text:p text:style-name="P202"><text:span text:style-name="T1162">At this, the two of them clambered onto the board and <text:s/>pushed off the ground when a flurry of leaves hit there eyes. For a second everything went black and silent. But soon it was blown away </text:span><text:span text:style-name="T1157">allowing the overcast weather’s sight gush in. Suddenly, they noticed that they were about to collide with the levee of the </text:span><text:soft-page-break/><text:span text:style-name="T1157">footpath. Receptively, Goblin pushed against the road and the board was back on track.</text:span></text:p>
      <text:p text:style-name="P256"><text:span text:style-name="T1085">The tornado’s gushing winds lifted them slightly. </text:span><text:span text:style-name="T1163">But they still continued on.</text:span></text:p>
      <text:p text:style-name="P427"/>
      <text:p text:style-name="P427">“What were you doing, why didn’t you steer it,” shouted Goblin.</text:p>
      <text:p text:style-name="P427"/>
      <text:p text:style-name="P201"><text:span text:style-name="T1163">“It all went black suddenly!” Wheezed </text:span><text:span text:style-name="T1164">Fred.</text:span></text:p>
      <text:p text:style-name="P427"/>
      <text:p text:style-name="P256"><text:span text:style-name="T1163">“</text:span><text:span text:style-name="T1165">I felt-” began Goblin when he was distracted by the wind beginning to slightly hover them into the eye of the tornado. </text:span></text:p>
      <text:p text:style-name="P426"/>
      <text:p text:style-name="P256"><text:span text:style-name="T1166">“Don’t breathe!” Shouted Goblin, clutching him immediately as the monster approached them, lifting them up. Instantly, Goblin grabbed a tall pole and they both curled their bodies around it. </text:span><text:span text:style-name="T1167">While controlling their breath, they had to match wind-speeds ranging from 65 miles-85miles </text:span><text:span text:style-name="T1196">per </text:span><text:span text:style-name="T1167">h</text:span><text:span text:style-name="T1196">our</text:span><text:span text:style-name="T1167"> as the twigs and wooden light objects came bumping into them. </text:span></text:p>
      <text:p text:style-name="P425"/>
      <text:p text:style-name="P255"><text:span text:style-name="T1167">T</text:span><text:span text:style-name="T1085">hey were not in the actual tornado but the immense speed winds created by it as the tornado was just a </text:span><text:span text:style-name="T1160">few</text:span><text:span text:style-name="T1085"> lanes away from them. After a while, the tornado was found continuing it’s journey towards Shaun’s house carrying its wind along with it. They slid down the pole and scurried towards their destination.</text:span></text:p>
      <text:p text:style-name="P421"/>
      <text:p text:style-name="P255"><text:soft-page-break/><text:span text:style-name="T1085">“That was close!” Gasped </text:span><text:span text:style-name="T1168">Fred</text:span><text:span text:style-name="T1085"> </text:span><text:span text:style-name="T1153">gulping the clean, dust and debris’ free air.</text:span></text:p>
      <text:p text:style-name="P424"/>
      <text:p text:style-name="P424">“Lucky, that it <text:span text:style-name="T1369">w</text:span>as an EF0 tornado,” replied Goblin searching for the board which had long ago swept alongwith the monster.</text:p>
      <text:p text:style-name="P424"/>
      <text:p text:style-name="P424">“How did we escape it?” Asked <text:span text:style-name="T1479">Fred</text:span> puzzled.</text:p>
      <text:p text:style-name="P424"/>
      <text:p text:style-name="P424">“Uh..we weren’t in the actual tornado, we were just in trapped in the winds surrounding it,” replied Goblin who <text:span text:style-name="T1369">himself </text:span>was baffled about their narrow escape. <text:span text:style-name="T1369">He didn’t know the reason, but he knew that sifting through this thing was not the right time.</text:span></text:p>
      <text:p text:style-name="P483"/>
      <text:p text:style-name="P483">“Did you-” <text:s text:c="4"/><text:span text:style-name="T1560">(it is like this!)</text:span></text:p>
      <text:p text:style-name="P346"/>
      <text:p text:style-name="P254"><text:span text:style-name="T1153">“We’d better hurry up, there might be a hailstorm approaching or any other tornado might form soon,” cautioned Gobli</text:span><text:span text:style-name="T1169">n </text:span><text:span text:style-name="T1170">sniffing the air. “The air looks moist”</text:span><text:span text:style-name="T1169">.</text:span></text:p>
      <text:p text:style-name="P423"/>
      <text:p text:style-name="P253"><text:span text:style-name="T1169">T</text:span><text:span text:style-name="T1085">he pair of them g</text:span><text:span text:style-name="T1160">athered speed on their way, this time not with mechanical rollers but with their muscular legs. Goblin being not accustomed to it, began palpitating through his nostrils as though his heart had changed it</text:span><text:span text:style-name="T1168">s</text:span><text:span text:style-name="T1160"> beat along-with its position. </text:span></text:p>
      <text:p text:style-name="P253"><text:span text:style-name="T1160">Soon they had arrived at </text:span><text:span text:style-name="T1171">a squashy farmhouse, looking more like a lavish, snug and prodigious cabin crafted-up-of huge coniferous trees’ <text:s/>logs and sheltered by impudently square tiles on the top with </text:span><text:span text:style-name="T1172">a </text:span><text:soft-page-break/><text:span text:style-name="T1172">concave flue for the fireplace rising upward. It was higher than a cabin and comprised of three floors with a pleasant view of the lush green vegetation which sprawled in the backyard. They also spotted a red rusty barn in the corner of the field with nothing around it, just a Morgen of resplendent green grass and </text:span><text:span text:style-name="T1173">heterogeneity of flowers. </text:span></text:p>
      <text:p text:style-name="P422"/>
      <text:p text:style-name="P420">“<text:span text:style-name="T1370">Where would be the dog ?” </text:span><text:span text:style-name="T1371">Asked </text:span><text:span text:style-name="T1479">Fred</text:span><text:span text:style-name="T1371"> pulling out the yellow key-chain from his pocket.</text:span></text:p>
      <text:p text:style-name="P420"/>
      <text:p text:style-name="P420"><text:span text:style-name="T1371">“</text:span><text:span text:style-name="T1372">Do know..</text:span><text:span text:style-name="T1479">its your dog or are you concerned about him..??</text:span><text:span text:style-name="T1372">” replied Goblin brooding over the unusual black out.</text:span></text:p>
      <text:p text:style-name="P420"/>
      <text:p text:style-name="P419">The<text:span text:style-name="T1479">y</text:span> strode towards <text:span text:style-name="T1479">the</text:span> house along a stone-bricked <text:s/>path, crushing the dry foliage which had been <text:span text:style-name="T1373">unfurled by the gushes of the wind. While walking they kept a close eye on the kennel, but couldn’t find until they approached the house. The </text:span><text:span text:style-name="T1374">blue and white coloured kennel bearing the name ‘Dusky’</text:span><text:span text:style-name="T1373"> was behind a thicket beside a hosepipe. </text:span><text:span text:style-name="T1374">Th</text:span><text:span text:style-name="T1375">is Dachshund </text:span><text:span text:style-name="T1374">dog was curled up in a ball at the entrance with all its limbs tucked close to its body. Its furry tail was close to its drooling mouth, </text:span><text:span text:style-name="T1375">while its paws were sticking out of its hazel fur.</text:span></text:p>
      <text:p text:style-name="P418">On the sight of the strangers (to the dog), it <text:span text:style-name="T1375">lifted its head, its ears became attentive and </text:span>barked menacingly, spurting drool over the path.</text:p>
      <text:p text:style-name="P418"/>
      <text:p text:style-name="P417"><text:soft-page-break/>Instinctively, Goblin jumped up and squealed “I detest dogs!” </text:p>
      <text:p text:style-name="P418"/>
      <text:p text:style-name="P418">“<text:span text:style-name="T1479">Dusky! Its my friend</text:span><text:span text:style-name="T1375">,” sighed </text:span><text:span text:style-name="T1479">Fred</text:span><text:span text:style-name="T1375"> pulling out the key-chain and jingling it in-front-of the dog.</text:span></text:p>
      <text:p text:style-name="P417">It kept glaring at it for a moment and then immediately began wagging his tail. </text:p>
      <text:p text:style-name="P417"/>
      <text:p text:style-name="P417">“Fred, <text:span text:style-name="T1479">you’ve </text:span>trained him well.......” murmured Goblin neglecting that <text:span text:style-name="T1479">Fred</text:span> had just reached out to unleash it.</text:p>
      <text:p text:style-name="P417"/>
      <text:p text:style-name="P417">As Goblin’s eyes rolled towards <text:span text:style-name="T1479">Fred</text:span>, the dog was free. Goblin screamed, turned and ran towards a mud track through the vegetatio<text:span text:style-name="T1376">n. </text:span><text:span text:style-name="T1377">The dog pounced forwards <text:s/>following Goblin when </text:span><text:span text:style-name="T1479">Fred</text:span><text:span text:style-name="T1377"> too sped up to catch the dog. </text:span><text:span text:style-name="T1479">Fred</text:span><text:span text:style-name="T1377"> leaped and lassoed the dog with its leash and pulled him backwards. It was found that the dog’s head was jangling and his tail was still wagging. </text:span></text:p>
      <text:p text:style-name="P417"/>
      <text:p text:style-name="P417">“<text:span text:style-name="T1377">Goblin get back here,” called back </text:span><text:span text:style-name="T1479">Fred.</text:span></text:p>
      <text:p text:style-name="P417"/>
      <text:p text:style-name="P417">“<text:span text:style-name="T1377">That things gonna eat me alive!” screamed Goblin was still sprinting across the track.</text:span></text:p>
      <text:p text:style-name="P417"/>
      <text:p text:style-name="P417">“<text:span text:style-name="T1377">He was just playing with you!” Laughed </text:span><text:span text:style-name="T1479">Fred</text:span><text:span text:style-name="T1377"> who had once again freed the dog and began entertaining it with him. </text:span></text:p>
      <text:p text:style-name="P415">They walked along the path with Dusky trodding beside them, unleashed. <text:span text:style-name="T1479">Goblin </text:span>admired the emerald <text:soft-page-break/>green crispy savoy cabbage, Alluim Wild Garlic, dark skinned slender Black salsify, <text:span text:style-name="T1378">the parsley roots <text:s/>and the white radish. The fertile soil also </text:span><text:span text:style-name="T1379">bore</text:span><text:span text:style-name="T1378"> numerous </text:span><text:span text:style-name="T1379">poky</text:span><text:span text:style-name="T1378"> </text:span><text:span text:style-name="T1379">burrows out of which wee brown and pink ears with jet-black eyes were peaking on them. </text:span></text:p>
      <text:p text:style-name="P415"/>
      <text:p text:style-name="P415">“<text:span text:style-name="T1379">There are rabbits over here!” shrieked Goblin and instinctively the rabbits’ head moved inside the passage.</text:span></text:p>
      <text:p text:style-name="P415"/>
      <text:p text:style-name="P416">“<text:span text:style-name="T1379">A colony of them,” added </text:span><text:span text:style-name="T1479">Fred</text:span><text:span text:style-name="T1379"> gawking Dusky who had just dived to catch one of them, but was unsuccessful as they all had just expeditiously pulled out a radish and disappeared into their burrows.</text:span></text:p>
      <text:p text:style-name="P415"/>
      <text:p text:style-name="P415">“<text:span text:style-name="T1379">Why did you let Husky go in there?” Asked Goblin</text:span></text:p>
      <text:p text:style-name="P415">“<text:span text:style-name="T1379">The vegetation might get spoilt,” he added.</text:span></text:p>
      <text:p text:style-name="P414">But Goblin was answered as the dog retreated knowing that he would not be able match them and would instead damage the vegetation. </text:p>
      <text:p text:style-name="P414"/>
      <text:p text:style-name="P414">They <text:span text:style-name="T1380">heard a yodelling low-pitched voice and coming from their back. They sprinted towards the house with Husky at their heels. Suddenly, there was a black </text:span><text:span text:style-name="T1459">out......they couldn’t neither see anything nor could hear anything ...........they opened their mouth for speaking........but no voice came out. The only thing they could do was move on nothing but what seemed to be all black. </text:span></text:p>
      <text:p text:style-name="P482"/>
      <text:p text:style-name="P345"><text:soft-page-break/>Few seconds later, Goblin regained consciousness <text:span text:style-name="T1476">and</text:span> was found laying on the wild Garlic and <text:span text:style-name="T1479">Fred</text:span> on the Sunflowers while Husky was gawking at the path, and the rabbits were to be seen nowhere.</text:p>
      <text:p text:style-name="P344"/>
      <text:p text:style-name="P413">“What was it! You alright?” asked <text:span text:style-name="T1479">Fred</text:span>.</text:p>
      <text:p text:style-name="P411"/>
      <text:p text:style-name="P411">“Unless I haven’t fractured my vertebrae on falling, I am fine,” replied Goblin tingling his backbone</text:p>
      <text:p text:style-name="P411"/>
      <text:p text:style-name="P411">“Why are you smeared in mud?” Goblin asked.</text:p>
      <text:p text:style-name="P411"/>
      <text:p text:style-name="P412">“Everything fine?” Goblin asked as there was no reply from <text:span text:style-name="T1479">Fred</text:span>’s end.</text:p>
      <text:p text:style-name="P411"/>
      <text:p text:style-name="P412">“What was it? Its happened twice.” Said <text:span text:style-name="T1479">Fred</text:span> getting up and rushing towards the ho<text:span text:style-name="T1381">sepipe which was still to far away.</text:span></text:p>
      <text:p text:style-name="P411"/>
      <text:p text:style-name="P411">“<text:span text:style-name="T1381">Something strange, we passed out for a few seconds,” suggested Goblin getting up, erecting the plantation and checking his wristwatch.</text:span></text:p>
      <text:p text:style-name="P411"/>
      <text:p text:style-name="P410">“<text:span text:style-name="T1381">We arrived here at 4:50, now it is 4:5</text:span><text:span text:style-name="T1476">5</text:span><text:span text:style-name="T1381">,.” Murmured Goblin.</text:span></text:p>
      <text:p text:style-name="P408"/>
      <text:p text:style-name="P408">“<text:span text:style-name="T1610">4</text:span>mins for all that dog chasing and rabbit gazing and walking,” he added hastily.</text:p>
      <text:p text:style-name="P408"/>
      <text:p text:style-name="P409">“So, we passed away for a few seconds,” concluded <text:s/><text:span text:style-name="T1479">Fred.</text:span></text:p>
      <text:p text:style-name="P408"><text:soft-page-break/></text:p>
      <text:p text:style-name="P408">“<text:span text:style-name="T1382">Everything went pitch-black and I couldn’t speak anything, just move around on the black surface,” informed Goblin.</text:span></text:p>
      <text:p text:style-name="P408"/>
      <text:p text:style-name="P409">“<text:span text:style-name="T1382">Same with me!” exclaimed </text:span><text:span text:style-name="T1479">Fred</text:span><text:span text:style-name="T1382">.</text:span></text:p>
      <text:p text:style-name="P408"/>
      <text:p text:style-name="P409">“<text:span text:style-name="T1382">That yodelling voice just stopped too,” informed </text:span><text:span text:style-name="T1479">Fred</text:span><text:span text:style-name="T1382">.</text:span></text:p>
      <text:p text:style-name="P408"/>
      <text:p text:style-name="P408">“<text:span text:style-name="T1382">Do you have any idea what had just happened and what was that voice just before the incident?” asked Goblin seriously.</text:span></text:p>
      <text:p text:style-name="P408"/>
      <text:p text:style-name="P409">“<text:span text:style-name="T1383">Yes, they were strange events....” joked </text:span><text:span text:style-name="T1479">Fred</text:span><text:span text:style-name="T1383"> who had just turned the tap knob t</text:span><text:span text:style-name="T1610">o</text:span><text:span text:style-name="T1383"> wash up his hand. Goblin rolled his eyes over and exhaled a great sigh on hearing this reply from his partner. </text:span></text:p>
      <text:p text:style-name="P408"/>
      <text:p text:style-name="P407">The approached the ajar wooden door, pushed it but it didn’t move. Goblin glared at a pot, lifted it up, seized the keys and unlooked the door. </text:p>
      <text:p text:style-name="P407"/>
      <text:p text:style-name="P407"/>
      <text:p text:style-name="P407"><text:span text:style-name="T1455">It was a cozy large cabin with wooden carvings on the roof, elegant </text:span><text:span text:style-name="T1458">brown leathered</text:span><text:span text:style-name="T1455"> furniture lay in-front-of the </text:span><text:span text:style-name="T1458">quaint </text:span><text:span text:style-name="T1455">fireplace. </text:span><text:span text:style-name="T1384">There was a separation behind which the shimmering kitchen equipped with modern appliances and bearing a large window.</text:span></text:p>
      <text:p text:style-name="P405">Fortunately, the dog had halted at the doorstep and there was no need to lasso him down this time.</text:p>
      <text:p text:style-name="P405"/>
      <text:p text:style-name="P200"><text:soft-page-break/><text:span text:style-name="T1174">“Maybe that little guy is hungry,” informed </text:span><text:span text:style-name="T1175">Goblin</text:span><text:span text:style-name="T1174"> looking at the expressions of the dog.</text:span></text:p>
      <text:p text:style-name="P405"/>
      <text:p text:style-name="P406">“Where is the dog food?” asked Goblin rummaging through the cabinets. At last, he found it, passed it to <text:span text:style-name="T1540">Fred</text:span> who went put and poured it into his bowl. Husky merrily accepted it, gave <text:span text:style-name="T1479">Fred</text:span> a ‘thanks’ whine and began chomping <text:span text:style-name="T1480">over the dog food. </text:span></text:p>
      <text:p text:style-name="P405"/>
      <text:p text:style-name="P405">They retreated back inside and shut the door behind them. They had still not explored the upstairs, but weren’t willing to until they found the source of that mysterious yodelling.</text:p>
      <text:p text:style-name="P405"/>
      <text:p text:style-name="P406">“Can it be a telephone?” Asked <text:span text:style-name="T1479">Fred</text:span> musing over that sound.</text:p>
      <text:p text:style-name="P405"/>
      <text:p text:style-name="P405">“Or a FAX?” Suggested Goblin.</text:p>
      <text:p text:style-name="P405"/>
      <text:p text:style-name="P405">“Can be <text:span text:style-name="T1480">either</text:span>,” shrugged <text:span text:style-name="T1540">Fred</text:span>.</text:p>
      <text:p text:style-name="P405"/>
      <text:p text:style-name="P405">They began their search for any telephone or a FAX. </text:p>
      <text:p text:style-name="P405"/>
      <text:p text:style-name="P405">“<text:span text:style-name="T1385">Don’t you think that telephone wires might have snapped,” suggested </text:span><text:span text:style-name="T1540">Fred</text:span><text:span text:style-name="T1385">.</text:span></text:p>
      <text:p text:style-name="P405"/>
      <text:p text:style-name="P405">“<text:span text:style-name="T1385">But what if that particular wire did not, or the message reached us before the tornado hit any of the laying area?” </text:span><text:span text:style-name="T1432">suggested</text:span><text:span text:style-name="T1385"> Goblin.</text:span></text:p>
      <text:p text:style-name="P406"><text:line-break/>“<text:span text:style-name="T1385">Reasonable,” replied back </text:span><text:span text:style-name="T1480">Fred</text:span><text:span text:style-name="T1385">.</text:span></text:p>
      <text:p text:style-name="P405"><text:soft-page-break/></text:p>
      <text:p text:style-name="P404">They resumed their search, but couldn’t find any on the living room or near the entrance. But, there was a <text:span text:style-name="T1386">silver painted FAX</text:span> laying on the kitchen’s main slab. <text:span text:style-name="T1386">It was showing the message ‘One message from: +49 30 134 553266.’ </text:span><text:span text:style-name="T1480">Fred</text:span><text:span text:style-name="T1386"> viewed the message finding that <text:s/></text:span><text:span text:style-name="T1481">it was blank,</text:span><text:span text:style-name="T1386"> from </text:span><text:span text:style-name="T1481">an unknown person.</text:span></text:p>
      <text:p text:style-name="P403"/>
      <text:p text:style-name="P403">“<text:span text:style-name="T1387">W</text:span><text:span text:style-name="T1481">hy would anyone send us a blank message</text:span><text:span text:style-name="T1387">,” groaned Goblin.</text:span></text:p>
      <text:p text:style-name="P403"/>
      <text:p text:style-name="P343">“<text:span text:style-name="T1387">For a moment I thought that the man might be tracking and messaging us,” </text:span><text:span text:style-name="T1388">informed </text:span><text:span text:style-name="T1481">Fred</text:span><text:span text:style-name="T1388">, pleased. </text:span></text:p>
      <text:p text:style-name="P343"/>
      <text:p text:style-name="P402">“<text:span text:style-name="T1388">What?” Goblin asked incredulously.</text:span></text:p>
      <text:p text:style-name="P402">“<text:span text:style-name="T1388">I almost forgot about the mystery!” Added Goblin alarmingly while his partner took pride in reminding him.</text:span></text:p>
      <text:p text:style-name="P402"/>
      <text:p text:style-name="P402"/>
      <text:p text:style-name="P342">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401"/>
      <text:p text:style-name="P401">“<text:span text:style-name="T1482">Lets keep all the agricultural equipments inside the barn, a storm might be approaching soon</text:span>” <text:span text:style-name="T1482">groaned</text:span> <text:span text:style-name="T1482">Fred</text:span>, moaning.</text:p>
      <text:p text:style-name="P401"/>
      <text:p text:style-name="P401"><text:soft-page-break/>“Wh<text:span text:style-name="T1482">ere would they be</text:span>?” <text:span text:style-name="T1482">asked </text:span>Goblin, perplexed.</text:p>
      <text:p text:style-name="P401"/>
      <text:p text:style-name="P401">“<text:span text:style-name="T1482">Probably scattered i</text:span>n the meadow?” Suggested <text:span text:style-name="T1540">Fred</text:span>.</text:p>
      <text:p text:style-name="P401"/>
      <text:p text:style-name="P401">“Lets check,” replied back Goblin.</text:p>
      <text:p text:style-name="P401"/>
      <text:p text:style-name="P550"><text:span text:style-name="T1389">The two of them </text:span><text:span text:style-name="T1390">set foot onto the </text:span><text:span text:style-name="T1391">verdant meadow experiencing the </text:span><text:span text:style-name="T1392">squashy, </text:span><text:span text:style-name="T1393">cushioned grass with their tips covered by dew droplets. </text:span><text:span text:style-name="T1394">There was mist all over the meadow, so they couldn’t couldn’t make their way out.</text:span></text:p>
      <text:p text:style-name="P400"/>
      <text:p text:style-name="P400">“What do you s’ppose there is mist all over here?” asked G<text:span text:style-name="T1482">oblin</text:span> pocketing his hands.</text:p>
      <text:p text:style-name="P400"/>
      <text:p text:style-name="P400">“They mostly occur over a water body in winters, but there doesn’t seem to be one, <text:span text:style-name="T1482">its here since we shifted from Louisville</text:span>,” replied <text:span text:style-name="T1482">Fred</text:span>. </text:p>
      <text:p text:style-name="P400"/>
      <text:p text:style-name="P400">“There might be pond over here, be careful not to tre<text:span text:style-name="T1399">a</text:span>d over it. <text:span text:style-name="T1482">It usually appears after hailstorms</text:span>,” added <text:span text:style-name="T1482">Fred</text:span>.</text:p>
      <text:p text:style-name="P400"/>
      <text:p text:style-name="P399">“I wonder why that direction of that tornado change,” <text:s/>said Goblin at last who was pondering over that matter ever since there narrow escape.</text:p>
      <text:p text:style-name="P399">“They never do so!” he added in a growl.</text:p>
      <text:p text:style-name="P399"/>
      <text:p text:style-name="P399">“Goblin you are an infallible person, how can you be wrong?” questioned <text:span text:style-name="T1482">Fred</text:span>.</text:p>
      <text:p text:style-name="P399"/>
      <text:p text:style-name="P549"><text:soft-page-break/><text:span text:style-name="T1394">“Yeah I am, but what do ye’ think about that black out,” </text:span><text:span text:style-name="T1395">replied Goblin who had just hooded his head.</text:span></text:p>
      <text:p text:style-name="P398"/>
      <text:p text:style-name="P398">“These things happen after exhaustion, right?” Suggested <text:span text:style-name="T1482">Fred</text:span>.</text:p>
      <text:p text:style-name="P398">“What?” he added as Goblin looked tense and aghast and had just stopped.</text:p>
      <text:p text:style-name="P398"/>
      <text:p text:style-name="P398">“Do you think we are alone here?” Whispered Goblin, his eyebrows narrowing.</text:p>
      <text:p text:style-name="P398"/>
      <text:p text:style-name="P199"><text:span text:style-name="T1176">At this point, </text:span><text:span text:style-name="T1158">Fred</text:span><text:span text:style-name="T1176"> expected himself to laugh, but seeing his partner tense and flabbergasted his throat dried and his voice was taken aback.</text:span></text:p>
      <text:p text:style-name="P397"/>
      <text:p text:style-name="P397">“Why?” Interrogated <text:span text:style-name="T1482">Fred</text:span> who just cleared up his <text:span text:style-name="T1396">throat.</text:span></text:p>
      <text:p text:style-name="P397"/>
      <text:p text:style-name="P397">“<text:span text:style-name="T1397">Just thinking abnormally, a man might have hit us hard that we passed out for a few minutes.....or he might have reset our watches,” croaked Goblin.</text:span></text:p>
      <text:p text:style-name="P397"/>
      <text:p text:style-name="P397">“<text:span text:style-name="T1397">Ok, who would be that man and what would be his purpose of doing so?” Jested </text:span><text:span text:style-name="T1482">Fred</text:span><text:span text:style-name="T1397">.</text:span></text:p>
      <text:p text:style-name="P397"/>
      <text:p text:style-name="P397">“<text:span text:style-name="T1397">Could be anyone who wants to break into this house or someone who is following us or tracking us for a while or ‘some-time’..” <text:s text:c="2"/>replied Goblin sounding practically.</text:span></text:p>
      <text:p text:style-name="P397"/>
      <text:p text:style-name="P397"><text:soft-page-break/>“<text:span text:style-name="T1397">Talk to your mind and ask him to think ‘normally’ and rationally,” jested </text:span><text:span text:style-name="T1482">Fred</text:span><text:span text:style-name="T1397"> again, completely baffled.</text:span></text:p>
      <text:p text:style-name="P397"/>
      <text:p text:style-name="P395">Goblin however nodded and they began walking, searching for the tools. Soon, <text:span text:style-name="T1482">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580">the</text:span> house. Goblin with meticulous care noticed <text:span text:style-name="T1482">Fred</text:span>’s mouth open and shut for speaking; he was eager to know <text:span text:style-name="T1483">whether</text:span> he had convinced <text:span text:style-name="T1482">Fred</text:span> for <text:span text:style-name="T1398">his chaff theory.</text:span></text:p>
      <text:p text:style-name="P393"/>
      <text:p text:style-name="P394">“<text:span text:style-name="T1398">Can it be the man who saw us over the camera?” Blurted out </text:span><text:span text:style-name="T1484">Fred</text:span><text:span text:style-name="T1398">.</text:span></text:p>
      <text:p text:style-name="P396"/>
      <text:p text:style-name="P393">“<text:span text:style-name="T1399">Thats reasonable!” exclaimed Goblin.</text:span></text:p>
      <text:p text:style-name="P393"/>
      <text:p text:style-name="P392">Again, as they they resumed their walk, <text:span text:style-name="T1484">Fred</text:span> inadvertently trod over something sharp when his partner attempted to caution him that he was going to smash into the husk rolls, it was too late as the damage had already be done. </text:p>
      <text:p text:style-name="P392"/>
      <text:p text:style-name="P392">“Ruddy work!” complained <text:span text:style-name="T1484">Fred</text:span> <text:span text:style-name="T1400">while Goblin helped him get up</text:span>. <text:span text:style-name="T1484">Fred</text:span><text:span text:style-name="T1400"> thanked him and together they both began picking up </text:span><text:span text:style-name="T1401">the agricultural</text:span><text:span text:style-name="T1400"> tools </text:span><text:span text:style-name="T1401">including a hand sickle, a shovel </text:span><text:span text:style-name="T1402">and spade</text:span><text:span text:style-name="T1401">, a</text:span><text:span text:style-name="T1400"> </text:span><text:span text:style-name="T1402">hoe and an agricultural plough alongwith the husk rolls under </text:span><text:soft-page-break/><text:span text:style-name="T1402">their armpits. They sped up, wrenched open the barn, stacked the rolls over the others and safely landed the tools beside the rabbit and dog food.</text:span></text:p>
      <text:p text:style-name="P392"/>
      <text:p text:style-name="P391">“<text:span text:style-name="T1402">These rabbits are pests or are reared?” smirked G</text:span><text:span text:style-name="T1484">oblin</text:span><text:span text:style-name="T1402">, locking the door.</text:span></text:p>
      <text:p text:style-name="P391"/>
      <text:p text:style-name="P390">“<text:span text:style-name="T1484">Uhmm......you can think of both</text:span>,” chaffed <text:span text:style-name="T1484">Fred</text:span> speeding up.</text:p>
      <text:p text:style-name="P391"/>
      <text:p text:style-name="P390">They approached the door, glanced at the dog who had laid silently in his kennel, <text:span text:style-name="T1403">and went inside the house.</text:span></text:p>
      <text:p text:style-name="P390"/>
      <text:p text:style-name="P389">“<text:span text:style-name="T1403">I just hope that Mr. and Mrs. Meier are here soon,” hissed G</text:span><text:span text:style-name="T1484">oblin</text:span><text:span text:style-name="T1403"> through gritted teeth.</text:span></text:p>
      <text:p text:style-name="P389"/>
      <text:p text:style-name="P386">They seated themselves onto the couch and <text:span text:style-name="T1540">Fred</text:span> provoked a discussion on Goblin’s theory.</text:p>
      <text:p text:style-name="P389"/>
      <text:p text:style-name="P389">“<text:span text:style-name="T1403">Do you really think that someone might be following us?” Prodded </text:span><text:span text:style-name="T1484">Fred</text:span><text:span text:style-name="T1403"> pretending to keenly take interest in that theory.</text:span></text:p>
      <text:p text:style-name="P389"/>
      <text:p text:style-name="P389">“<text:span text:style-name="T1403">Not really, because.......I don’t know about you.....but, I witnessed another black out when we were almost trapped in the winds of the tornado,” replied Goblin.</text:span></text:p>
      <text:p text:style-name="P389"/>
      <text:p text:style-name="P386"><text:span text:style-name="T1484">Fred</text:span> raised his eyebrows and exclaimed “Exactly! That’<text:span text:style-name="T1406">s</text:span> what I experienced!”</text:p>
      <text:p text:style-name="P386"><text:soft-page-break/></text:p>
      <text:p text:style-name="P386">Goblin got up instantly, rummaged through a drawer nearby and appeared with a fresh page and a pencil.</text:p>
      <text:p text:style-name="P386"/>
      <text:p text:style-name="P386">“So, if we two witnessed the same thing, then what that thing was is what we have to find <text:span text:style-name="T1404">whether or not it could lead us to the mystery or not</text:span>!” replied back Goblin. <text:span text:style-name="T1485">Fred</text:span><text:span text:style-name="T1404"> thought that he would continue the thought with the assumption that this thing was something related to </text:span><text:span text:style-name="T1430">burglary in the museum</text:span><text:span text:style-name="T1404">.</text:span></text:p>
      <text:p text:style-name="P386"/>
      <text:p text:style-name="P384">“<text:span text:style-name="T1404">Now there can be three things: This incident can be paranormal, pseudoscientific and a psychological imagery phenomenon.</text:span></text:p>
      <text:p text:style-name="P384"/>
      <text:p text:style-name="P377"><text:span text:style-name="T1485">Fred</text:span> halted Goblin <text:span text:style-name="T1485">and </text:span>stated “I don’t think that we were a victim of hallucination, two people witnessing the same thing?” </text:p>
      <text:p text:style-name="P377"/>
      <text:p text:style-name="P377">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77">“I think there is a 1% chance of this happening in our first one, so I think lets <text:span text:style-name="T1485">break</text:span> this up, but we will still keep it in mind,” added Goblin.</text:p>
      <text:p text:style-name="P377"/>
      <text:p text:style-name="P198"><text:span text:style-name="T1177">“</text:span><text:span text:style-name="T1178">Paranormal......I don’t believe...do you?” Asked Goblin <text:s/>while </text:span><text:span text:style-name="T1179">Fred</text:span><text:span text:style-name="T1178"> gestured him </text:span><text:span text:style-name="T1179">an expression of denial</text:span><text:span text:style-name="T1178">. </text:span></text:p>
      <text:p text:style-name="P378"><text:soft-page-break/></text:p>
      <text:p text:style-name="P388">“We are only left <text:span text:style-name="T1405">to conclude it </text:span>with pseudoscientific things for the first black out,” concluded <text:span text:style-name="T1485">Fred</text:span>.</text:p>
      <text:p text:style-name="P387"/>
      <text:p text:style-name="P387">“<text:span text:style-name="T1405">Why are you calling it ‘pseudoscientific’ ?” interjected </text:span><text:span text:style-name="T1540">Fred</text:span><text:span text:style-name="T1405">.</text:span></text:p>
      <text:p text:style-name="P387"/>
      <text:p text:style-name="P388">“<text:span text:style-name="T1405">Because the thing we experienced according to me is inexplicable with science,” replied Goblin while </text:span><text:span text:style-name="T1485">Fred</text:span><text:span text:style-name="T1405"> <text:s text:c="2"/>nodded a several times.</text:span></text:p>
      <text:p text:style-name="P387"/>
      <text:p text:style-name="P379">For the second black out they kept the same options; without have a look at ‘paranormal’ they cut it off and discussed the about the ‘imagery phenomenon.’</text:p>
      <text:p text:style-name="P384"/>
      <text:p text:style-name="P385">“<text:span text:style-name="T1405">I think it can exist, because there is a chance that we might have been imagining the previous case. </text:span><text:span text:style-name="T1485">Well, I was thinking about that!</text:span><text:span text:style-name="T1405">” suggested </text:span><text:span text:style-name="T1485">Fred</text:span><text:span text:style-name="T1405">.</text:span></text:p>
      <text:p text:style-name="P384"/>
      <text:p text:style-name="P384">“<text:span text:style-name="T1405">Exactly!” appreciated Goblin but suddenly questioned , changing his decision “Two people at the same time??” </text:span></text:p>
      <text:p text:style-name="P384"/>
      <text:p text:style-name="P197"><text:span text:style-name="T1180">But </text:span><text:span text:style-name="T1179">Fred</text:span><text:span text:style-name="T1180"> counter-</text:span><text:span text:style-name="T1181">attacked</text:span><text:span text:style-name="T1180"> hi</text:span><text:span text:style-name="T1181">s suggestion</text:span><text:span text:style-name="T1180"> “There is a </text:span><text:span text:style-name="T1179">minute percent </text:span><text:span text:style-name="T1180">chance.” </text:span></text:p>
      <text:p text:style-name="P379"/>
      <text:p text:style-name="P379">Eventually after several discussions and ponders of the matter, they took both the remaining options as a result of the strange phenomenon.</text:p>
      <text:p text:style-name="P379"/>
      <text:p text:style-name="P380"><text:soft-page-break/>After a while they heard an engine revving and <text:span text:style-name="T1406">semi-truck park outside the house, in the garage beside the house. </text:span><text:span text:style-name="T1408">T</text:span><text:span text:style-name="T1406">he </text:span><text:span text:style-name="T1403">Meier</text:span><text:span text:style-name="T1406">s </text:span><text:span text:style-name="T1408">disembarked their monster </text:span><text:span text:style-name="T1406">car whom the two greeted, informed them about Fred’s stay and asked them whether they could depart now followed by the family’s formalities. </text:span></text:p>
      <text:p text:style-name="P380"/>
      <text:p text:style-name="P383">Mr. Haughty Meier <text:span text:style-name="T1409">was a bald, stout and beefy young man with bloodshot eyes and a crooked nose while Mrs. Vella Meier was a tall and scrawny woman with dark eyebrows, blue eyes and ebony hair. </text:span></text:p>
      <text:p text:style-name="P383"/>
      <text:p text:style-name="P196"><text:span text:style-name="T1181">“</text:span><text:span text:style-name="T1182">You </text:span><text:span text:style-name="T1183">have a bountiful vegetation!</text:span><text:span text:style-name="T1182">” complimented G</text:span><text:span text:style-name="T1179">oblin</text:span><text:span text:style-name="T1182"> while leaving as Mr. Haughty sauntered around the field examining the vegetables.</text:span></text:p>
      <text:p text:style-name="P383"/>
      <text:p text:style-name="P383">“<text:span text:style-name="T1409">All right vegetation, but I have a plan to grow more variety of plants and for that I need a larger field,” he replied in a cacophonous sound.</text:span></text:p>
      <text:p text:style-name="P383"/>
      <text:p text:style-name="P383">“<text:span text:style-name="T1409">See that ridge? We re’ gonna extend it to there,” he added, pointing his muddy hand to a distant elevation of grassland. </text:span></text:p>
      <text:p text:style-name="P383"/>
      <text:p text:style-name="P381">As they watched the Fred’s dad <text:span text:style-name="T1410">shovel into the soil, Goblin thought of the rabbits around here.</text:span></text:p>
      <text:p text:style-name="P381"/>
      <text:p text:style-name="P382">“<text:span text:style-name="T1410">Sir, there are bunnies around here. Do you need a pesticide for them?” Offered Goblin as </text:span><text:span text:style-name="T1485">Fred</text:span><text:span text:style-name="T1410"> strode off to bring his cloak.</text:span></text:p>
      <text:p text:style-name="P381"/>
      <text:p text:style-name="P381"><text:soft-page-break/>“<text:span text:style-name="T1410">Ahh....these bunnies, we feed them,” laughed Mr. Meier. </text:span></text:p>
      <text:p text:style-name="P381"/>
      <text:p text:style-name="P376">Goblin could understand, so he tried to explain it to him – “It is always better to feed the starving ones even if you don’t have enough for yourself. Goblin smiled back and gave a gesture of agreement. He hadn’t thought that way, these were the teachings in the <text:span text:style-name="T1332">Ramayana, </text:span>surely Fred would have told <text:span text:style-name="T1581">his parents</text:span> about it.</text:p>
      <text:p text:style-name="P376"/>
      <text:p text:style-name="P379"/>
      <text:p text:style-name="P643"><text:s/></text:p>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text:soft-page-break/></text:p>
      <text:p text:style-name="P643"/>
      <text:p text:style-name="P643"/>
      <text:p text:style-name="P643"/>
      <text:p text:style-name="P643"><text:span text:style-name="T1410">CHAPTER 4: </text:span><text:span text:style-name="T1439">A Path </text:span></text:p>
      <text:p text:style-name="P377"/>
      <text:p text:style-name="P376">Goblin’s following day began in Percy’s house; they woke up at the crack of dawn, quickly performed their daily chores and scheduled to catch up with others and have an excited discussion about the <text:span text:style-name="T1411">strange event. After having breakfast, they planned to call others but they soon changed their mind to leave a few hours later as it was still early morning.</text:span></text:p>
      <text:p text:style-name="P376"/>
      <text:p text:style-name="P376">“<text:span text:style-name="T1411">What do you think, would others believe us?” Asked Goblin while they were sitting on the couch in-front of the cackling fire. </text:span></text:p>
      <text:p text:style-name="P375"><text:span text:style-name="T1485">Fred</text:span> didn’t respond, but simply shrugged. The weather outside was colder than ever and snowflakes were unceasingly <text:span text:style-name="T1455">raining</text:span> down the sky. Through the window beside their sitting, they spotted<text:span text:style-name="T1455"> </text:span><text:span text:style-name="T1460">the </text:span><text:span text:style-name="T1461">neighbours </text:span><text:span text:style-name="T1455">hauling medium size</text:span>d coniferous trees into their living room. They drank up the Hot Chocolate milk served by Mrs. Bayleaf Carrot, Percy’s mother while Mr. Miller Carrot (Percy’s father) had just bid them goodbye for he was leaving for his work. </text:p>
      <text:p text:style-name="P374"/>
      <text:p text:style-name="P374">“We didn’t act wisely.....” murmured Goblin while his partner looked at him, flummoxed.</text:p>
      <text:p text:style-name="P374"><text:soft-page-break/>“In our last mystery!” Added Goblin, sipping the pleasing hot beverage which comforted him, providing warmth to every part of his body.</text:p>
      <text:p text:style-name="P374"/>
      <text:p text:style-name="P374">“What do you mean? What did I do wrong?” Asked his partner incredulously.</text:p>
      <text:p text:style-name="P374"/>
      <text:p text:style-name="P369">Goblin chuckled and replied “In the Blue Blossom, we went up and down the hotel carrying the bow and arrow!”</text:p>
      <text:p text:style-name="P369"/>
      <text:p text:style-name="P369">“That was for our protection, right?” Defended Percy.</text:p>
      <text:p text:style-name="P369"/>
      <text:p text:style-name="P369">Goblin agreed but asserted that it was too childlike. <text:span text:style-name="T1541">His</text:span> partner, however, smirked; asked him to drop the discussion, not to resent over the <text:span text:style-name="T1412">past </text:span><text:span text:style-name="T1486">and learn from </text:span><text:span text:style-name="T1542">their</text:span><text:span text:style-name="T1486"> mistakes</text:span><text:span text:style-name="T1412">. They soon got up and strode out of the house to collect others and have a meet. </text:span></text:p>
      <text:p text:style-name="P369"/>
      <text:p text:style-name="P373">After a while, the whole team was found having a discussion at Goblin’s house. <text:span text:style-name="T1485">Fred</text:span> and Goblin narrated their story to them and astonishingly <text:span text:style-name="T1413">the others too experienced the same thing.</text:span></text:p>
      <text:p text:style-name="P372"/>
      <text:p text:style-name="P372">“<text:span text:style-name="T1413">Warner was preparing dinner while I was sitting on the chair waiting for it,” began Cadbury.</text:span></text:p>
      <text:p text:style-name="P372">“<text:span text:style-name="T1413">There was a sudden black out and I couldn’t hear anything or see, when I opened my eyes I found my dinner plate smashed on the floor and Warner had just set fire on his apron!” he added.</text:span></text:p>
      <text:p text:style-name="P372"/>
      <text:p text:style-name="P370"><text:soft-page-break/>“What do you think would have been the cause?” Enquired Shaun. </text:p>
      <text:p text:style-name="P371">In return, Goblin and <text:span text:style-name="T1485">Fred</text:span> began with the reasons the<text:span text:style-name="T1486">y had</text:span> discussed <text:span text:style-name="T1486">yesterday</text:span>.</text:p>
      <text:p text:style-name="P370"/>
      <text:p text:style-name="P370">“If it would have been something related to science, then.......I would still not be convinced.” Replied back <text:span text:style-name="T1486">Percy</text:span>.</text:p>
      <text:p text:style-name="P370"/>
      <text:p text:style-name="P370">They switched on the television to find something relevant. The switched the channel and soon found the news channel.</text:p>
      <text:p text:style-name="P370"/>
      <text:p text:style-name="P195"><text:span text:style-name="T1184">“Yesterday, an EF0 tornado hit the Capital of Germany and infuriated to ‘</text:span><text:span text:style-name="T1145">Leipzig’ at wind-speeds more than an EF</text:span><text:span text:style-name="T1185">0</text:span><text:span text:style-name="T1145">. This was due to a depression in the ‘</text:span><text:span text:style-name="T1295">Gulf of Cádiz’” </text:span><text:span text:style-name="T1296">Informed the news reporter pointing to a virtual map, tracking the tracts of the tornado. </text:span></text:p>
      <text:p text:style-name="P695"><text:span text:style-name="T784">“After that furious storm, we experienced a sudden blackout!” Explained a </text:span><text:span text:style-name="T785">resident of </text:span><text:span text:style-name="T786">Volk</text:span><text:span text:style-name="T785">. At this, the team exchanged startled glances.</text:span></text:p>
      <text:p text:style-name="P673"/>
      <text:p text:style-name="P675"><text:span text:style-name="T1455">“</text:span><text:span text:style-name="T1462">The entire Volk - A Walkerith (constituency)</text:span><text:span text:style-name="T1455">, h</text:span><text:span text:style-name="T1463">as</text:span><text:span text:style-name="T1455"> experienced this phenomenon. Scientists from all over the world are baffled and suggest that it might be a cause of </text:span><text:span text:style-name="T1338">any unexpected natural calamity that have surely occurred in each and every country after the depression</text:span><text:span text:style-name="T1455">. Bu</text:span><text:span text:style-name="T1605">t still, people around the world remain unconvinced and are starting to make up their own theories,” the news report informed. </text:span></text:p>
      <text:p text:style-name="P672"><text:soft-page-break/>Soon the subject changed and was insignificant to the team.</text:p>
      <text:p text:style-name="P672"/>
      <text:p text:style-name="P672">“Do you think that it is somehow related to our mystery?” Questioned Percy. The others shrugged at this and began exchanging hopeless looks at each other. </text:p>
      <text:p text:style-name="P672"/>
      <text:p text:style-name="P252"><text:span text:style-name="T1295">“</text:span><text:span text:style-name="T1297">What about the monks we saw yesterday?” Interjected Cad.</text:span></text:p>
      <text:p text:style-name="P671">“Would they have cast the blackout?” He added.</text:p>
      <text:p text:style-name="P671"/>
      <text:p text:style-name="P670">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486">however</text:span> assured <text:s/><text:span text:style-name="T1486">them </text:span>that there w<text:span text:style-name="T1486">ere</text:span> no worries and they can safely continue on with the investigation. </text:p>
      <text:p text:style-name="P670">Cadbury had bought the photograph with him. It showed the text quite boldly, so there was no difficulty in reading it.</text:p>
      <text:p text:style-name="P670"/>
      <text:p text:style-name="P251"><text:span text:style-name="T1295">“</text:span><text:span text:style-name="T1298">That guy is not going for the right thing!” Hissed Cadbury.</text:span></text:p>
      <text:p text:style-name="P669"/>
      <text:p text:style-name="P669">“Now, we have found out the literal meaning of these things. What do we have to see in this picture?” Questioned Shaun.</text:p>
      <text:p text:style-name="P669"/>
      <text:p text:style-name="P251"><text:soft-page-break/><text:span text:style-name="T1298">“I just wanted to know the location of........whatever he is talking about, salty waters.......where can be </text:span><text:span text:style-name="T1299">water</text:span><text:span text:style-name="T1298"> salty?” </text:span><text:span text:style-name="T1300">Said Goblin.</text:span></text:p>
      <text:p text:style-name="P668"/>
      <text:p text:style-name="P668">“The sea or ocean!” Gasped Percy.</text:p>
      <text:p text:style-name="P668"/>
      <text:p text:style-name="P668">“It is too large to explore!” retorted Cadbury sounding aghast.</text:p>
      <text:p text:style-name="P668"/>
      <text:p text:style-name="P674">They sat in the living room, pondering over that matter while the birds chirped merrily outside. The clock was ticking, maybe there might be someone robbing <text:span text:style-name="T1430">some other place</text:span> right now <text:span text:style-name="T1585">for some other artifact</text:span>! They had to stop him, but they don’t know who he is, why was he robbing? And why did he leave that message?</text:p>
      <text:p text:style-name="P667">There seemed no explicit answer to these questions.</text:p>
      <text:p text:style-name="P667"/>
      <text:p text:style-name="P667">“There can be salt water lakes too,” suggested Goblin while others nodded.</text:p>
      <text:p text:style-name="P667"/>
      <text:p text:style-name="P667">Then suddenly Cadbury widened his eyes and jolted his hands upwards: he had just found a path to follow.</text:p>
      <text:p text:style-name="P667"/>
      <text:p text:style-name="P667">“What’s it?” Groaned Fred.</text:p>
      <text:p text:style-name="P667"/>
      <text:p text:style-name="P194"><text:span text:style-name="T1300">“If he says that ‘God </text:span><text:span text:style-name="T1301">supports him’,</text:span><text:span text:style-name="T1300"> then it means that according to him he is doing something holy. And this thing might be somehow related to the monks we saw </text:span><text:soft-page-break/><text:span text:style-name="T1300">yesterday!” choked Cadbury in a breath. Goblin found this idea interesting, but the others did not.</text:span></text:p>
      <text:p text:style-name="P667"/>
      <text:p text:style-name="P250"><text:span text:style-name="T1295">“There is a chance that these two things are related!” </text:span><text:span text:style-name="T1302">Exclaimed Goblin while Cadbury banged the table slightly in appreciation and folded his leg over the other.</text:span></text:p>
      <text:p text:style-name="P666"/>
      <text:p text:style-name="P666">“But Goblin, it might be just for writing!” Defended Fred.</text:p>
      <text:p text:style-name="P666"/>
      <text:p text:style-name="P666">“Why has he written it? Think about it!” Supported Percy.</text:p>
      <text:p text:style-name="P666"/>
      <text:p text:style-name="P665">Goblin found this point intriguing and raised his eyebrows. He knew somewhere in his mind that these two scenarios were somehow related, but he couldn’t believe it....he required evidence......evidence to prove that he was right. </text:p>
      <text:p text:style-name="P284"><text:span text:style-name="T1308">The man is onto some holy work......holy work.....holy work. If he is onto some holy work, what would he do? He would......He would- </text:span><text:span text:style-name="T1303">Goblin thought for a while and then the answer popped to him:</text:span></text:p>
      <text:p text:style-name="P664"/>
      <text:p text:style-name="P664">“He would want to spread his idea across his religion!” he whispered. He repeated his conclusion more loudly to the others who now looked quite convinced.</text:p>
      <text:p text:style-name="P664">“<text:span text:style-name="T1425">That’s why there was another bar hanging outside!” He added with glee. </text:span></text:p>
      <text:p text:style-name="P664"/>
      <text:p text:style-name="P664"><text:soft-page-break/>“This might be a convincing explanation,” agreed the opposition.</text:p>
      <text:p text:style-name="P664"/>
      <text:p text:style-name="P284"><text:span text:style-name="T1303">“</text:span><text:span text:style-name="T1304">What do you think would be his religion?” Asked Fred.</text:span></text:p>
      <text:p text:style-name="P663"/>
      <text:p text:style-name="P663">“Thats what we have to find!” Replied Cad while Goblin praised Cadbury. </text:p>
      <text:p text:style-name="P369"/>
      <text:p text:style-name="P369">“<text:span text:style-name="T1414">The second thing we have to find that what does he want to do with that money!” Added Shaun.</text:span></text:p>
      <text:p text:style-name="P369"/>
      <text:p text:style-name="P369">“<text:span text:style-name="T1414">We will have to </text:span><text:span text:style-name="T1426">prevent</text:span><text:span text:style-name="T1414"> the supporters from joining him too!” Added Percy.</text:span></text:p>
      <text:p text:style-name="P369"/>
      <text:p text:style-name="P367">Now they had a lot of work on their plates to deal with. They planned to head for the library to first research on the religion they were tracking. A wave <text:span text:style-name="T1486">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415">got up, stretched their arms, clicked open the door, locked the house and visited the nearby library.</text:span></text:p>
      <text:p text:style-name="P367"/>
      <text:p text:style-name="P367">“<text:span text:style-name="T1415">Do you reckon that there is a library around here?” Asked Percy, worried to trudge on the numbing cold snow.</text:span></text:p>
      <text:p text:style-name="P367"/>
      <text:p text:style-name="P367"><text:soft-page-break/>“<text:span text:style-name="T1416">Is there any place in the world where there is no library in the vicinity?” snapped Fred, unkempt, gaping at Percy’s bloodshot eyes.</text:span></text:p>
      <text:p text:style-name="P367"/>
      <text:p text:style-name="P367">“<text:span text:style-name="T1416">Don’t look at me like that! I was just saying that no-one in here reads books!” hissed back Percy.</text:span></text:p>
      <text:p text:style-name="P367"/>
      <text:p text:style-name="P368">The Sun was shining brightly over them, the road was no longer covered in snow (all the snow had been dumped onto the footpath) and cars kept passing through them with a Fir tree on top of them. They were heading far north-eastwards towards the ‘<text:span text:style-name="T1417">Naturpark Barnim.’</text:span></text:p>
      <text:p text:style-name="P367"/>
      <text:p text:style-name="P367">“<text:span text:style-name="T1418">I usually visited libraries on weekends,” murmured Goblin tracing his way to their destination.</text:span></text:p>
      <text:p text:style-name="P367"/>
      <text:p text:style-name="P367">“<text:span text:style-name="T1333">Visited</text:span><text:span text:style-name="T1418">?” Asked Fred.</text:span></text:p>
      <text:p text:style-name="P367">“<text:span text:style-name="T1418">You mean, you don’t visit it these days?” he added incredulously.</text:span></text:p>
      <text:p text:style-name="P367"/>
      <text:p text:style-name="P367">“<text:span text:style-name="T1418">No,” he replied.</text:span></text:p>
      <text:p text:style-name="P367"/>
      <text:p text:style-name="P366">With difficulty, after a few minutes, they arrived at the ‘Wissen für alle’ (Knowledge for everyone) library.</text:p>
      <text:p text:style-name="P366">It was a pure-white marbled library with golden pillars hanging from top to bottom. There were silver basalt rocked stone-steps with black patterns; <text:span text:style-name="T1419">it bore wooden-glassy windows, reflecting the sunlight, indicating that the library was palatial and ideal to search for anything required.</text:span></text:p>
      <text:p text:style-name="P366"><text:soft-page-break/></text:p>
      <text:p text:style-name="P365">They strode up the marble-staircase with gardens on either side of them; a white board stood gleaming in the sun-shade displaying the poem <text:span text:style-name="T1332">‘ The Library’</text:span> by <text:span text:style-name="T1332">Barbara A. Huff</text:span>.</text:p>
      <text:p text:style-name="P365"/>
      <text:p text:style-name="P365">The guards checked their pockets for anything perilous and granted them entry. </text:p>
      <text:p text:style-name="P365">Their heart just skipped a beat as they entered the library. It ha<text:span text:style-name="T1420">d a staircase which ran across the majestic floors each with a few towering shelves sheltering abundance of knowledge engraved into the pages of books. Each floor had a wooden seating with a furnished table and a chair. </text:span></text:p>
      <text:p text:style-name="P193"><text:span text:style-name="T1186">On their left stood a counter with a be-spectacled </text:span><text:span text:style-name="T1187">woman</text:span><text:span text:style-name="T1186"> seated just behind it which the team assumed was the librarian, humming inconspicuously. </text:span></text:p>
      <text:p text:style-name="P364"/>
      <text:p text:style-name="P364">“Where shall we start from?” Asked Percy gaping at the vastness of the library.</text:p>
      <text:p text:style-name="P364"/>
      <text:p text:style-name="P364">“Lets see which section would be for our use!” Exclaimed Goblin contentedly.</text:p>
      <text:p text:style-name="P364"/>
      <text:p text:style-name="P364">The walked up and down the wooden staircase searching for the section of their use. They passed the <text:span text:style-name="T1332">Mathematic</text:span><text:span text:style-name="T1334">s </text:span><text:span text:style-name="T1332">section, the language section, </text:span><text:span text:style-name="T1334">Science Section, Computer-science section</text:span><text:span text:style-name="T1421"> and at last.....the </text:span><text:span text:style-name="T1334">history section.</text:span><text:span text:style-name="T1332"> </text:span></text:p>
      <text:p text:style-name="P642"/>
      <text:p text:style-name="P362"><text:soft-page-break/>“I think it should be the in the history section,” whispered Cadbury as the others nodded.</text:p>
      <text:p text:style-name="P362"/>
      <text:p text:style-name="P361">“<text:span text:style-name="T1422">Of course!” bellowed the others. They pulled up the chairs and discussed about what they had to find.</text:span></text:p>
      <text:p text:style-name="P361"/>
      <text:p text:style-name="P363">“Now we have to search for the sign on top their head, if we are right, then it would lead us to the mystery,” Goblin announced darkly. After addressing, he found Percy gaping at him. So to bring lucidity, he added “He monks heads.” </text:p>
      <text:p text:style-name="P361"/>
      <text:p text:style-name="P192"><text:span text:style-name="T1188">They set-</text:span><text:span text:style-name="T1189">off picking books after books for themselves. They searched for all books related to ‘</text:span><text:span text:style-name="T905">Devotional Paths to Divine</text:span><text:span text:style-name="T1189">’ </text:span><text:span text:style-name="T1190">and ‘</text:span><text:span text:style-name="T906">The Making of Regional Religions</text:span><text:span text:style-name="T1190">’ </text:span><text:span text:style-name="T1189"><text:s/>each era starting from the </text:span><text:span text:style-name="T910">Palaeolithic Period </text:span><text:span text:style-name="T1060">to</text:span><text:span text:style-name="T1189"> 1000AD. Assigning the eras to be searched by each one of them, the piled up the books ready to surf through them.</text:span></text:p>
      <text:p text:style-name="P360"/>
      <text:p text:style-name="P192"><text:span text:style-name="T1189">“All ready?” </text:span><text:span text:style-name="T1191">Asked Goblin, stacking the books under his nose so that only his face was visible.</text:span></text:p>
      <text:p text:style-name="P191"><text:span text:style-name="T1191">“We have to look for </text:span><text:span text:style-name="T1192">an eagle-head symbol,” he reminded </text:span><text:span text:style-name="T1193">the others </text:span><text:span text:style-name="T1194">who nodded vigorously. </text:span><text:span text:style-name="T1195">The search commenced, they all flipped through each of the books, reading and reading about the origin religions. They came across the birth of Hinduism, the oldest religion; Buddhism, which began around 4000years ago; Christianity, </text:span><text:span text:style-name="T910">an Abrahamic, monotheistic religion based on the life and teachings of Jesus of Nazareth; Confucianism, an ancient </text:span><text:soft-page-break/><text:span text:style-name="T910">Chinese belief system; Daoism, a philosophy, a religion, and a way of life that arose in the 6th century BCE, Islam </text:span><text:span text:style-name="T1061">and many more such.</text:span></text:p>
      <text:p text:style-name="P604"/>
      <text:p text:style-name="P249"><text:span text:style-name="T1061">A</text:span><text:span text:style-name="T910"> few hours, agog in the quest of that symbol, it was found that they had now flipped through all the books.</text:span></text:p>
      <text:p text:style-name="P603"/>
      <text:p text:style-name="P603">“I have read as much as I can,” wheezed Percy.</text:p>
      <text:p text:style-name="P603"/>
      <text:p text:style-name="P603">“No such religion exists!” supported Fred.</text:p>
      <text:p text:style-name="P603"/>
      <text:p text:style-name="P603"/>
      <text:p text:style-name="P603">“It must, it all makes sense!” Replied back Goblin while Cadbury nodded in support.</text:p>
      <text:p text:style-name="P603"/>
      <text:p text:style-name="P603">“Then, it must be here!” Defended Shaun.</text:p>
      <text:p text:style-name="P603"/>
      <text:p text:style-name="P603">“We have just skimmed through them!” Replied back Goblin.</text:p>
      <text:p text:style-name="P603"/>
      <text:p text:style-name="P603">“You think we should read all these books, I have read all the history I would have been wanting read in my life,” articulated Percy, awestruck.</text:p>
      <text:p text:style-name="P603"/>
      <text:p text:style-name="P603">“No, I don’t mean tha<text:span text:style-name="T1591">t</text:span>-” Replied back Goblin, but had suddenly been absorbed in thought.</text:p>
      <text:p text:style-name="P603"/>
      <text:p text:style-name="P603">“What are you thinking?” Asked Percy while Fred had just leaned to have a glance at the clock, it was already 3 in the evening.</text:p>
      <text:p text:style-name="P603"><text:soft-page-break/></text:p>
      <text:p text:style-name="P603">“Do you have time?” Asked Cadbury.</text:p>
      <text:p text:style-name="P603">Fred nodded and informed that he had already informed his family that we would be late.</text:p>
      <text:p text:style-name="P603">“I completed all of my study work yesterday,” he added with a smile.</text:p>
      <text:p text:style-name="P603"/>
      <text:p text:style-name="P603">“There is a possibility, the religion might have died!” Exclaimed Goblin.</text:p>
      <text:p text:style-name="P603">No-one had been paying attention to him.</text:p>
      <text:p text:style-name="P603"/>
      <text:p text:style-name="P603">“Died?” repeated the others.</text:p>
      <text:p text:style-name="P603"/>
      <text:p text:style-name="P603">“That might explain that he is collecting supporters that he can redeem his religion,” supported Shaun.</text:p>
      <text:p text:style-name="P603"/>
      <text:p text:style-name="P603">“Our mind is just tryi<text:span text:style-name="T1591">n</text:span>g to connect all the threa<text:span text:style-name="T1591">d</text:span>s together!” Defended Fred.</text:p>
      <text:p text:style-name="P603">“How are these things related to the robbery in the museum?” <text:span text:style-name="T1432">contradicted</text:span> Fred.</text:p>
      <text:p text:style-name="P603"/>
      <text:p text:style-name="P603">“We aren’t trying to connect them, we are just trying to foresee..or......see the plan of the thief,” replied Goblin serenely.</text:p>
      <text:p text:style-name="P603"/>
      <text:p text:style-name="P603">“And you think that he might visit museum for this thing he wants? And why does he want that thing? He can hang the gold bar or any other object anywhere, he had got the whole city to hang em’!” Backfired Fred.</text:p>
      <text:p text:style-name="P603"/>
      <text:p text:style-name="P249"><text:soft-page-break/><text:span text:style-name="T910">“Thats what we have to find! Why and what did he steal!” </text:span><text:span text:style-name="T1062">Exclaimed Goblin.</text:span></text:p>
      <text:p text:style-name="P602"/>
      <text:p text:style-name="P601">“We must have asked the museum staff, what was there,” said Shaun.</text:p>
      <text:p text:style-name="P601"/>
      <text:p text:style-name="P601">“They wouldn’t tell us!” Replied back Percy.</text:p>
      <text:p text:style-name="P601">“A burglary has took place, man, they would secure every threat!” he added reproachfully.</text:p>
      <text:p text:style-name="P601"/>
      <text:p text:style-name="P601">“Cad, I want to ask you to do something before I forget it. Ask Micheal what was that artefact, don’t sound that you are really asking just ask in a general conversation, you get it?” stipulated Goblin while Cadbury gave a thumbs up in a gesture of agreement.</text:p>
      <text:p text:style-name="P601"/>
      <text:p text:style-name="P190"><text:span text:style-name="T1062">“</text:span><text:span text:style-name="T1063">I don’t think we are going right,” repeated Fred.</text:span></text:p>
      <text:p text:style-name="P600"/>
      <text:p text:style-name="P600">“I know that the things we trying to connect are only and only applicable if we take this ‘religion’ one,” agreed Goblin.</text:p>
      <text:p text:style-name="P600"/>
      <text:p text:style-name="P600">“Then what should we do next?” Interjected Shaun, glancing over his shoulder, checking for eavesdroppers.</text:p>
      <text:p text:style-name="P600"/>
      <text:p text:style-name="P600">“I think that we should take this assumption first, if things are the same it looks then we would be on the right tract. If not we would rethink.........” Goblin replied.</text:p>
      <text:p text:style-name="P600"/>
      <text:p text:style-name="P599"><text:soft-page-break/>Soon, they discussed that it would occupy a lot of time; so they divided the team into groups: Goblin, Cad and Shaun would try to find that symbol while the other two would try to make some-other thing.</text:p>
      <text:p text:style-name="P599"/>
      <text:p text:style-name="P599">The duo working in the other group, soon parted them. They walked around a section, discussing what would that sign might be.</text:p>
      <text:p text:style-name="P599"/>
      <text:p text:style-name="P599">“What do you think it is?” asked Percy.</text:p>
      <text:p text:style-name="P599"/>
      <text:p text:style-name="P599">“See that man is stole something ancient and precious for him,” Fred replied.</text:p>
      <text:p text:style-name="P599">“So, he must have stolen it because, he might think that it truly belongs to.....his.......er...family! Or the dynasty!” He added.</text:p>
      <text:p text:style-name="P599"/>
      <text:p text:style-name="P248"><text:span text:style-name="T910">“That sounds a bit dizzy, but I can make up some, it might belong to a dynasty or a tribe, maybe they were the monks of that tribe,” </text:span><text:span text:style-name="T1064">replied back his partner.</text:span></text:p>
      <text:p text:style-name="P598"/>
      <text:p text:style-name="P598">“How do we know that those people were monks?” Interrogated Fred.</text:p>
      <text:p text:style-name="P598"/>
      <text:p text:style-name="P67"><text:span text:style-name="T700">“Because they were </text:span><text:span text:style-name="T701">clad in</text:span><text:span text:style-name="T700"> shades of yellow and hue. Monks usually wear these or black or grey or purple,” replied back Percy.</text:span></text:p>
      <text:p text:style-name="P597">“Anyway, if fail to find anything that would strengthen that ‘religion’ theory,” he added, satisfyingly.</text:p>
      <text:p text:style-name="P597"/>
      <text:p text:style-name="P189"><text:soft-page-break/><text:span text:style-name="T1064">M</text:span><text:span text:style-name="T1065">eanwhile, the other three were busy in the quest of the </text:span><text:span text:style-name="T1066">religions and civilizations which came to an end. Their nose were hooked close to the book. They kept picking up books, flipping pages undergoing various religions including the Mesopotamian religion, which <text:s/>declined with the spread of Iranian religions during the Achaemenid Empire and with the Christianization of Mesopotamia. </text:span></text:p>
      <text:p text:style-name="P247"><text:span text:style-name="T1066">H</text:span><text:span text:style-name="T910">ours and hours went by, both the groups couldn’t find anything related to that sign.</text:span></text:p>
      <text:p text:style-name="P596"/>
      <text:p text:style-name="P596"/>
      <text:p text:style-name="P596">“We have searched the whole section,”sighed Goblin slamming a gaudy book hard onto that table.</text:p>
      <text:p text:style-name="P596">“This is the last book, I think,” he added.</text:p>
      <text:p text:style-name="P596">“I don’t think it would be here.”</text:p>
      <text:p text:style-name="P596"/>
      <text:p text:style-name="P247"><text:span text:style-name="T910">He opened the book, crestfallen; </text:span><text:span text:style-name="T1067">it </text:span><text:span text:style-name="T910">sprayed dust into his eyes, clearly no-one had leafed through the book since decades. </text:span><text:span text:style-name="T1068">The text looked as if it had been tarnished apart ages ago. With great complexity, Goblin began reading. He had never heard of such religions and civilizations which were mentioned in the book. </text:span></text:p>
      <text:p text:style-name="P595">A few pages in the beginning and he found it, the eagle head sign, <text:span text:style-name="T1435">just beside a word ‘Makemake’</text:span>! </text:p>
      <text:p text:style-name="P594">He rounded up every member of the team. They all peered closely into the page which bore the imprinted sign.</text:p>
      <text:p text:style-name="P594"/>
      <text:p text:style-name="P594"><text:soft-page-break/>“<text:span text:style-name="T1434">Its not microscopic!” Goblin added fiercely and instantly backed away further. </text:span></text:p>
      <text:p text:style-name="P594"/>
      <text:p text:style-name="P594">“<text:span text:style-name="T1434">I didn’t mean to say that...sorry,” laughed Goblin at the instant stimulation of his team.</text:span></text:p>
      <text:p text:style-name="P593">They all ushered him to read. <text:span text:style-name="T1435">It read the following:</text:span></text:p>
      <text:p text:style-name="P593"/>
      <text:p text:style-name="P654">Settlement in the southeastern Pacific ocean, 2<text:span text:style-name="T1437">3</text:span>00miles from the coast of Chile began in the 700-800AD. Easter island became an archaeological <text:span text:style-name="T1436">site in 1886.</text:span></text:p>
      <text:p text:style-name="P654"/>
      <text:p text:style-name="P654"/>
      <text:p text:style-name="P660">About the island:</text:p>
      <text:p text:style-name="P3"><text:span text:style-name="T704">This 163km sq. </text:span><text:span text:style-name="T703"><text:s/>is most famous for its nearly 1,000 extant monumental statues, </text:span><text:span text:style-name="T704">each bears the word ‘Moai’. The moai are carved human figures with oversize heads, </text:span><text:span text:style-name="T705">and </text:span><text:span text:style-name="T704">were built to honour chieftain or other important people who had passed away. They were placed on rectangular stone platforms called </text:span><text:span text:style-name="Emphasis"><text:span text:style-name="T704">ahu</text:span></text:span><text:span text:style-name="T704">, which are tombs for the people that the statues represented. The </text:span><text:span text:style-name="T706">M</text:span><text:span text:style-name="T704">oais were intentionally made with different characteristics since they were intended to keep the appearance of the person it represented. The tools used for carving the moai statues are called ‘</text:span><text:span text:style-name="Emphasis"><text:span text:style-name="T704">Toki’,</text:span></text:span><text:span text:style-name="T704"> and are simple handheld chisels. They have been found in countless numbers in all excavations at </text:span><text:span text:style-name="T781">Rano Raraku – </text:span><text:span text:style-name="T704">particularly around the statues </text:span><text:span text:style-name="T705">being it a remote piece of island</text:span><text:span text:style-name="T704">. The highest quality </text:span><text:span text:style-name="Emphasis"><text:span text:style-name="T704">Toki </text:span></text:span><text:span text:style-name="T704">are made of </text:span><text:span text:style-name="Emphasis"><text:span text:style-name="T704">hawaiite</text:span></text:span><text:span text:style-name="T704">, which is the hardest kind of rock </text:span><text:soft-page-break/><text:span text:style-name="T704">found at Easter Island. There is only one place where this can be found. <text:tab/></text:span></text:p>
      <text:p text:style-name="P653"/>
      <text:p text:style-name="P285"><text:span text:style-name="T909">T</text:span><text:span text:style-name="T908">he Inhabitants:</text:span></text:p>
      <text:p text:style-name="P3"><text:span text:style-name="T707">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703">The main stories of </text:span><text:span text:style-name="T782">Rapa Nui </text:span><text:span text:style-name="T703">mythology are that of </text:span><text:a xlink:type="simple" xlink:href="https://en.wikipedia.org/wiki/Hotu_Matu%27a" text:style-name="Internet_20_link" text:visited-style-name="Visited_20_Internet_20_Link"><text:span text:style-name="T782">Hotu Matu'a</text:span></text:a><text:span text:style-name="T703">, believed to be the first settler of Easter Island, and the Tangata Manu. The </text:span><text:span text:style-name="T782">Tangata Manu </text:span><text:span text:style-name="T703">is the mythology of the Birdman religion and cult which had creator god </text:span><text:span text:style-name="T782">Makemake </text:span><text:span text:style-name="T783">with his sons three as Tive, Rorai, Hova;</text:span><text:span text:style-name="T782"> </text:span><text:span text:style-name="T703">and competition with eggs to choose the </text:span><text:span text:style-name="T782">Birdman </text:span><text:span text:style-name="T703">who would remain sacred for five months. </text:span></text:p>
      <text:p text:style-name="P651"/>
      <text:p text:style-name="P659">Destruction of the Society:</text:p>
      <text:p text:style-name="P188"><text:span text:style-name="T880">Around 1200 A.D, </text:span><text:span text:style-name="T881">the Rapa Nui society died out. However, the reason has not yet been found; people have made contradictions and asserted loads of theories. One theory suggests that, </text:span><text:span text:style-name="T883">their growing numbers and an obsession with building moai led to increased pressure on the environment. By the end of the 17th century, the Rapa Nui had deforested the island, triggering war, famine and cultural collapse.</text:span><text:span text:style-name="T1500"> </text:span><text:span text:style-name="T881">Another theory suggests that, that the reason where the pests especially the Polynesian rats. But the most likely cause of the downfall of Rapa Nui society is disease brought by the Europeans during their </text:span><text:soft-page-break/><text:span text:style-name="T881">discovery of the island. After disease had ripped through the enslaved Rapa Nui following contact with Europeans, resulting in mass casualties.</text:span></text:p>
      <text:p text:style-name="P658"/>
      <text:p text:style-name="P657"/>
      <text:p text:style-name="P656"/>
      <text:p text:style-name="P563"/>
      <text:p text:style-name="P563">The book also contained more details about the natives’ beliefs, agriculture, dress code and history. It also mentioned that mystery of the Moais has never been solved yet. </text:p>
      <text:p text:style-name="P563"/>
      <text:p text:style-name="P563">“Excellent! Excellent!” Appreciated Fred.</text:p>
      <text:p text:style-name="P563"/>
      <text:p text:style-name="P563">“Nice work done, mate,” commented Percy and Cad.</text:p>
      <text:p text:style-name="P563"/>
      <text:p text:style-name="P563"/>
      <text:p text:style-name="P188"><text:span text:style-name="T912">“</text:span><text:span text:style-name="T913">If we are on the right track all these information must relate with the inscription,” informed Shaun.</text:span></text:p>
      <text:p text:style-name="P562"/>
      <text:p text:style-name="P562">“I hope that they will and we will be on the right track,” beamed Cadbury while Goblin nodded in agreement. </text:p>
      <text:p text:style-name="P562"/>
      <text:p text:style-name="P561">They all decided to issue that book and so approached the librarian.</text:p>
      <text:p text:style-name="P561"/>
      <text:p text:style-name="P561">“Good evening, please issue this book,” requested Fred.</text:p>
      <text:p text:style-name="P561"/>
      <text:p text:style-name="P561"><text:soft-page-break/>The librarian grabbed the book, glanced it and wearily <text:s/>stamped over it. </text:p>
      <text:p text:style-name="P561"/>
      <text:p text:style-name="P561">“Its been a long time since someone has came here this long and longer since this book has been placed on the shelf. Do you want me to dust it off ?” She asked politely.</text:p>
      <text:p text:style-name="P561"/>
      <text:p text:style-name="P246"><text:span text:style-name="T911">Goblin smiled back, thanked for her generosity and together they strode of the library </text:span><text:span text:style-name="T914">with the book in Goblin’s hand. </text:span></text:p>
      <text:p text:style-name="P560"/>
      <text:p text:style-name="P245"><text:span text:style-name="T915">T</text:span><text:span text:style-name="T911">hey heard the librarian murmur over their shoulder, “Must’ve issued the book for investigating the matter,” as a gangly man approached her. </text:span></text:p>
      <text:p text:style-name="P559"/>
      <text:p text:style-name="P559">“Its been issued for 14days,” stated Goblin.</text:p>
      <text:p text:style-name="P559"/>
      <text:p text:style-name="P559">“Whom do you think should have it ?” He asked.</text:p>
      <text:p text:style-name="P559"/>
      <text:p text:style-name="P558">All the others recommended that Goblin should keep it, but he refused. </text:p>
      <text:p text:style-name="P558"/>
      <text:p text:style-name="P558">“This time I want you three’s collaboration to work on this mystery, jot down all the points mentioned in the chapter and we will make out the meaning of the inscription later,” clamoured Goblin pointing at Shaun, Fred and Percy. </text:p>
      <text:p text:style-name="P558"/>
      <text:p text:style-name="P558">“Cad, you can help them if you want to,” he added while Cadbury bowed slightly. </text:p>
      <text:p text:style-name="P558"><text:soft-page-break/></text:p>
      <text:p text:style-name="P558"/>
      <text:p text:style-name="P558"/>
      <text:p text:style-name="P558"/>
      <text:p text:style-name="P558"/>
      <text:p text:style-name="P558"/>
      <text:p text:style-name="P558"/>
      <text:p text:style-name="P655"/>
      <text:p text:style-name="P655">CHAPTER 5: <text:span text:style-name="T1444">The </text:span><text:span text:style-name="T1447">Mana </text:span><text:span text:style-name="T1444"><text:s/>(?)</text:span> </text:p>
      <text:p text:style-name="P558"/>
      <text:p text:style-name="P244"><text:span text:style-name="T911">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916">l</text:span><text:span text:style-name="T911">ing </text:span><text:span text:style-name="T916">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57"/>
      <text:p text:style-name="P557">“We’ve been working for hours,” Percy remarked wearily.</text:p>
      <text:p text:style-name="P557"/>
      <text:p text:style-name="P557">“We are almost done,” replied back Shaun, directing Fred which point to be written next. </text:p>
      <text:p text:style-name="P557"/>
      <text:p text:style-name="P557"><text:soft-page-break/>“I hope we are done with all of it!” Said Fred indolently, kneading his wrist.</text:p>
      <text:p text:style-name="P244"><text:span text:style-name="T916">“I haven’t written that much for ages!” He added </text:span><text:span text:style-name="T917">shutting his eyes to the pressurizing din from the dishwasher and the squall of wind brushing against the house window. </text:span></text:p>
      <text:p text:style-name="P556"/>
      <text:p text:style-name="P556"/>
      <text:p text:style-name="P243"><text:span text:style-name="T911">They concluded their work, reviewed it and called Goblin and Cadbury </text:span><text:span text:style-name="T918">glamorously</text:span><text:span text:style-name="T911"> to have a discussion over it. </text:span><text:span text:style-name="T918">Goblin was exuberant at the completion of the work and asked them to explain it to him when he comes over. </text:span></text:p>
      <text:p text:style-name="P555"/>
      <text:p text:style-name="P554">Consequently after a long break from the work, Goblin and Cadbury arrived admiring the gardening executed <text:s/>by Fred’s father.</text:p>
      <text:p text:style-name="P554"/>
      <text:p text:style-name="P554">“Hello Guys!” Greeted the two. </text:p>
      <text:p text:style-name="P554"/>
      <text:p text:style-name="P554">“There is loads to explain,” the rest three replied ardently.</text:p>
      <text:p text:style-name="P554"/>
      <text:p text:style-name="P554">They seated themselves around the fireplace, arranging all the notes while Goblin was flipping through his diary.</text:p>
      <text:p text:style-name="P554"/>
      <text:p text:style-name="P554">“Why are you carrying a diary?” <text:s/>Asked Percy, arranging a pile of text bearing sheets which they had prepared an hour ago.</text:p>
      <text:p text:style-name="P554"/>
      <text:p text:style-name="P554"><text:soft-page-break/>“Just to keep a track about what we have concluded till now because that inscription is too large to fit it in <text:span text:style-name="T1552">our </text:span><text:span text:style-name="T1551">brains</text:span>,” replied back Goblin, kneading his palms.</text:p>
      <text:p text:style-name="P554"/>
      <text:p text:style-name="P554"><text:span text:style-name="T1566">As a consequence, </text:span><text:s/>the three who had researched upon the ‘Rapa Nui’s’ explained them all they had read till now. </text:p>
      <text:p text:style-name="P554"/>
      <text:p text:style-name="P554"/>
      <text:p text:style-name="P554">“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440">at ready anytime</text:span>.” </text:p>
      <text:p text:style-name="P554"/>
      <text:p text:style-name="P554">Cadbury had took out eight high resolution pictures for each team member <text:span text:style-name="T1440">last night</text:span>, but the mystery had been undertaken by only the remaining five of them. <text:span text:style-name="T1440">Hoping they were on the right track they began trying to match the two things. </text:span><text:span text:style-name="T1441">With the pictures distributed, they pondered over and over.</text:span></text:p>
      <text:p text:style-name="P554"/>
      <text:p text:style-name="P554">“<text:span text:style-name="T1442">Shall be filled to the brim.......I didn’t read anything which needs to be ‘filled’..” Said Percy.</text:span></text:p>
      <text:p text:style-name="P554"/>
      <text:p text:style-name="P554">“<text:span text:style-name="T1442">All around is the salty liquid, that’s definitely the island’s geographic location,” continued Goblin, scribbling on the new blank page. </text:span></text:p>
      <text:p text:style-name="P554"/>
      <text:p text:style-name="P554"><text:soft-page-break/>“<text:span text:style-name="T1442">Against the mana......it sounds familiar,” exclaimed Shaun.</text:span></text:p>
      <text:p text:style-name="P554"/>
      <text:p text:style-name="P553">He pulled out the notes and began searching for the word ‘mana’ while the others too peered into the page. They read between the lines, in hope that they will find it soon engraved on this page. </text:p>
      <text:p text:style-name="P553"/>
      <text:p text:style-name="P128"><text:span text:style-name="T788">At last they found it, Cadbury picked it up and </text:span><text:span text:style-name="T789">began reading it loudly, “The most important rituals that affected the Rapa Nui history were usually associated with the death. They believed</text:span><text:span text:style-name="T787"> that their forefathers’ spirits had the ability to come to their aid in case it was necessary, since the spirit remained around </text:span><text:span text:style-name="T875">his</text:span><text:span text:style-name="T787"> </text:span><text:span text:style-name="T807">their</text:span><text:span text:style-name="T787"> relatives for a long time before leaving for god. This spiritual energy or Mana, attributed mostly to chiefs and important members of society, had the ability to influence events for a long time.” </text:span></text:p>
      <text:p text:style-name="P590"/>
      <text:p text:style-name="P589">They exchanged glances at each-other, awestruck by the plan of the thieves. </text:p>
      <text:p text:style-name="P589"/>
      <text:p text:style-name="P589">“So this means that...the spirit of their ancestors is helping them to accomplish their task?” Asked Shaun flummoxed.</text:p>
      <text:p text:style-name="P589"/>
      <text:p text:style-name="P589">“Accomplish the society’s task,” corrected Cadbury.</text:p>
      <text:p text:style-name="P589">“The whole lot of the society wants to support them, as per our assumption,” added Goblin.</text:p>
      <text:p text:style-name="P589"/>
      <text:p text:style-name="P138"><text:soft-page-break/><text:span text:style-name="T787">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802">They chewed over on this topic making contradictions and assertions, but at last were forced to stick with the ‘Mana.’ </text:span></text:p>
      <text:p text:style-name="P579"/>
      <text:p text:style-name="P579"/>
      <text:p text:style-name="P138"><text:span text:style-name="T802">“</text:span><text:span text:style-name="T803">Jigsaws are matching, but it is of the essence to know what has been stolen,” informed Goblin. </text:span></text:p>
      <text:p text:style-name="P588"/>
      <text:p text:style-name="P138"><text:span text:style-name="T803">“I tried asking Micheal, but he made up a stor</text:span><text:span text:style-name="T804">y which I don’t believe is the truth.” </text:span></text:p>
      <text:p text:style-name="P587"/>
      <text:p text:style-name="P137"><text:span text:style-name="T787">Goblin had the </text:span><text:span text:style-name="T805">urge to continue on with the observation, they need not spend time on the </text:span><text:span text:style-name="T806">spun yard. It was of prime importance to get to know what had been stolen but it was complicated, the detective team might be against them, </text:span><text:span text:style-name="T876">the team may be there wanted suspect.</text:span><text:span text:style-name="T806"> </text:span></text:p>
      <text:p text:style-name="P581"/>
      <text:p text:style-name="P580">“We need to find that object, we cannot proceed without it,” concluded Goblin with a slight thump on the table obliterating the silent thoughts of other members. </text:p>
      <text:p text:style-name="P586">No-one had any idea about the required execution for achieving this task. <text:span text:style-name="T1443">The object hadn’t been referred at all, neither in the newspapers nor on the television, the two common mass media. While pondering over </text:span><text:soft-page-break/><text:span text:style-name="T1443">this matter, Cadbury struck his mind with an eye opening discovery.</text:span></text:p>
      <text:p text:style-name="P586"/>
      <text:p text:style-name="P586">“<text:span text:style-name="T1443">Guys, if you read the article, it says that the forefathers had the ability to influence events for a long time.” he began proposing, but had just halted to gulp in some breath. The curious faces urged him to continue on with his note.</text:span></text:p>
      <text:p text:style-name="P586"/>
      <text:p text:style-name="P586"/>
      <text:p text:style-name="P586">“<text:span text:style-name="T1443">So, do you think that yesterday’s tornado and that snow storm were the impediments imposed by the spirits.” He finished. </text:span></text:p>
      <text:p text:style-name="P585">Goblin scratched his scruffy hair in deep thought and finally replied, “It can be, but if they are good spirits they must support...uh.....dingens..... th<text:span text:style-name="T1444">e good.” </text:span></text:p>
      <text:p text:style-name="P585"/>
      <text:p text:style-name="P584">“<text:span text:style-name="T1444">You are forgetting, Goblin.” Interjected Percy.</text:span></text:p>
      <text:p text:style-name="P583">“The Europeans first invaded their island, destroying their habitat, their only place.” he added.</text:p>
      <text:p text:style-name="P584"/>
      <text:p text:style-name="P584">“<text:span text:style-name="T1444">They may be Germans,” suggested Shaun, but he had to quickly add, “there is a possibility!” as 4 pairs of eyes rolled towards him in a reproachful manner.</text:span></text:p>
      <text:p text:style-name="P584"/>
      <text:p text:style-name="P583">Consequently, they found that during the 17<text:span text:style-name="T1445">th</text:span>, century when the civilization came to an end, Germany had been a part of Europe. <text:span text:style-name="T1446">There was a fair chance that the Germans might have been the part of the group.</text:span></text:p>
      <text:p text:style-name="P583"/>
      <text:p text:style-name="P583"><text:soft-page-break/>“<text:span text:style-name="T1446">The object cannot be found, unless we ask for it but it would raise the detectives’ suspicion towards us,” concluded Goblin.</text:span></text:p>
      <text:p text:style-name="P583"/>
      <text:p text:style-name="P582"><office:annotation office:name="__Annotation__8952_3300832027" loext:resolved="false"><dc:creator>Unknown Author</dc:creator><dc:date>2022-04-02T21:22:32.128000000</dc:date><text:p text:style-name="P710"><text:span text:style-name="T1618">Needs restructuring</text:span></text:p></office:annotation><text:span text:style-name="T1550">The only way they came up with was </text:span><office:annotation-end office:name="__Annotation__8952_3300832027"/>to visit the Easter Island and track down the burglars. However, it was highly unlikely that the<text:span text:style-name="T1553">ir</text:span> parents would allow them to travel such a long journey. </text:p>
      <text:p text:style-name="P580"><text:s/></text:p>
      <text:p text:style-name="P579"/>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text:soft-page-break/></text:p>
      <text:p text:style-name="P652"/>
      <text:p text:style-name="P652"/>
      <text:p text:style-name="P652"/>
      <text:p text:style-name="P652"/>
      <text:p text:style-name="P652"/>
      <text:p text:style-name="P652">CHAPTER 6 : <text:span text:style-name="T1537">THE EASTERN POLYNESIAN LANGUAGE/THE INSCRIPTION</text:span></text:p>
      <text:p text:style-name="P574"/>
      <text:p text:style-name="P578">That evening, all the members of the team were <text:span text:style-name="T1468">on the hop for imploring their parents to visit the Easter Island.</text:span></text:p>
      <text:p text:style-name="P578"/>
      <text:p text:style-name="P578">“<text:span text:style-name="T1468">You are too small to visit such a far-off place alone,” finished Goblin’s mother while washing the dinner plates.</text:span></text:p>
      <text:p text:style-name="P578"/>
      <text:p text:style-name="P271"><text:span text:style-name="T1236">“</text:span><text:span text:style-name="T1237">No-way, you can’t undertake such a perilous journey just for the sake of this investigation! </text:span><text:span text:style-name="T1238">And that too alone!</text:span><text:span text:style-name="T1237">” Replied </text:span><text:span text:style-name="T1239">Shaun’s</text:span><text:span text:style-name="T1237"> parents at the dinner table.</text:span></text:p>
      <text:p text:style-name="P578"/>
      <text:p text:style-name="P578">“<text:span text:style-name="T1468">Well, I will have to accompany you for that,” suggested </text:span><text:span text:style-name="T1469">Percy</text:span><text:span text:style-name="T1468">’s father.</text:span></text:p>
      <text:p text:style-name="P577"/>
      <text:p text:style-name="P577">“Not at all, 2300miles from Chile! Do you think its a joke?!” blurted Fred’s parents slamming the map.</text:p>
      <text:p text:style-name="P576">“Leonardo Da Vinci wouldn’t even undertake such a journey,” chuckled Fred.</text:p>
      <text:p text:style-name="P576"/>
      <text:p text:style-name="P576"/>
      <text:p text:style-name="P575"><text:soft-page-break/>As the Sun obliterated the darkness in the east, the team caught up with each-other at Shaun’s house. </text:p>
      <text:p text:style-name="P575">They discussed about the replies of their parents regarding their visit to the island. </text:p>
      <text:p text:style-name="P242"><text:span text:style-name="T910">However, God had just shown a way, Shaun’s father -</text:span><text:span text:style-name="T1069">MR. GOPRO TODE,</text:span><text:span text:style-name="T910"> had to visit Chile for a meet in </text:span><text:span text:style-name="T1084">his company’s</text:span><text:span text:style-name="T910"> headquarters. His flight had been booked for the following day, while the meet </text:span><text:span text:style-name="T1070">was</text:span><text:span text:style-name="T910"> scheduled on the upcoming Sunday, only five days away.</text:span></text:p>
      <text:p text:style-name="P575"/>
      <text:p text:style-name="P574">“<text:span text:style-name="T1470">I am up and running towards Easter Island, is anyone accompanying me?” asked Shaun, exuberantly.</text:span></text:p>
      <text:p text:style-name="P574"/>
      <text:p text:style-name="P569">On hearing this, everyone chuckled and rushed out of the house to ask their parents about it. However, Cadbury remain seated with Shaun. </text:p>
      <text:p text:style-name="P569"/>
      <text:p text:style-name="P569">“Hey, first lets complete today’s observations!” Called out Cadbury behind the three boy’s shoulders. </text:p>
      <text:p text:style-name="P569"/>
      <text:p text:style-name="P569">The<text:span text:style-name="T1554">y</text:span> quickly retreated into the house when Mr. And Mrs. Veggie – Shaun’s Parents – were found in <text:span text:style-name="T1601">a</text:span> <text:span text:style-name="T1487">quick </text:span>deep conversation accompanied by Cad and Shaun.</text:p>
      <text:p text:style-name="P569"/>
      <text:p text:style-name="P569">“So, you two are up, right?” Asked Mr. Veggie, <text:span text:style-name="T1471">a scruffily dressed lanky man with green – almond eyes.</text:span></text:p>
      <text:p text:style-name="P569"/>
      <text:p text:style-name="P569">The others nodded when Goblin swiftly prompted, “Hello Mr. and Mrs. Veggie, we – Shaun’s friends – would also lik<text:span text:style-name="T1471">e to join you on your </text:span><text:span text:style-name="T1601">business trip</text:span><text:span text:style-name="T1471">.” </text:span><text:s/></text:p>
      <text:p text:style-name="P569"><text:soft-page-break/></text:p>
      <text:p text:style-name="P569">“<text:span text:style-name="T1472">It would be a pleasure!” Replied back Mrs. Veggie </text:span><text:span text:style-name="T1487">while Mr. Veggie nodded. </text:span></text:p>
      <text:p text:style-name="P569"/>
      <text:p text:style-name="P573">Shaun’s father left for work while his mother disappeared into the backyard to switch on the sprinkler. <text:s/></text:p>
      <text:p text:style-name="P573"/>
      <text:p text:style-name="P573">“<text:span text:style-name="T1488">Nothing’s left to be tread over!” Moaned Goblin in urge to speak to his parents. </text:span></text:p>
      <text:p text:style-name="P573"/>
      <text:p text:style-name="P573">“<text:span text:style-name="T1488">Remember that uncanny text on that bar?” Reminded Cad while Shaun nodded vigorously. </text:span></text:p>
      <text:p text:style-name="P569"/>
      <text:p text:style-name="P568">“<text:span text:style-name="T1488">Thats your job to convert the text into either english or German, you can find relevant books in the library, issue them while we go home and <text:s/>ask our parents , good luck!” Babbled Percy. As </text:span><text:span text:style-name="T1489">he</text:span><text:span text:style-name="T1488"> finished, Fred ushered the </text:span><text:span text:style-name="T1601">other</text:span><text:span text:style-name="T1488"> two to make their way out.</text:span></text:p>
      <text:p text:style-name="P568"/>
      <text:p text:style-name="P572">As <text:span text:style-name="T1490">they both</text:span> trotted out of the lawn’s gate, Shaun unkinked his neck towards the window and glanced behind his shoulder <text:span text:style-name="T1490">just to convince that they weren’t being overheard. </text:span></text:p>
      <text:p text:style-name="P572"/>
      <text:p text:style-name="P572">“<text:span text:style-name="T1491">Now, we’ve gotta hurry! I don’t think we can finish </text:span><text:span text:style-name="T1492">the task before they arrive,” murmured Shaun </text:span><text:span text:style-name="T1493">while Cadbury patted his back and both of them rushed out of the house. </text:span></text:p>
      <text:p text:style-name="P572"/>
      <text:p text:style-name="P572"/>
      <text:p text:style-name="P187"><text:soft-page-break/><text:span text:style-name="T1071">The snowflakes landed upon them just like the wings of a <text:s/>unicorn </text:span><text:span text:style-name="T1072">as their shoes crunched upon the <text:tab/></text:span><text:span text:style-name="T1073">snow scattered all along the path. </text:span><text:span text:style-name="T1074">Due to the </text:span><text:span text:style-name="T1075">ongoing winter-break</text:span><text:span text:style-name="T1074"> </text:span><text:span text:style-name="T1075">vacations</text:span><text:span text:style-name="T1074"> students were found availing themselves nearby parks or an eminent place.</text:span></text:p>
      <text:p text:style-name="P571"/>
      <text:p text:style-name="P186"><text:span text:style-name="T1074">“Ah....We’ve got school </text:span><text:span text:style-name="T1075">just a week later</text:span><text:span text:style-name="T1074">!” Groaned Shaun followed by the boisterous calls of the children asking them to play with them.</text:span></text:p>
      <text:p text:style-name="P570"/>
      <text:p text:style-name="P568">“<text:span text:style-name="T1494">Might score full in history in the upcoming examinations,” he added gesturing the children to continue on with their glamorous play.</text:span></text:p>
      <text:p text:style-name="P568"/>
      <text:p text:style-name="P568">“<text:span text:style-name="T1495">Yeah.....Which library should we visit? Yesterday one or a new one?” Asked Cadbury pulling out a pocket map and examining it under the sunlight penetrating from the besieging clouds.</text:span></text:p>
      <text:p text:style-name="P568"/>
      <text:p text:style-name="P568">“<text:span text:style-name="T1495">We searched the religion section, today we can search the languages section!” Suggested Shaun, peering into the map.</text:span></text:p>
      <text:p text:style-name="P568"/>
      <text:p text:style-name="P567">Meanwhile, <text:span text:style-name="T1496">Goblin’s house had be</text:span><text:span text:style-name="T1555">en</text:span><text:span text:style-name="T1496"> resonating with a quarrel between goblin’s parents.</text:span></text:p>
      <text:p text:style-name="P567"/>
      <text:p text:style-name="P567">“<text:span text:style-name="T1496">No you can’t go!” shrieked Mr. Helga Maylie.</text:span></text:p>
      <text:p text:style-name="P567"/>
      <text:p text:style-name="P567">“<text:span text:style-name="T1496">You can go if you are at least with two adults, I can accompany you if you want; but you have to learn </text:span><text:soft-page-break/><text:span text:style-name="T1496">things.” Commented Mr. James pulling down the newspaper at jumping into the discussion.</text:span></text:p>
      <text:p text:style-name="P567"/>
      <text:p text:style-name="P567">“<text:span text:style-name="T1496">Really!?” Prompted Goblin overwhelmingly.</text:span></text:p>
      <text:p text:style-name="P567"/>
      <text:p text:style-name="P567">“<text:span text:style-name="T1496">No you cannot!” Rebuked Goblin’s mother slamming the utensil at the kitchen slab. </text:span></text:p>
      <text:p text:style-name="P566">This heated discussion continued on but at the end a<text:span text:style-name="T1497">fter the indoctrination of Mrs. Helga by Mr. James,</text:span> Goblin’s mother was convinced <text:span text:style-name="T1497">and permitted Goblin to travel. </text:span></text:p>
      <text:p text:style-name="P566"/>
      <text:p text:style-name="P566">“<text:span text:style-name="T1497">Thanks!” thanked Goblin. He winked at his father and informed them that they will be leaving tomorrow.</text:span></text:p>
      <text:p text:style-name="P566"/>
      <text:p text:style-name="P566">“<text:span text:style-name="T1497">Since your mother is concerned I will be joining you all,” Informed Goblin’s father. </text:span></text:p>
      <text:p text:style-name="P566"/>
      <text:p text:style-name="P565">Goblin boosted his hand in the air arduously, bid them goodbye, clicked the door and left.<text:span text:style-name="T1488"> </text:span></text:p>
      <text:p text:style-name="P565"/>
      <text:p text:style-name="P185"><text:span text:style-name="T1076">Every breath he took, every move he made, every snowflake </text:span><text:span text:style-name="T1077">that crashed onto him</text:span><text:span text:style-name="T1076">, </text:span><text:span text:style-name="T1077">every smile he expressed, every trivial thought that popped into his mind seemed to emerge as a present loaded with happiness.</text:span><text:span text:style-name="T885"> </text:span><text:span text:style-name="T920">Goblin sensed his </text:span><text:span text:style-name="T921">overwhelming brimming joy and recalled Shakespeare's eminent thought - “</text:span><text:span text:style-name="T885">It is that fery person for all the </text:span><text:span text:style-name="T886">w</text:span><text:span text:style-name="T885">orld, as just as you will desire; and seven hundred pounds of moneys, and</text:span></text:p>
      <text:p text:style-name="P283"><text:span text:style-name="T1241">gold, and silver, is her grandsire upon his death's-bed-Got deliver to a joyful resurrections!”</text:span><text:span text:style-name="T920"> </text:span><text:span text:style-name="T922">While Goblin was </text:span><text:soft-page-break/><text:span text:style-name="T923">chock – full of happiness, Shaun and Cad were flipping through books with utmost concentration.</text:span></text:p>
      <text:p text:style-name="P548"/>
      <text:p text:style-name="P548">“I read in the other book </text:p>
      <text:p text:style-name="P547"/>
      <text:p text:style-name="P282"><text:span text:style-name="T920">T</text:span><text:span text:style-name="T919">he chilling breeze swiftly brushed over his body while he was on his way to find Percy. </text:span></text:p>
      <text:p text:style-name="P546"/>
      <text:p text:style-name="P282"><text:span text:style-name="T919">“</text:span><text:span text:style-name="T922">Did your parents allow you</text:span><text:span text:style-name="T919">?”</text:span><text:span text:style-name="T922"> asked Fred who had just meet him on his way to Percy’s house. </text:span></text:p>
      <text:p text:style-name="P544"><text:s/></text:p>
      <text:p text:style-name="P544">“Ja....did yours?” replied back Goblin contentedly.</text:p>
      <text:p text:style-name="P543">Fred nodded and so they decided to visit Percy’s house and convince her mother if she wasn’t.</text:p>
      <text:p text:style-name="P543"/>
      <text:p text:style-name="P545">Goblin didn’t know where Percy’s house was <text:span text:style-name="T1556">located</text:span>, so Fred guided him the way as they had been friends for a long time. </text:p>
      <text:p text:style-name="P543"/>
      <text:p text:style-name="P281"><text:span text:style-name="T919">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924">of </text:span><text:span text:style-name="T919"><text:s/>which had </text:span><text:span text:style-name="T925">developed a foggy atmosphere around the city of Berlin. </text:span></text:p>
      <text:p text:style-name="P542"/>
      <text:p text:style-name="P542"><text:soft-page-break/></text:p>
      <text:p text:style-name="P541">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541">Soon they heard haggard footsteps and expected to meet a beefy adult whose weight might be causing that resonation voice. However, it was the lanky Percy looking infuriated. It seemed that he had been producing that thudding voice deliberately in rage.</text:p>
      <text:p text:style-name="P541"/>
      <text:p text:style-name="P280"><text:span text:style-name="T919">They both walked in to see a chandelier hanging from the top, a spiral staircase leading upstairs </text:span><text:span text:style-name="T926">and</text:span><text:span text:style-name="T919"> </text:span><text:span text:style-name="T926">arguing living room.</text:span><text:span text:style-name="T919"> </text:span></text:p>
      <text:p text:style-name="P541"/>
      <text:p text:style-name="P280"><text:span text:style-name="T919">“</text:span><text:span text:style-name="T926">Hello Fred......and you might be Goblin, right?” Greeted Percy’s Father – Mr. Carl Babbage a moustached man, sitting on the couch and watching the television.</text:span></text:p>
      <text:p text:style-name="P540"/>
      <text:p text:style-name="P540">“Yes sir, Guten Morgen Mr. Babbage!” Greeted Goblin. He knew that a heated discussion had been happening a few seconds ago, so he tried gaining attention which would conclude that Percy is travelling with his friends as well as two adults safely.</text:p>
      <text:p text:style-name="P540"/>
      <text:p text:style-name="P280"><text:soft-page-break/><text:span text:style-name="T926">“Hello Goblin, good you came here!” </text:span><text:span text:style-name="T927">Replied back Mrs. Babbage.</text:span></text:p>
      <text:p text:style-name="P539"/>
      <text:p text:style-name="P280"><text:span text:style-name="T927">“</text:span><text:span text:style-name="T928">They won’t let me go!” grunted Percy.</text:span></text:p>
      <text:p text:style-name="P538"/>
      <text:p text:style-name="P538">“There is only one adult with you!” roared Mr. Babbage.</text:p>
      <text:p text:style-name="P538">“If you go with one more trusted adult, you can go! But <text:span text:style-name="T1602">we</text:span> cannot accompany you, <text:span text:style-name="T1602">we’</text:span>ve got work,” Said Mrs. Babbage.</text:p>
      <text:p text:style-name="P538"/>
      <text:p text:style-name="P538">“Excuse me aunt, I must not pry into the matter; b<text:span text:style-name="T1602">u</text:span>t my father is accompanying all of us in the journey,” informed Goblin formally.</text:p>
      <text:p text:style-name="P538"/>
      <text:p text:style-name="P536">On hearing this Mr. Babbage looked around at Goblin and <text:span text:style-name="T1602">praised Mr. James</text:span>, “Your father is a great man. You can go now, son. I can trust him with my life, we’ve been friends since childhood.” </text:p>
      <text:p text:style-name="P536">Goblin smiled and gave Percy a wink, at this his mother prompted, “Percy, go and learn new things!”</text:p>
      <text:p text:style-name="P536"/>
      <text:p text:style-name="P537">At this Percy boasted his hand in the air and embraced his parents. <text:span text:style-name="T1602">The immediate change of their mind indicated that they had conviction on Goblin and trusted with their soul on his father.</text:span></text:p>
      <text:p text:style-name="P537">Soon, th<text:span text:style-name="T1602">e duo of them</text:span> were found walking along the path, discussing followed by Percy’s thanking to Goblin.</text:p>
      <text:p text:style-name="P536"/>
      <text:p text:style-name="P536"><text:soft-page-break/>“Where do you think Cad and Shaun would be?” asked Fred arming Percy.</text:p>
      <text:p text:style-name="P536"/>
      <text:p text:style-name="P536">“In the library, of-course!” murmured Goblin.</text:p>
      <text:p text:style-name="P536"/>
      <text:p text:style-name="P536">“Which one?” Interrogated Percy while Goblin narrowed his eyes and replied, “I think the <text:span text:style-name="T1603">probability </text:span><text:s/>of them visiting the library we visited yesterday is competitively more.” </text:p>
      <text:p text:style-name="P536"/>
      <text:p text:style-name="P279"><text:span text:style-name="T919">Simultaneously, </text:span><text:span text:style-name="T929">Cadbury and Shaun had dived into the book</text:span><text:span text:style-name="T930">s, reading them thoroughly.</text:span></text:p>
      <text:p text:style-name="P535"/>
      <text:p text:style-name="P535">“So, no specific language is mentioned anywhere. I think they speak the Eastern Polynesian languages which is a group of languages,” babbled Cadbury slamming a book hard onto the table and stroking his chin.</text:p>
      <text:p text:style-name="P535"/>
      <text:p text:style-name="P279"><text:span text:style-name="T930">“Yes, but it is a group of languages. We have Hawaiian, Samoan, Tahitian and Maori. </text:span><text:span text:style-name="T931">Now which one of these is ours!” Groaned Shaun while the librarian eyed him and gestured him to keep silence in the library.</text:span></text:p>
      <text:p text:style-name="P534"/>
      <text:p text:style-name="P533">“See Shaun, we’ve got no option to opt for, we must continue with the tr<text:span text:style-name="T1616">ial</text:span> and error method,” Cadbury replied serenely. Shaun seemed greatly perplexed about what Cadbury meant so he added, “We will have to inspect these languages and then chose one of them in which the inscription is written.” </text:p>
      <text:p text:style-name="P533"><text:soft-page-break/></text:p>
      <text:p text:style-name="P278"><text:span text:style-name="T931">B</text:span><text:span text:style-name="T919">oth of them picked up the </text:span><text:span text:style-name="T1240">‘Complete Guide to the Eastern Polynesian languages’ </text:span><text:span text:style-name="T919">and began reading it. This book taught the readers’ to read and write these four eastern Polynesian languages, however the team had no time to waste so they decided not to learn the language, but to </text:span><text:span text:style-name="T932">first identify the language of the uncanny text in the inscription</text:span><text:span text:style-name="T919">.</text:span></text:p>
      <text:p text:style-name="P532"/>
      <text:p text:style-name="P277"><text:span text:style-name="T919">“Now, we must examine the letters of these languages, the</text:span><text:span text:style-name="T933">ir words’ structure and maybe the pronunciation</text:span><text:span text:style-name="T919">,” directed Cadbury while Shaun listened closely and began flipping to the correct page number.</text:span></text:p>
      <text:p text:style-name="P531"/>
      <text:p text:style-name="P276"><text:span text:style-name="T934">T</text:span><text:span text:style-name="T919">hey found the Characteristics of Polynesian language in that chapter. It looked so gruelling that they gave up reading the whole chapter.</text:span></text:p>
      <text:p text:style-name="P530"/>
      <text:p text:style-name="P530">“Find out all of their characteristics and what distinguishes them,” Said Cadbury, who had just pulled out a pencil and a notepad out of his pocket and handed it over to Shaun.</text:p>
      <text:p text:style-name="P530"/>
      <text:p text:style-name="P184"><text:span text:style-name="T935">Shaun inferred the information and began j</text:span><text:span text:style-name="T936">ot</text:span><text:span text:style-name="T935">ting down the </text:span><text:span text:style-name="T936">foremost notes. <text:line-break/></text:span></text:p>
      <text:p text:style-name="P529">“Done!” Exclaimed Shaun <text:span text:style-name="T1548">after completing the work.</text:span></text:p>
      <text:p text:style-name="P529"/>
      <text:p text:style-name="P529">“I don’t thin<text:span text:style-name="T1600">k</text:span> that we can do anything further, we will leave this task to the others,” replied Cadbury leaning on the chair and gazing at the window just behind <text:soft-page-break/>Shaun. He noticed that the fug had crystallised over onto the window pane due to the fog which had descended long ago and might have gone unnoticed while they were agog in the onerous work.</text:p>
      <text:p text:style-name="P529"/>
      <text:p text:style-name="P127"><text:span text:style-name="T791">Both of them sat onto the squashy armchair while the librarian was chomping on the divine </text:span><text:span text:style-name="T790">yeast dough fried, marmalade jam fill</text:span><text:span text:style-name="T791">ed and the sugar coated – Berliner Doughnut.</text:span></text:p>
      <text:p text:style-name="P528"/>
      <text:p text:style-name="P136"><text:span text:style-name="T791">A </text:span><text:span text:style-name="T790">moment later Goblin, Fred and Percy entered the library with a thin layer of fug materialized on their cheeks. </text:span></text:p>
      <text:p text:style-name="P527"/>
      <text:p text:style-name="P527">“Did they all allow?” Asked Shaun nervously, descending the stone steps. The three of them nodded and asked, “Did you find anything about the text?” </text:p>
      <text:p text:style-name="P527"/>
      <text:p text:style-name="P136"><text:span text:style-name="T790">Cadbury explained them their discovery about the <text:s/></text:span><text:span text:style-name="T792">eastern Polynesian language</text:span><text:span text:style-name="T800">s</text:span><text:span text:style-name="T792">.</text:span></text:p>
      <text:p text:style-name="P526"/>
      <text:p text:style-name="P135"><text:span text:style-name="T790">Everyone was flabbergasted to hear Goblin’s reply. He a</text:span><text:span text:style-name="T793">ppreciated their arduous work and asked them to decipher the in</text:span><text:span text:style-name="T794">scription</text:span><text:span text:style-name="T793"> later and focus on packing the required items for the journey.</text:span></text:p>
      <text:p text:style-name="P525"/>
      <text:p text:style-name="P135"><text:span text:style-name="T793">“But when wi</text:span><text:span text:style-name="T794">ll </text:span><text:span text:style-name="T799">we </text:span><text:span text:style-name="T794">study that bar?” Asked Percy flabbergasted. Goblin gestured the action of an aeroplane and all of them understood that </text:span><text:span text:style-name="T800">tomorrow’s flight time will be utilized by the deciphering of the inscription. </text:span></text:p>
      <text:p text:style-name="P523"><text:soft-page-break/></text:p>
      <text:p text:style-name="P134"><text:span text:style-name="T794">T</text:span><text:span text:style-name="T790">hey issued the book and visited Shaun’s house to ask </text:span><text:span text:style-name="T800">Mr. Gopro</text:span><text:span text:style-name="T790"> about the flight’s details.</text:span></text:p>
      <text:p text:style-name="P524"/>
      <text:p text:style-name="P524">“The flight leaves at 3am GMT. You all can gather here and together we can go to the Berlin Brandenburg Airport, and after 21 hours <text:span text:style-name="T1604">of the flight</text:span> we will be landing at Maipu. <text:span text:style-name="T1616">My company</text:span> has booked a free f<text:span text:style-name="T1604">light for me</text:span>,” informed Shaun’s father on the doorstep, chewing the cigar.</text:p>
      <text:p text:style-name="P694"><text:span text:style-name="T746">Goblin informed that his dad would also join him which beamed </text:span><text:span text:style-name="T747">Mr. Gopro’s </text:span><text:span text:style-name="T746">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747">by waving their resplendent leaves</text:span><text:span text:style-name="T746">. </text:span><text:span text:style-name="T748">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747">is jigsaw puzzle</text:span><text:span text:style-name="T748">.</text:span></text:p>
      <text:p text:style-name="P519"/>
      <text:p text:style-name="P519"/>
      <text:p text:style-name="P522"><text:soft-page-break/></text:p>
      <text:p text:style-name="P521"/>
      <text:p text:style-name="P521"/>
      <text:p text:style-name="P521"/>
      <text:p text:style-name="P521"/>
      <text:p text:style-name="P64"><text:span text:style-name="T696">C</text:span><text:span text:style-name="T697">HAPTER 7 – </text:span><text:span text:style-name="T698">JOURNEY OF A DOZEN PLUS ONE KILOMETRES/THE JOURNEY/ </text:span><text:span text:style-name="T699">THE GLIDE TO CHILE</text:span></text:p>
      <text:p text:style-name="P520"/>
      <text:p text:style-name="P518">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518"/>
      <text:p text:style-name="P517"><text:span text:style-name="T1561">Most</text:span> of members of the team were<text:span text:style-name="T1577">n’t</text:span> experiencing a good night’s sleep. </text:p>
      <text:p text:style-name="P183"><text:span text:style-name="T937">Goblin was sleeping soundly, </text:span><text:span text:style-name="T938">dreaming.</text:span><text:span text:style-name="T937"> </text:span><text:span text:style-name="T938">H</text:span><text:span text:style-name="T937">e was checking all the items in the terminal finding that he had just lost his book, he couldn’t remember the book’s cover while people scamper</text:span><text:span text:style-name="T939">ed</text:span><text:span text:style-name="T937"> past him just like the stampeding of cattle around the meadow since a huge flock of 38 centimetres long with a wingspan of 100 centimetres, Kermadec petrels swooped over their heads. </text:span><text:span text:style-name="T940">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text:span><text:soft-page-break/><text:span text:style-name="T940">into their skin causing the blood to sear outwards. </text:span><text:span text:style-name="T937"><text:s/></text:span><text:span text:style-name="T939">A siren was </text:span><text:span text:style-name="T941">began wailing as</text:span><text:span text:style-name="T939"> someone announced, “All the travellers are requested to </text:span><text:span text:style-name="T942">exit the airport as soon as possible!” And he could see why, an ablaze aeroplane was descending from the sky, swirling around the sky as it flailed just like a piece of burning paper.</text:span><text:span text:style-name="T943">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944">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943"> </text:span><text:span text:style-name="T944">which barely moved, crushing people’s hands. Other non-professionals attempting to mimic them sandwiched themselves between the area of the two hand-rails as the lift came crashing down from the floor above </text:span><text:span text:style-name="T945">jamming the one’s in it. </text:span></text:p>
      <text:p text:style-name="P183"><text:span text:style-name="T945">The colossal red flower rammed into the terminal as it screeched the floor electrocuting thousands of people around it which were maimed as streams of red </text:span><text:soft-page-break/><text:span text:style-name="T945">coloured pigment was directed towards all the sides as it terminated every single life in his way demolishing all the objects in his path. <text:s/></text:span><text:span text:style-name="T887">He couldn’t see his team, wish they could assist him find the book.........was it with them?........No........this is Shaun’s bag......he dropped it</text:span><text:span text:style-name="T942">....</text:span><text:span text:style-name="T888"> </text:span><text:span text:style-name="T945">as the planes smouldering engine drew closer to him</text:span><text:span text:style-name="T888">– he dreamed</text:span><text:span text:style-name="T937">. <text:s/></text:span><text:span text:style-name="T939">(</text:span><text:span text:style-name="T902">Birdman sect</text:span><text:span text:style-name="T939">! - remove this text) </text:span><text:span text:style-name="T942">But his dream had been sequestered away from his mind, he had got up breathing heavily as his heart rate had surged to a large 110 Bpm. He soon regained consciousness, his </text:span><text:span text:style-name="T910">upper eyelid </text:span><text:span text:style-name="T1078">had lost</text:span><text:span text:style-name="T910"> elasticity </text:span><text:span text:style-name="T1078">and </text:span><text:span text:style-name="T910">trigger</text:span><text:span text:style-name="T1078">ed</text:span><text:span text:style-name="T910"> </text:span><text:span text:style-name="T1078">the </text:span><text:span text:style-name="T910">blurry </text:span><text:span text:style-name="T1079">vision</text:span><text:span text:style-name="T910"> </text:span><text:span text:style-name="T1080">accompanied by</text:span><text:span text:style-name="T910"> tearing and eye burning.</text:span><text:span text:style-name="T1499"> </text:span></text:p>
      <text:p text:style-name="P241"><text:span text:style-name="T1499">He gazed at the shimmering </text:span><text:span text:style-name="T1522">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523">lit up</text:span><text:span text:style-name="T1522"> and the hue-ish shade light alighted from the lower end of the top hat </text:span><text:span text:style-name="T1523">and</text:span><text:span text:style-name="T1522"> was directed towards the bedside table which had been piled up adroitly with monthly magazine </text:span><text:span text:style-name="T1524">and Jules Verne’s book named ‘Twenty thou</text:span><text:span text:style-name="T1523">sand Leagues under the Sea.”</text:span></text:p>
      <text:p text:style-name="P133"/>
      <text:p text:style-name="P241"><text:span text:style-name="T1523">“Oh men Gott, What a dream! Such a nightmare,” he murmured as he clambered out of his cozy bed and clicked the door leading to the bathroom. </text:span><text:span text:style-name="T1502">He had to travel a long journey and prior to that he experienced a nightmare, that was really not a good beginning of this day - he thought.</text:span></text:p>
      <text:p text:style-name="P153"><text:soft-page-break/></text:p>
      <text:p text:style-name="P516"><text:span text:style-name="T1562">Simultaneously,</text:span> <text:span text:style-name="T1562">Fred had been sleepwalking around his room imagining him as a character of </text:span><text:span text:style-name="T1563">the apple game of his eye – </text:span><text:span text:style-name="T1567">the survival shooter game</text:span><text:span text:style-name="T1563">. He had 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565">seasoned player</text:span><text:span text:style-name="T1563">, he didn’t lose the fight with that team; however the crows and other birds began pecking him which never behave</text:span><text:span text:style-name="T1575">d</text:span><text:span text:style-name="T1563"> such. </text:span><text:span text:style-name="T1564">He kept </text:span><text:span text:style-name="T1575">firing the unceasing bullet</text:span><text:span text:style-name="T1564"> shots at them, but it seemed that each bird had infinite health. </text:span></text:p>
      <text:p text:style-name="P182"><text:span text:style-name="T946">He woke up with a start, but closed his eyes that moment in consternation that he would die from the </text:span><text:span text:style-name="T947">pecking </text:span><text:span text:style-name="T946">birds; however, there were no </text:span><text:span text:style-name="T948">violent screeching </text:span><text:span text:style-name="T946">birds to be </text:span><text:span text:style-name="T948">heard </text:span><text:span text:style-name="T946">anywhere now. </text:span><text:span text:style-name="T949">The thought of the game h</text:span><text:span text:style-name="T947">ad infiltrated into his mind mastering his dreams. He could see the radiant outline of his gaming machine, gleaming from the moon-light reflected by the television’s </text:span><text:span text:style-name="T950">screen</text:span><text:span text:style-name="T947">. </text:span><text:span text:style-name="T951">The Prime </text:span><text:span text:style-name="T952">M</text:span><text:span text:style-name="T947">aster</text:span><text:span text:style-name="T952">s</text:span><text:span text:style-name="T947"> of </text:span><text:span text:style-name="T952">the Forest – the hounding wolves</text:span><text:span text:style-name="T947"> </text:span><text:span text:style-name="T952">were still in</text:span><text:span text:style-name="T947"> vain to </text:span><text:span text:style-name="T952">hunt</text:span><text:span text:style-name="T947"> other souls into </text:span><text:span text:style-name="T952">their starving </text:span><text:span text:style-name="T947">stomach. It seemed that that creature</text:span><text:span text:style-name="T952">s</text:span><text:span text:style-name="T947"> </text:span><text:span text:style-name="T952">were</text:span><text:span text:style-name="T947"> transforming into werewol</text:span><text:span text:style-name="T952">ves </text:span><text:span text:style-name="T947">on that moon-lit night, </text:span><text:soft-page-break/><text:span text:style-name="T947">in the back of </text:span><text:span text:style-name="T950">the </text:span><text:span text:style-name="T947">beyond hillock, densely surrounded by prodigious conical fir trees retaining water-droplets on their leaf's spine tip which had been obtained by the descension of the dew onto the trees. <text:s/></text:span></text:p>
      <text:p text:style-name="P181"><text:span text:style-name="T953">At Shaun’s house in his bedroom, <text:s/></text:span><text:span text:style-name="T954">the alarm </text:span><text:span text:style-name="T955">was </text:span><text:span text:style-name="T954">hollering while he was </text:span><text:span text:style-name="T955">stuck somewhere</text:span><text:span text:style-name="T954"> in the middle of </text:span><text:span text:style-name="T955">a</text:span><text:span text:style-name="T954"> dream and reality. They </text:span><text:span text:style-name="T956">were</text:span><text:span text:style-name="T954"> </text:span><text:span text:style-name="T955">passing through a dense patch of </text:span><text:span text:style-name="T957">lightning </text:span><text:span text:style-name="T955">th</text:span><text:span text:style-name="T956">u</text:span><text:span text:style-name="T955">nderheads </text:span><text:span text:style-name="T956">when </text:span><text:span text:style-name="T958">a flock of </text:span><text:span text:style-name="T956"><text:s/>birds </text:span><text:span text:style-name="T958">burst into sight</text:span><text:span text:style-name="T956"> </text:span><text:span text:style-name="T959">from</text:span><text:span text:style-name="T956"> nowhere (now th</text:span><text:span text:style-name="T960">ese</text:span><text:span text:style-name="T956"> bird is the Birdman – remove text)</text:span><text:span text:style-name="T954">............they were flying over the ocean when the air-plane engine </text:span><text:span text:style-name="T958">burst into flames</text:span><text:span text:style-name="T954"> </text:span><text:span text:style-name="T958">as several birds had crashed into the radical fan of the engine which had now been whirring perilously, retaliating negligible iron particles and grisly shaped fragile parts </text:span><text:span text:style-name="T961">identical to</text:span><text:span text:style-name="T958"> fragments of </text:span><text:span text:style-name="T961">compressed foil as the wind scraped along the blazing red flower bloomed around the robust engine. The tottering rickety plane </text:span><text:span text:style-name="T962">inclined p</text:span><text:span text:style-name="T963">recariously in the absence of thrust from the raging aflame motor</text:span><text:span text:style-name="T954">. </text:span><text:span text:style-name="T963">Scampering people whom were being requested by the flight attendant to be seated and to retain ataraxy had been </text:span><text:span text:style-name="T964">stacked upon one another due to the immense ricketing of the plane’s conical capsule, </text:span><text:span text:style-name="T959">resembling mounds of hay </text:span><text:span text:style-name="T964">as a zip-line hung from its iron fastener </text:span><text:span text:style-name="T950">depicting the lightning</text:span><text:span text:style-name="T964">. The lion’s share mountainous hulking weight of the passengers stumbling from one side to another </text:span><text:span text:style-name="T965">shattering the windows as fragments of glass came bustling onto their bodies as they all cartwheeled around the aeroplane providing the air-plane more momentum to somersault around the sky while the oxygen masks </text:span><text:soft-page-break/><text:span text:style-name="T965">had been ejected from their sockets due to the pressure and temperature drop which minutes ago had been perpetuated by the in-built pressurization units in the cabin. </text:span><text:span text:style-name="T966">Shaun had been sandwiched by the floor and the wailing burden over him as his body had cramped laterally, laying over the seat</text:span><text:span text:style-name="T965">. </text:span><text:span text:style-name="T966">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965">. </text:span><text:span text:style-name="T967">As he plunged on his rotational movement, his vision instantaneously spun around the white arcs of the capsule onto which the windows were attached; cracks had appeared onto them bear</text:span><text:span text:style-name="T968">ing</text:span><text:span text:style-name="T967"> a resemblance t</text:span><text:span text:style-name="T969">o</text:span><text:span text:style-name="T967"> </text:span><text:span text:style-name="T968">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970">its spot as the pressure in the cabin decreased and luggage went hurtling through the window followed by the people which were eventually swallowed up by the working radical monsters causing them too to burst into flames </text:span><text:span text:style-name="T950">too</text:span><text:span text:style-name="T970">.</text:span><text:span text:style-name="T968"> Consequently, the capsule ruptured apart! </text:span><text:span text:style-name="T970">A few of them managed to <text:s/>clutch onto the iron rods peering out of the capsule’s circular front end located at the plane’s restroom section where Shaun had hung upon for dear life. Some of them slipped and joined the others, free falling while others clambered </text:span><text:soft-page-break/><text:span text:style-name="T970">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889">This </text:span><text:span text:style-name="T890">compartment</text:span><text:span text:style-name="T889"> would land into the water with him thatched under it......but he won’t be able to escape it.....</text:span><text:span text:style-name="T890">moreover it</text:span><text:span text:style-name="T889"> was too long...he couldn’t swim that deep and then blend the water and push his feet to come to the surface of the water......his elastic </text:span><text:span text:style-name="T890">lungs </text:span><text:span text:style-name="T889">won’t sustain that duration.......He could jump off now, b</text:span><text:span text:style-name="T890">u</text:span><text:span text:style-name="T889">t the immense wi</text:span><text:span text:style-name="T891">nd</text:span><text:span text:style-name="T889"> speeds would </text:span><text:span text:style-name="T891">crack his neck.....moreover he won’t be able to breath in that circumstance.</text:span><text:span text:style-name="T971"> Time was ticking out he must decide it quickly. </text:span><text:span text:style-name="T891">Should he leave his chance for survival to god or put his efforts to strive for living? “</text:span><text:span text:style-name="T892">I am not ignoring the path, I am just waiting for it to approach </text:span><text:span text:style-name="T893">me</text:span><text:span text:style-name="T892">.”</text:span><text:span text:style-name="T972"> he recalled</text:span><text:span text:style-name="T971">. </text:span><text:span text:style-name="T972">Thats it, he must wait for the appropriate time to jump off it. </text:span><text:span text:style-name="T973">Along these lines, he would be able to breathe better when the altitude would be low</text:span><text:span text:style-name="T950">er</text:span><text:span text:style-name="T973"> and the capsule would continue on its way for a huge splash. He just had to retain serene tranquillity </text:span><text:span text:style-name="T974">and struggle comparatively lesser than free falling for breathing. </text:span><text:span text:style-name="T894">300</text:span><text:span text:style-name="T895">0</text:span><text:span text:style-name="T894">Metres closer.....250</text:span><text:span text:style-name="T896">0</text:span><text:span text:style-name="T894">m......200</text:span><text:span text:style-name="T896">0</text:span><text:span text:style-name="T894">m..... </text:span><text:span text:style-name="T975">he calculated peering </text:span><text:span text:style-name="T976">at the </text:span><text:span text:style-name="T977">colossal dark blue coloured ocean with it constant currents</text:span><text:span text:style-name="T975"> down at the as a few people lay back</text:span><text:span text:style-name="T977">. </text:span><text:span text:style-name="T975">He made sure that he held an emergency handle located at the top which as expected didn’t respond on gripping it.</text:span></text:p>
      <text:p text:style-name="P513"/>
      <text:p text:style-name="P513"><text:soft-page-break/>“No boy, don’t jump off!” Advised an old man who lay back just as other five of them. </text:p>
      <text:p text:style-name="P513"/>
      <text:p text:style-name="P515">On hearing the wrinkled face, red – beady eyes and a gangly man’s advise, Shaun had been completely taken aback and thought of something else as he rested at the back with others while the compartment turned vertically.</text:p>
      <text:p text:style-name="P650"><text:span text:style-name="T1592">“</text:span><text:span text:style-name="T1593">If you can trust yourself when all men doubt you,</text:span></text:p>
      <text:p text:style-name="P701"><text:s/><text:span text:style-name="T1568">But make allowance for their doubting too;</text:span></text:p>
      <text:p text:style-name="P700">If you can wait and not be tired by waiting,.......”</text:p>
      <text:p text:style-name="P704"><text:span text:style-name="T1081">He rec</text:span><text:span text:style-name="T1082">ollected</text:span><text:span text:style-name="T1081"> a section of the eminent poem ‘If’ by an an Indian author of British descent</text:span><text:span text:style-name="T1499"> – </text:span><text:span text:style-name="T1525">Ru</text:span><text:span text:style-name="T1526">dyard Kipling</text:span><text:span text:style-name="T1525">. He had thought about there </text:span><text:span text:style-name="T1527">uncertainty about his ambiguous, however it was the only way via which he could survive. He decided not to </text:span><text:span text:style-name="T1528">change </text:span><text:span text:style-name="T1529">his</text:span><text:span text:style-name="T1528"> plan of action even-after surveying it, so closed his eyes as they watered </text:span><text:span text:style-name="T1530">while</text:span><text:span text:style-name="T1528"> his heart rate escalated due to the accompanying of a rabid shredding of the shrouded sheet of robust </text:span><text:span text:style-name="T1531">sturdy gauzy metals with the monotonous din of scraping air and the capsules reverberating torn parts. </text:span><text:span text:style-name="T1503">It must be time to jump off</text:span><text:span text:style-name="T1530">......he thought. He flicked open his eyelids to see everything bedimmed as black patches appeared around the vision of the </text:span><text:span text:style-name="T1532">earliest rays of dawn hit his eyes which probably would have been reflected from the translucent </text:span><text:span text:style-name="T1533">cerulean</text:span><text:span text:style-name="T1532"> serene North Atlantic </text:span><text:span text:style-name="T1529">ocean</text:span><text:span text:style-name="T1532"> found furious, and gobbling water transports a few weeks ago. A last look at the compartment and would be soon be gone. </text:span><text:span text:style-name="T1534">He could see the dear people flailing around.......and felt pity for them as the blood dripped </text:span><text:soft-page-break/><text:span text:style-name="T1534">around the portable windy cabin towards the windy abyss.</text:span><text:span text:style-name="T1532"> </text:span><text:span text:style-name="T1504">“You can only rise by lift</text:span><text:span text:style-name="T1505">ing</text:span><text:span text:style-name="T1504"> others.” </text:span><text:span text:style-name="T1506">Should he jump with them? - </text:span><text:span text:style-name="T1515">He thought, taking a glance at the people in the compartment with him. </text:span><text:span text:style-name="T1506"><text:s/>What if they died because of his fault? They won’t survive here either......</text:span></text:p>
      <text:p text:style-name="P703"><text:span text:style-name="T1516">H</text:span><text:span text:style-name="T1517">e gestured them in an ushering </text:span><text:span text:style-name="T1518">manner </text:span><text:span text:style-name="T1517">to come alongwith him as the capsule had just turned, allowing them the most optimum </text:span><text:span text:style-name="T1515">time </text:span><text:span text:style-name="T1517">for jumping off which won’t return until they reach the water-bed and would eventually be their deathbed if they d</text:span><text:span text:style-name="T1518">idn’t</text:span><text:span text:style-name="T1517"> kick-off themselves. </text:span><text:span text:style-name="T1518">The impaired people and Shaun locked each others sweaty hands which looked alike to the </text:span><text:span text:style-name="T1519">indisputable and invisible alliance soliciting </text:span><text:span text:style-name="T1520">and imploring </text:span><text:span text:style-name="T1519">The Supreme to lead them to the path of victory in their final battle against the cold blooded – Death. </text:span><text:span text:style-name="T1521">Shaun heard a young moustached chomp faced man’s muffled squeak, but couldn’t make it up. Gaining approval from all the others, he executed the modus operandi for the sky-dive which he had learned in the his training. </text:span><text:span text:style-name="T1029">There have been some incredible instances of people falling out of air-planes without parachutes and surviving; </text:span><text:span text:style-name="T1030">however the chances </text:span><text:span text:style-name="T1031">of living to tell the tale</text:span><text:span text:style-name="T1030"> always remain slim even if you have the best possible</text:span><text:span text:style-name="T1029"> </text:span><text:span text:style-name="T1030">praxis or the conditions. </text:span></text:p>
      <text:p text:style-name="P699"/>
      <text:p text:style-name="P702"><text:span text:style-name="T1030"><text:s/>Earth’</text:span><text:span text:style-name="T1031">s</text:span><text:span text:style-name="T1030"> gravity pulled them downwards resulting in acceleration. Due to such an immense gained speed, their clutched hands separated; leaving them all upon themselves. Thanking to air resistance, the drag was increasing as the faster </text:span><text:span text:style-name="T1031">t</text:span><text:span text:style-name="T1030">he</text:span><text:span text:style-name="T1031">y</text:span><text:span text:style-name="T1030"> w</text:span><text:span text:style-name="T1031">ere</text:span><text:span text:style-name="T1030"> falling. The oxygen </text:span><text:soft-page-break/><text:span text:style-name="T1030">level was still lacking in the air and </text:span><text:span text:style-name="T1031">thus</text:span><text:span text:style-name="T1030"> made </text:span><text:span text:style-name="T1031">it</text:span><text:span text:style-name="T1030"> complicated to grasp the insufficient amount of oxygen. </text:span><text:span text:style-name="T977">His face kept striking with the immense wind as he descended down, free falling......He couldn’t sustain it anymore.....his eyes were watering, </text:span><text:span text:style-name="T978">and on closing the sand sediments scratched his bloodshot nerves surrounding the </text:span><text:span text:style-name="T979">Retina, a light-sensitive layer and Sclera, a protective covering that wraps over most of the eyeball. </text:span><text:span text:style-name="T977"><text:s/>The jaw-breaking winds greatly influenced by the fall were about to break his jaws and neck....but he was close.....he didn’t want to die.......people would blame his friends for undertaking the mystery.....</text:span><text:span text:style-name="T897">If this is what He wants, then why is there so much pain? This life was mine.....God, will you remember this jump of generosity? 12 years might have been lost, </text:span><text:span text:style-name="T898">completely</text:span><text:span text:style-name="T897"> given all away....its not right!.......No!</text:span><text:span text:style-name="T977"> </text:span><text:span text:style-name="T979">Due to the paucity of the life-supporting component of the air – Oxygen, Shaun and the others dozed </text:span><text:span text:style-name="T976">off</text:span><text:span text:style-name="T979"> for a couple of seconds as the body shut down most of the inconsequential and beside the point processes. </text:span><text:span text:style-name="T1030">After a third of a mile </text:span><text:span text:style-name="T1032">left</text:span><text:span text:style-name="T1031"> to monstrous water</text:span><text:span text:style-name="T1032">,</text:span><text:span text:style-name="T1030"> the two forces created an equilibrium, ceasing the acceleration. Expressing gratitude </text:span><text:span text:style-name="T1032">to</text:span><text:span text:style-name="T1030"> the terminal velocity, </text:span><text:span text:style-name="T1032">t</text:span><text:span text:style-name="T1030">he</text:span><text:span text:style-name="T1032">y</text:span><text:span text:style-name="T1030"> continued on </text:span><text:span text:style-name="T1032">their</text:span><text:span text:style-name="T1030"> way with a constant speed of about 110mph </text:span><text:span text:style-name="T1031">as heavy wreckage jettisoned past them</text:span><text:span text:style-name="T1030">. </text:span><text:span text:style-name="T1031">Shaun recollected his sky-diving master a long bearded man with moonlight spectacles advising him, “And Shaun always try and cling yourself onto some kind of debris,” when he lay at the hospital wing facing the hanging chandeliers after his first trial </text:span><text:soft-page-break/><text:span text:style-name="T1031">which had failed miserabl</text:span><text:span text:style-name="T1033">y</text:span><text:span text:style-name="T1031"> as he wasn’t able to eject the parachute and landed directly into the water body. Fortunately, he wasn't too high or would have suffered from brain injuries. </text:span><text:span text:style-name="T1034">Pulling himself out of his past teachings, he spotted a large </text:span><text:span text:style-name="T1035">remnant of the</text:span><text:span text:style-name="T1034"> wing </text:span><text:span text:style-name="T1035">belonging to the</text:span><text:span text:style-name="T1034"> aeroplane, </text:span><text:span text:style-name="T1035">with black marks embossed upon it</text:span><text:span text:style-name="T1034">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1033">the </text:span><text:span text:style-name="T1034">man higher than him to land onto</text:span><text:span text:style-name="T1035"> it</text:span><text:span text:style-name="T1034">. </text:span><text:span text:style-name="T1035">Shaun could see the man’s bald face, dark-black eyes, crumpled face a</text:span><text:span text:style-name="T1036">nd</text:span><text:span text:style-name="T1035"> crooked nose wearing black formal clothes.</text:span><text:span text:style-name="T1034"> </text:span><text:span text:style-name="T1037">Out of no-where, a black-brown eagle came hurtling towards him slapping her wing onto his face. The force was quite strong which </text:span><text:span text:style-name="T1038">imprinted a large broad red mark </text:span><text:span text:style-name="T1033">as the</text:span><text:span text:style-name="T1038"> red irony blood spilling out of his lips. At first it seemed that wolverine had clawed him as the point of contact was still burning hot. Shaun turned around to look at the bird for the avenge, but it had disappeared into nothingness after the hit.</text:span><text:span text:style-name="T1037"> </text:span><text:span text:style-name="T1034">The man’s landing thump had been subdued by the howling wind </text:span><text:span text:style-name="T1038">and had broken the pondering of Shaun</text:span><text:span text:style-name="T1034"> as the wing inclined perilous</text:span><text:span text:style-name="T1035">ly</text:span><text:span text:style-name="T1034"> to the bald man’s side. He rotated his arms numerous times as his backbone </text:span><text:span text:style-name="T1039">dug deeper into his gangly body – an involuntary movement. However, Shaun had </text:span><text:span text:style-name="T1035">instantaneously</text:span><text:span text:style-name="T1039"> counterpoised it </text:span><text:soft-page-break/><text:span text:style-name="T1039">by </text:span><text:span text:style-name="T1035">augmenting his weight on the far edge on the opposite side. </text:span><text:span text:style-name="T1036">Other passengers who couldn’t lasso themselves upon the debris had to manuver their body mid-air without any aid or assistance from the resistance produced by any broad object</text:span><text:span text:style-name="T1030">. </text:span><text:span text:style-name="T980">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1030"><text:s/></text:span><text:span text:style-name="T1036">However there were others whom he</text:span><text:span text:style-name="T977"> could see zoom</text:span><text:span text:style-name="T980">ing</text:span><text:span text:style-name="T977"> past him, swinging uncontrollably in mid air and directed towards the cosmic mammoth of water. </text:span><text:span text:style-name="T980">Everyone had their own way of splash diving into the water: Some directed their feet first and body straight while others planned to dive their head first with arms stretched and fingers laced around the head. </text:span><text:span text:style-name="T977">.....He must survive as well as the others.....He was about to hit the water’s surface.........when everything went blank.....complete darkness filled in the place whence the moonlight began to show-up. </text:span><text:span text:style-name="T954"><text:s/>-Dreamed Shaun.</text:span></text:p>
      <text:p text:style-name="P698"/>
      <text:p text:style-name="P514">He was kicking the blanket <text:span text:style-name="T1569">hard trying to get rid of </text:span><text:span text:style-name="T1576">darkness as he was</text:span><text:span text:style-name="T1569">. That cosy blanket had been drowning him.......</text:span></text:p>
      <text:p text:style-name="P513"/>
      <text:p text:style-name="P181"><text:span text:style-name="T954">Soon he regained consciousness, got up from his </text:span><text:span text:style-name="T981">cosy bed, clicked of the alarm and wiped off the trickling sweat from his forehead. </text:span></text:p>
      <text:p text:style-name="P240"><text:soft-page-break/><text:span text:style-name="T981">H</text:span><text:span text:style-name="T919">e ten</text:span><text:span text:style-name="T982">ded </text:span><text:span text:style-name="T919">to forget the dream as it made him feel </text:span><text:span text:style-name="T983">confining and ejected the thought of </text:span><text:span text:style-name="T984">the long journey awaiting him.</text:span><text:span text:style-name="T983"> Never such a nightmare he had encountered that made his curiosity dig deeper into the matter. </text:span><text:span text:style-name="T899">Why?</text:span><text:span text:style-name="T985"> </text:span><text:span text:style-name="T900">Was this an indication from God that something unfortunate is going to happen with him? Should he still undertake the perilous journey just for the sake for the mystery? </text:span></text:p>
      <text:p text:style-name="P512">“Yes,” said the voice of Goblin from the back of his mind.</text:p>
      <text:p text:style-name="P512">“No matter what happens, we mustn’t turn back!” Said that voice again. </text:p>
      <text:p text:style-name="P180"><text:span text:style-name="T981">The moonlit room had illuminated two large velvet-leathered suitcases which he alongwith his parents had packed up </text:span><text:span text:style-name="T986">last</text:span><text:span text:style-name="T981"> night. </text:span><text:span text:style-name="T987">While Shaun’s cherished model of depicting the wrecks of world war II were reflecting off </text:span><text:span text:style-name="T985">the serene light. </text:span></text:p>
      <text:p text:style-name="P509">He landed his feet onto the numbing cold marble floor, stretched his arms and jaws and began the search of his slippers. <text:span text:style-name="T1570">Under the bedside table, beneath the bed, along the corners of his room h</text:span><text:span text:style-name="T1571">e</text:span><text:span text:style-name="T1570"> searched, but the pair was no-where to be found. </text:span><text:span text:style-name="T1571">He then remembered the wing of eagle which had hit him</text:span><text:span text:style-name="T1570">.....</text:span><text:span text:style-name="T1335">Did something really hit him? - he thought. There was only one way to find out</text:span><text:span text:style-name="T1570">...</text:span></text:p>
      <text:p text:style-name="P509"><text:s/></text:p>
      <text:p text:style-name="P179"><text:span text:style-name="T988">He alighted his coarse fingertips over his lips to see the descent of the dark-red haemoglobin filled liquid </text:span><text:span text:style-name="T989">penetrating into the narrow fjords pillared with the levee of the red, peach and white finger’s prints.</text:span></text:p>
      <text:p text:style-name="P239"><text:soft-page-break/><text:span text:style-name="T919">Fear and astonishment enshrouded him as he scraped the window and seated himself along the </text:span><text:span text:style-name="T990">wall. Now the questioned he from himself was: How did it get cut? Did a bird enter his room? </text:span></text:p>
      <text:p text:style-name="P511">He checked all the windows whether they were locked. <text:s/>Seemingly, all the windows were sealed tightly and the iron rod had been deposited into the socket indicating that the door was locked. </text:p>
      <text:p text:style-name="P178"><text:span text:style-name="T990">Without a further notice at the window, the answer popped into his mind: he turned his head, unfolded the blanket to find the </text:span><text:span text:style-name="T981">furry-white </text:span><text:span text:style-name="T991">pair of </text:span><text:span text:style-name="T990">slippers enshrouded into its middle part </text:span><text:span text:style-name="T992">while the soft, fringed plumes that cover the bodies of birds – feather was found squashed deep inside his blanket.</text:span></text:p>
      <text:p text:style-name="P511"/>
      <text:p text:style-name="P511"/>
      <text:p text:style-name="P510">He widened his eyes, he didn’t expect his trivial assumption to be true....</text:p>
      <text:p text:style-name="P238"><text:span text:style-name="T919">Moreover, his assumption about the dream coming true had been strengthened by finding the feather in his bedroom that too in his blanket which had </text:span><text:span text:style-name="T993">enveloped him the whole time at night. </text:span></text:p>
      <text:p text:style-name="P508"><text:s/><text:span text:style-name="T1543">He shunned his clogged ears which had recently exerted a blow-up. </text:span><text:span text:style-name="T1572">It all made no sense to him...</text:span></text:p>
      <text:p text:style-name="P508"><text:span text:style-name="T1572">The critters producing a monotonous din </text:span><text:span text:style-name="T1578">in</text:span><text:span text:style-name="T1572">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579">in the dream</text:span><text:span text:style-name="T1572">. Shaun shrugged and shook </text:span><text:soft-page-break/><text:span text:style-name="T1572">his head as he had no idea what his thoughts had been racing about, jettisoning to far away lands. </text:span></text:p>
      <text:p text:style-name="P507"/>
      <text:p text:style-name="P506">Soon he heard voices with their source as the living room. <text:span text:style-name="T1336">Had anything mor</text:span><text:span text:style-name="T1337">e</text:span><text:span text:style-name="T1336"> suspicious happened yet again? </text:span><text:span text:style-name="T1572">He thought as his mind flew across unfortunate incidents while his heart almost skipped a beat. </text:span></text:p>
      <text:p text:style-name="P506"/>
      <text:p text:style-name="P506">“<text:span text:style-name="T1572">I must check out!” He breathed. </text:span></text:p>
      <text:p text:style-name="P506"/>
      <text:p text:style-name="P506"><text:span text:style-name="T1606">He</text:span> clicked open his door to find the dim-lit staircase <text:span text:style-name="T1544">and </text:span><text:span text:style-name="T1545">alightly </text:span><text:span text:style-name="T1572">stepped onto</text:span><text:span text:style-name="T1545"> onto the carpeted stairs. </text:span><text:span text:style-name="T1572">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506"/>
      <text:p text:style-name="P506">“<text:span text:style-name="T1545">So when do we have the next flight?” Asked the distant voice of Shaun’s father who was on a phone call.</text:span></text:p>
      <text:p text:style-name="P505">For a moment Shaun paused and thought <text:span text:style-name="T1573">that</text:span> his father had asked him.</text:p>
      <text:p text:style-name="P505"/>
      <text:p text:style-name="P505">He quickly stampeded into the living room to find his father sitting on the couch stroking the flowers’ in the vase while holding the phone on the other hand. Shaun asked her mother about what had happened who had been standing on the wooden door frame. </text:p>
      <text:p text:style-name="P505"><text:soft-page-break/></text:p>
      <text:p text:style-name="P505">“The pilot was bringing the plane from Denmark when it crashed into the sea,” <text:span text:style-name="T1546">she replied with worried expression on her face.</text:span></text:p>
      <text:p text:style-name="P505"/>
      <text:p text:style-name="P504">Shaun was stupefied to hear such a reply, he had dreamed exactly the same thing but a bit more exaggerated version. Maybe the vision he was seeing was of the pilot’s <text:span text:style-name="T1573">or he was the pilot.???</text:span></text:p>
      <text:p text:style-name="P504"/>
      <text:p text:style-name="P504">“The company has booked another flight for <text:span text:style-name="T1549">4</text:span>am GMT that is <text:span text:style-name="T1549">5</text:span>hours from now,” <text:span text:style-name="T1547">she assured him </text:span><text:span text:style-name="T1607">when</text:span><text:span text:style-name="T1547"> Shaun's father ended the call.</text:span></text:p>
      <text:p text:style-name="P504"/>
      <text:p text:style-name="P504">“<text:span text:style-name="T1547">The flight’s been delayed, Shaun go up pack up, inform others and then you can rest,” He interjected, walked away from the drawing room, open up the refrigerator and pulled up the orange juice. </text:span></text:p>
      <text:p text:style-name="P504"/>
      <text:p text:style-name="P504"/>
      <text:p text:style-name="P177"><text:span text:style-name="T994">Shaun reached the telephone </text:span><text:span text:style-name="T995">to </text:span><text:span text:style-name="T994">inform the sleepy Fred, </text:span><text:span text:style-name="T996">baking</text:span><text:span text:style-name="T994"> Cadbury, the awake Goblin and Percy about the flight delay. Percy had packed up all the required tools and was gaming during his leisure time </text:span><text:span text:style-name="T996">while Cadbury and Warner </text:span><text:span text:style-name="T997">were</text:span><text:span text:style-name="T996"> baking </text:span><text:span text:style-name="T995">Warner’s august </text:span><text:span text:style-name="T996">cookies for the team. </text:span></text:p>
      <text:p text:style-name="P503"/>
      <text:p text:style-name="P177"><text:span text:style-name="T996">“</text:span><text:span text:style-name="T998">How did it crash?” Shaun asked his father, putting down the telephone gently.</text:span></text:p>
      <text:p text:style-name="P502"/>
      <text:p text:style-name="P502"><text:soft-page-break/>“I think it was a bird attack,” he replied switching on this mobile workstation. </text:p>
      <text:p text:style-name="P501">Shaun required no more information and sprinted off to his room. </text:p>
      <text:p text:style-name="P501"/>
      <text:p text:style-name="P501">“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501"/>
      <text:p text:style-name="P237"><text:span text:style-name="T919">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999">oxygen which a quarter ago had been in paucity. </text:span></text:p>
      <text:p text:style-name="P499">Everyday begins with a new start and a new mystery in this world, wonder how many such worlds exist – He pondered upon, returning to the window after freshening himself up. </text:p>
      <text:p text:style-name="P499"/>
      <text:p text:style-name="P499"><text:soft-page-break/>“If thats how this day was going to start, I take it, God!” He murmured as he sipped the refreshing astringent hot chocolate milk and the colourful squishy marshmallows prepared by his mother. </text:p>
      <text:p text:style-name="P499"/>
      <text:p text:style-name="P236"><text:span text:style-name="T996">T</text:span><text:span text:style-name="T919">he time is </text:span><text:span text:style-name="T1000">5</text:span><text:span text:style-name="T919">:30 am and the flight would be taking off </text:span><text:span text:style-name="T998">in about </text:span><text:span text:style-name="T919">30 minutes. All the goers were aligned near the fence on the outskirts of Shaun’s house. Mr. James was wearing a white-checked shirt and </text:span><text:span text:style-name="T999">a </text:span><text:span text:style-name="T919">black pant, he didn’t choose his outfit wisely as the winters seemed to be on the peak. Mr. Gopro and Cadbury were dressed in formal suits and black ties while all the kids were guized informally except Goblin who had a bow tie </text:span><text:span text:style-name="T1001">attached to the collar-neck and was asking whether he should put on a </text:span><text:span text:style-name="T1002">forged moustache. </text:span></text:p>
      <text:p text:style-name="P500"/>
      <text:p text:style-name="P235"><text:span text:style-name="T1002">A</text:span><text:span text:style-name="T919">s the night was transforming into dawn, a blueish outline could be seen at the edge of the horizon. </text:span><text:span text:style-name="T999">The clocked ticked on and on as they waited for the car which would lead them to the airport. </text:span></text:p>
      <text:p text:style-name="P498"/>
      <text:p text:style-name="P498">“Do you think we will be able to solve this mystery?” Asked Goblin enthusiastically just to provoke the conversation about the mystery. </text:p>
      <text:p text:style-name="P498"/>
      <text:p text:style-name="P498">“If you read Cad’s and my findings, then you would think that we are just 2500miles away from solving the mystery,” Shaun replied wearily.</text:p>
      <text:p text:style-name="P498"/>
      <text:p text:style-name="P176"><text:soft-page-break/><text:span text:style-name="T999">“What do you mean?” Asked </text:span><text:span text:style-name="T1003">Percy chomping upon the German pancakes baked in hot skillet and crowned with butter consisting of eggs, milk, flour and vanilla. </text:span></text:p>
      <text:p text:style-name="P497"/>
      <text:p text:style-name="P497">“We just need to visit the Easter Island and we will be done with it,” replied back Cadbury who had understood Shaun’s reply. </text:p>
      <text:p text:style-name="P497"/>
      <text:p text:style-name="P176"><text:span text:style-name="T1003">“</text:span><text:span text:style-name="T1004">That’s right...I appreciate your belief and your willpower,” applauded Goblin respecting the team’s zest and exuberance while Mr. James and Gopro gawked at Cadbury and Shaun.</text:span></text:p>
      <text:p text:style-name="P496"/>
      <text:p text:style-name="P175"><text:span text:style-name="T1004">“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1005">mushy wiry black coloured hair with a satiny sheen to the drift of breeze travelling from Germany’s largest glacier in the Bavarian Alps - The Schneeferner. </text:span><text:span text:style-name="T1006">The hat spun around in the air </text:span><text:span text:style-name="T1007">like a Frisbee </text:span><text:span text:style-name="T1006">travelling towards the field</text:span><text:span text:style-name="T1007">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95"/>
      <text:p text:style-name="P495"/>
      <text:p text:style-name="P174"><text:soft-page-break/><text:span text:style-name="T1007">Instantaneously</text:span><text:span text:style-name="T1008">, the revving of a </text:span><text:span text:style-name="T1009">jolting</text:span><text:span text:style-name="T1008"> car became prominent as a silver-shaded, </text:span><text:span text:style-name="T1009">four wheeler and a</text:span><text:span text:style-name="T1008"> </text:span><text:span text:style-name="T1010">seven seater </text:span><text:span text:style-name="T1009">agile SUV</text:span><text:span text:style-name="T1010"> </text:span><text:span text:style-name="T1009">consuming large amounts synthetic fuels with a large carry rack </text:span><text:span text:style-name="T1007">appeared climbing the slope </text:span><text:span text:style-name="T1011">to </text:span><text:span text:style-name="T1010">approached them. </text:span><text:span text:style-name="T1011">It’s LED headlights directed forwards had reached the poor Mr. James resembling a deer in the middle of a road who had been gawking at the car as </text:span><text:span text:style-name="T1012">i</text:span><text:span text:style-name="T1011">f hypnotized by the bright lights. Mr. Gopro and Cadbury yanked him behind before the tires screeched </text:span><text:span text:style-name="T1013">under the nose of</text:span><text:span text:style-name="T1011"> chuckling Goblin. </text:span></text:p>
      <text:p text:style-name="P494"/>
      <text:p text:style-name="P234"><text:span text:style-name="T1010">“Anyone of you know where Mr. Gopro lives?” Asked the driver, a man guized in a white-formal-suit bearing a badge which bore the letters: </text:span><text:span text:style-name="T901">Berlin Brandenburg Airport </text:span><text:span text:style-name="T1013">while the a Choral drumming beat was heard from the car’s shrill speakers. <text:s/></text:span></text:p>
      <text:p text:style-name="P646"/>
      <text:p text:style-name="P274"><text:span text:style-name="T1242">“</text:span><text:span text:style-name="T1243">I am Mr. Gopro!” Laughed Shaun’s father </text:span><text:span text:style-name="T1244">gesturing him to lower down the volume. </text:span><text:span text:style-name="T1245">Instantaneously, the driver’s</text:span><text:span text:style-name="T1246"> </text:span><text:span text:style-name="T1245">hand</text:span><text:span text:style-name="T1246"> was withdrawn </text:span><text:span text:style-name="T1245">from the window</text:span><text:span text:style-name="T1246"> towards the annular knob with a Titian light flickering at the centre. </text:span></text:p>
      <text:p text:style-name="P493"/>
      <text:p text:style-name="P492">This kind of reply didn’t flabbergast him but he serenely instructed, “Your plane is waiting for you in the airport, now if you would,” getting out of the car and opening the door for them.</text:p>
      <text:p text:style-name="P492">Fred could memorise the time when Cadbury open<text:span text:style-name="T1574">ed</text:span> the car door <text:span text:style-name="T1574">of the long broad black phantom</text:span> for his previous master – Hijoxi.</text:p>
      <text:p text:style-name="P491"><text:soft-page-break/></text:p>
      <text:p text:style-name="P173"><text:span text:style-name="T1014">They all seated themselves onto the springy leathered seats which bore miniscule pores from which the hot air was ventilated into the car’s interior. </text:span><text:span text:style-name="T1015">The team gasped to see such vivid interior feature</text:span><text:span text:style-name="T1016">s</text:span><text:span text:style-name="T1015"> and its prismatic screen just between the driver’s and passenger’s seat </text:span><text:span text:style-name="T1017">and the transparent slide-able sun 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1015"> </text:span><text:span text:style-name="T993">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1018">m</text:span><text:span text:style-name="T1019">aking egress and ingress??/ easier. The </text:span><text:span text:style-name="T1018">car</text:span><text:span text:style-name="T1019"> </text:span><text:span text:style-name="T1020">was </text:span><text:span text:style-name="T1019">similar to a station wagon which </text:span><text:span text:style-name="T1083">is an automotive </text:span><text:span text:style-name="T1305">body-style </text:span><text:span text:style-name="T1083">variant of a </text:span><text:span text:style-name="T1305">sedan </text:span><text:span text:style-name="T1083">with its roof extended rearward</text:span><text:span text:style-name="T1306"> </text:span><text:span text:style-name="T1083">over a shared passenger/cargo volume with access at the back via a third or fifth door. It could flexibly reconfigure its interior volume through fold-down rear seats to prioritize either passenger or cargo volume. </text:span></text:p>
      <text:p text:style-name="P490"><text:soft-page-break/></text:p>
      <text:p text:style-name="P172"><text:span text:style-name="T1021">The car driver boarded the suitcases into the trunk </text:span><text:span text:style-name="T1015">while</text:span><text:span text:style-name="T1021"> </text:span><text:span text:style-name="T1015">the back sitters checked that all their luggage was loaded </text:span><text:span text:style-name="T1021">and </text:span><text:span text:style-name="T1015">together </text:span><text:span text:style-name="T1021">they zoomed off in the car </text:span><text:span text:style-name="T1015">leaving behind Shaun’s house. </text:span><text:span text:style-name="T1021">Mr. </text:span><text:span text:style-name="T1022">Gopro was sitting on the foremost seat beside the driver, Mr. James, Cadbury, Fred and Percy had been squeezed into the middle row while Goblin and Shaun were seated in that last row.</text:span><text:span text:style-name="T1021"> The ride looked pretty bumpy, but they had been completely distracted by the songs that they didn’t even care about the ride anymore. </text:span><text:span text:style-name="T1023">Fred was imagining his beloved barking and bawling </text:span><text:span text:style-name="T1024">dog </text:span><text:span text:style-name="T1023">for his company</text:span><text:span text:style-name="T1015"> </text:span><text:span text:style-name="T1023">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1024">The only question which seemed to pester them was that whether they were were on the right </text:span><text:span text:style-name="T1020">track?</text:span><text:span text:style-name="T1024">......would all this turn into a waste of time...</text:span><text:span text:style-name="T1021"> Shaun still hadn’t forgotten his dream, he kept looking at the window through which he could see the post lamps racing away from his view while at the back of his mind he was still recalling his dream. </text:span><text:span text:style-name="T1025">He was visiting his memory of dream, trying to spot details which could make up which plane and airline it was...the burning plane was going past him as he descended his height </text:span><text:soft-page-break/><text:span text:style-name="T1025">which was choking his throat due to the low oxygen levels......He closed his eyes and sh</text:span><text:span text:style-name="T1026">u</text:span><text:span text:style-name="T1025">t down his mind and attempted not to ponder over this matter and not badger hi</text:span><text:span text:style-name="T1026">mself</text:span><text:span text:style-name="T1025"> with the thought of this queer dream.</text:span></text:p>
      <text:p text:style-name="P489"/>
      <text:p text:style-name="P489">“Hey, what are you thinking?” pestered Goblin who had just seen Shaun gawking out of the window while everyone else were vibing on the music.</text:p>
      <text:p text:style-name="P489"/>
      <text:p text:style-name="P273"><text:span text:style-name="T1247">“Uhmm......something strange happened this morning,” he whispered </text:span><text:span text:style-name="T1248">into Goblin’s eardrums.</text:span></text:p>
      <text:p text:style-name="P488"/>
      <text:p text:style-name="P126"><text:span text:style-name="T795">Goblin nodded and asked what had happened in the morning </text:span><text:span text:style-name="T796">while</text:span><text:span text:style-name="T795"> Shaun informed </text:span><text:span text:style-name="T797">him exactly what had happened while the others were singing and jiving in the car </text:span><text:span text:style-name="T798">just like high-school boys on an excursion to Epupa falls, located near </text:span><text:span text:style-name="T810">the border between Namibia and Angola, in the region known as Kaokoland. </text:span></text:p>
      <text:p text:style-name="P564">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87"/>
      <text:p text:style-name="P272"><text:soft-page-break/><text:span text:style-name="T1249">“</text:span><text:span text:style-name="T1250">I</text:span><text:span text:style-name="T1249">f such an incident happens again, let me know and the other team members too.” Goblin replied </text:span><text:span text:style-name="T1251">who had to share his dream too, but discerned that it wasn’t the appropriate moment to talk about it since they were about to commence their journey and the invasion of such thoughts into their mind won’t be auspicious for them. </text:span></text:p>
      <text:p text:style-name="P693"><text:span text:style-name="T749">Shaun was utterly bewildered </text:span><text:span text:style-name="T750">that Goblin hadn’t asked about the dream </text:span><text:span text:style-name="T751">meticulously as he usually did</text:span><text:span text:style-name="T750">, but </text:span><text:span text:style-name="T751">neither</text:span><text:span text:style-name="T750"> </text:span><text:span text:style-name="T751">uttered a single word nor reflected his shrug indicating his prompt thought, due to the fact</text:span><text:span text:style-name="T750"> that their team’s leader had some </text:span><text:span text:style-name="T751">savvy</text:span><text:span text:style-name="T750"> </text:span><text:span text:style-name="T751">processing </text:span><text:span text:style-name="T750">at the back of his mind. </text:span><text:span text:style-name="T751">Moreover prodding someone concerning a trivial thought for their supreme persuasion, might imbalance the utopian atmosphere of their team.</text:span></text:p>
      <text:p text:style-name="P693"><text:span text:style-name="T752"><text:s/></text:span><text:span text:style-name="T751">Howe</text:span><text:span text:style-name="T752">ver, to Goblin it seemed that Shaun had addressed a veiled dream and didn’t bother to ask more about it.</text:span><text:span text:style-name="T750"> </text:span></text:p>
      <text:p text:style-name="P693"><text:span text:style-name="T751">Shaun,</text:span><text:span text:style-name="T753"> again, began gawking at the post lamps illuminating the road as the</text:span><text:span text:style-name="T754">y</text:span><text:span text:style-name="T753"> slid out of the view. His mind raced across various thoughts: Was this thing related to the mystery? They had read the mana. </text:span><text:span text:style-name="T755">Was it this? Was it its influence? Why am I trusting such superstitious belief? Other team members believe that according to the religion it must influence........... </text:span></text:p>
      <text:p text:style-name="P171"><text:span text:style-name="T1027">However his thoughts had to be abandoned somewhere in the processing mind as</text:span><text:span text:style-name="T1028"> they </text:span><text:span text:style-name="T1027">had</text:span><text:span text:style-name="T1028"> arrived at the Airport. </text:span><text:span text:style-name="T1027">T</text:span><text:span text:style-name="T1028">he car went through the metal gates which sealed the airport’</text:span><text:span text:style-name="T1027">s entrance</text:span><text:span text:style-name="T1028"> and dropped them over onto the footpath leading to the </text:span><text:span text:style-name="T1057">c</text:span><text:span text:style-name="T1197">ontrol towers, </text:span><text:soft-page-break/><text:span text:style-name="T1307">hangars </text:span><text:span text:style-name="T1197">and terminals </text:span><text:span text:style-name="T1208">and came to a sudden screeching halt.</text:span></text:p>
      <text:p text:style-name="P359">Mars, Venus and Mercury were shining prominently in the sky followed by the Sun whose hot ring looked semi-circular. </text:p>
      <text:p text:style-name="P358">Through the high metalled fence, they could see the insights of the broad runways <text:span text:style-name="T1582">separated by the median strip. They could see the lush green seating areas on their left as Mr. Go</text:span><text:span text:style-name="T1583">pro complained “Ruddy driver dropped us on this path, the terminal is around 500m from here!”</text:span></text:p>
      <text:p text:style-name="P358"/>
      <text:p text:style-name="P358"><text:span text:style-name="T1582">“</text:span><text:span text:style-name="T1583">Well, he knows that we haven’t completed today’s morning walk,” chaffed Goblin’s father pointing towards a board and asked the team to have a look at it.</text:span></text:p>
      <text:p text:style-name="P358"/>
      <text:p text:style-name="P357">Goblin thought to glance a<text:span text:style-name="T1584">n advertisement, however </text:span><text:span text:style-name="T1586">it was</text:span><text:span text:style-name="T1584"> an inspirational and credence awakening thought which read as follows: </text:span></text:p>
      <text:p text:style-name="P357"/>
      <text:p text:style-name="P641">"I am not afraid of flying, I am afraid of not flying!"</text:p>
      <text:p text:style-name="P641"/>
      <text:p text:style-name="P124">Shaun had just read the thought when he began gagging his neck as the feeling of qualms had took over him while he retched. His unfortunate event driven in the dream had been recalled by this quote and the <text:span text:style-name="T1587">a video clip beside it</text:span> of a commercial aeroplane gliding as it went past the clouds, steering all the way to its right and then left. </text:p>
      <text:p text:style-name="P125"><text:soft-page-break/><text:span text:style-name="T1588">As Goblin took a squiz at Shaun’s repulsive emetic face,</text:span><text:span text:style-name="T1590"> </text:span><text:span text:style-name="T1588">he inferred that it was his dream causing such </text:span><text:span text:style-name="T1589">an obnoxious face. Thinking of ‘dream’, his mind rummaged to recall his morning and fetched the memory of </text:span><text:span text:style-name="T801">Kermadec petrels</text:span><text:span text:style-name="T1589"> resembling the BOEING 747 in the screen. </text:span><text:span text:style-name="T1590">However, Goblin had the quality to rollback most of his thoughts which assisted him to not to dive into that imaginary terminal again. </text:span></text:p>
      <text:p text:style-name="P124"/>
      <text:p text:style-name="P356"><text:s/></text:p>
      <text:p text:style-name="P171"><text:span text:style-name="T1209">They walked in through the security gates to see the white-marble laid floor extending to the extreme of their vision. Several digital screens </text:span><text:span text:style-name="T1210">indicating the arrival and departure of various flights </text:span><text:span text:style-name="T1209">were hung onto the </text:span><text:span text:style-name="T1210">sheer walls while people stood gazing at them for a long time which caused a stumbling block for the other travellers passing through them to step onto the mechanical stairs – the escalator.</text:span></text:p>
      <text:p text:style-name="P355"/>
      <text:p text:style-name="P355"/>
      <text:p text:style-name="P171"><text:span text:style-name="T1210">“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1211">Welcomed the staff as their voice rebounded resoundingly across the hall gaining everyone’s attention.</text:span></text:p>
      <text:p text:style-name="P275"><text:soft-page-break/><text:span text:style-name="T1230">“</text:span><text:span text:style-name="T1231">Our flight leaves in about 10mins and is from Berlin Brandenburg Airport to Maipu in Chile</text:span><text:span text:style-name="T1230">,” </text:span><text:span text:style-name="T1231">babbled Mr. James and Mr. Gopro as they were trying to find their flight in the board </text:span><text:span text:style-name="T1232">alongwith other new-comers. Providing confirmation to the airline that they were intending to board the flight – 0983. </text:span></text:p>
      <text:p text:style-name="P232"><draw:control text:anchor-type="paragraph" draw:z-index="1" draw:name="Shape2" draw:style-name="gr1" draw:text-style-name="P711" svg:width="1.962cm" svg:height="0.003cm" svg:x="2.053cm" svg:y="12.046cm" draw:control="control1"/><text:span text:style-name="T1212">After a few minutes </text:span><text:span text:style-name="T1213">later to printing the boarding passes through the consultation of the airport staff</text:span><text:span text:style-name="T1212">, they stacked their luggage onto the conveyor belt </text:span><text:span text:style-name="T1214">pervaded with other baggages as the mechanical belt revved towards metalled compartment <text:s/>with black strips hanging on its entrance </text:span><text:span text:style-name="T1212"><text:s/>which carried their baggage</text:span><text:span text:style-name="T1215">s</text:span><text:span text:style-name="T1212"> into the checking section completely hidden from their </text:span><text:span text:style-name="T1197">vision </text:span><text:span text:style-name="T1217">to click the X -ray images in order to inspect the various items stuffed</text:span><text:span text:style-name="T1197">. </text:span><text:span text:style-name="T1218">The</text:span><text:span text:style-name="T1219">y</text:span><text:span text:style-name="T1218"> approached the other end of the belt where the checked luggage rolled out. Searching through the pile of baggages while squashed in the middle of a crowd had been an unpleasant moment as shrieks blew up their ear canals with </text:span><text:span text:style-name="T1219">their</text:span><text:span text:style-name="T1218">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53"/>
      <text:p text:style-name="P232"><text:span text:style-name="T1218">“</text:span><text:span text:style-name="T1220">Airport ain’t that crowded usually,” sighed Mr. Gopro retrieving the bags from Shaun’s and Goblin who had <text:s/>squeezed the smaller ones in their armpits while the </text:span><text:soft-page-break/><text:span text:style-name="T1220">larger ones </text:span><text:span text:style-name="T1221">h</text:span><text:span text:style-name="T1220">ad rollers on their bottom which made it portable to carry and had recently been driven upon the feet of many. </text:span></text:p>
      <text:p text:style-name="P354"/>
      <text:p text:style-name="P233"><text:span text:style-name="T1220">“</text:span><text:span text:style-name="T1222">No problem at all, we’ve got a long trip, so stay calm.” Suggested Goblin’s father </text:span><text:span text:style-name="T1223">sorting the essentials to be handled by them and the other superfluous luggage. </text:span></text:p>
      <text:p text:style-name="P341"/>
      <text:p text:style-name="P233"><text:span text:style-name="T1253">They could see no </text:span><text:span text:style-name="T1254">other staff members</text:span><text:span text:style-name="T1253"> around them, except a </text:span><text:span text:style-name="T1255">gangly</text:span><text:span text:style-name="T1253"> employee ambling around, busy dealing with someone on the phone. He quickly declined the call and asked, “Mr. Gopro?” </text:span></text:p>
      <text:p text:style-name="P333"/>
      <text:p text:style-name="P333">Mr. Gopro quickly prompted, “Yes, its me! Epic booked a <text:span text:style-name="T1558">flight</text:span> for me, <text:span text:style-name="T1558">and all these people are travellers travelling with me, most of them have booked via their coupons while others have paid for the flight.</text:span>”</text:p>
      <text:p text:style-name="P333"/>
      <text:p text:style-name="P692"><text:span text:style-name="T757">“</text:span><text:span text:style-name="T758">I </text:span><text:span text:style-name="T759">am Shooshan from the ground handling system </text:span><text:span text:style-name="T758"><text:s/>please </text:span><text:span text:style-name="T759">hand over me </text:span><text:span text:style-name="T760">all</text:span><text:span text:style-name="T759"> the luggage</text:span><text:span text:style-name="T758">,” he smiled curtly </text:span><text:span text:style-name="T759">as he stretched his hands forward</text:span><text:span text:style-name="T758">.</text:span></text:p>
      <text:p text:style-name="P353"/>
      <text:p text:style-name="P353"/>
      <text:p text:style-name="P232"><text:span text:style-name="T1218">“</text:span><text:span text:style-name="T1223">Can we not keep the essential items with us?” Grunted Mr. Gopro.</text:span></text:p>
      <text:p text:style-name="P352"/>
      <text:p text:style-name="P232"><text:span text:style-name="T1223">“The baggages must not be heavier than 3.4oz, sir,” he replied back folding his hands and gazing around which gestured them that they had to quickly complete the conversation </text:span><text:span text:style-name="T1224">and hand it in.</text:span></text:p>
      <text:p text:style-name="P351"><text:soft-page-break/>“Moreover, all of them <text:span text:style-name="T1611">are </text:span>more than<text:span text:style-name="T1594"> the acceptable weight as I can check with the weighing machine,” he added checking the weight of each baggage </text:span><text:span text:style-name="T1598">through a machine which ejected the lazar from its front-end to display the it mass on it LCD screen</text:span><text:span text:style-name="T1594">. <text:s/></text:span><text:span text:style-name="T1595">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611">half</text:span><text:span text:style-name="T1595"> a kilogram, kid; </text:span><text:span text:style-name="T1611">instead of this book store the essentials</text:span><text:span text:style-name="T1595">. Keep it in some other bag which we will lead to the cargo hold.” </text:span></text:p>
      <text:p text:style-name="P351"/>
      <text:p text:style-name="P350">Grunting, he slithered his hands among the many suitcases to fit in the book as they handed over the luggage to Shooshan. </text:p>
      <text:p text:style-name="P232"><text:span text:style-name="T1218"><text:s/></text:span><text:span text:style-name="T1197">Next, they entered the departure security inspection area where a security certificate was generated using the </text:span><text:span text:style-name="T1225">B</text:span><text:span text:style-name="T1197">oarding Pass's barcode. </text:span><text:span text:style-name="T1225">While the </text:span><text:span text:style-name="T1226">security pass </text:span><text:span text:style-name="T1225"><text:s/>was being printed, Fred and Percy went over to the glass panel from which they could palpably see the run-ways as well as the hangars. <text:s/></text:span></text:p>
      <text:p text:style-name="P349"/>
      <text:p text:style-name="P231"><text:span text:style-name="T1225">T</text:span><text:span text:style-name="T1197">he broad run-way had white-marks all over it while the reflectors towered upon medium-sized polls surrounding it. Several Hangars stood </text:span><text:span text:style-name="T1227">on</text:span><text:span text:style-name="T1197"> the other side of the run-ways where titanic white coloured international and domestic planes stood with the words bearing: </text:span><text:span text:style-name="T907">Berlin Brandenburg Airport. </text:span></text:p>
      <text:p text:style-name="P640"/>
      <text:p text:style-name="P68"><text:soft-page-break/><text:span text:style-name="T295">T</text:span><text:span text:style-name="T296">he pointed aerodynamic front end reflected most of the sun-light falling on it </text:span><text:span text:style-name="T297">while the 86 windows </text:span><text:span text:style-name="T298">sheltered under</text:span><text:span text:style-name="T297"> the hanger looked dark and cozy. The 2 radial robust engines equipped on each wing of the plane were being repaired by the mechanics </text:span><text:span text:style-name="T299">clad in</text:span><text:span text:style-name="T297"> flame-resistant jumpsuits and protective items </text:span><text:span text:style-name="T298">including</text:span><text:span text:style-name="T297"> gloves and goggles. </text:span></text:p>
      <text:p text:style-name="P340"/>
      <text:p text:style-name="P340"/>
      <text:p text:style-name="P170"><text:span text:style-name="T1201">“</text:span><text:span text:style-name="T1203">Wooah.....that’s huge really.....really!” Gasped Fred pressing his nose-tip deeper into the glass as if it would pierce it. </text:span><text:span text:style-name="T1202">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339"/>
      <text:p text:style-name="P339">“Wonder, how they undertake such a perilous task!” <text:s/></text:p>
      <text:p text:style-name="P339"/>
      <text:p text:style-name="P339">“<text:span text:style-name="T1557">I heard a news that a man was sucked into the engine as he was standing on the..” began Goblin with his usual news and facts but had to abruptlt pause due to everyone’s howl, “Please Goblin, wish us a healthy journey!” </text:span></text:p>
      <text:p text:style-name="P339"/>
      <text:p text:style-name="P339">“<text:span text:style-name="T1557">We don’t want negative thoughts to penetrate our mind!” They added, understood by the incomplete news that it was a major tragedy. </text:span></text:p>
      <text:p text:style-name="P339"><text:soft-page-break/></text:p>
      <text:p text:style-name="P339">“<text:span text:style-name="T1596">Well, I recollected my thoughts......ah..” Fred babbled.</text:span></text:p>
      <text:p text:style-name="P339"/>
      <text:p text:style-name="P339">“<text:span text:style-name="T1596">What thoughts?” Interrogated Shaun, smirking. He knew that Fred was just attempting to weave a story in order to cover his childish nose-press onto the glass panel which also attracted the attention of the bypassers.</text:span></text:p>
      <text:p text:style-name="P338">On discerning the wild smirking laugh on Shaun’s curt lips, he found that his teamates already knew what he was trying to suppress.</text:p>
      <text:p text:style-name="P338"/>
      <text:p text:style-name="P338">“Grow up young man!” Chaffed Goblin arming his team in his arm. </text:p>
      <text:p text:style-name="P338"/>
      <text:p text:style-name="P338">The act had demeaned Fred as he his face reflected a red tomato sheen while they all comforted him.</text:p>
      <text:p text:style-name="P337"/>
      <text:p text:style-name="P33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597">which</text:span> made it difficult for them to scrutinize the plane. </text:p>
      <text:p text:style-name="P336"><text:soft-page-break/></text:p>
      <text:p text:style-name="P230"><text:span text:style-name="T1198">“</text:span><text:span text:style-name="T1204">Guys, we’ve got the </text:span><text:span text:style-name="T1205">security</text:span><text:span text:style-name="T1204"> pass </text:span><text:span text:style-name="T1206">printed!” </text:span><text:span text:style-name="T1207">Exclaimed Mr. James approaching the team.</text:span></text:p>
      <text:p text:style-name="P335"/>
      <text:p text:style-name="P691"><text:span text:style-name="T739">“Epic booked </text:span><text:span text:style-name="T740">cheap</text:span><text:span text:style-name="T741"> for you</text:span><text:span text:style-name="T739">, otherwise the </text:span><text:span text:style-name="T742">your</text:span><text:span text:style-name="T739"> price would have been too high,” choked </text:span><text:span text:style-name="T741">Goblin’s</text:span><text:span text:style-name="T739"> father informing Mr. </text:span><text:span text:style-name="T741">Gopro</text:span><text:span text:style-name="T739">.</text:span></text:p>
      <text:p text:style-name="P691"><text:span text:style-name="T741">Apparently, Fred and Shaun used up the ‘</text:span><text:span text:style-name="T743">Maximum Airline Loyalty</text:span><text:span text:style-name="T741"> </text:span><text:span text:style-name="T743">P</text:span><text:span text:style-name="T741">oints’ their parents had earned which provided a discount for the flight to Chile as they had travelled to that specific place multiple times for a business trip. </text:span><text:span text:style-name="T739"><text:s/></text:span></text:p>
      <text:p text:style-name="P332"/>
      <text:p text:style-name="P229"><text:span text:style-name="T1256">It seemed that none-other had arrived here for boarding the flight until then. </text:span><text:span text:style-name="T1257"><text:s/></text:span></text:p>
      <text:p text:style-name="P331"/>
      <text:p text:style-name="P690"><text:span text:style-name="T758">They all exited the terminal and clambered onto the metal stairs </text:span><text:span text:style-name="T761">of the silver-painte</text:span><text:span text:style-name="T762">d humongous</text:span><text:span text:style-name="T761"> plane. It was a comparatively smaller plane with a black tail and gleaming green and blue lights </text:span><text:span text:style-name="T763">immediate next to</text:span><text:span text:style-name="T761"> the cock-pit windows of the 4,27,000cc armed plane carrying approximately 2000 gallons of </text:span><text:span text:style-name="T1321">Aviation kerosene</text:span><text:span text:style-name="T744"> fuel</text:span><text:span text:style-name="T761">. </text:span><text:span text:style-name="T763">It seemed that, they were being migrated to a</text:span><text:span text:style-name="T764">n</text:span><text:span text:style-name="T763"> impregnable base during the World War III which was soon about to break out due to the ongoing dispute and the manner their presentiment relative to their hop aboard felt. </text:span></text:p>
      <text:p text:style-name="P330"/>
      <text:p text:style-name="P227"><text:span text:style-name="T1258">T</text:span><text:span text:style-name="T1252">hey all were flabbergasted to see the mahogany leathered </text:span><text:span text:style-name="T1259">seats</text:span><text:span text:style-name="T1252"> against the windows as the air </text:span><text:soft-page-break/><text:span text:style-name="T1252">vents fenced the roof. There </text:span><text:span text:style-name="T1260">was</text:span><text:span text:style-name="T1252"> cone-shaped </text:span><text:span text:style-name="T1260">metalled</text:span><text:span text:style-name="T1252"> t</text:span><text:span text:style-name="T1260">rolley at the far end of the plane bearing a kettle, few cups and several crockery plates. </text:span></text:p>
      <text:p text:style-name="P327"/>
      <text:p text:style-name="P327"/>
      <text:p text:style-name="P327">“Those utensils would rattle while we will be travelling!” Sighed Percy.</text:p>
      <text:p text:style-name="P327"/>
      <text:p text:style-name="P228"><text:span text:style-name="T1260">“Don’t be such </text:span><text:span text:style-name="T1261">a jerk</text:span><text:span text:style-name="T1260">, its a Boeing! </text:span><text:span text:style-name="T1261">It must have a galley, the place where kept reheated and the food trolley is kept,” chuckled Fred while Goblin prompted, “Boeing has two galley”</text:span></text:p>
      <text:p text:style-name="P329"/>
      <text:p text:style-name="P329"><text:s/>“Yeah let me just inform the galley which meal to prepare,” chaffed Percy.</text:p>
      <text:p text:style-name="P329"/>
      <text:p text:style-name="P228"><text:span text:style-name="T1261">“You cannot!” Exclaimed Fred clapping his hands together </text:span><text:span text:style-name="T1262">poking fun at the previous speaker. </text:span></text:p>
      <text:p text:style-name="P328"/>
      <text:p text:style-name="P328">“Don’t be such a ‘nerd’, its just a joke,” laughed Percy mimicking Fred’s reaction as a recoiling disgust was reflected on Fred’s face. </text:p>
      <text:p text:style-name="P327"/>
      <text:p text:style-name="P227"><text:span text:style-name="T1252">On their </text:span><text:span text:style-name="T1263">left </text:span><text:span text:style-name="T1252">they saw, the way </text:span><text:span text:style-name="T1263">to the cockpit from where the pilot just exited to meet them. </text:span></text:p>
      <text:p text:style-name="P326"/>
      <text:p text:style-name="P226"><text:span text:style-name="T1263">“Hello! </text:span><text:span text:style-name="T1264">So y’all are the first passengers?!</text:span><text:span text:style-name="T1263">” He beamed waving his hat to the them. The pilot was a young man with a crooked nose, pointed chin, wrinkled face and a gangly body guized in a formal black stripped white suit.</text:span></text:p>
      <text:p text:style-name="P326"><text:soft-page-break/></text:p>
      <text:p text:style-name="P326">“I am an eight years experienced pilot – <text:span text:style-name="T1559">Mr. Sholang and </text:span>will be making your way to Chile!” He added with a smile.</text:p>
      <text:p text:style-name="P326"/>
      <text:p text:style-name="P326">“Nice to see you, Mr. Sholang” Replied back Mr. Gopro shaking his hand expressing himself clearly to confirm his name. </text:p>
      <text:p text:style-name="P226"><text:span text:style-name="T1263">He gestured them to have a seat and headed </text:span><text:span text:style-name="T1265">in</text:span><text:span text:style-name="T1263">to </text:span><text:span text:style-name="T1266">the cockpit. </text:span></text:p>
      <text:p text:style-name="P309"/>
      <text:p text:style-name="P169"><text:span text:style-name="T1266">They all stepped on to the soft mat and everyone </text:span><text:span text:style-name="T1265">sat on their assigned seats whether window or aisle</text:span><text:span text:style-name="T1266">. Mr. James, Cadbury and Mr. Gopro were seated on the </text:span><text:span text:style-name="T1265">first</text:span><text:span text:style-name="T1266"> </text:span><text:span text:style-name="T1265">row</text:span><text:span text:style-name="T1266"> while the rest of the team was seated in the </text:span><text:span text:style-name="T1265">second row from the cockpit. </text:span></text:p>
      <text:p text:style-name="P325"/>
      <text:p text:style-name="P225"><text:span text:style-name="T1265">T</text:span><text:span text:style-name="T1252">he watched at the plane door as a blond man in black-formal suit with a brunette hand-bag just entered it </text:span><text:span text:style-name="T1267">twisting his wrist in recurring intervals as if he had not boarded the plane yet or he had urge to reach his destination in a flash. </text:span></text:p>
      <text:p text:style-name="P324"/>
      <text:p text:style-name="P324">“Its not a porthole or a port-key where he would reach his destination instantly, its ruddy damn aircraft,” whispered Cadbury to the team, careful to oscillate his lips slightly, creating a travesty of chewing something. </text:p>
      <text:p text:style-name="P324"/>
      <text:p text:style-name="P689"><text:span text:style-name="T765">To see the team laugh under their breaths, he rotated his neck towards the window where he had </text:span><text:soft-page-break/><text:span text:style-name="T765">a quiz at an insanely tall basketball player. To have a </text:span><text:span text:style-name="T766">widespread look at </text:span><text:span text:style-name="T767">him, he turned is sweaty neck towards the door to see a 7 feet tall basketball player with pumped, </text:span><text:span text:style-name="T745">straight and stiff legs with angular quads</text:span><text:span text:style-name="T767">, tumefied chest and sinewy hands with veins protruding outwards. They had been utterly bewildered to </text:span><text:span text:style-name="T768">his athletic body as carried a spherical brick-red basketball under his arms, while wearing a black, red and yellow stripped uniform with words bearing Berlin. </text:span></text:p>
      <text:p text:style-name="P323"/>
      <text:p text:style-name="P322">“Good morning Mr. John Cook, its an honour to meet you! I spectated your match back in the 2009 with Australia and was flabbergasted to see your skills including shooting, dodging, dunking and your strategy,” Fred announced. </text:p>
      <text:p text:style-name="P688"><text:span text:style-name="T768">“Would you made scribbling your autograph on my piece of paper? I couldn’t have 10 years ago,” </text:span><text:span text:style-name="T769">he added as he pulled out a green coloured Parker pen and a white coloured sheet.</text:span></text:p>
      <text:p text:style-name="P321"/>
      <text:p text:style-name="P687"><text:span text:style-name="T769">S</text:span><text:span text:style-name="T756">miling and clapping his hands together, he ushered him to come to his seat as he bent down to sit.</text:span></text:p>
      <text:p text:style-name="P320"/>
      <text:p text:style-name="P320">“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20"><text:soft-page-break/></text:p>
      <text:p text:style-name="P686"><text:span text:style-name="T756">“Hmmmm.......Got a nice fancy pen, always adored them when I was in school. Never looked upto studies passionately, only toiling hard in the field setting my heart upon win</text:span><text:span text:style-name="T770">ing</text:span><text:span text:style-name="T756"> the tournaments,” </text:span><text:span text:style-name="T771">he informed gazing at the pen sniffing. </text:span></text:p>
      <text:p text:style-name="P319"/>
      <text:p text:style-name="P319">“As you have mentioned in your autobiography, ‘Sails of My Life.’” Fred added as his morale had been boosted my his inspirational ideal. </text:p>
      <text:p text:style-name="P319"/>
      <text:p text:style-name="P319">“You’ve read it?” He asked, greatly astonished by Fred’s assertion. </text:p>
      <text:p text:style-name="P319"/>
      <text:p text:style-name="P319">“You cannot be an enthusiast unless you know about it,” asserted Fred as John scribbled his autograph onto the paper using the pen and onto the ball using the marker which bore in his pocket. </text:p>
      <text:p text:style-name="P319"/>
      <text:p text:style-name="P319">“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19"/>
      <text:p text:style-name="P319">“All your blessing!” Fred exclaimed claiming the autograph on the paper. </text:p>
      <text:p text:style-name="P319"/>
      <text:p text:style-name="P685"><text:span text:style-name="T756">As John passed the ball into the hands of his enthusiast, the ball </text:span><text:span text:style-name="T772">gave a hollow base din which </text:span><text:soft-page-break/><text:span text:style-name="T772">lasted for a couple of seconds when he thanked him and returned to his </text:span><text:span text:style-name="T773">mahogany seat </text:span><text:span text:style-name="T772">with the basketball. </text:span></text:p>
      <text:p text:style-name="P318"/>
      <text:p text:style-name="P318"/>
      <text:p text:style-name="P684"><text:span text:style-name="T772">T</text:span><text:span text:style-name="T756">hey all patted him once and peered down at the twirled mass of pens and marker. </text:span></text:p>
      <text:p text:style-name="P317"/>
      <text:p text:style-name="P684"><text:span text:style-name="T756">“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774">erstwhile planets because of all stars’ Helium consuming property.</text:span></text:p>
      <text:p text:style-name="P316"/>
      <text:p text:style-name="P683"><text:span text:style-name="T774">C</text:span><text:span text:style-name="T756">onsequently, four more scraggly dressed basketball players entered following </text:span><text:span text:style-name="T775">a gangly pre-teen with scruffy hair and popping eyes. </text:span><text:span text:style-name="T776">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15"/>
      <text:p text:style-name="P683"><text:soft-page-break/><text:span text:style-name="T776">“You have the copyrights for that,” he informed serenely </text:span><text:span text:style-name="T777">as he scribbled his doodled signature on the piece of a white sheet . </text:span></text:p>
      <text:p text:style-name="P314">“Where are you headed by the way ?” He asked, handing the paper to the boy, patting his shoulder and uncoiling the folds of his jacket. </text:p>
      <text:p text:style-name="P314"/>
      <text:p text:style-name="P314">“Been a long time since we had a vacation. So, we formed an itinerary to visit Chile’s ‘Lauca National park’ and other such fascinating sites during the winter break.” The dad replied. </text:p>
      <text:p text:style-name="P314"/>
      <text:p text:style-name="P314">“I see....You can visit the Rapa Nui National Park there too!” He added smiling </text:p>
      <text:p text:style-name="P314"/>
      <text:p text:style-name="P313">The team exchanged looks and attempted to eavesdrop into the conversation.</text:p>
      <text:p text:style-name="P313"/>
      <text:p text:style-name="P313">“That must be the Easter Island!” whispered Goblin however he had to chuckle, so that he would create a travesty which would indicate that their conversation was not related to theirs as one of the speakers had just took a squiz at him. </text:p>
      <text:p text:style-name="P313"/>
      <text:p text:style-name="P682"><text:span text:style-name="T756">“Can you please hush your mouth and try to listen to their conversation?” Hushed Fred. Instantaneously, Goblin look</text:span><text:span text:style-name="T778">e</text:span><text:span text:style-name="T756">d through the window while he </text:span><text:span text:style-name="T779">had a meticulous scout each of the words which passed through their lips. </text:span></text:p>
      <text:p text:style-name="P310"/>
      <text:p text:style-name="P311"><text:soft-page-break/>“Renowned for its secrets, right?” Asked the father For corroboration. </text:p>
      <text:p text:style-name="P311"/>
      <text:p text:style-name="P681"><text:span text:style-name="T779">Yes, I heard </text:span><text:span text:style-name="T778">that several faces have been carved onto the rocks; but who moved those Rocks beats the world!” He chuckled. </text:span></text:p>
      <text:p text:style-name="P312"/>
      <text:p text:style-name="P312"/>
      <text:p text:style-name="P312">“Moreover, some people believe that the lower body is buried underground! Excavators are attempting to discover them.” Informed the boy’s mother. </text:p>
      <text:p text:style-name="P312"/>
      <text:p text:style-name="P681"><text:span text:style-name="T778">“These little </text:span><text:span text:style-name="T780">eminent </text:span><text:span text:style-name="T778">legends Will be shown beyond doubt </text:span><text:span text:style-name="T780">by our</text:span><text:span text:style-name="T778"> little shining star.” </text:span><text:span text:style-name="T780">He blessed the boy. Other German Indians, Americans. Canadians and Portuguese made the flight compact. <text:s text:c="2"/></text:span></text:p>
      <text:p text:style-name="P310"/>
      <text:p text:style-name="P308"/>
      <text:p text:style-name="P168"><text:span text:style-name="T1266">“Please everyone, settle down and </text:span><text:span text:style-name="T1268">fasten up your belts,” announced the flight attendant getting up from her seat </text:span><text:span text:style-name="T1269">as a their was ruckus for the seats. </text:span></text:p>
      <text:p text:style-name="P307"/>
      <text:p text:style-name="P306">Soon <text:span text:style-name="T1599">as the dispute was settled out</text:span>, the robust rubber tyres of the plane attached to the landing gears gained speed while the aerodynamic front end blended the <text:span text:style-name="T1599">air </text:span>it causing <text:span text:style-name="T1599">the plane</text:span> to accelerate. The interior of the plane had been experiencing extreme turbulence. Goblin and Percy had closed their eyes in fear while Shaun and Fred had tightly gripped their hands on the seat belt. A moment later the plane took off carrying all of its <text:soft-page-break/>passengers. They could see the vast airport just as <text:s/>crushed cluster of walnuts over a chocolate cake. </text:p>
      <text:p text:style-name="P306"/>
      <text:p text:style-name="P224"><text:span text:style-name="T1252">“Why don’t we try to understand the text?” </text:span><text:span text:style-name="T1270">Suggested Goblin gazing at the perpetual hue-ish outline at the edge of the horizon.</text:span></text:p>
      <text:p text:style-name="P305"/>
      <text:p text:style-name="P167"><text:span text:style-name="T1270">“Yes, but where did Shooshan keep all our luggage?” Asked Fred checking the </text:span><text:span text:style-name="T1271">over head bin wheels</text:span><text:span text:style-name="T1270"> which had been </text:span><text:span text:style-name="T1271">empty since they had </text:span><text:span text:style-name="T1272">boarded the flight. </text:span></text:p>
      <text:p text:style-name="P304"/>
      <text:p text:style-name="P167"><text:span text:style-name="T1272">“Damn.......We need that book!” Murmured Percy </text:span><text:span text:style-name="T1273">scuffling his hair. </text:span></text:p>
      <text:p text:style-name="P303"/>
      <text:p text:style-name="P303">“Did that guy put it in the cargo hold compartment?” Asked Shaun sceptical about his own suggestion. </text:p>
      <text:p text:style-name="P303"/>
      <text:p text:style-name="P223"><text:span text:style-name="T1252">Shooshan had just </text:span><text:span text:style-name="T1274">cropped up </text:span><text:span text:style-name="T1252">in</text:span><text:span text:style-name="T1274">to</text:span><text:span text:style-name="T1252"> passengers’ compartment from the door behind the last row. Fred gestured him to </text:span><text:span text:style-name="T1274">come up here while Cadbury glanced at Fred’s gesture to Shooshan, got up and approached the team. </text:span></text:p>
      <text:p text:style-name="P302"/>
      <text:p text:style-name="P222"><text:span text:style-name="T1274">“Mr. Shooshan, where are all of our baggages?” </text:span><text:span text:style-name="T1275">Asked Goblin. </text:span></text:p>
      <text:p text:style-name="P301"/>
      <text:p text:style-name="P301">“In the holder unit of-course!” He replied incredulously, impudently and began walking away towards the flight attendant. </text:p>
      <text:p text:style-name="P301"><text:soft-page-break/></text:p>
      <text:p text:style-name="P301">“Excuse me sir, we haven’t completed our conversation yet,” called Goblin brusquely. </text:p>
      <text:p text:style-name="P301"/>
      <text:p text:style-name="P222"><text:span text:style-name="T1275">“</text:span><text:span text:style-name="T1276">Can you please bring our red backpack over here?” Asked Goblin serenely as Shooshan turned back at them.</text:span></text:p>
      <text:p text:style-name="P300"/>
      <text:p text:style-name="P222"><text:span text:style-name="T1276">“Nah.....that’s against the rule, baggages from the holder cannot come back....” </text:span><text:span text:style-name="T1277">he sighed wearily.</text:span></text:p>
      <text:p text:style-name="P299"/>
      <text:p text:style-name="P299"/>
      <text:p text:style-name="P298">Cadbury, infuriated by the uncivil words of Shooshan quickly prompted, “<text:span text:style-name="T1599">The front cargo hold can accessed during the flight, I suppose</text:span>!” </text:p>
      <text:p text:style-name="P298"/>
      <text:p text:style-name="P298">“<text:span text:style-name="T1599">You only suppose that</text:span>!” he replied, taking a step forward.</text:p>
      <text:p text:style-name="P298"/>
      <text:p text:style-name="P221"><text:span text:style-name="T1252">Goblin tried to fulgurate several facts </text:span><text:span text:style-name="T1278">about the Boeings</text:span><text:span text:style-name="T1252">,</text:span><text:span text:style-name="T1279"> but Shooshan spun of his foot and </text:span><text:span text:style-name="T1280">calmly walked over towards the cockpit. </text:span></text:p>
      <text:p text:style-name="P297"/>
      <text:p text:style-name="P297">“That was rude!” exclaimed Cadbury. </text:p>
      <text:p text:style-name="P297"/>
      <text:p text:style-name="P296">Mr. James and Gopro again resumed their conversation, while Cad took a seat beside the team. </text:p>
      <text:p text:style-name="P296"/>
      <text:p text:style-name="P166"><text:span text:style-name="T1280">“</text:span><text:span text:style-name="T1255">Well, Shooshan looks like........”Shaun began but had to halt his assertion as Shooshan had just </text:span><text:soft-page-break/><text:span text:style-name="T1255">bustled into the hall and knelt to have a talk with Mr. Gopro.</text:span></text:p>
      <text:p text:style-name="P295"/>
      <text:p text:style-name="P295">“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95"/>
      <text:p text:style-name="P220"><text:span text:style-name="T1255">“It doesn’t look legible, it’s been crumpled.” </text:span><text:span text:style-name="T1281">Sighed Goblin laughing. </text:span></text:p>
      <text:p text:style-name="P294"/>
      <text:p text:style-name="P294">“At-least its not unreadable!” Snapped Shaun. </text:p>
      <text:p text:style-name="P294"/>
      <text:p text:style-name="P219"><text:span text:style-name="T1255">G</text:span><text:span text:style-name="T1252">oblin read the notes Shaun and Cadbury had made:</text:span></text:p>
      <text:p text:style-name="P293"/>
      <text:p text:style-name="P680">CHARACTERISTICS OF EASTERN POLYNESIAN LANGUAGES</text:p>
      <text:p text:style-name="P680">Eastern Polynesian Languages Characteristics:</text:p>
      <text:p text:style-name="P680"/>
      <text:p text:style-name="P680">a. Samoan </text:p>
      <text:p text:style-name="P680"><text:s/>- Every syllable ends in a vowel.</text:p>
      <text:p text:style-name="P680"><text:soft-page-break/><text:s/>- No syllable consists of more than three sounds, one consonant and two vowels, the two vowels making a diphthong</text:p>
      <text:p text:style-name="P680"><text:s/>- <text:s/>Roots are sometimes monosyllabic </text:p>
      <text:p text:style-name="P680"><text:s/></text:p>
      <text:p text:style-name="P680">b. Maori</text:p>
      <text:p text:style-name="P680"><text:s/>- <text:s/>Its pronunciation is labiodental fricative (f sounds)</text:p>
      <text:p text:style-name="P680"/>
      <text:p text:style-name="P680">c. Tahitian</text:p>
      <text:p text:style-name="P680"><text:s/>- the consonant inventory lacks any sort of dorsal consonants. <text:s/>(orsal consonants: g, k sounds—grandmother, kaleidoscope)</text:p>
      <text:p text:style-name="P680"/>
      <text:p text:style-name="P680">d. Hawaiian</text:p>
      <text:p text:style-name="P680"><text:s/>- <text:s/>Hawaiian has allophonic variation of [t] with [k], [w] with [v], and (in some dialects) [l] with [n]. </text:p>
      <text:p text:style-name="P293"/>
      <text:p text:style-name="P165"><text:span text:style-name="T1281">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1292">Every syllable ended with a vowel, no syllable consisted of more than </text:span><text:soft-page-break/><text:span text:style-name="T1292">three sounds, one consonant and two vowels, the two vowels making a diphthong..........and yes, this was it, t was Samoan. </text:span></text:p>
      <text:p text:style-name="P334"/>
      <text:p text:style-name="P292">After pronouncing the group of words in the inscription again, they all proved together that they this inscription was Samoan.</text:p>
      <text:p text:style-name="P292"/>
      <text:p text:style-name="P292">“Now we have to translate this text into Samoan!” Exclaimed Percy. </text:p>
      <text:p text:style-name="P292"/>
      <text:p text:style-name="P292">“Yes, the translation steps were mentioned in the book,” grunted Shaun while Cadbury nodded. </text:p>
      <text:p text:style-name="P292"/>
      <text:p text:style-name="P270"><text:span text:style-name="T1293">They spent there leisure time looking through the window at the boats of clouds sailing perpetually in indefinite directions. It seemed that they were on their voyage to touch the Sun’s corona past the Goldilock zone. <text:s/></text:span><text:span text:style-name="T1294">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91"/>
      <text:p text:style-name="P290">Hours and hours past as the Sun soared to its highest level to trespass the zenith and the celestial meridian.</text:p>
      <text:p text:style-name="P290"/>
      <text:p text:style-name="P164"><text:soft-page-break/><text:span text:style-name="T1282">Stultified with the </text:span><text:span text:style-name="T1283">flight, they tried playing Schach (chess) - </text:span><text:span text:style-name="T1216">a board game of strategic skill for two players, played on a chequered board on which each playing piece is moved according to precise rules. The object is to put the opponent's king under a direct attack from which escape is impossible</text:span><text:span text:style-name="T1285"> (copied from google). <text:s/></text:span></text:p>
      <text:p text:style-name="P289"/>
      <text:p text:style-name="P163"><text:span text:style-name="T1285">T</text:span><text:span text:style-name="T1286">hey moved their pawns, knights, bishops, rooks, queens and kings </text:span><text:span text:style-name="T1287">on the squared spaces provided on the board</text:span><text:span text:style-name="T1286">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1288">fifth</text:span><text:span text:style-name="T1286"> hour </text:span><text:span text:style-name="T1289">o</text:span><text:span text:style-name="T1286">f their flight.</text:span></text:p>
      <text:p text:style-name="P288"/>
      <text:p text:style-name="P162"><text:span text:style-name="T1286">L</text:span><text:span text:style-name="T1284">unch time soon arrived </text:span><text:span text:style-name="T1290">when the</text:span><text:span text:style-name="T1284"> portable dining table attached to the fastener of the to opposite </text:span><text:span text:style-name="T1290">handles of the</text:span><text:span text:style-name="T1291">ir seats</text:span><text:span text:style-name="T1290"> </text:span><text:span text:style-name="T1291">was provided to them and the squealing of the food trolley was heard nearby. The gangly flight attendant dressed in a blue-black formal suit pushed the bar behind the trolley</text:span><text:span text:style-name="T1284"> arm</text:span><text:span text:style-name="T1291">ing everyone</text:span><text:span text:style-name="T1284"> with plates and cutlery so that they could attack at the food whenever it is in sight and is smelt. </text:span></text:p>
      <text:p text:style-name="P287"/>
      <text:p text:style-name="P84"><text:span text:style-name="T730">“Mr. James, how would you rate this flight of ‘10’?” Asked Mr. Gopro as Shooshan placed a large </text:span><text:soft-page-break/><text:span text:style-name="T730">funnel shaped rectangular bowl </text:span><text:span text:style-name="T728">of </text:span><text:span text:style-name="Strong_20_Emphasis"><text:span text:style-name="T7">Chapalele</text:span></text:span><text:span text:style-name="Strong_20_Emphasis"><text:span text:style-name="T728">,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728">, German </text:span></text:span><text:span text:style-name="Strong_20_Emphasis"><text:span text:style-name="T8">connoisseur </text:span></text:span><text:span text:style-name="Strong_20_Emphasis"><text:span text:style-name="T728">’s choice, a noodled dish with spruced up with various kinds of sauces and small dumplings. </text:span></text:span><text:span text:style-name="Strong_20_Emphasis"><text:span text:style-name="T729">The </text:span></text:span><text:span text:style-name="Strong_20_Emphasis"><text:span text:style-name="T731">air hostess</text:span></text:span><text:span text:style-name="Strong_20_Emphasis"><text:span text:style-name="T729">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text:span></text:span><text:span text:style-name="Strong_20_Emphasis"><text:span text:style-name="T288">Valparaíso</text:span></text:span><text:span text:style-name="Strong_20_Emphasis"><text:span text:style-name="T9">,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text:span></text:span><text:soft-page-break/><text:span text:style-name="Strong_20_Emphasis"><text:span text:style-name="T16">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oft-page-break/><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oft-page-break/><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708">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1313">Fußball (football). </text:span></text:span><text:span text:style-name="Strong_20_Emphasis"><text:span text:style-name="T1314">The tumefied bodied sheep </text:span></text:span><text:span text:style-name="Strong_20_Emphasis"><text:span text:style-name="T1317">were</text:span></text:span><text:span text:style-name="Strong_20_Emphasis"><text:span text:style-name="T1314"> following the others whom were being lead by a shepherd whacking his bloated transparent cloudy strip of lassoing leather a</text:span></text:span><text:span text:style-name="Strong_20_Emphasis"><text:span text:style-name="T1317">round</text:span></text:span><text:span text:style-name="Strong_20_Emphasis"><text:span text:style-name="T1314"> the dog</text:span></text:span><text:span text:style-name="Strong_20_Emphasis"><text:span text:style-name="T1313">. Th</text:span></text:span><text:span text:style-name="Strong_20_Emphasis"><text:span text:style-name="T1314">eir </text:span></text:span><text:span text:style-name="Strong_20_Emphasis"><text:span text:style-name="T1315">whistle-stopping rapid speed allowed them to have a squiz at the particles striking into the wind-shields </text:span></text:span><text:span text:style-name="Strong_20_Emphasis"><text:span text:style-name="T1316">while the play was underway in the</text:span></text:span><text:span text:style-name="Strong_20_Emphasis"><text:span text:style-name="T1319">ir</text:span></text:span><text:span text:style-name="Strong_20_Emphasis"><text:span text:style-name="T1316"> back-</text:span></text:span><text:span text:style-name="Strong_20_Emphasis"><text:span text:style-name="T1319">sight.</text:span></text:span><text:span text:style-name="Strong_20_Emphasis"><text:span text:style-name="T1316"> The dust-particles appeared as blemish rain drops bumping into the cumulus clouds; however, it was just the wind attempting to glide the clouds </text:span></text:span><text:span text:style-name="Strong_20_Emphasis"><text:span text:style-name="T1318">else-ways</text:span></text:span><text:span text:style-name="Strong_20_Emphasis"><text:span text:style-name="T1316"> whom were greeting and biding the location </text:span></text:span><text:span text:style-name="Strong_20_Emphasis"><text:span text:style-name="T1320">as they sailed away with their squadron, subsequently out of sight</text:span></text:span><text:span text:style-name="Strong_20_Emphasis"><text:span text:style-name="T1316">.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text:span></text:span><text:soft-page-break/><text:span text:style-name="Strong_20_Emphasis"><text:span text:style-name="T34">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text:span></text:span><text:soft-page-break/><text:span text:style-name="Strong_20_Emphasis"><text:span text:style-name="T43">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oft-page-break/><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710">‘Age is an </text:span></text:span><text:span text:style-name="Strong_20_Emphasis"><text:span text:style-name="T709">issue of mind over matter. If you do</text:span></text:span><text:span text:style-name="Strong_20_Emphasis"><text:span text:style-name="T691">n’t </text:span></text:span><text:span text:style-name="Strong_20_Emphasis"><text:span text:style-name="T709">m</text:span></text:span><text:span text:style-name="Strong_20_Emphasis"><text:span text:style-name="T691">ind i</text:span></text:span><text:span text:style-name="Strong_20_Emphasis"><text:span text:style-name="T709">t doesn’</text:span></text:span><text:span text:style-name="Strong_20_Emphasis"><text:span text:style-name="T691">t m</text:span></text:span><text:span text:style-name="Strong_20_Emphasis"><text:span text:style-name="T709">atter at all</text:span></text:span><text:span text:style-name="Strong_20_Emphasis"><text:span text:style-name="T710">!’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ext:span></text:span><text:soft-page-break/><text:span text:style-name="Strong_20_Emphasis"><text:span text:style-name="T70">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oft-page-break/><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ext:span></text:span><text:soft-page-break/><text:span text:style-name="Strong_20_Emphasis"><text:span text:style-name="T81">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1322">“Yes Mister, no offence, but we may owe you a slap!” Cracked Fred.</text:span></text:span></text:p>
      <text:p text:style-name="P17"><text:span text:style-name="Strong_20_Emphasis"><text:span text:style-name="T1322">“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oft-page-break/><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4"><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4"><text:s/>Despite the height of the plane, glints of waves and sparkling water was </text:span></text:span><text:soft-page-break/><text:span text:style-name="Strong_20_Emphasis"><text:span text:style-name="T124">seen throughout the journey. Enticing and alluring the ocean may seem, however it is deceiving; similar to every other object in this universe - </text:span></text:span><text:span text:style-name="Strong_20_Emphasis"><text:span text:style-name="T125">Tantalizing foremost, monotonous next before we realize this cunning game of euchre which may cost one’s life in certain situations. Alas, a black hole to conclude! </text:span></text:span></text:p>
      <text:p text:style-name="P20"><text:span text:style-name="Strong_20_Emphasis"><text:span text:style-name="T109"/></text:span></text:p>
      <text:p text:style-name="P24"><text:span text:style-name="Strong_20_Emphasis"><text:span text:style-name="T124">Leaving their weight to the body of the plane and the engine to pull themselves towards their destination, everyone decided to relax for a few hours until late </text:span></text:span><text:span text:style-name="Strong_20_Emphasis"><text:span text:style-name="T129">night</text:span></text:span><text:span text:style-name="Strong_20_Emphasis"><text:span text:style-name="T124">. </text:span></text:span><text:span text:style-name="Strong_20_Emphasis"><text:span text:style-name="T130">Night upset the dusk, as it overtook the sky alongwith the stars and gibbous moon which encouraged the team to retain perseverance and forbid them from any demoralizing thoughts, </text:span></text:span><text:span text:style-name="Strong_20_Emphasis"><text:span text:style-name="T131">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711"> ‘Their must be some</text:span></text:span><text:span text:style-name="Strong_20_Emphasis"><text:span text:style-name="T712">one</text:span></text:span><text:span text:style-name="Strong_20_Emphasis"><text:span text:style-name="T711"> looking for us, and others who might be looking after us! But we don’t know who they are – What a wild magic </text:span></text:span><text:span text:style-name="Strong_20_Emphasis"><text:span text:style-name="T712">of this bewitched</text:span></text:span><text:span text:style-name="Strong_20_Emphasis"><text:span text:style-name="T711">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text:span></text:span><text:soft-page-break/><text:span text:style-name="Strong_20_Emphasis"><text:span text:style-name="T110">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7">f</text:span></text:span><text:span text:style-name="Strong_20_Emphasis"><text:span text:style-name="T114"> shutting, while the others in the plane were either exploring their dreams </text:span></text:span><text:span text:style-name="Strong_20_Emphasis"><text:span text:style-name="T118">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2">Three quarters </text:span></text:span><text:span text:style-name="Strong_20_Emphasis"><text:span text:style-name="T133">of the night </text:span></text:span><text:span text:style-name="Strong_20_Emphasis"><text:span text:style-name="T134">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3"/></text:span></text:p>
      <text:p text:style-name="P24"><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4"><text:span text:style-name="Strong_20_Emphasis"><text:span text:style-name="T61"/></text:span></text:p>
      <text:p text:style-name="P24"><text:span text:style-name="Strong_20_Emphasis"><text:span text:style-name="T126">“Well, in that case, we will be welcomed back into Germany with the title ‘There and back again, no gain, no learning, no success!” Optimism gave up with the teens, even Goblin gawped at them with his forlorn </text:span></text:span><text:soft-page-break/><text:span text:style-name="Strong_20_Emphasis"><text:span text:style-name="T126">face depicting that </text:span></text:span><text:span text:style-name="Strong_20_Emphasis"><text:span text:style-name="T127">he </text:span></text:span><text:span text:style-name="Strong_20_Emphasis"><text:span text:style-name="T126">too was anxious just like the others, except the optimistic adults </text:span></text:span><text:span text:style-name="Strong_20_Emphasis"><text:span text:style-name="T128">who were packed with exuberance</text:span></text:span><text:span text:style-name="Strong_20_Emphasis"><text:span text:style-name="T126">. <text:s/></text:span></text:span></text:p>
      <text:p text:style-name="P21"><text:span text:style-name="Strong_20_Emphasis"><text:span text:style-name="T118"/></text:span></text:p>
      <text:p text:style-name="P22"><text:span text:style-name="Strong_20_Emphasis"><text:span text:style-name="T118">Morning was recognized by loud crash of thunder and the a shrill of smashing bowls accompanied by the turbulence in the plane. </text:span></text:span></text:p>
      <text:p text:style-name="P22"><text:span text:style-name="Strong_20_Emphasis"><text:span text:style-name="T118"/></text:span></text:p>
      <text:p text:style-name="P22"><text:span text:style-name="Strong_20_Emphasis"><text:span text:style-name="T118">“</text:span></text:span><text:span text:style-name="Strong_20_Emphasis"><text:span text:style-name="T119">The eminent </text:span></text:span><text:span text:style-name="Strong_20_Emphasis"><text:span text:style-name="T121">D</text:span></text:span><text:span text:style-name="Strong_20_Emphasis"><text:span text:style-name="T119">elicate Arch has crumbled into pieces!” Whispered Goblin in his sleep in accordance with the piercing </text:span></text:span><text:span text:style-name="Strong_20_Emphasis"><text:span text:style-name="T120">cry. </text:span></text:span></text:p>
      <text:p text:style-name="P22"><text:span text:style-name="Strong_20_Emphasis"><text:span text:style-name="T120"/></text:span></text:p>
      <text:p text:style-name="P23"><text:span text:style-name="Strong_20_Emphasis"><text:span text:style-name="T120">“</text:span></text:span><text:span text:style-name="Strong_20_Emphasis"><text:span text:style-name="T122">Nonsense Goblin! There is no storm outside, why did the plane undergo short turbulence?” He </text:span></text:span><text:span text:style-name="Strong_20_Emphasis"><text:span text:style-name="T123">grunted</text:span></text:span><text:span text:style-name="Strong_20_Emphasis"><text:span text:style-name="T122">. </text:span></text:span></text:p>
      <text:p text:style-name="P23"><text:span text:style-name="Strong_20_Emphasis"><text:span text:style-name="T122"/></text:span></text:p>
      <text:p text:style-name="P23"><text:span text:style-name="Strong_20_Emphasis"><text:span text:style-name="T122">“C</text:span></text:span><text:span text:style-name="Strong_20_Emphasis"><text:span text:style-name="T123">areless staff!” Spat Grunter. </text:span></text:span></text:p>
      <text:p text:style-name="P25"><text:span text:style-name="Strong_20_Emphasis"><text:span text:style-name="T135"/></text:span></text:p>
      <text:p text:style-name="P26"><text:span text:style-name="Strong_20_Emphasis"><text:span text:style-name="T135">The early Sun could be seen penetrating through the sea of clouds which seemed to impersonate the Sun’s devotees. </text:span></text:span></text:p>
      <text:p text:style-name="P26"><text:span text:style-name="Strong_20_Emphasis"><text:span text:style-name="T135"/></text:span></text:p>
      <text:p text:style-name="P26"><text:span text:style-name="Strong_20_Emphasis"><text:span text:style-name="T135">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5">According to the calculations of the captain, they would </text:span></text:span><text:span text:style-name="Strong_20_Emphasis"><text:span text:style-name="T136">eventually land at Maipu International Airport Terminal – 3 in about </text:span></text:span><text:span text:style-name="Strong_20_Emphasis"><text:span text:style-name="T137">half-</text:span></text:span><text:span text:style-name="Strong_20_Emphasis"><text:span text:style-name="T136">hour. </text:span></text:span></text:p>
      <text:p text:style-name="P27"><text:span text:style-name="Strong_20_Emphasis"><text:span text:style-name="T136">The </text:span></text:span><text:span text:style-name="Strong_20_Emphasis"><text:span text:style-name="T137">re</text:span></text:span><text:span text:style-name="Strong_20_Emphasis"><text:span text:style-name="T136">m</text:span></text:span><text:span text:style-name="Strong_20_Emphasis"><text:span text:style-name="T137">aining time period passed away in the blink of an eye while the team discussed their plans. </text:span></text:span></text:p>
      <text:p text:style-name="P27"><text:span text:style-name="Strong_20_Emphasis"><text:span text:style-name="T137"/></text:span></text:p>
      <text:p text:style-name="P27"><text:soft-page-break/><text:span text:style-name="Strong_20_Emphasis"><text:span text:style-name="T137">“</text:span></text:span><text:span text:style-name="Strong_20_Emphasis"><text:span text:style-name="T138">We’ll have to ask someone to translate this inscription,” asserted Shaun. </text:span></text:span></text:p>
      <text:p text:style-name="P27"><text:span text:style-name="Strong_20_Emphasis"><text:span text:style-name="T138"/></text:span></text:p>
      <text:p text:style-name="P27"><text:span text:style-name="Strong_20_Emphasis"><text:span text:style-name="T138">“Exakt, </text:span></text:span><text:span text:style-name="Strong_20_Emphasis"><text:span text:style-name="T139">that too a reliable person without revealing our mission,” agreed Goblin straightening his backbone, keen to involve into the discussion between the members. </text:span></text:span></text:p>
      <text:p text:style-name="P27"><text:span text:style-name="Strong_20_Emphasis"><text:span text:style-name="T139"/></text:span></text:p>
      <text:p text:style-name="P27"><text:span text:style-name="Strong_20_Emphasis"><text:span text:style-name="T139">“</text:span></text:span><text:span text:style-name="Strong_20_Emphasis"><text:span text:style-name="T140">Everyone must utter every single word judiciously, for which I don’t rely on myself. I assign this task to Fred and Percy,” </text:span></text:span></text:p>
      <text:p text:style-name="P27"><text:span text:style-name="Strong_20_Emphasis"><text:span text:style-name="T140"/></text:span></text:p>
      <text:p text:style-name="P27"><text:span text:style-name="Strong_20_Emphasis"><text:span text:style-name="T140"/></text:span></text:p>
      <text:p text:style-name="P28"><text:span text:style-name="Strong_20_Emphasis"><text:span text:style-name="T140">“The whole plan will be shared by me once we checkout of Maipu airport.” </text:span></text:span><text:span text:style-name="Strong_20_Emphasis"><text:span text:style-name="T141">Announced Goblin while the assigned two members exchanged glances, stupefied. </text:span></text:span></text:p>
      <text:p text:style-name="P28"><text:span text:style-name="Strong_20_Emphasis"><text:span text:style-name="T141"/></text:span></text:p>
      <text:p text:style-name="P29"><text:span text:style-name="Strong_20_Emphasis"><text:span text:style-name="T142">The remaining few minutes were entertained by the spontaneous ascension </text:span></text:span><text:span text:style-name="Strong_20_Emphasis"><text:span text:style-name="T143">and</text:span></text:span><text:span text:style-name="Strong_20_Emphasis"><text:span text:style-name="T142"> </text:span></text:span><text:span text:style-name="Strong_20_Emphasis"><text:span text:style-name="T143">d</text:span></text:span><text:span text:style-name="Strong_20_Emphasis"><text:span text:style-name="T142">escension </text:span></text:span><text:span text:style-name="Strong_20_Emphasis"><text:span text:style-name="T143">of plane accompanied by the </text:span></text:span><text:span text:style-name="Strong_20_Emphasis"><text:span text:style-name="T144">mechanical whirring of the locks to deploy the landing gears and the </text:span></text:span><text:span text:style-name="Strong_20_Emphasis"><text:span text:style-name="T145">flapping of an elevated surface atop the wing to reduce its speed.</text:span></text:span><text:span text:style-name="Strong_20_Emphasis"><text:span text:style-name="T143"> </text:span></text:span><text:span text:style-name="Strong_20_Emphasis"><text:span text:style-name="T146">The plane turned </text:span></text:span><text:span text:style-name="Strong_20_Emphasis"><text:span text:style-name="T147">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ext:span></text:span><text:soft-page-break/><text:span text:style-name="Strong_20_Emphasis"><text:span text:style-name="T147">thousands of miles into the horizon, reflecting the sunlight. The shore had been marked by the glint of wooden shacks with thatched roofs, foamy spume and trotting humans. </text:span></text:span><text:span text:style-name="Strong_20_Emphasis"><text:span text:style-name="T151">A </text:span></text:span><text:span text:style-name="Strong_20_Emphasis"><text:span text:style-name="T148">white stripped </text:span></text:span><text:span text:style-name="Strong_20_Emphasis"><text:span text:style-name="T149">streamlined</text:span></text:span><text:span text:style-name="Strong_20_Emphasis"><text:span text:style-name="T148"> vessel carved out of robust ferrous metals</text:span></text:span><text:span text:style-name="Strong_20_Emphasis"><text:span text:style-name="T150"> with </text:span></text:span><text:span text:style-name="Strong_20_Emphasis"><text:span text:style-name="T149">a</text:span></text:span><text:span text:style-name="Strong_20_Emphasis"><text:span text:style-name="T150"> single </text:span></text:span><text:span text:style-name="Strong_20_Emphasis"><text:span text:style-name="T148">extended</text:span></text:span><text:span text:style-name="Strong_20_Emphasis"><text:span text:style-name="T150"> </text:span></text:span><text:span text:style-name="Strong_20_Emphasis"><text:span text:style-name="T148">smokestack</text:span></text:span><text:span text:style-name="Strong_20_Emphasis"><text:span text:style-name="T150"> – </text:span></text:span><text:span text:style-name="Strong_20_Emphasis"><text:span text:style-name="T151">The navy steamer was the farthest they could descry until the sun’s rays reflection on water overwhelmed their eyes. </text:span></text:span><text:span text:style-name="Strong_20_Emphasis"><text:span text:style-name="T152">The fishermen boats besieged the navy steamer mimicking</text:span></text:span><text:span text:style-name="Strong_20_Emphasis"><text:span text:style-name="T153"> </text:span></text:span><text:span text:style-name="Strong_20_Emphasis"><text:span text:style-name="T154">charge of the brigade led by the </text:span></text:span><text:span text:style-name="Strong_20_Emphasis"><text:span text:style-name="T156">senior colonel</text:span></text:span><text:span text:style-name="Strong_20_Emphasis"><text:span text:style-name="T154"> against the water waves and tides. </text:span></text:span></text:p>
      <text:p text:style-name="P29"><text:span text:style-name="Strong_20_Emphasis"><text:span text:style-name="T154"/></text:span></text:p>
      <text:p text:style-name="P29"><text:span text:style-name="Strong_20_Emphasis"><text:span text:style-name="T154"/></text:span></text:p>
      <text:p text:style-name="P29"><text:span text:style-name="Strong_20_Emphasis"><text:span text:style-name="T713">‘Float in the times of pain or dance like waves along the wind which touches its surface.' - </text:span></text:span><text:span text:style-name="Strong_20_Emphasis"><text:span text:style-name="T154">They recalled the resonating voice of their philosophy teacher </text:span></text:span><text:span text:style-name="Strong_20_Emphasis"><text:span text:style-name="T155">drumming in their eardrums</text:span></text:span><text:span text:style-name="Strong_20_Emphasis"><text:span text:style-name="T154">. </text:span></text:span></text:p>
      <text:p text:style-name="P29"><text:span text:style-name="Strong_20_Emphasis"><text:span text:style-name="T154"/></text:span></text:p>
      <text:p text:style-name="P29"><text:span text:style-name="Strong_20_Emphasis"><text:span text:style-name="T154">“</text:span></text:span><text:span text:style-name="Strong_20_Emphasis"><text:span text:style-name="T157">Don’t you think their is a change in the water colour and its seems more tranquil now?” Exclaimed Percy pepping through the window of the plane. </text:span></text:span></text:p>
      <text:p text:style-name="P29"><text:span text:style-name="Strong_20_Emphasis"><text:span text:style-name="T157"/></text:span></text:p>
      <text:p text:style-name="P29"><text:span text:style-name="Strong_20_Emphasis"><text:span text:style-name="T157">“</text:span></text:span><text:span text:style-name="Strong_20_Emphasis"><text:span text:style-name="T158">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59">as </text:span></text:span><text:span text:style-name="Strong_20_Emphasis"><text:span text:style-name="T160">others </text:span></text:span><text:span text:style-name="Strong_20_Emphasis"><text:span text:style-name="T159">searched for an assertion by Goblin who had been obsessed by the habit of meddling in such discussions where his knowledge would come to limelight. </text:span></text:span></text:p>
      <text:p text:style-name="P29"><text:span text:style-name="Strong_20_Emphasis"><text:span text:style-name="T159"/></text:span></text:p>
      <text:p text:style-name="P29"><text:soft-page-break/><text:span text:style-name="Strong_20_Emphasis"><text:span text:style-name="T159">“</text:span></text:span><text:span text:style-name="Strong_20_Emphasis"><text:span text:style-name="T160">Did you know that usually the waters of two oceans don’t come into contact?</text:span></text:span><text:span text:style-name="Strong_20_Emphasis"><text:span text:style-name="T159">” </text:span></text:span><text:span text:style-name="Strong_20_Emphasis"><text:span text:style-name="T160">articulated Goblin in a Chile’an accent. </text:span></text:span></text:p>
      <text:p text:style-name="P30"><text:span text:style-name="Strong_20_Emphasis"><text:span text:style-name="T160">Others pestered him by being seated anaesthetized pretending to take no notice of Goblin. </text:span></text:span></text:p>
      <text:p text:style-name="P30"><text:span text:style-name="Strong_20_Emphasis"><text:span text:style-name="T160"/></text:span></text:p>
      <text:p text:style-name="P31"><text:span text:style-name="Strong_20_Emphasis"><text:span text:style-name="T160">“</text:span></text:span><text:span text:style-name="Strong_20_Emphasis"><text:span text:style-name="T161">Evidently</text:span></text:span><text:span text:style-name="Strong_20_Emphasis"><text:span text:style-name="T160">, </text:span></text:span><text:span text:style-name="Strong_20_Emphasis"><text:span text:style-name="T161">these </text:span></text:span><text:span text:style-name="Strong_20_Emphasis"><text:span text:style-name="T714">people have learnt to wear many faces like costumes</text:span></text:span><text:span text:style-name="Strong_20_Emphasis"><text:span text:style-name="T161">!</text:span></text:span><text:span text:style-name="Strong_20_Emphasis"><text:span text:style-name="T160">” </text:span></text:span><text:span text:style-name="Strong_20_Emphasis"><text:span text:style-name="T161">Grumbled </text:span></text:span><text:span text:style-name="Strong_20_Emphasis"><text:span text:style-name="T162">the</text:span></text:span><text:span text:style-name="Strong_20_Emphasis"><text:span text:style-name="T161"> irascible Goblin, </text:span></text:span><text:span text:style-name="Strong_20_Emphasis"><text:span text:style-name="T162">when everyone aboard had their ears shunned involuntarily due to the altitude change.</text:span></text:span></text:p>
      <text:p text:style-name="P31"><text:span text:style-name="Strong_20_Emphasis"><text:span text:style-name="T162"/></text:span></text:p>
      <text:p text:style-name="P31"><text:span text:style-name="Strong_20_Emphasis"><text:span text:style-name="T161">“</text:span></text:span><text:span text:style-name="Strong_20_Emphasis"><text:span text:style-name="T162">Gabriel Okara!” </text:span></text:span><text:span text:style-name="Strong_20_Emphasis"><text:span text:style-name="T161">L</text:span></text:span><text:span text:style-name="Strong_20_Emphasis"><text:span text:style-name="T162">aughed the team, breaking the silence. </text:span></text:span></text:p>
      <text:p text:style-name="P31"><text:span text:style-name="Strong_20_Emphasis"><text:span text:style-name="T161"/></text:span></text:p>
      <text:p text:style-name="P32"><text:span text:style-name="Strong_20_Emphasis"><text:span text:style-name="T163">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4">had been littered all across, topping the surroundings with the fortunate luminescence which could feasibly bestow success over the teams mission. </text:span></text:span><text:span text:style-name="Strong_20_Emphasis"><text:span text:style-name="T165">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6">As the plane came to an instant halt, the travellers promptly rose up on their feet and click open the </text:span></text:span><text:soft-page-break/><text:span text:style-name="Strong_20_Emphasis"><text:span text:style-name="T166">overhead carriage. Hanging their backpacks and carrying their handbags, they rushed towards the plane exit, squeezed in the queue while others joined from the rear. </text:span></text:span></text:p>
      <text:p text:style-name="P33"><text:span text:style-name="Strong_20_Emphasis"><text:span text:style-name="T166"/></text:span></text:p>
      <text:p text:style-name="P33"><text:span text:style-name="Strong_20_Emphasis"><text:span text:style-name="T166">“Be seated, the door won’t unlatch before a minute from here. And a minute standing in that queue is....” Directed Gopro to others, grinning as he collected everyone’s carry-ons. </text:span></text:span></text:p>
      <text:p text:style-name="P33"><text:span text:style-name="Strong_20_Emphasis"><text:span text:style-name="T166"/></text:span></text:p>
      <text:p text:style-name="P33"><text:span text:style-name="Strong_20_Emphasis"><text:span text:style-name="T166">“</text:span></text:span><text:span text:style-name="Strong_20_Emphasis"><text:span text:style-name="T167">Al’light, seems that there is more peril there than here, since their are several uncivil people onboard,</text:span></text:span><text:span text:style-name="Strong_20_Emphasis"><text:span text:style-name="T166">” </text:span></text:span><text:span text:style-name="Strong_20_Emphasis"><text:span text:style-name="T167">chuckled Cadbury, ridiculing the passing Grunter and his company. </text:span></text:span><text:span text:style-name="Strong_20_Emphasis"><text:span text:style-name="T168">The wise held back until the queue of people reduced to half. As the team joined, the High Efficiency particulate air from the vents </text:span></text:span><text:span text:style-name="Strong_20_Emphasis"><text:span text:style-name="T169">struck</text:span></text:span><text:span text:style-name="Strong_20_Emphasis"><text:span text:style-name="T168"> directly on their faces unlike before, which caused the</text:span></text:span><text:span text:style-name="Strong_20_Emphasis"><text:span text:style-name="T169">ir</text:span></text:span><text:span text:style-name="Strong_20_Emphasis"><text:span text:style-name="T168"> skin to dessicate. </text:span></text:span></text:p>
      <text:p text:style-name="P33"><text:span text:style-name="Strong_20_Emphasis"><text:span text:style-name="T168"/></text:span></text:p>
      <text:p text:style-name="P50"><text:span text:style-name="Strong_20_Emphasis"><text:span text:style-name="T170">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1">e</text:span></text:span><text:span text:style-name="Strong_20_Emphasis"><text:span text:style-name="T170">nt windows on either sides.</text:span></text:span></text:p>
      <text:p text:style-name="P50"><text:span text:style-name="Strong_20_Emphasis"><text:span text:style-name="T243">From</text:span></text:span><text:span text:style-name="Strong_20_Emphasis"><text:span text:style-name="T242"> the </text:span></text:span><text:span text:style-name="Strong_20_Emphasis"><text:span text:style-name="T243">lands of eminent relic and museums they came, across the: world of cuisines and investment – Luxembourg,</text:span></text:span><text:span text:style-name="Strong_20_Emphasis"><text:span text:style-name="T242"> </text:span></text:span><text:span text:style-name="Strong_20_Emphasis"><text:span text:style-name="T243">sky-scraping monuments of Paris, </text:span></text:span><text:span text:style-name="Strong_20_Emphasis"><text:span text:style-name="T244">the root of medley of firsts and greats – Portugal, realm of football – Brazil; and through the territory of enchanting wonders - </text:span></text:span><text:span text:style-name="Strong_20_Emphasis"><text:span text:style-name="T245">Paraguay</text:span></text:span><text:span text:style-name="Strong_20_Emphasis"><text:span text:style-name="T244">, and under the skies </text:span></text:span><text:soft-page-break/><text:span text:style-name="Strong_20_Emphasis"><text:span text:style-name="T244">of hedonists -Argentina to eventually arrive at the peculiar turfs of Chile. </text:span></text:span></text:p>
      <text:p text:style-name="P50"><text:span text:style-name="Strong_20_Emphasis"><text:span text:style-name="T170"/></text:span></text:p>
      <text:p text:style-name="P51"><text:span text:style-name="Strong_20_Emphasis"><text:span text:style-name="T170"><text:s/></text:span></text:span></text:p>
      <text:p text:style-name="P51"><text:span text:style-name="Strong_20_Emphasis"><text:span text:style-name="T246">With their heads held high and eyes brimming with confidence to encounter any peril, t</text:span></text:span><text:span text:style-name="Strong_20_Emphasis"><text:span text:style-name="T171">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1"/></text:span></text:p>
      <text:p text:style-name="P34"><text:span text:style-name="Strong_20_Emphasis"><text:span text:style-name="T171">“I wonder how these arrive here!” Stated Fred searching for their baggage. </text:span></text:span></text:p>
      <text:p text:style-name="P34"><text:span text:style-name="Strong_20_Emphasis"><text:span text:style-name="T171"/></text:span></text:p>
      <text:p text:style-name="P34"><text:span text:style-name="Strong_20_Emphasis"><text:span text:style-name="T171">“Not that simple. The luggage is tran</text:span></text:span><text:span text:style-name="Strong_20_Emphasis"><text:span text:style-name="T237">s</text:span></text:span><text:span text:style-name="Strong_20_Emphasis"><text:span text:style-name="T171">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1"/></text:span></text:p>
      <text:p text:style-name="P35"><text:span text:style-name="Strong_20_Emphasis"><text:span text:style-name="T171">“Well, Goblin, you won this time!” jest Mr. Gopro with a soft chuckle, while Mr. James patted Goblin on his back. </text:span></text:span></text:p>
      <text:p text:style-name="P35"><text:span text:style-name="Strong_20_Emphasis"><text:span text:style-name="T171"/></text:span></text:p>
      <text:p text:style-name="P35"><text:span text:style-name="Strong_20_Emphasis"><text:span text:style-name="T172">The approaching possessions resembled </text:span></text:span><text:span text:style-name="Strong_20_Emphasis"><text:span text:style-name="T173">flakes of luck bestowed by God on the passengers for Percy and Shaun, fragments of clues for Goblin, </text:span></text:span><text:span text:style-name="Strong_20_Emphasis"><text:span text:style-name="T174">ligneous barrels of sublime ale for Gopro and James, and </text:span></text:span><text:span text:style-name="Strong_20_Emphasis"><text:span text:style-name="T175">treasure chests w</text:span></text:span><text:span text:style-name="Strong_20_Emphasis"><text:span text:style-name="T176">ith concealed peculiar objects</text:span></text:span><text:span text:style-name="Strong_20_Emphasis"><text:span text:style-name="T174"> </text:span></text:span><text:span text:style-name="Strong_20_Emphasis"><text:span text:style-name="T175">for Fred and Cadbury</text:span></text:span><text:span text:style-name="Strong_20_Emphasis"><text:span text:style-name="T173">. </text:span></text:span></text:p>
      <text:p text:style-name="P22"><text:span text:style-name="Strong_20_Emphasis"><text:span text:style-name="T122"/></text:span></text:p>
      <text:p text:style-name="P22"><text:soft-page-break/><text:span text:style-name="Strong_20_Emphasis"><text:span text:style-name="T122">“</text:span></text:span><text:span text:style-name="Strong_20_Emphasis"><text:span text:style-name="T177">Glad to </text:span></text:span><text:span text:style-name="Strong_20_Emphasis"><text:span text:style-name="T184">be </text:span></text:span><text:span text:style-name="Strong_20_Emphasis"><text:span text:style-name="T177">back at the ground after such a long flight!</text:span></text:span><text:span text:style-name="Strong_20_Emphasis"><text:span text:style-name="T122">” </text:span></text:span><text:span text:style-name="Strong_20_Emphasis"><text:span text:style-name="T177">Exclaimed Cadbury uplifting the bulky cases from the belt when his sinewy biceps protruded out of his raglan sleeve. </text:span></text:span></text:p>
      <text:p text:style-name="P22"><text:span text:style-name="Strong_20_Emphasis"><text:span text:style-name="T177"/></text:span></text:p>
      <text:p text:style-name="P22"><text:span text:style-name="Strong_20_Emphasis"><text:span text:style-name="T177">“Don’t forget that we have to fly back to Germany too!” Replied back Fred extending the dragger of the dark cuboidal roller. </text:span></text:span></text:p>
      <text:p text:style-name="P22"><text:span text:style-name="Strong_20_Emphasis"><text:span text:style-name="T177"/></text:span></text:p>
      <text:p text:style-name="P36"><text:span text:style-name="Strong_20_Emphasis"><text:span text:style-name="T177">“You just shattered our mate’s thoughts to stay here,” chaffed Goblin, </text:span></text:span><text:span text:style-name="Strong_20_Emphasis"><text:span text:style-name="T178">peering his head to keep a check on the arrival of </text:span></text:span><text:span text:style-name="Strong_20_Emphasis"><text:span text:style-name="T179">their</text:span></text:span><text:span text:style-name="Strong_20_Emphasis"><text:span text:style-name="T178"> baggage.</text:span></text:span></text:p>
      <text:p text:style-name="P36"><text:span text:style-name="Strong_20_Emphasis"><text:span text:style-name="T178"/></text:span></text:p>
      <text:p text:style-name="P36"><text:span text:style-name="Strong_20_Emphasis"><text:span text:style-name="T178">“</text:span></text:span><text:span text:style-name="Strong_20_Emphasis"><text:span text:style-name="T181">I ain’t gonna stay here! Germany is my birth country!</text:span></text:span><text:span text:style-name="Strong_20_Emphasis"><text:span text:style-name="T178">” </text:span></text:span><text:span text:style-name="Strong_20_Emphasis"><text:span text:style-name="T182">He stated warbling. </text:span></text:span></text:p>
      <text:p text:style-name="P22"><text:span text:style-name="Strong_20_Emphasis"><text:span text:style-name="T178"/></text:span></text:p>
      <text:p text:style-name="P36"><text:span text:style-name="Strong_20_Emphasis"><text:span text:style-name="T178">“</text:span></text:span><text:span text:style-name="Strong_20_Emphasis"><text:span text:style-name="T180">Cad can hand walk with those muscular arms to Germany with out any complication!” Applauded Percy patting Goblin on his shoulder rather than Cadbury to regard hi</text:span></text:span><text:span text:style-name="Strong_20_Emphasis"><text:span text:style-name="T183">s age</text:span></text:span><text:span text:style-name="Strong_20_Emphasis"><text:span text:style-name="T180">. </text:span></text:span><text:span text:style-name="Strong_20_Emphasis"><text:span text:style-name="T715">-------</text:span></text:span><text:span text:style-name="Strong_20_Emphasis"><text:span text:style-name="T716">rectify.</text:span></text:span><text:span text:style-name="Strong_20_Emphasis"><text:span text:style-name="T715"> <text:s/></text:span></text:span></text:p>
      <text:p text:style-name="P36"><text:span text:style-name="Strong_20_Emphasis"><text:span text:style-name="T715"/></text:span></text:p>
      <text:p text:style-name="P36"><text:span text:style-name="Strong_20_Emphasis"><text:span text:style-name="T180">“</text:span></text:span><text:span text:style-name="Strong_20_Emphasis"><text:span text:style-name="T184">So Brüder, we have landed at Chile! Recollecting the thoughts of our mission, lets quickly discuss our plans,</text:span></text:span><text:span text:style-name="Strong_20_Emphasis"><text:span text:style-name="T180">”</text:span></text:span><text:span text:style-name="Strong_20_Emphasis"><text:span text:style-name="T184"> announced Goblin while the team members gathers around groping each-other by their shoulders, while Mr. Gopro and Mr. James conversed with </text:span></text:span><text:span text:style-name="Strong_20_Emphasis"><text:span text:style-name="T185">a security guard examining their passports. The radiant lights with a radial case hinged to the ceiling diminished the incoming sunlight from a</text:span></text:span><text:span text:style-name="Strong_20_Emphasis"><text:span text:style-name="T187">n</text:span></text:span><text:span text:style-name="Strong_20_Emphasis"><text:span text:style-name="T185"> expansive glass pane, through which a staggering view of a compact avenue with multiple car lanes bordered with </text:span></text:span><text:soft-page-break/><text:span text:style-name="Strong_20_Emphasis"><text:span text:style-name="T185">plants and grey- rosy striped footpaths </text:span></text:span><text:span text:style-name="Strong_20_Emphasis"><text:span text:style-name="T187">was conspicuous.</text:span></text:span><text:span text:style-name="Strong_20_Emphasis"><text:span text:style-name="T185"> This was provided as a facility to the immigrants for </text:span></text:span><text:span text:style-name="Strong_20_Emphasis"><text:span text:style-name="T186">systematic and efficient </text:span></text:span><text:span text:style-name="Strong_20_Emphasis"><text:span text:style-name="T185">boarding </text:span></text:span><text:span text:style-name="Strong_20_Emphasis"><text:span text:style-name="T186">of </text:span></text:span><text:span text:style-name="Strong_20_Emphasis"><text:span text:style-name="T185">vehicles and crossing </text:span></text:span><text:span text:style-name="Strong_20_Emphasis"><text:span text:style-name="T186">of those grooved </text:span></text:span><text:span text:style-name="Strong_20_Emphasis"><text:span text:style-name="T185">lanes, </text:span></text:span><text:span text:style-name="Strong_20_Emphasis"><text:span text:style-name="T186">equipped with an automated scarlet security barrier </text:span></text:span><text:span text:style-name="Strong_20_Emphasis"><text:span text:style-name="T188">placed at regular intervals to regulate the </text:span></text:span><text:span text:style-name="Strong_20_Emphasis"><text:span text:style-name="T189">traffic congestion</text:span></text:span><text:span text:style-name="Strong_20_Emphasis"><text:span text:style-name="T186">.</text:span></text:span></text:p>
      <text:p text:style-name="P36"><text:span text:style-name="Strong_20_Emphasis"><text:span text:style-name="T180"/></text:span></text:p>
      <text:p text:style-name="P36"><text:span text:style-name="Strong_20_Emphasis"><text:span text:style-name="T180">“</text:span></text:span><text:span text:style-name="Strong_20_Emphasis"><text:span text:style-name="T190">We know that that man is onto some religious and is attempting to gather people to re-establish his religion, right?</text:span></text:span><text:span text:style-name="Strong_20_Emphasis"><text:span text:style-name="T180">” </text:span></text:span><text:span text:style-name="Strong_20_Emphasis"><text:span text:style-name="T190">Babbled Goblin as the other nodded. He resembled a team captain suggesting the team tactful strategies for a match in the pre-match area. </text:span></text:span></text:p>
      <text:p text:style-name="P36"><text:span text:style-name="Strong_20_Emphasis"><text:span text:style-name="T190"/></text:span></text:p>
      <text:p text:style-name="P36"><text:span text:style-name="Strong_20_Emphasis"><text:span text:style-name="T190">“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1">glancing over his shoulder to ensure that </text:span></text:span><text:span text:style-name="Strong_20_Emphasis"><text:span text:style-name="T192">no-one is eavesdropping. </text:span></text:span></text:p>
      <text:p text:style-name="P36"><text:span text:style-name="Strong_20_Emphasis"><text:span text:style-name="T192"/></text:span></text:p>
      <text:p text:style-name="P37"><text:span text:style-name="Strong_20_Emphasis"><text:span text:style-name="T192">“But, how will we translate that text in Samoan?” Interrogated Fred in a whisper as Mr. Gopro and Mr. </text:span></text:span><text:span text:style-name="Strong_20_Emphasis"><text:span text:style-name="T213">Mr. </text:span></text:span><text:span text:style-name="Strong_20_Emphasis"><text:span text:style-name="T192">James advanced towards a counter to issue their </text:span></text:span><text:span text:style-name="Strong_20_Emphasis"><text:span text:style-name="T213">vehicle</text:span></text:span><text:span text:style-name="Strong_20_Emphasis"><text:span text:style-name="T192"> on rent in order to transport them to their hotel.</text:span></text:span></text:p>
      <text:p text:style-name="P37"><text:span text:style-name="Strong_20_Emphasis"><text:span text:style-name="T192"/></text:span></text:p>
      <text:p text:style-name="P37"><text:span text:style-name="Strong_20_Emphasis"><text:span text:style-name="T192">“</text:span></text:span><text:span text:style-name="Strong_20_Emphasis"><text:span text:style-name="T193">You assured us that you’ll find a way for translating it!</text:span></text:span><text:span text:style-name="Strong_20_Emphasis"><text:span text:style-name="T192">” </text:span></text:span><text:span text:style-name="Strong_20_Emphasis"><text:span text:style-name="T193">Added Percy recalling Goblin’s words two days ago 2300miles away in Germany</text:span></text:span><text:span text:style-name="Strong_20_Emphasis"><text:span text:style-name="T192">. </text:span></text:span></text:p>
      <text:p text:style-name="P37"><text:span text:style-name="Strong_20_Emphasis"><text:span text:style-name="T192"/></text:span></text:p>
      <text:p text:style-name="P38"><text:soft-page-break/><text:span text:style-name="Strong_20_Emphasis"><text:span text:style-name="T193">Speechless Goblin’s jaws flung open, but other were unable to infer any perceptible sound. </text:span></text:span></text:p>
      <text:p text:style-name="P38"><text:span text:style-name="Strong_20_Emphasis"><text:span text:style-name="T193"/></text:span></text:p>
      <text:p text:style-name="P39"><text:span text:style-name="Strong_20_Emphasis"><text:span text:style-name="T193">“Ähm ... ja, </text:span></text:span><text:span text:style-name="Strong_20_Emphasis"><text:span text:style-name="T194">I remember but I am still working on that uh...so called..impediment for us..</text:span></text:span><text:span text:style-name="Strong_20_Emphasis"><text:span text:style-name="T193">” </text:span></text:span><text:span text:style-name="Strong_20_Emphasis"><text:span text:style-name="T195">Replied Goblin, scratching his head.</text:span></text:span></text:p>
      <text:p text:style-name="P39"><text:span text:style-name="Strong_20_Emphasis"><text:span text:style-name="T195"/></text:span></text:p>
      <text:p text:style-name="P39"><text:span text:style-name="Strong_20_Emphasis"><text:span text:style-name="T193">“</text:span></text:span><text:span text:style-name="Strong_20_Emphasis"><text:span text:style-name="T213">Did anyone ever</text:span></text:span><text:span text:style-name="Strong_20_Emphasis"><text:span text:style-name="T195"> state </text:span></text:span><text:span text:style-name="Strong_20_Emphasis"><text:span text:style-name="T213">that</text:span></text:span><text:span text:style-name="Strong_20_Emphasis"><text:span text:style-name="T195"> we </text:span></text:span><text:span text:style-name="Strong_20_Emphasis"><text:span text:style-name="T213">have been</text:span></text:span><text:span text:style-name="Strong_20_Emphasis"><text:span text:style-name="T195"> treating it as an impediment?! We are just concerned!” jested Shaun </text:span></text:span><text:span text:style-name="Strong_20_Emphasis"><text:span text:style-name="T213">ironically</text:span></text:span><text:span text:style-name="Strong_20_Emphasis"><text:span text:style-name="T195">. </text:span></text:span></text:p>
      <text:p text:style-name="P39"><text:span text:style-name="Strong_20_Emphasis"><text:span text:style-name="T195"/></text:span></text:p>
      <text:p text:style-name="P39"><text:span text:style-name="Strong_20_Emphasis"><text:span text:style-name="T195">“Scratching your scalp won’t l</text:span></text:span><text:span text:style-name="Strong_20_Emphasis"><text:span text:style-name="T197">ay ideas</text:span></text:span><text:span text:style-name="Strong_20_Emphasis"><text:span text:style-name="T195"> </text:span></text:span><text:span text:style-name="Strong_20_Emphasis"><text:span text:style-name="T198">promptly</text:span></text:span><text:span text:style-name="Strong_20_Emphasis"><text:span text:style-name="T195">,” added Fred. </text:span></text:span></text:p>
      <text:p text:style-name="P39"><text:span text:style-name="Strong_20_Emphasis"><text:span text:style-name="T195"/></text:span></text:p>
      <text:p text:style-name="P39"><text:span text:style-name="Strong_20_Emphasis"><text:span text:style-name="T193">“Di</text:span></text:span><text:span text:style-name="Strong_20_Emphasis"><text:span text:style-name="T195">scouraging for you all, I have got an idea.</text:span></text:span><text:span text:style-name="Strong_20_Emphasis"><text:span text:style-name="T193">” c</text:span></text:span><text:span text:style-name="Strong_20_Emphasis"><text:span text:style-name="T195">ried Goblin in a sigh. On the enquiry of others, he added, “to think! Think is an idea to follow which may lead to our required idea!” followed by others’ </text:span></text:span><text:span text:style-name="Strong_20_Emphasis"><text:span text:style-name="T196">gaze at him with an appalled expression. </text:span></text:span></text:p>
      <text:p text:style-name="P39"><text:span text:style-name="Strong_20_Emphasis"><text:span text:style-name="T196"/></text:span></text:p>
      <text:p text:style-name="P40"><text:span text:style-name="Strong_20_Emphasis"><text:span text:style-name="T199">In a twinkling of an eye, they heard the clangorously resonating voice of Mr. Gopro, “Everybody, we’ve rented our </text:span></text:span><text:span text:style-name="Strong_20_Emphasis"><text:span text:style-name="T213">vehicle</text:span></text:span><text:span text:style-name="Strong_20_Emphasis"><text:span text:style-name="T199">!” </text:span></text:span></text:p>
      <text:p text:style-name="P40"><text:span text:style-name="Strong_20_Emphasis"><text:span text:style-name="T199"/></text:span></text:p>
      <text:p text:style-name="P40"><text:span text:style-name="Strong_20_Emphasis"><text:span text:style-name="T199"/></text:span></text:p>
      <text:p text:style-name="P43"><text:span text:style-name="Strong_20_Emphasis"><text:span text:style-name="T199">The team’s formation broke as they advanced towards the exit following Mr. Gopro </text:span></text:span><text:span text:style-name="Strong_20_Emphasis"><text:span text:style-name="T200">beside Mr. James. </text:span></text:span></text:p>
      <text:p text:style-name="P40"><text:span text:style-name="Strong_20_Emphasis"><text:span text:style-name="T199"/></text:span></text:p>
      <text:p text:style-name="P41"><text:span text:style-name="Strong_20_Emphasis"><text:span text:style-name="T199">“</text:span></text:span><text:span text:style-name="Strong_20_Emphasis"><text:span text:style-name="T213">Why are you mentioning a car as a vehicle?</text:span></text:span><text:span text:style-name="Strong_20_Emphasis"><text:span text:style-name="T199">” </text:span></text:span><text:span text:style-name="Strong_20_Emphasis"><text:span text:style-name="T213">Asked the flabbergasted Shaun, glaring his </text:span></text:span><text:span text:style-name="Strong_20_Emphasis"><text:span text:style-name="T225">chuckling </text:span></text:span><text:span text:style-name="Strong_20_Emphasis"><text:span text:style-name="T213">father.</text:span></text:span></text:p>
      <text:p text:style-name="P41"><text:span text:style-name="Strong_20_Emphasis"><text:span text:style-name="T213"/></text:span></text:p>
      <text:p text:style-name="P41"><text:soft-page-break/><text:span text:style-name="Strong_20_Emphasis"><text:span text:style-name="T213">“’Cause a car is a vehicle!” whispered Goblin into Cad’s </text:span></text:span><text:span text:style-name="Strong_20_Emphasis"><text:span text:style-name="T214">ears who had to lean for Goblin to reach him. </text:span></text:span></text:p>
      <text:p text:style-name="P45"><text:span text:style-name="Strong_20_Emphasis"><text:span text:style-name="T214">Cadbury lent out a veraciously hysterical laugh to bring Goblin back to limelight who had been forgotten at the present moment </text:span></text:span><text:span text:style-name="Strong_20_Emphasis"><text:span text:style-name="T215">among the words of conversation between the others</text:span></text:span><text:span text:style-name="Strong_20_Emphasis"><text:span text:style-name="T214">. </text:span></text:span><text:span text:style-name="Strong_20_Emphasis"><text:span text:style-name="T200"><text:s/></text:span></text:span></text:p>
      <text:p text:style-name="P45"><text:span text:style-name="Strong_20_Emphasis"><text:span text:style-name="T200"/></text:span></text:p>
      <text:p text:style-name="P45"><text:span text:style-name="Strong_20_Emphasis"><text:span text:style-name="T200">“</text:span></text:span><text:span text:style-name="Strong_20_Emphasis"><text:span text:style-name="T225">Buckle up for a short adventure!</text:span></text:span><text:span text:style-name="Strong_20_Emphasis"><text:span text:style-name="T200">” </text:span></text:span><text:span text:style-name="Strong_20_Emphasis"><text:span text:style-name="T225">chortled Mr. Gopro resuming his conversation, jolting his arm and massaging his palms together. </text:span></text:span><text:span text:style-name="Strong_20_Emphasis"><text:span text:style-name="T226">His exclamation walloped the team with an shock-wave of ecstasy as they their thoughts vamoosed off for reckon about the ‘adventure’. </text:span></text:span></text:p>
      <text:p text:style-name="P41"><text:span text:style-name="Strong_20_Emphasis"><text:span text:style-name="T200"/></text:span></text:p>
      <text:p text:style-name="P42"><text:span text:style-name="Strong_20_Emphasis"><text:span text:style-name="T200"/></text:span></text:p>
      <text:p text:style-name="P42"><text:span text:style-name="Strong_20_Emphasis"><text:span text:style-name="T200">“Make certain that you </text:span></text:span><text:span text:style-name="Strong_20_Emphasis"><text:span text:style-name="T201">don’t mention anything about the mission while we reach our destination!</text:span></text:span><text:span text:style-name="Strong_20_Emphasis"><text:span text:style-name="T199">” </text:span></text:span><text:span text:style-name="Strong_20_Emphasis"><text:span text:style-name="T201">clamoured Goblin with his eyes bulging outwards as he </text:span></text:span><text:span text:style-name="Strong_20_Emphasis"><text:span text:style-name="T202">extended his backpack’s bristled black strap. </text:span></text:span></text:p>
      <text:p text:style-name="P42"><text:span text:style-name="Strong_20_Emphasis"><text:span text:style-name="T203">The </text:span></text:span><text:span text:style-name="Strong_20_Emphasis"><text:span text:style-name="T204">team passed the blower door, the frosty air gushed on their shoulders as they stepped out into the </text:span></text:span><text:span text:style-name="Strong_20_Emphasis"><text:span text:style-name="T205">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5"/></text:span></text:p>
      <text:p text:style-name="P42"><text:span text:style-name="Strong_20_Emphasis"><text:span text:style-name="T205">“</text:span></text:span><text:span text:style-name="Strong_20_Emphasis"><text:span text:style-name="T206">Why does this heat seem unpleasant?</text:span></text:span><text:span text:style-name="Strong_20_Emphasis"><text:span text:style-name="T205">” </text:span></text:span><text:span text:style-name="Strong_20_Emphasis"><text:span text:style-name="T207">Sighed</text:span></text:span><text:span text:style-name="Strong_20_Emphasis"><text:span text:style-name="T206"> the scrupulous </text:span></text:span><text:span text:style-name="Strong_20_Emphasis"><text:span text:style-name="T207">Fred. </text:span></text:span></text:p>
      <text:p text:style-name="P42"><text:span text:style-name="Strong_20_Emphasis"><text:span text:style-name="T207"/></text:span></text:p>
      <text:p text:style-name="P42"><text:soft-page-break/><text:span text:style-name="Strong_20_Emphasis"><text:span text:style-name="T207">“</text:span></text:span><text:span text:style-name="Strong_20_Emphasis"><text:span text:style-name="T210">It is warmer here</text:span></text:span><text:span text:style-name="Strong_20_Emphasis"><text:span text:style-name="T208"> as compared to inside,</text:span></text:span><text:span text:style-name="Strong_20_Emphasis"><text:span text:style-name="T207">” </text:span></text:span><text:span text:style-name="Strong_20_Emphasis"><text:span text:style-name="T208">indicated </text:span></text:span><text:span text:style-name="Strong_20_Emphasis"><text:span text:style-name="T209">Percy </text:span></text:span><text:span text:style-name="Strong_20_Emphasis"><text:span text:style-name="T211">instantaneously </text:span></text:span><text:span text:style-name="Strong_20_Emphasis"><text:span text:style-name="T212">prior to Goblin’s reply who remained dumbfounded with his mouth fell upon. </text:span></text:span></text:p>
      <text:p text:style-name="P42"><text:span text:style-name="Strong_20_Emphasis"><text:span text:style-name="T212"/></text:span></text:p>
      <text:p text:style-name="P44"><text:span text:style-name="Strong_20_Emphasis"><text:span text:style-name="T216">Experiencing a sudden frigidity in the weather, </text:span></text:span><text:span text:style-name="Strong_20_Emphasis"><text:span text:style-name="T217">the chill breath thronged their walls of lungs expelling tepid carbon-dioxide as vaporized fug. Moreover, the thought of being besieged by colossal water body brimmed with serene and numbing ar</text:span></text:span><text:span text:style-name="Strong_20_Emphasis"><text:span text:style-name="T218">c</text:span></text:span><text:span text:style-name="Strong_20_Emphasis"><text:span text:style-name="T217">tic cold sea of eternal cerulean </text:span></text:span><text:span text:style-name="Strong_20_Emphasis"><text:span text:style-name="T219">water</text:span></text:span><text:span text:style-name="Strong_20_Emphasis"><text:span text:style-name="T217"> shuddered them </text:span></text:span><text:span text:style-name="Strong_20_Emphasis"><text:span text:style-name="T218">with a dementing thought of transforming into the </text:span></text:span><text:span text:style-name="Strong_20_Emphasis"><text:span text:style-name="T717">‘black riders’</text:span></text:span><text:span text:style-name="Strong_20_Emphasis"><text:span text:style-name="T218"> from the ‘</text:span></text:span><text:span text:style-name="Strong_20_Emphasis"><text:span text:style-name="T717">Lord of the Rings’</text:span></text:span><text:span text:style-name="Strong_20_Emphasis"><text:span text:style-name="T217">. </text:span></text:span><text:span text:style-name="Strong_20_Emphasis"><text:span text:style-name="T219">Despite the spontaneous cloud spots, they were awash with </text:span></text:span><text:span text:style-name="Strong_20_Emphasis"><text:span text:style-name="T220">the deceiving sunlight, </text:span></text:span><text:span text:style-name="Strong_20_Emphasis"><text:span text:style-name="T227">however it was </text:span></text:span><text:span text:style-name="Strong_20_Emphasis"><text:span text:style-name="T220">conquered by the cold. </text:span></text:span></text:p>
      <text:p text:style-name="P44"><text:span text:style-name="Strong_20_Emphasis"><text:span text:style-name="T220"/></text:span></text:p>
      <text:p text:style-name="P44"><text:span text:style-name="Strong_20_Emphasis"><text:span text:style-name="T220">“Chi-Chil-Chile isn’t colder than Germany, right?” </text:span></text:span><text:span text:style-name="Strong_20_Emphasis"><text:span text:style-name="T221">Interrogated Percy </text:span></text:span><text:span text:style-name="Strong_20_Emphasis"><text:span text:style-name="T224">with an abrupt shudder caused by a shiver</text:span></text:span><text:span text:style-name="Strong_20_Emphasis"><text:span text:style-name="T221"> </text:span></text:span><text:span text:style-name="Strong_20_Emphasis"><text:span text:style-name="T224">as</text:span></text:span><text:span text:style-name="Strong_20_Emphasis"><text:span text:style-name="T222"> his hands abutt</text:span></text:span><text:span text:style-name="Strong_20_Emphasis"><text:span text:style-name="T224">ed</text:span></text:span><text:span text:style-name="Strong_20_Emphasis"><text:span text:style-name="T222"> his plump cheeks.</text:span></text:span><text:span text:style-name="Strong_20_Emphasis"><text:span text:style-name="T221"> </text:span></text:span></text:p>
      <text:p text:style-name="P44"><text:span text:style-name="Strong_20_Emphasis"><text:span text:style-name="T220"/></text:span></text:p>
      <text:p text:style-name="P46"><text:span text:style-name="Strong_20_Emphasis"><text:span text:style-name="T220">“No its isn’t! It just appears since we haven’t acclimatized to the weather,” Assured Goblin </text:span></text:span><text:span text:style-name="Strong_20_Emphasis"><text:span text:style-name="T223">accompanied by several facts supporting his assertion. </text:span></text:span></text:p>
      <text:p text:style-name="P46"><text:span text:style-name="Strong_20_Emphasis"><text:span text:style-name="T223"/></text:span></text:p>
      <text:p text:style-name="P46"><text:span text:style-name="Strong_20_Emphasis"><text:span text:style-name="T228">A couple of minutes surpassed as they were trotting</text:span></text:span><text:span text:style-name="Strong_20_Emphasis"><text:span text:style-name="T223"> </text:span></text:span><text:span text:style-name="Strong_20_Emphasis"><text:span text:style-name="T228">off awaiting the ‘adventure’. The only sound that droned around was the creaking </text:span></text:span><text:span text:style-name="Strong_20_Emphasis"><text:span text:style-name="T229">and plodding</text:span></text:span><text:span text:style-name="Strong_20_Emphasis"><text:span text:style-name="T228"> of hessian boots and the chattering of other immigrants. </text:span></text:span></text:p>
      <text:p text:style-name="P47"><text:span text:style-name="Strong_20_Emphasis"><text:span text:style-name="T230">They extended their walking on the footpath as private cars and cabs zoomed off gushing the air on either </text:span></text:span><text:soft-page-break/><text:span text:style-name="Strong_20_Emphasis"><text:span text:style-name="T230">sides. The path was mottled by clumps of snow along a row of hedges flecked with ice crystals. </text:span></text:span><text:span text:style-name="Strong_20_Emphasis"><text:span text:style-name="T231">The air stroke them, flushed their faces and flipping their front chestnut hair upwards. </text:span></text:span><text:span text:style-name="Strong_20_Emphasis"><text:span text:style-name="T232">Since the team had been visitors from German, they soon adapted to the weather, </text:span></text:span><text:span text:style-name="Strong_20_Emphasis"><text:span text:style-name="T233">still tucked in winter apparels</text:span></text:span><text:span text:style-name="Strong_20_Emphasis"><text:span text:style-name="T232">. </text:span></text:span></text:p>
      <text:p text:style-name="P47"><text:span text:style-name="Strong_20_Emphasis"><text:span text:style-name="T232"/></text:span></text:p>
      <text:p text:style-name="P48"><text:span text:style-name="Strong_20_Emphasis"><text:span text:style-name="T234">The thick murky coat of gloomy fog unveiled</text:span></text:span><text:span text:style-name="Strong_20_Emphasis"><text:span text:style-name="T235"> </text:span></text:span><text:span text:style-name="Strong_20_Emphasis"><text:span text:style-name="T237">a </text:span></text:span><text:span text:style-name="Strong_20_Emphasis"><text:span text:style-name="T235">levelled roof hinged to an elevated steel structure with hanging </text:span></text:span><text:span text:style-name="Strong_20_Emphasis"><text:span text:style-name="T236">lights, the rays of which seemed diminished. Underneath the structure stood several other unfamiliar cloaked people.</text:span></text:span></text:p>
      <text:p text:style-name="P48"><text:span text:style-name="Strong_20_Emphasis"><text:span text:style-name="T236"/></text:span></text:p>
      <text:p text:style-name="P48"><text:span text:style-name="Strong_20_Emphasis"><text:span text:style-name="T236">“</text:span></text:span><text:span text:style-name="Strong_20_Emphasis"><text:span text:style-name="T238">Are we heading towards that stand?</text:span></text:span><text:span text:style-name="Strong_20_Emphasis"><text:span text:style-name="T236">” </text:span></text:span><text:span text:style-name="Strong_20_Emphasis"><text:span text:style-name="T238">enquired Shaun pointing his index finger at that spot as trivial details emerged to the advancing team. </text:span></text:span></text:p>
      <text:p text:style-name="P48"><text:span text:style-name="Strong_20_Emphasis"><text:span text:style-name="T238"/></text:span></text:p>
      <text:p text:style-name="P48"><text:span text:style-name="Strong_20_Emphasis"><text:span text:style-name="T238">“That is no ordinary stand! It seems to be a bus stand,” interjected Goblin with a spark</text:span></text:span><text:span text:style-name="Strong_20_Emphasis"><text:span text:style-name="T248"> of</text:span></text:span><text:span text:style-name="Strong_20_Emphasis"><text:span text:style-name="T238"> </text:span></text:span><text:span text:style-name="Strong_20_Emphasis"><text:span text:style-name="T239">exhilaration as Mr. Gopro nodded as he complimented him as an ‘Observant’.</text:span></text:span></text:p>
      <text:p text:style-name="P48"><text:span text:style-name="Strong_20_Emphasis"><text:span text:style-name="T239"/></text:span></text:p>
      <text:p text:style-name="P48"><text:span text:style-name="Strong_20_Emphasis"><text:span text:style-name="T239">“</text:span></text:span><text:span text:style-name="Strong_20_Emphasis"><text:span text:style-name="T240">That is actually inherited,</text:span></text:span><text:span text:style-name="Strong_20_Emphasis"><text:span text:style-name="T239">” </text:span></text:span><text:span text:style-name="Strong_20_Emphasis"><text:span text:style-name="T240">grinned Goblin pocketing his hands, honouring himself as he blinked involuntarily. </text:span></text:span></text:p>
      <text:p text:style-name="P48"><text:span text:style-name="Strong_20_Emphasis"><text:span text:style-name="T240"/></text:span></text:p>
      <text:p text:style-name="P48"><text:span text:style-name="Strong_20_Emphasis"><text:span text:style-name="T240">“Well, you missed adding ‘apparently’,” chortled Mr. Gopro accompanied </text:span></text:span><text:span text:style-name="Strong_20_Emphasis"><text:span text:style-name="T248">by</text:span></text:span><text:span text:style-name="Strong_20_Emphasis"><text:span text:style-name="T240"> others cackling and Mr. James’s dabbing on Goblin’s shoulders who had clapped his gelid scarlet hands with lengthy tapered fingers on his vivaciously cherry red face. <text:s/></text:span></text:span></text:p>
      <text:p text:style-name="P48"><text:soft-page-break/><text:span text:style-name="Strong_20_Emphasis"><text:span text:style-name="T236"/></text:span></text:p>
      <text:p text:style-name="P49"><text:span text:style-name="Strong_20_Emphasis"><text:span text:style-name="T241"/></text:span></text:p>
      <text:p text:style-name="P52"><text:span text:style-name="Strong_20_Emphasis"><text:span text:style-name="T241"/></text:span></text:p>
      <text:p text:style-name="P52"><text:span text:style-name="Strong_20_Emphasis"><text:span text:style-name="T241"/></text:span></text:p>
      <text:p text:style-name="P52"><text:span text:style-name="Strong_20_Emphasis"><text:span text:style-name="T241">They were among the minority of immigrants who were boarding the bus </text:span></text:span><text:span text:style-name="Strong_20_Emphasis"><text:span text:style-name="T242">for travelling around the city</text:span></text:span><text:span text:style-name="Strong_20_Emphasis"><text:span text:style-name="T241">. </text:span></text:span><text:span text:style-name="Strong_20_Emphasis"><text:span text:style-name="T242">The optimism in the blood which flowed through their veins factored out their enervation caused by the journey of dozen thousand kilometres. </text:span></text:span></text:p>
      <text:p text:style-name="P52"><text:span text:style-name="Strong_20_Emphasis"><text:span text:style-name="T247">The coal-tar laid road had scattered chunks of gooey dirt and snow resembling the black-chocolate flecked on a black forest cake. </text:span></text:span><text:span text:style-name="Strong_20_Emphasis"><text:span text:style-name="T248">Numerous cars zoomed past them as their headlights penetrated through the substantial descent of fog, catapulting snow across the view. It seemed </text:span></text:span><text:span text:style-name="Strong_20_Emphasis"><text:span text:style-name="T249">complicated</text:span></text:span><text:span text:style-name="Strong_20_Emphasis"><text:span text:style-name="T248"> to discern a car and an epic ruby coloured double – decker bus disguised under a gloomy </text:span></text:span><text:span text:style-name="Strong_20_Emphasis"><text:span text:style-name="T249">cloak.</text:span></text:span></text:p>
      <text:p text:style-name="P52"><text:span text:style-name="Strong_20_Emphasis"><text:span text:style-name="T249"/></text:span></text:p>
      <text:p text:style-name="P52"><text:span text:style-name="Strong_20_Emphasis"><text:span text:style-name="T249">“Let this be our honour towards Chile to board its conventional mode of transport,” Announced Mr. James, followed by others </text:span></text:span><text:span text:style-name="Strong_20_Emphasis"><text:span text:style-name="T250">applause to his meticulously weaved lines crested with apt voice modulation required. </text:span></text:span><text:span text:style-name="Strong_20_Emphasis"><text:span text:style-name="T251">The proceeding lot </text:span></text:span><text:span text:style-name="Strong_20_Emphasis"><text:span text:style-name="T252">raised their arms in the dismal fog and cheered, “Es lebe Chile!” </text:span></text:span></text:p>
      <text:p text:style-name="P52"><text:span text:style-name="Strong_20_Emphasis"><text:span text:style-name="T252"/></text:span></text:p>
      <text:p text:style-name="P52"><text:span text:style-name="Strong_20_Emphasis"><text:span text:style-name="T252">“</text:span></text:span><text:span text:style-name="Strong_20_Emphasis"><text:span text:style-name="T253">Well, I hope that this might indicate the men from Germany have entered Chile,</text:span></text:span><text:span text:style-name="Strong_20_Emphasis"><text:span text:style-name="T252">” </text:span></text:span><text:span text:style-name="Strong_20_Emphasis"><text:span text:style-name="T253">added Percy with a sign, intending to gain attention.</text:span></text:span></text:p>
      <text:p text:style-name="P52"><text:span text:style-name="Strong_20_Emphasis"><text:span text:style-name="T253"/></text:span></text:p>
      <text:p text:style-name="P52"><text:span text:style-name="Strong_20_Emphasis"><text:span text:style-name="T253">“We look more of those monks,” chaffed Fred, patting Percy </text:span></text:span><text:span text:style-name="Strong_20_Emphasis"><text:span text:style-name="T254">as the adults dug deep into a muffled gossip</text:span></text:span><text:span text:style-name="Strong_20_Emphasis"><text:span text:style-name="T253">.</text:span></text:span></text:p>
      <text:p text:style-name="P53"><text:soft-page-break/><text:span text:style-name="Strong_20_Emphasis"><text:span text:style-name="T255">Goblin </text:span></text:span><text:span text:style-name="Strong_20_Emphasis"><text:span text:style-name="T256">glowered both Fred and Percy when they cognized their blooper in mentioning a trifling part of their investigation. </text:span></text:span></text:p>
      <text:p text:style-name="P53"><text:span text:style-name="Strong_20_Emphasis"><text:span text:style-name="T256"/></text:span></text:p>
      <text:p text:style-name="P53"><text:span text:style-name="Strong_20_Emphasis"><text:span text:style-name="T256">“</text:span></text:span><text:span text:style-name="Strong_20_Emphasis"><text:span text:style-name="T257">Ähm....I just noticed that the weather in Germany and Chile is the same,</text:span></text:span><text:span text:style-name="Strong_20_Emphasis"><text:span text:style-name="T256">” <text:tab/></text:span></text:span><text:span text:style-name="Strong_20_Emphasis"><text:span text:style-name="T257">exclaimed the gulping Percy, stealing glances with intent to change the subject </text:span></text:span><text:span text:style-name="Strong_20_Emphasis"><text:span text:style-name="T258">as Percy whispered into his ear, “We’ll still be culpable for our actions!”</text:span></text:span></text:p>
      <text:p text:style-name="P54"><text:span text:style-name="Strong_20_Emphasis"><text:span text:style-name="T259">The steaming fug delivered from Percy’s nostrils and mouth to the </text:span></text:span><text:span text:style-name="Strong_20_Emphasis"><text:span text:style-name="T260">Fred’s</text:span></text:span><text:span text:style-name="Strong_20_Emphasis"><text:span text:style-name="T259"> ear added a layer of crystallized water on that half of </text:span></text:span><text:span text:style-name="Strong_20_Emphasis"><text:span text:style-name="T260">his</text:span></text:span><text:span text:style-name="Strong_20_Emphasis"><text:span text:style-name="T259"> face.</text:span></text:span></text:p>
      <text:p text:style-name="P54"><text:span text:style-name="Strong_20_Emphasis"><text:span text:style-name="T259"/></text:span></text:p>
      <text:p text:style-name="P55"><text:span text:style-name="Strong_20_Emphasis"><text:span text:style-name="T259">“</text:span></text:span><text:span text:style-name="Strong_20_Emphasis"><text:span text:style-name="T261">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6">ideally</text:span></text:span><text:span text:style-name="Strong_20_Emphasis"><text:span text:style-name="T261"> undergoing their spring.</text:span></text:span><text:span text:style-name="Strong_20_Emphasis"><text:span text:style-name="T259">” </text:span></text:span><text:span text:style-name="Strong_20_Emphasis"><text:span text:style-name="T262">Replied back Goblin clapping his bitter palms on Fred’s neck, as he squealed and sprang forwards with a guffaw.</text:span></text:span></text:p>
      <text:p text:style-name="P55"><text:span text:style-name="Strong_20_Emphasis"><text:span text:style-name="T262"/></text:span></text:p>
      <text:p text:style-name="P55"><text:span text:style-name="Strong_20_Emphasis"><text:span text:style-name="T262">“</text:span></text:span><text:span text:style-name="Strong_20_Emphasis"><text:span text:style-name="T263">Apologizes if I was a bit grating </text:span></text:span><text:span text:style-name="Strong_20_Emphasis"><text:span text:style-name="T265">I have always prioritized our work over my social life</text:span></text:span><text:span text:style-name="Strong_20_Emphasis"><text:span text:style-name="T263">,</text:span></text:span><text:span text:style-name="Strong_20_Emphasis"><text:span text:style-name="T262">” </text:span></text:span><text:span text:style-name="Strong_20_Emphasis"><text:span text:style-name="T263">expressed Goblin suspending his arm on his shoulder as Fred grinned like a Cheshire Cat. </text:span></text:span></text:p>
      <text:p text:style-name="P55"><text:span text:style-name="Strong_20_Emphasis"><text:span text:style-name="T263"/></text:span></text:p>
      <text:p text:style-name="P55"><text:span text:style-name="Strong_20_Emphasis"><text:span text:style-name="T263"/></text:span></text:p>
      <text:p text:style-name="P55"><text:span text:style-name="Strong_20_Emphasis"><text:span text:style-name="T263"/></text:span></text:p>
      <text:p text:style-name="P55"><text:soft-page-break/><text:span text:style-name="Strong_20_Emphasis"><text:span text:style-name="T263"/></text:span></text:p>
      <text:p text:style-name="P55"><text:span text:style-name="Strong_20_Emphasis"><text:span text:style-name="T263"/></text:span></text:p>
      <text:p text:style-name="P55"><text:span text:style-name="Strong_20_Emphasis"><text:span text:style-name="T263"/></text:span></text:p>
      <text:p text:style-name="P56"><text:span text:style-name="Strong_20_Emphasis"><text:span text:style-name="T692"/></text:span></text:p>
      <text:p text:style-name="P56"><text:span text:style-name="Strong_20_Emphasis"><text:span text:style-name="T264">CHAPTER 8 – </text:span></text:span><text:span text:style-name="Strong_20_Emphasis"><text:span text:style-name="T489">A JOURNEY </text:span></text:span><text:span text:style-name="Strong_20_Emphasis"><text:span text:style-name="T596">ACROSS</text:span></text:span><text:span text:style-name="Strong_20_Emphasis"><text:span text:style-name="T489"> THE WATER/</text:span></text:span><text:span text:style-name="Strong_20_Emphasis"><text:span text:style-name="T264"> </text:span></text:span></text:p>
      <text:p text:style-name="P52"><text:span text:style-name="Strong_20_Emphasis"><text:span text:style-name="T267"/></text:span></text:p>
      <text:p text:style-name="P57"><text:span text:style-name="Strong_20_Emphasis"><text:span text:style-name="T267">The approaching team was examined by the people under the bus stand as ornaments shimmering with optimism and </text:span></text:span><text:span text:style-name="Strong_20_Emphasis"><text:span text:style-name="T268">ebullience in the gloomy and dismal environment around. </text:span></text:span></text:p>
      <text:p text:style-name="P58"><text:span text:style-name="Strong_20_Emphasis"><text:span text:style-name="T269">There was a prominent sound of rubbing hands </text:span></text:span><text:span text:style-name="Strong_20_Emphasis"><text:span text:style-name="T270">and </text:span></text:span><text:span text:style-name="Strong_20_Emphasis"><text:span text:style-name="T269">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69"/></text:span></text:p>
      <text:p text:style-name="P59"><text:span text:style-name="Strong_20_Emphasis"><text:span text:style-name="T270">Soon, a scarlet double-decker bus with an extensive windscreen, fluorescent headlights and inky black radial tyres progressively moved into view. </text:span></text:span><text:span text:style-name="Strong_20_Emphasis"><text:span text:style-name="T271">The bus halted before them with a jolt caused by the </text:span></text:span><text:span text:style-name="Strong_20_Emphasis"><text:span text:style-name="T272">brakes as the glass doors located on the front end flapped open revealing the interior. </text:span></text:span><text:span text:style-name="Strong_20_Emphasis"><text:span text:style-name="T273">The driver was a lanky man with a pallid face, bushy eyebrows, dishevelled crimson hair dressed in a</text:span></text:span><text:span text:style-name="Strong_20_Emphasis"><text:span text:style-name="T274">n</text:span></text:span><text:span text:style-name="Strong_20_Emphasis"><text:span text:style-name="T273"> indigo suit seated on a raised snug platform as a chair.</text:span></text:span></text:p>
      <text:p text:style-name="P59"><text:span text:style-name="Strong_20_Emphasis"><text:span text:style-name="T273"/></text:span></text:p>
      <text:p text:style-name="P60"><text:span text:style-name="Strong_20_Emphasis"><text:span text:style-name="T275">They boarded the bus and directed themselves to the upper level of seating, sensing the vibrations from the revving engine. Majority of the passengers were employees dressed in formal wear with suitcases and </text:span></text:span><text:soft-page-break/><text:span text:style-name="Strong_20_Emphasis"><text:span text:style-name="T275">alongwith several elderly people who preferred to grab a seat on the lower level. </text:span></text:span></text:p>
      <text:p text:style-name="P61"><text:span text:style-name="Strong_20_Emphasis"><text:span text:style-name="T275">Spanish was vocalized among the people onboard which went beyond the team’s intellect, </text:span></text:span><text:span text:style-name="Strong_20_Emphasis"><text:span text:style-name="T276">presenting them at a situation where they gazed dumbfounded around, except Goblin who had to coordinate with the conductor on behalf of all others. </text:span></text:span></text:p>
      <text:p text:style-name="P61"><text:span text:style-name="Strong_20_Emphasis"><text:span text:style-name="T276"/></text:span></text:p>
      <text:p text:style-name="P61"><text:span text:style-name="Strong_20_Emphasis"><text:span text:style-name="T276">“</text:span></text:span><text:span text:style-name="Strong_20_Emphasis"><text:span text:style-name="T277">Where are y'all headed?</text:span></text:span><text:span text:style-name="Strong_20_Emphasis"><text:span text:style-name="T276">” </text:span></text:span><text:span text:style-name="Strong_20_Emphasis"><text:span text:style-name="T277">Asked the conductor in Spanish, scanning the team and leafing through his hang bag loaded with tickets and money with his long lingering fingers.</text:span></text:span></text:p>
      <text:p text:style-name="P61"><text:span text:style-name="Strong_20_Emphasis"><text:span text:style-name="T277"/></text:span></text:p>
      <text:p text:style-name="P52"><text:span text:style-name="Strong_20_Emphasis"><text:span text:style-name="T250">“</text:span></text:span><text:span text:style-name="Strong_20_Emphasis"><text:span text:style-name="T277">A group of</text:span></text:span><text:span text:style-name="Strong_20_Emphasis"><text:span text:style-name="T278"> four teens and three adults to</text:span></text:span><text:span text:style-name="Strong_20_Emphasis"><text:span text:style-name="T277"> Valparaíso,</text:span></text:span><text:span text:style-name="Strong_20_Emphasis"><text:span text:style-name="T250">” </text:span></text:span><text:span text:style-name="Strong_20_Emphasis"><text:span text:style-name="T277">Replied back Goblin </text:span></text:span><text:span text:style-name="Strong_20_Emphasis"><text:span text:style-name="T278">in Spanish as he paid the required amount and acquired their respective tickets.</text:span></text:span></text:p>
      <text:p text:style-name="P52"><text:span text:style-name="Strong_20_Emphasis"><text:span text:style-name="T278"/></text:span></text:p>
      <text:p text:style-name="P62"><text:span text:style-name="Strong_20_Emphasis"><text:span text:style-name="T279">Goblin and Shaun were seated together while behind them on the squashy threadbare leather seats.</text:span></text:span></text:p>
      <text:p text:style-name="P62"><text:span text:style-name="Strong_20_Emphasis"><text:span text:style-name="T279"/></text:span></text:p>
      <text:p text:style-name="P62"><text:span text:style-name="Strong_20_Emphasis"><text:span text:style-name="T279">“Its a long </text:span></text:span><text:span text:style-name="Strong_20_Emphasis"><text:span text:style-name="T281">one and a half</text:span></text:span><text:span text:style-name="Strong_20_Emphasis"><text:span text:style-name="T279"> hour journey to your destination and fortunately y'all will not have to change the bus,” informed the Conductor, </text:span></text:span><text:span text:style-name="Strong_20_Emphasis"><text:span text:style-name="T280">patrolling around in a squeezed lane laid with a decrepit carpet between the seats for investigating whether everyone had issued their tickets.</text:span></text:span></text:p>
      <text:p text:style-name="P62"><text:span text:style-name="Strong_20_Emphasis"><text:span text:style-name="T280"/></text:span></text:p>
      <text:p text:style-name="P63"><text:span text:style-name="Strong_20_Emphasis"><text:span text:style-name="T282">They sat perched, peering out from the window to </text:span></text:span><text:span text:style-name="Strong_20_Emphasis"><text:span text:style-name="T287">view</text:span></text:span><text:span text:style-name="Strong_20_Emphasis"><text:span text:style-name="T282"> cars which appeared diminutive against the bus. Everything around them seemed miniature models, since the team was seated </text:span></text:span><text:span text:style-name="Strong_20_Emphasis"><text:span text:style-name="T286">relatively</text:span></text:span><text:span text:style-name="Strong_20_Emphasis"><text:span text:style-name="T282"> higher in the bus, </text:span></text:span><text:soft-page-break/><text:span text:style-name="Strong_20_Emphasis"><text:span text:style-name="T287">on the upper deck</text:span></text:span><text:span text:style-name="Strong_20_Emphasis"><text:span text:style-name="T282">. They </text:span></text:span><text:span text:style-name="Strong_20_Emphasis"><text:span text:style-name="T287">also</text:span></text:span><text:span text:style-name="Strong_20_Emphasis"><text:span text:style-name="T282"> experienced a serrated sensation of </text:span></text:span><text:span text:style-name="Strong_20_Emphasis"><text:span text:style-name="T283">self-esteem and dignity for themselves. </text:span></text:span></text:p>
      <text:p text:style-name="P63"><text:span text:style-name="Strong_20_Emphasis"><text:span text:style-name="T283"/></text:span></text:p>
      <text:p text:style-name="P63"><text:span text:style-name="Strong_20_Emphasis"><text:span text:style-name="T283">“Did you think about the plan </text:span></text:span><text:span text:style-name="Strong_20_Emphasis"><text:span text:style-name="T284">for the gold bar</text:span></text:span><text:span text:style-name="Strong_20_Emphasis"><text:span text:style-name="T283"> yet?” Interrogated Shaun as he turned his neck with a thrust towards Goblin, breaking the feeling of triumph. </text:span></text:span></text:p>
      <text:p text:style-name="P63"><text:span text:style-name="Strong_20_Emphasis"><text:span text:style-name="T283"/></text:span></text:p>
      <text:p text:style-name="P63"><text:span text:style-name="Strong_20_Emphasis"><text:span text:style-name="T283">“Nicht wirklich.......</text:span></text:span><text:span text:style-name="Strong_20_Emphasis"><text:span text:style-name="T285">but is there a need? </text:span></text:span><text:span text:style-name="Strong_20_Emphasis"><text:span text:style-name="T288">Since, We’ve already arrived here..</text:span></text:span><text:span text:style-name="Strong_20_Emphasis"><text:span text:style-name="T283">” </text:span></text:span><text:span text:style-name="Strong_20_Emphasis"><text:span text:style-name="T288">whispered Goblin. </text:span></text:span></text:p>
      <text:p text:style-name="P63"><text:span text:style-name="Strong_20_Emphasis"><text:span text:style-name="T288"/></text:span></text:p>
      <text:p text:style-name="P65"><text:span text:style-name="Strong_20_Emphasis"><text:span text:style-name="T288">“Partly positive. It would be beneficial for us,” Shaun replied as they both leaned forward due to the application of the bus breaks. </text:span></text:span></text:p>
      <text:p text:style-name="P65"><text:span text:style-name="Strong_20_Emphasis"><text:span text:style-name="T288">“We’ll discuss about the same with others once we reach Valparaíso,” </text:span></text:span><text:span text:style-name="Strong_20_Emphasis"><text:span text:style-name="T289">Goblin added, updating his brunette and wizened journal </text:span></text:span><text:span text:style-name="Strong_20_Emphasis"><text:span text:style-name="T290">with coarse pages</text:span></text:span><text:span text:style-name="Strong_20_Emphasis"><text:span text:style-name="T289">, enlisting all the major events of their investigation.</text:span></text:span></text:p>
      <text:p text:style-name="P66"><text:span text:style-name="Strong_20_Emphasis"><text:span text:style-name="T291"/></text:span></text:p>
      <text:p text:style-name="P69"><text:span text:style-name="Strong_20_Emphasis"><text:span text:style-name="T291">“</text:span></text:span><text:span text:style-name="Strong_20_Emphasis"><text:span text:style-name="T292">Since we are approaching the decisive state of our investigation, we must attempt to foresee the impediments which we might face ahead. So, lets put th</text:span></text:span><text:span text:style-name="Strong_20_Emphasis"><text:span text:style-name="T300">ese minutes to</text:span></text:span><text:span text:style-name="Strong_20_Emphasis"><text:span text:style-name="T292"> use</text:span></text:span><text:span text:style-name="Strong_20_Emphasis"><text:span text:style-name="T291">,” </text:span></text:span><text:span text:style-name="Strong_20_Emphasis"><text:span text:style-name="T293">Goblin announced as the team formed a ring around him, adjoining their shoulders. “</text:span></text:span><text:span text:style-name="Strong_20_Emphasis"><text:span text:style-name="T294">I am currently pondering over a recent issue addressed by Shaun,</text:span></text:span><text:span text:style-name="Strong_20_Emphasis"><text:span text:style-name="T293">” </text:span></text:span><text:span text:style-name="Strong_20_Emphasis"><text:span text:style-name="T294">he added, seeking concord on others’ expressions. </text:span></text:span></text:p>
      <text:p text:style-name="P69"><text:span text:style-name="Strong_20_Emphasis"><text:span text:style-name="T294"/></text:span></text:p>
      <text:p text:style-name="P69"><text:span text:style-name="Strong_20_Emphasis"><text:span text:style-name="T294">Mr. </text:span></text:span><text:span text:style-name="Strong_20_Emphasis"><text:span text:style-name="T300">Gopro and James heads rested alightly on the snug seats as the dozed off to their dreams. <text:tab/>The </text:span></text:span><text:soft-page-break/><text:span text:style-name="Strong_20_Emphasis"><text:span text:style-name="T300">characters sensed a po</text:span></text:span><text:span text:style-name="Strong_20_Emphasis"><text:span text:style-name="T301">n</text:span></text:span><text:span text:style-name="Strong_20_Emphasis"><text:span text:style-name="T300">d</text:span></text:span><text:span text:style-name="Strong_20_Emphasis"><text:span text:style-name="T301">erous weight thrusting them to the earth, the aftermath of t</text:span></text:span><text:span text:style-name="Strong_20_Emphasis"><text:span text:style-name="T300">he wearisome journey. </text:span></text:span></text:p>
      <text:p text:style-name="P70"><text:span text:style-name="Strong_20_Emphasis"><text:span text:style-name="T302">Everyone’s determination seemed to be overwhelmed by the enervation and </text:span></text:span><text:span text:style-name="Strong_20_Emphasis"><text:span text:style-name="T303">they</text:span></text:span><text:span text:style-name="Strong_20_Emphasis"><text:span text:style-name="T302"> found it harsh to keep in par with their cognitive strength, as their eyelids lowered switching from the gracefully vivid day to profusion of shadowy night. </text:span></text:span><text:span text:style-name="Strong_20_Emphasis"><text:span text:style-name="T304">The unintended bumps and wobbles didn’t pester the team </text:span></text:span><text:span text:style-name="Strong_20_Emphasis"><text:span text:style-name="T305">as they rejuvenated their mental and physical energy. Majority of the </text:span></text:span><text:span text:style-name="Strong_20_Emphasis"><text:span text:style-name="T306">team </text:span></text:span><text:span text:style-name="Strong_20_Emphasis"><text:span text:style-name="T305">members anticipated to </text:span></text:span><text:span text:style-name="Strong_20_Emphasis"><text:span text:style-name="T307">daydream; however </text:span></text:span><text:span text:style-name="Strong_20_Emphasis"><text:span text:style-name="T308">astoundingly, </text:span></text:span><text:span text:style-name="Strong_20_Emphasis"><text:span text:style-name="T307">they didn’t wander into the fantasy lands rather into the eternal darknes</text:span></text:span><text:span text:style-name="Strong_20_Emphasis"><text:span text:style-name="T308">s, despite various ordeals and entertaining events they had waded through. </text:span></text:span></text:p>
      <text:p text:style-name="P71"><text:span text:style-name="Strong_20_Emphasis"><text:span text:style-name="T309"/></text:span></text:p>
      <text:p text:style-name="P71"><text:span text:style-name="Strong_20_Emphasis"><text:span text:style-name="T309">As the characters </text:span></text:span><text:span text:style-name="Strong_20_Emphasis"><text:span text:style-name="T310">snoozed, the weather wholly transformed: the gentle surface of the peachy leaves neglected the dew before the drizzling light of the sun, which had </text:span></text:span><text:span text:style-name="Strong_20_Emphasis"><text:span text:style-name="T311">recently </text:span></text:span><text:span text:style-name="Strong_20_Emphasis"><text:span text:style-name="T310">revealed itself from the vast cover of </text:span></text:span><text:span text:style-name="Strong_20_Emphasis"><text:span text:style-name="T312">altostratus clouds. </text:span></text:span><text:span text:style-name="Strong_20_Emphasis"><text:span text:style-name="T313">Even the frequent treading and plodding of feet as the bus whistle-stopped caused no hindrance in their catnap. </text:span></text:span></text:p>
      <text:p text:style-name="P84"><text:span text:style-name="Strong_20_Emphasis"><text:span text:style-name="T313">The ruby bus blazed </text:span></text:span><text:span text:style-name="Strong_20_Emphasis"><text:span text:style-name="T314">swiftly </text:span></text:span><text:span text:style-name="Strong_20_Emphasis"><text:span text:style-name="T313">against the wind</text:span></text:span><text:span text:style-name="Strong_20_Emphasis"><text:span text:style-name="T314">, around the entwined roads of the sub-urban, through the dark and winding tunnels beneath the hills, across the countryside with flamboyant coloured meadows and on the developed and levelled roads towards the populous city besieged by saline water body – </text:span></text:span><text:span text:style-name="Strong_20_Emphasis"><text:span text:style-name="T288">Valparaíso</text:span></text:span><text:span text:style-name="Strong_20_Emphasis"><text:span text:style-name="T314">. </text:span></text:span><text:span text:style-name="Strong_20_Emphasis"><text:span text:style-name="T315">Somewhere amidst this colossal water body stood the land of the Rapa Nui, which </text:span></text:span><text:soft-page-break/><text:span text:style-name="Strong_20_Emphasis"><text:span text:style-name="T315">determines the destiny of the team and the fate of Berlin – Easter Island, the terminus of their mystery. </text:span></text:span></text:p>
      <text:p text:style-name="P71"><text:span text:style-name="Strong_20_Emphasis"><text:span text:style-name="T315"/></text:span></text:p>
      <text:p text:style-name="P71"><text:span text:style-name="Strong_20_Emphasis"><text:span text:style-name="T315"/></text:span></text:p>
      <text:p text:style-name="P71"><text:span text:style-name="Strong_20_Emphasis"><text:span text:style-name="T315">“</text:span></text:span><text:span text:style-name="Strong_20_Emphasis"><text:span text:style-name="T316">Ai! It was only ninety minutes journey,</text:span></text:span><text:span text:style-name="Strong_20_Emphasis"><text:span text:style-name="T315">” </text:span></text:span><text:span text:style-name="Strong_20_Emphasis"><text:span text:style-name="T316">yelled </text:span></text:span><text:span text:style-name="Strong_20_Emphasis"><text:span text:style-name="T317">Shaun</text:span></text:span><text:span text:style-name="Strong_20_Emphasis"><text:span text:style-name="T316">, </text:span></text:span><text:span text:style-name="Strong_20_Emphasis"><text:span text:style-name="T317">as he sprang forwards from deep forty winks. Shaun’s thunderous shrill thwacked the walls of the team’s ears, causing them</text:span></text:span><text:span text:style-name="Strong_20_Emphasis"><text:span text:style-name="T318"> wake up from the slumber and</text:span></text:span><text:span text:style-name="Strong_20_Emphasis"><text:span text:style-name="T317"> instantly </text:span></text:span><text:span text:style-name="Strong_20_Emphasis"><text:span text:style-name="T318">locate</text:span></text:span><text:span text:style-name="Strong_20_Emphasis"><text:span text:style-name="T317"> the origin of the ‘raucous’. </text:span></text:span></text:p>
      <text:p text:style-name="P71"><text:span text:style-name="Strong_20_Emphasis"><text:span text:style-name="T317"/></text:span></text:p>
      <text:p text:style-name="P71"><text:span text:style-name="Strong_20_Emphasis"><text:span text:style-name="T317">“</text:span></text:span><text:span text:style-name="Strong_20_Emphasis"><text:span text:style-name="T319">Did we miss our stop?</text:span></text:span><text:span text:style-name="Strong_20_Emphasis"><text:span text:style-name="T317">” </text:span></text:span><text:span text:style-name="Strong_20_Emphasis"><text:span text:style-name="T319">interrogated Cadbury in a high-pitched voice, as others turned towards Goblin with raised eyebrows seeming to retrieve the answer the peculiar cavernous dark behind his pupil. <text:s/></text:span></text:span></text:p>
      <text:p text:style-name="P84"><text:span text:style-name="Strong_20_Emphasis"><text:span text:style-name="T320">Goblin’s eyes instantaneously focused onto an LCD screen hung from the roof, displaying the next station as </text:span></text:span><text:span text:style-name="Strong_20_Emphasis"><text:span text:style-name="T288">Valparaíso</text:span></text:span><text:span text:style-name="Strong_20_Emphasis"><text:span text:style-name="T320"> and the estimated time as a quarter of an hour. </text:span></text:span></text:p>
      <text:p text:style-name="P72"><text:span text:style-name="Strong_20_Emphasis"><text:span text:style-name="T320"/></text:span></text:p>
      <text:p text:style-name="P73"><text:span text:style-name="Strong_20_Emphasis"><text:span text:style-name="T320">“</text:span></text:span><text:span text:style-name="Strong_20_Emphasis"><text:span text:style-name="T321">15 mins more for our stop. We’ve been off for half an hour and it seems ages,</text:span></text:span><text:span text:style-name="Strong_20_Emphasis"><text:span text:style-name="T320">” </text:span></text:span><text:span text:style-name="Strong_20_Emphasis"><text:span text:style-name="T321">sighed Goblin as he noticed that the entire deck was vacant and the brunette seat cushions were squashed, indicating that the passengers had disembarked the bus recently.</text:span></text:span></text:p>
      <text:p text:style-name="P73"><text:span text:style-name="Strong_20_Emphasis"><text:span text:style-name="T321">His prompt </text:span></text:span><text:span text:style-name="Strong_20_Emphasis"><text:span text:style-name="T322">reply comforted everyone as they let out </text:span></text:span><text:span text:style-name="Strong_20_Emphasis"><text:span text:style-name="T323">their held breaths. </text:span></text:span></text:p>
      <text:p text:style-name="P73"><text:span text:style-name="Strong_20_Emphasis"><text:span text:style-name="T323"/></text:span></text:p>
      <text:p text:style-name="P74"><text:span text:style-name="Strong_20_Emphasis"><text:span text:style-name="T323">“</text:span></text:span><text:span text:style-name="Strong_20_Emphasis"><text:span text:style-name="T324">You woke us at the precise moment!</text:span></text:span><text:span text:style-name="Strong_20_Emphasis"><text:span text:style-name="T323">” </text:span></text:span><text:span text:style-name="Strong_20_Emphasis"><text:span text:style-name="T324">Exclaimed Cadbury, wiping off the sweat on his forehead that had trickled down from his hair during his nap.</text:span></text:span></text:p>
      <text:p text:style-name="P74"><text:span text:style-name="Strong_20_Emphasis"><text:span text:style-name="T324"/></text:span></text:p>
      <text:p text:style-name="P74"><text:soft-page-break/><text:span text:style-name="Strong_20_Emphasis"><text:span text:style-name="T324">“</text:span></text:span><text:span text:style-name="Strong_20_Emphasis"><text:span text:style-name="T325">My heart just skipped its beat,</text:span></text:span><text:span text:style-name="Strong_20_Emphasis"><text:span text:style-name="T324">” </text:span></text:span><text:span text:style-name="Strong_20_Emphasis"><text:span text:style-name="T325">Goblin added patting Shaun on his back, </text:span></text:span><text:span text:style-name="Strong_20_Emphasis"><text:span text:style-name="T326">appreciating his promptitude </text:span></text:span><text:span text:style-name="Strong_20_Emphasis"><text:span text:style-name="T327">which had rescued them from a </text:span></text:span><text:span text:style-name="Strong_20_Emphasis"><text:span text:style-name="T328">detour. </text:span></text:span></text:p>
      <text:p text:style-name="P74"><text:span text:style-name="Strong_20_Emphasis"><text:span text:style-name="T328"/></text:span></text:p>
      <text:p text:style-name="P75"><text:span text:style-name="Strong_20_Emphasis"><text:span text:style-name="T329">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30">knackered by his work</text:span></text:span><text:span text:style-name="Strong_20_Emphasis"><text:span text:style-name="T329">.</text:span></text:span></text:p>
      <text:p text:style-name="P75"><text:span text:style-name="Strong_20_Emphasis"><text:span text:style-name="T329"/></text:span></text:p>
      <text:p text:style-name="P75"><text:span text:style-name="Strong_20_Emphasis"><text:span text:style-name="T329">“A moment ago, you </text:span></text:span><text:span text:style-name="Strong_20_Emphasis"><text:span text:style-name="T331">guys were asleep, and now ya’ll are..</text:span></text:span><text:span text:style-name="Strong_20_Emphasis"><text:span text:style-name="T329">” h</text:span></text:span><text:span text:style-name="Strong_20_Emphasis"><text:span text:style-name="T331">e gasped</text:span></text:span><text:span text:style-name="Strong_20_Emphasis"><text:span text:style-name="T329"> </text:span></text:span><text:span text:style-name="Strong_20_Emphasis"><text:span text:style-name="T331">dumbfounded, halting beside them. </text:span></text:span></text:p>
      <text:p text:style-name="P75"><text:span text:style-name="Strong_20_Emphasis"><text:span text:style-name="T331"/></text:span></text:p>
      <text:p text:style-name="P75"><text:span text:style-name="Strong_20_Emphasis"><text:span text:style-name="T331">“</text:span></text:span><text:span text:style-name="Strong_20_Emphasis"><text:span text:style-name="T332">Positive, </text:span></text:span><text:span text:style-name="Strong_20_Emphasis"><text:span text:style-name="T336">and</text:span></text:span><text:span text:style-name="Strong_20_Emphasis"><text:span text:style-name="T332"> now we are awake,</text:span></text:span><text:span text:style-name="Strong_20_Emphasis"><text:span text:style-name="T331">” </text:span></text:span><text:span text:style-name="Strong_20_Emphasis"><text:span text:style-name="T332">Goblin replied, grinning as the </text:span></text:span><text:span text:style-name="Strong_20_Emphasis"><text:span text:style-name="T333">bus </text:span></text:span><text:span text:style-name="Strong_20_Emphasis"><text:span text:style-name="T334">shuddered passing through stripes of speed-brakers. <text:s/></text:span></text:span></text:p>
      <text:p text:style-name="P75"><text:span text:style-name="Strong_20_Emphasis"><text:span text:style-name="T334"/></text:span></text:p>
      <text:p text:style-name="P84"><text:span text:style-name="Strong_20_Emphasis"><text:span text:style-name="T334">“</text:span></text:span><text:span text:style-name="Strong_20_Emphasis"><text:span text:style-name="T335">Hope that </text:span></text:span><text:span text:style-name="Strong_20_Emphasis"><text:span text:style-name="T337">you</text:span></text:span><text:span text:style-name="Strong_20_Emphasis"><text:span text:style-name="T335"> didn’t wake up by the </text:span></text:span><text:span text:style-name="Strong_20_Emphasis"><text:span text:style-name="T338">spontaneous </text:span></text:span><text:span text:style-name="Strong_20_Emphasis"><text:span text:style-name="T335">‘quakes’ of the bus</text:span></text:span><text:span text:style-name="Strong_20_Emphasis"><text:span text:style-name="T334">,” </text:span></text:span><text:span text:style-name="Strong_20_Emphasis"><text:span text:style-name="T335">jested the conductor and informed that they would arrive at </text:span></text:span><text:span text:style-name="Strong_20_Emphasis"><text:span text:style-name="T288">Valparaíso</text:span></text:span><text:span text:style-name="Strong_20_Emphasis"><text:span text:style-name="T335"> stop sooner than the time displayed on the screen. </text:span></text:span></text:p>
      <text:p text:style-name="P76"><text:span text:style-name="Strong_20_Emphasis"><text:span text:style-name="T335"/></text:span></text:p>
      <text:p text:style-name="P77"><text:span text:style-name="Strong_20_Emphasis"><text:span text:style-name="T339">Through the verdant and murky forest with knobby roots </text:span></text:span><text:span text:style-name="Strong_20_Emphasis"><text:span text:style-name="T340">the bus passed, as the team discerned the trees </text:span></text:span><text:span text:style-name="Strong_20_Emphasis"><text:span text:style-name="T345">yodelling</text:span></text:span><text:span text:style-name="Strong_20_Emphasis"><text:span text:style-name="T340"> of their content and dejection for the humans. </text:span></text:span></text:p>
      <text:p text:style-name="P77"><text:span text:style-name="Strong_20_Emphasis"><text:span text:style-name="T718">‘Alas, human life has transcended all the borders of nature!’ - </text:span></text:span><text:span text:style-name="Strong_20_Emphasis"><text:span text:style-name="T340">The company thought, while leaves escaped the captivity of the trees to lay on the ground resembling a rain of affection. </text:span></text:span></text:p>
      <text:p text:style-name="P84"><text:soft-page-break/><text:span text:style-name="Strong_20_Emphasis"><text:span text:style-name="T341">The territory of the </text:span></text:span><text:span text:style-name="Strong_20_Emphasis"><text:span text:style-name="T342">evergreen </text:span></text:span><text:span text:style-name="Strong_20_Emphasis"><text:span text:style-name="T341">forest </text:span></text:span><text:span text:style-name="Strong_20_Emphasis"><text:span text:style-name="T343">concluded</text:span></text:span><text:span text:style-name="Strong_20_Emphasis"><text:span text:style-name="T341"> as </text:span></text:span><text:span text:style-name="Strong_20_Emphasis"><text:span text:style-name="T342">they entered the frontier of </text:span></text:span><text:span text:style-name="Strong_20_Emphasis"><text:span text:style-name="T288">Valparaíso</text:span></text:span><text:span text:style-name="Strong_20_Emphasis"><text:span text:style-name="T342">: </text:span></text:span><text:span text:style-name="Strong_20_Emphasis"><text:span text:style-name="T343">distantly situated </text:span></text:span><text:span text:style-name="Strong_20_Emphasis"><text:span text:style-name="T344">were </text:span></text:span><text:span text:style-name="Strong_20_Emphasis"><text:span text:style-name="T346">resplendent but</text:span></text:span><text:span text:style-name="Strong_20_Emphasis"><text:span text:style-name="T343"> </text:span></text:span><text:span text:style-name="Strong_20_Emphasis"><text:span text:style-name="T344">garish buildings</text:span></text:span><text:span text:style-name="Strong_20_Emphasis"><text:span text:style-name="T343"> on elevated </text:span></text:span><text:span text:style-name="Strong_20_Emphasis"><text:span text:style-name="T344">hills and cliffs along the coastline</text:span></text:span><text:span text:style-name="Strong_20_Emphasis"><text:span text:style-name="T343"> – </text:span></text:span><text:span text:style-name="Strong_20_Emphasis"><text:span text:style-name="T344">the north-western border of the city. </text:span></text:span><text:span text:style-name="Strong_20_Emphasis"><text:span text:style-name="T347">The </text:span></text:span><text:span text:style-name="Strong_20_Emphasis"><text:span text:style-name="T349">broad </text:span></text:span><text:span text:style-name="Strong_20_Emphasis"><text:span text:style-name="T348">lofty</text:span></text:span><text:span text:style-name="Strong_20_Emphasis"><text:span text:style-name="T347"> hills encompassed by the cerulean ocean </text:span></text:span><text:span text:style-name="Strong_20_Emphasis"><text:span text:style-name="T348">resembled towering colonization of ants assembled by numerous limbs. </text:span></text:span><text:span text:style-name="Strong_20_Emphasis"><text:span text:style-name="T350">As they left miles behind, the flashy accommodations were shone vividly sufficing the title of ‘The Jewel of Pacific’. </text:span></text:span><text:span text:style-name="Strong_20_Emphasis"><text:span text:style-name="T351">The serene and invigorating sea breeze seemed to be a rendering from the divine water</text:span></text:span><text:span text:style-name="Strong_20_Emphasis"><text:span text:style-name="T353">s</text:span></text:span><text:span text:style-name="Strong_20_Emphasis"><text:span text:style-name="T351">, </text:span></text:span><text:span text:style-name="Strong_20_Emphasis"><text:span text:style-name="T352">as </text:span></text:span><text:span text:style-name="Strong_20_Emphasis"><text:span text:style-name="T353">it entered the bus through the windows, </text:span></text:span><text:span text:style-name="Strong_20_Emphasis"><text:span text:style-name="T351">brush</text:span></text:span><text:span text:style-name="Strong_20_Emphasis"><text:span text:style-name="T353">ing</text:span></text:span><text:span text:style-name="Strong_20_Emphasis"><text:span text:style-name="T351"> the company’s </text:span></text:span><text:span text:style-name="Strong_20_Emphasis"><text:span text:style-name="T353">face. </text:span></text:span><text:span text:style-name="Strong_20_Emphasis"><text:span text:style-name="T354">The city appeared to be lost realm from underwater carved precisely into a marvel by the industrious hands of technology and nature. <text:s/></text:span></text:span></text:p>
      <text:p text:style-name="P78"><text:span text:style-name="Strong_20_Emphasis"><text:span text:style-name="T354"/></text:span></text:p>
      <text:p text:style-name="P84"><text:span text:style-name="Strong_20_Emphasis"><text:span text:style-name="T354">“</text:span></text:span><text:span text:style-name="Strong_20_Emphasis"><text:span text:style-name="T355">Behold, ahead us stands the gem of pacific!</text:span></text:span><text:span text:style-name="Strong_20_Emphasis"><text:span text:style-name="T354">” </text:span></text:span><text:span text:style-name="Strong_20_Emphasis"><text:span text:style-name="T355">Goblin remarked, pointing towards </text:span></text:span><text:span text:style-name="Strong_20_Emphasis"><text:span text:style-name="T288">Valparaíso</text:span></text:span><text:span text:style-name="Strong_20_Emphasis"><text:span text:style-name="T355">. </text:span></text:span></text:p>
      <text:p text:style-name="P78"><text:span text:style-name="Strong_20_Emphasis"><text:span text:style-name="T355"/></text:span></text:p>
      <text:p text:style-name="P78"><text:span text:style-name="Strong_20_Emphasis"><text:span text:style-name="T355">“</text:span></text:span><text:span text:style-name="Strong_20_Emphasis"><text:span text:style-name="T356">The buildings are adequate to light this city up, the Sun is not needed here</text:span></text:span><text:span text:style-name="Strong_20_Emphasis"><text:span text:style-name="T355">,” </text:span></text:span><text:span text:style-name="Strong_20_Emphasis"><text:span text:style-name="T356">gasped Cadbury, raising his sable eyebrows as gaze was fixed on the city. </text:span></text:span></text:p>
      <text:p text:style-name="P78"><text:span text:style-name="Strong_20_Emphasis"><text:span text:style-name="T356"/></text:span></text:p>
      <text:p text:style-name="P79"><text:span text:style-name="Strong_20_Emphasis"><text:span text:style-name="T357">A meticulous balance was stroke between development and nature, depicting </text:span></text:span><text:span text:style-name="Strong_20_Emphasis"><text:span text:style-name="T362">the</text:span></text:span><text:span text:style-name="Strong_20_Emphasis"><text:span text:style-name="T357"> abundance of green panthers </text:span></text:span><text:span text:style-name="Strong_20_Emphasis"><text:span text:style-name="T358">in the cit</text:span></text:span><text:span text:style-name="Strong_20_Emphasis"><text:span text:style-name="T359">y. The virid</text:span></text:span><text:span text:style-name="Strong_20_Emphasis"><text:span text:style-name="T361">e</text:span></text:span><text:span text:style-name="Strong_20_Emphasis"><text:span text:style-name="T359">scent ecosystem was in seventh heaven, </text:span></text:span><text:span text:style-name="Strong_20_Emphasis"><text:span text:style-name="T361">and flooded the company</text:span></text:span><text:span text:style-name="Strong_20_Emphasis"><text:span text:style-name="T360"> with the sentiment of ameliorating Earth’s state before our planet is blanketed by global warming. <text:s/></text:span></text:span></text:p>
      <text:p text:style-name="P84"><text:span text:style-name="Strong_20_Emphasis"><text:span text:style-name="T363">Instantly as bus screeched to halt, the team trotted downstairs and clambered out, </text:span></text:span><text:span text:style-name="Strong_20_Emphasis"><text:span text:style-name="T366">resembling an army </text:span></text:span><text:soft-page-break/><text:span text:style-name="Strong_20_Emphasis"><text:span text:style-name="T366">regiment hopping from </text:span></text:span><text:span text:style-name="Strong_20_Emphasis"><text:span text:style-name="T369">a </text:span></text:span><text:span text:style-name="Strong_20_Emphasis"><text:span text:style-name="T366">van to assault their foes.</text:span></text:span><text:span text:style-name="Strong_20_Emphasis"><text:span text:style-name="T363"> </text:span></text:span><text:span text:style-name="Strong_20_Emphasis"><text:span text:style-name="T364">Since </text:span></text:span><text:span text:style-name="Strong_20_Emphasis"><text:span text:style-name="T288">Valparaíso</text:span></text:span><text:span text:style-name="Strong_20_Emphasis"><text:span text:style-name="T364"> adjoined the ocean, the air here was </text:span></text:span><text:span text:style-name="Strong_20_Emphasis"><text:span text:style-name="T365">humid </text:span></text:span><text:span text:style-name="Strong_20_Emphasis"><text:span text:style-name="T368">accompanied by</text:span></text:span><text:span text:style-name="Strong_20_Emphasis"><text:span text:style-name="T367"> </text:span></text:span><text:span text:style-name="Strong_20_Emphasis"><text:span text:style-name="T368">a </text:span></text:span><text:span text:style-name="Strong_20_Emphasis"><text:span text:style-name="T367">repugnant </text:span></text:span><text:span text:style-name="Strong_20_Emphasis"><text:span text:style-name="T368">resinous stink. </text:span></text:span></text:p>
      <text:p text:style-name="P80"><text:span text:style-name="Strong_20_Emphasis"><text:span text:style-name="T368"/></text:span></text:p>
      <text:p text:style-name="P80"><text:span text:style-name="Strong_20_Emphasis"><text:span text:style-name="T368"/></text:span></text:p>
      <text:p text:style-name="P80"><text:span text:style-name="Strong_20_Emphasis"><text:span text:style-name="T368">“There’s a queer reek in the air,” Fred </text:span></text:span><text:span text:style-name="Strong_20_Emphasis"><text:span text:style-name="T371">opined</text:span></text:span><text:span text:style-name="Strong_20_Emphasis"><text:span text:style-name="T368">, sniffing the air. </text:span></text:span></text:p>
      <text:p text:style-name="P80"><text:span text:style-name="Strong_20_Emphasis"><text:span text:style-name="T368"/></text:span></text:p>
      <text:p text:style-name="P81"><text:span text:style-name="Strong_20_Emphasis"><text:span text:style-name="T368">“</text:span></text:span><text:span text:style-name="Strong_20_Emphasis"><text:span text:style-name="T370">Dimethyl sulphide present in the global oceans,</text:span></text:span><text:span text:style-name="Strong_20_Emphasis"><text:span text:style-name="T368">” </text:span></text:span><text:span text:style-name="Strong_20_Emphasis"><text:span text:style-name="T371">Goblin responded, slicing information from his unblemished ‘Chamber of Secrets’. </text:span></text:span></text:p>
      <text:p text:style-name="P81"><text:span text:style-name="Strong_20_Emphasis"><text:span text:style-name="T372"/></text:span></text:p>
      <text:p text:style-name="P82"><text:span text:style-name="Strong_20_Emphasis"><text:span text:style-name="T371">“</text:span></text:span><text:span text:style-name="Strong_20_Emphasis"><text:span text:style-name="T372">One gigabyte of knowledge added...” Sh</text:span></text:span><text:span text:style-name="Strong_20_Emphasis"><text:span text:style-name="T371">a</text:span></text:span><text:span text:style-name="Strong_20_Emphasis"><text:span text:style-name="T372">un jested, as the bus </text:span></text:span><text:span text:style-name="Strong_20_Emphasis"><text:span text:style-name="T373">vamoosed</text:span></text:span><text:span text:style-name="Strong_20_Emphasis"><text:span text:style-name="T372"> with a drift </text:span></text:span><text:span text:style-name="Strong_20_Emphasis"><text:span text:style-name="T373">abandoning the company in gobs of black soot.</text:span></text:span></text:p>
      <text:p text:style-name="P82"><text:span text:style-name="Strong_20_Emphasis"><text:span text:style-name="T374">Though</text:span></text:span><text:span text:style-name="Strong_20_Emphasis"><text:span text:style-name="T693"> </text:span></text:span><text:span text:style-name="Strong_20_Emphasis"><text:span text:style-name="T374">they yearned for a meal, they decided to head to the harbour where they would board the </text:span></text:span><text:span text:style-name="Strong_20_Emphasis"><text:span text:style-name="T375">steamer</text:span></text:span><text:span text:style-name="Strong_20_Emphasis"><text:span text:style-name="T374"> to Easter Island. </text:span></text:span><text:span text:style-name="Strong_20_Emphasis"><text:span text:style-name="T373"><text:s/></text:span></text:span></text:p>
      <text:p text:style-name="P82"><text:span text:style-name="Strong_20_Emphasis"><text:span text:style-name="T373"/></text:span></text:p>
      <text:p text:style-name="P82"><text:span text:style-name="Strong_20_Emphasis"><text:span text:style-name="T373">“</text:span></text:span><text:span text:style-name="Strong_20_Emphasis"><text:span text:style-name="T376">I am late </text:span></text:span><text:span text:style-name="Strong_20_Emphasis"><text:span text:style-name="T377">to announce this impediment</text:span></text:span><text:span text:style-name="Strong_20_Emphasis"><text:span text:style-name="T376">, but did we book our steamer ride?</text:span></text:span><text:span text:style-name="Strong_20_Emphasis"><text:span text:style-name="T373">” </text:span></text:span><text:span text:style-name="Strong_20_Emphasis"><text:span text:style-name="T378">Percy shrieked, clapping his palms on his head. </text:span></text:span></text:p>
      <text:p text:style-name="P83"><text:span text:style-name="Strong_20_Emphasis"><text:span text:style-name="T379">Percy’s </text:span></text:span><text:span text:style-name="Strong_20_Emphasis"><text:span text:style-name="T380">assertion left the team demented with </text:span></text:span><text:span text:style-name="Strong_20_Emphasis"><text:span text:style-name="T394">their </text:span></text:span><text:span text:style-name="Strong_20_Emphasis"><text:span text:style-name="T380">eyeballs bulged outwards</text:span></text:span><text:span text:style-name="Strong_20_Emphasis"><text:span text:style-name="T382"> </text:span></text:span><text:span text:style-name="Strong_20_Emphasis"><text:span text:style-name="T381">as they</text:span></text:span><text:span text:style-name="Strong_20_Emphasis"><text:span text:style-name="T380"> exchan</text:span></text:span><text:span text:style-name="Strong_20_Emphasis"><text:span text:style-name="T381">ged</text:span></text:span><text:span text:style-name="Strong_20_Emphasis"><text:span text:style-name="T380"> glances - <text:s/></text:span></text:span><text:span text:style-name="Strong_20_Emphasis"><text:span text:style-name="T394">t</text:span></text:span><text:span text:style-name="Strong_20_Emphasis"><text:span text:style-name="T389">heir </text:span></text:span><text:span text:style-name="Strong_20_Emphasis"><text:span text:style-name="T390">gaiety had instantly ceased by the wheels of despair. </text:span></text:span></text:p>
      <text:p text:style-name="P83"><text:span text:style-name="Strong_20_Emphasis"><text:span text:style-name="T380"/></text:span></text:p>
      <text:p text:style-name="P85"><text:span text:style-name="Strong_20_Emphasis"><text:span text:style-name="T380">“</text:span></text:span><text:span text:style-name="Strong_20_Emphasis"><text:span text:style-name="T382">Astounding though it may seem, but I already booked them about two </text:span></text:span><text:span text:style-name="Strong_20_Emphasis"><text:span text:style-name="T384">moons</text:span></text:span><text:span text:style-name="Strong_20_Emphasis"><text:span text:style-name="T382"> ago </text:span></text:span><text:span text:style-name="Strong_20_Emphasis"><text:span text:style-name="T383">and</text:span></text:span><text:span text:style-name="Strong_20_Emphasis"><text:span text:style-name="T382"> 2300 miles from here</text:span></text:span><text:span text:style-name="Strong_20_Emphasis"><text:span text:style-name="T380">,” </text:span></text:span><text:span text:style-name="Strong_20_Emphasis"><text:span text:style-name="T385">Mr. </text:span></text:span><text:span text:style-name="Strong_20_Emphasis"><text:span text:style-name="T387">James</text:span></text:span><text:span text:style-name="Strong_20_Emphasis"><text:span text:style-name="T385"> reported, puffed up with sudden conceit. </text:span></text:span></text:p>
      <text:p text:style-name="P85"><text:soft-page-break/><text:span text:style-name="Strong_20_Emphasis"><text:span text:style-name="T386">His </text:span></text:span><text:span text:style-name="Strong_20_Emphasis"><text:span text:style-name="T388">claim relieved everyone </text:span></text:span><text:span text:style-name="Strong_20_Emphasis"><text:span text:style-name="T389">from </text:span></text:span><text:span text:style-name="Strong_20_Emphasis"><text:span text:style-name="T391">dejection</text:span></text:span><text:span text:style-name="Strong_20_Emphasis"><text:span text:style-name="T388">, as </text:span></text:span><text:span text:style-name="Strong_20_Emphasis"><text:span text:style-name="T393">they</text:span></text:span><text:span text:style-name="Strong_20_Emphasis"><text:span text:style-name="T388"> </text:span></text:span><text:span text:style-name="Strong_20_Emphasis"><text:span text:style-name="T389">let out </text:span></text:span><text:span text:style-name="Strong_20_Emphasis"><text:span text:style-name="T392">a</text:span></text:span><text:span text:style-name="Strong_20_Emphasis"><text:span text:style-name="T389"> wheeze accompanied by an exasperated sigh. </text:span></text:span><text:span text:style-name="Strong_20_Emphasis"><text:span text:style-name="T1325">Soon, </text:span></text:span><text:span text:style-name="Strong_20_Emphasis"><text:span text:style-name="T1323">Mr. James was bombarded with grateful appreciations, which turned him scarlet </text:span></text:span><text:span text:style-name="Strong_20_Emphasis"><text:span text:style-name="T1324">red</text:span></text:span><text:span text:style-name="Strong_20_Emphasis"><text:span text:style-name="T1323">.</text:span></text:span></text:p>
      <text:p text:style-name="P86"><text:span text:style-name="Strong_20_Emphasis"><text:span text:style-name="T395"/></text:span></text:p>
      <text:p text:style-name="P86"><text:span text:style-name="Strong_20_Emphasis"><text:span text:style-name="T395">“</text:span></text:span><text:span text:style-name="Strong_20_Emphasis"><text:span text:style-name="T396">Its around </text:span></text:span><text:span text:style-name="Strong_20_Emphasis"><text:span text:style-name="T397">a quarter to eleven</text:span></text:span><text:span text:style-name="Strong_20_Emphasis"><text:span text:style-name="T396"> and </text:span></text:span><text:span text:style-name="Strong_20_Emphasis"><text:span text:style-name="T397">o</text:span></text:span><text:span text:style-name="Strong_20_Emphasis"><text:span text:style-name="T395">ur steamer leaves around noon, </text:span></text:span><text:span text:style-name="Strong_20_Emphasis"><text:span text:style-name="T397">we must make haste!</text:span></text:span><text:span text:style-name="Strong_20_Emphasis"><text:span text:style-name="T395">” </text:span></text:span><text:span text:style-name="Strong_20_Emphasis"><text:span text:style-name="T397">Mr. James </text:span></text:span><text:span text:style-name="Strong_20_Emphasis"><text:span text:style-name="T398">reminded the company, as he strode forwards </text:span></text:span><text:span text:style-name="Strong_20_Emphasis"><text:span text:style-name="T399">with extended </text:span></text:span><text:span text:style-name="Strong_20_Emphasis"><text:span text:style-name="T401">strides</text:span></text:span><text:span text:style-name="Strong_20_Emphasis"><text:span text:style-name="T399"> </text:span></text:span><text:span text:style-name="Strong_20_Emphasis"><text:span text:style-name="T400">while the others scampered behind him. </text:span></text:span></text:p>
      <text:p text:style-name="P87"><text:span text:style-name="Strong_20_Emphasis"><text:span text:style-name="T402">Under the dazzling sunlight and against the cool sea breeze, </text:span></text:span><text:span text:style-name="Strong_20_Emphasis"><text:span text:style-name="T404">with alloyed emotions of sanguinity and apprehension, </text:span></text:span><text:span text:style-name="Strong_20_Emphasis"><text:span text:style-name="T402">the company marched on the pavement as vehicles zoomed past them</text:span></text:span><text:span text:style-name="Strong_20_Emphasis"><text:span text:style-name="T403">. </text:span></text:span><text:span text:style-name="Strong_20_Emphasis"><text:span text:style-name="T405">A fire of zing was kindled in </text:span></text:span><text:span text:style-name="Strong_20_Emphasis"><text:span text:style-name="T406">murk</text:span></text:span><text:span text:style-name="Strong_20_Emphasis"><text:span text:style-name="T405"> of their </text:span></text:span><text:span text:style-name="Strong_20_Emphasis"><text:span text:style-name="T406">shrewd and inquisitive German </text:span></text:span><text:span text:style-name="Strong_20_Emphasis"><text:span text:style-name="T405">eyes. </text:span></text:span></text:p>
      <text:p text:style-name="P87"><text:span text:style-name="Strong_20_Emphasis"><text:span text:style-name="T407"/></text:span></text:p>
      <text:p text:style-name="P88"><text:span text:style-name="Strong_20_Emphasis"><text:span text:style-name="T407">“How far is the harbour from here?” </text:span></text:span><text:span text:style-name="Strong_20_Emphasis"><text:span text:style-name="T408">Percy questioned, desperately gazing at the vehicles passing by. </text:span></text:span></text:p>
      <text:p text:style-name="P88"><text:span text:style-name="Strong_20_Emphasis"><text:span text:style-name="T408"/></text:span></text:p>
      <text:p text:style-name="P88"><text:span text:style-name="Strong_20_Emphasis"><text:span text:style-name="T408">“</text:span></text:span><text:span text:style-name="Strong_20_Emphasis"><text:span text:style-name="T409">A few minutes as an eagle flies and </text:span></text:span><text:span text:style-name="Strong_20_Emphasis"><text:span text:style-name="T410">half of</text:span></text:span><text:span text:style-name="Strong_20_Emphasis"><text:span text:style-name="T409"> an hour as a man walks,</text:span></text:span><text:span text:style-name="Strong_20_Emphasis"><text:span text:style-name="T408">” </text:span></text:span><text:span text:style-name="Strong_20_Emphasis"><text:span text:style-name="T409">Goblin responded </text:span></text:span><text:span text:style-name="Strong_20_Emphasis"><text:span text:style-name="T410">peering into the profundity of the map, as if he </text:span></text:span><text:span text:style-name="Strong_20_Emphasis"><text:span text:style-name="T411">was sceptical about </text:span></text:span><text:span text:style-name="Strong_20_Emphasis"><text:span text:style-name="T719">Ferdinand Magellan’s</text:span></text:span><text:span text:style-name="Strong_20_Emphasis"><text:span text:style-name="T412"> discovery of Chile. </text:span></text:span></text:p>
      <text:p text:style-name="P88"><text:span text:style-name="Strong_20_Emphasis"><text:span text:style-name="T412"/></text:span></text:p>
      <text:p text:style-name="P88"><text:span text:style-name="Strong_20_Emphasis"><text:span text:style-name="T412">“</text:span></text:span><text:span text:style-name="Strong_20_Emphasis"><text:span text:style-name="T413">I reckon that the eagle too must rest and nosh upon some Chilean delicacy on its journey to the bay,</text:span></text:span><text:span text:style-name="Strong_20_Emphasis"><text:span text:style-name="T412">” </text:span></text:span><text:span text:style-name="Strong_20_Emphasis"><text:span text:style-name="T414">Percy professed, </text:span></text:span><text:span text:style-name="Strong_20_Emphasis"><text:span text:style-name="T415">unveiling his desire for a meal. </text:span></text:span></text:p>
      <text:p text:style-name="P88"><text:span text:style-name="Strong_20_Emphasis"><text:span text:style-name="T415"/></text:span></text:p>
      <text:p text:style-name="P88"><text:span text:style-name="Strong_20_Emphasis"><text:span text:style-name="T415">“</text:span></text:span><text:span text:style-name="Strong_20_Emphasis"><text:span text:style-name="T416">Fair enough, comrade; but I am afraid that time is pressing on and we m</text:span></text:span><text:span text:style-name="Strong_20_Emphasis"><text:span text:style-name="T453">ust</text:span></text:span><text:span text:style-name="Strong_20_Emphasis"><text:span text:style-name="T416"> </text:span></text:span><text:span text:style-name="Strong_20_Emphasis"><text:span text:style-name="T417">have our </text:span></text:span><text:span text:style-name="Strong_20_Emphasis"><text:span text:style-name="T416">feast on the </text:span></text:span><text:soft-page-break/><text:span text:style-name="Strong_20_Emphasis"><text:span text:style-name="T416">steamer blockaded by water....ah... I also await that moment,</text:span></text:span><text:span text:style-name="Strong_20_Emphasis"><text:span text:style-name="T415">” </text:span></text:span><text:span text:style-name="Strong_20_Emphasis"><text:span text:style-name="T416">Fred answered as he was carried off </text:span></text:span><text:span text:style-name="Strong_20_Emphasis"><text:span text:style-name="T439">from reality</text:span></text:span><text:span text:style-name="Strong_20_Emphasis"><text:span text:style-name="T416"> to his </text:span></text:span><text:span text:style-name="Strong_20_Emphasis"><text:span text:style-name="T439">world of visions</text:span></text:span><text:span text:style-name="Strong_20_Emphasis"><text:span text:style-name="T416">. </text:span></text:span></text:p>
      <text:p text:style-name="P88"><text:span text:style-name="Strong_20_Emphasis"><text:span text:style-name="T416"/></text:span></text:p>
      <text:p text:style-name="P89"><text:span text:style-name="Strong_20_Emphasis"><text:span text:style-name="T416">“</text:span></text:span><text:span text:style-name="Strong_20_Emphasis"><text:span text:style-name="T418">Well, I suppose we still anticipate </text:span></text:span><text:span text:style-name="Strong_20_Emphasis"><text:span text:style-name="T419">the</text:span></text:span><text:span text:style-name="Strong_20_Emphasis"><text:span text:style-name="T418"> grand feast after we accomplish our mission,</text:span></text:span><text:span text:style-name="Strong_20_Emphasis"><text:span text:style-name="T416">” </text:span></text:span><text:span text:style-name="Strong_20_Emphasis"><text:span text:style-name="T418">Goblin chortled, folding the map in quarters and pocketing it. </text:span></text:span></text:p>
      <text:p text:style-name="P89"><text:span text:style-name="Strong_20_Emphasis"><text:span text:style-name="T418"/></text:span></text:p>
      <text:p text:style-name="P90"><text:span text:style-name="Strong_20_Emphasis"><text:span text:style-name="T420">The company </text:span></text:span><text:span text:style-name="Strong_20_Emphasis"><text:span text:style-name="T421">proceeded</text:span></text:span><text:span text:style-name="Strong_20_Emphasis"><text:span text:style-name="T420"> along the tarred road </text:span></text:span><text:span text:style-name="Strong_20_Emphasis"><text:span text:style-name="T421">as </text:span></text:span><text:span text:style-name="Strong_20_Emphasis"><text:span text:style-name="T420">various </text:span></text:span><text:span text:style-name="Strong_20_Emphasis"><text:span text:style-name="T421">outlets and shops swe</text:span></text:span><text:span text:style-name="Strong_20_Emphasis"><text:span text:style-name="T422">pt</text:span></text:span><text:span text:style-name="Strong_20_Emphasis"><text:span text:style-name="T421"> through their vision.</text:span></text:span><text:span text:style-name="Strong_20_Emphasis"><text:span text:style-name="T423"> The city was bustling with citizens who were found </text:span></text:span><text:span text:style-name="Strong_20_Emphasis"><text:span text:style-name="T424">performing their daily chores: majority of the women were purchasing their essentials, gardeners tend</text:span></text:span><text:span text:style-name="Strong_20_Emphasis"><text:span text:style-name="T428">ed</text:span></text:span><text:span text:style-name="Strong_20_Emphasis"><text:span text:style-name="T424"> to the flora planted on road verges and lawns, while s</text:span></text:span><text:span text:style-name="Strong_20_Emphasis"><text:span text:style-name="T425">everal</text:span></text:span><text:span text:style-name="Strong_20_Emphasis"><text:span text:style-name="T424"> men clad in formal clothes headed to their workplaces –</text:span></text:span><text:span text:style-name="Strong_20_Emphasis"><text:span text:style-name="T425"> reflecting its </text:span></text:span><text:span text:style-name="Strong_20_Emphasis"><text:span text:style-name="T429">high </text:span></text:span><text:span text:style-name="Strong_20_Emphasis"><text:span text:style-name="T425">economic growth in the recent years</text:span></text:span><text:span text:style-name="Strong_20_Emphasis"><text:span text:style-name="T424">. </text:span></text:span></text:p>
      <text:p text:style-name="P90"><text:span text:style-name="Strong_20_Emphasis"><text:span text:style-name="T440">The team noticed multi-storey sky-scrappers towering the city stretch</text:span></text:span><text:span text:style-name="Strong_20_Emphasis"><text:span text:style-name="T442">ing</text:span></text:span><text:span text:style-name="Strong_20_Emphasis"><text:span text:style-name="T440"> into the perpetual blue of the sky, which had no</text:span></text:span><text:span text:style-name="Strong_20_Emphasis"><text:span text:style-name="T442">w</text:span></text:span><text:span text:style-name="Strong_20_Emphasis"><text:span text:style-name="T440"> been flecked by clustered milky contrails of cirrostratus clouds. </text:span></text:span><text:span text:style-name="Strong_20_Emphasis"><text:span text:style-name="T441">To their right rose few hillocks connected via electric carriages </text:span></text:span><text:span text:style-name="Strong_20_Emphasis"><text:span text:style-name="T442">clanged onto metal wires supported by robust steel pillars</text:span></text:span><text:span text:style-name="Strong_20_Emphasis"><text:span text:style-name="T440">. </text:span></text:span><text:span text:style-name="Strong_20_Emphasis"><text:span text:style-name="T425">Crossing frequent junctions, the team had a detailed insight of the intricate </text:span></text:span><text:span text:style-name="Strong_20_Emphasis"><text:span text:style-name="T426">network of roads </text:span></text:span><text:span text:style-name="Strong_20_Emphasis"><text:span text:style-name="T432">and streets</text:span></text:span><text:span text:style-name="Strong_20_Emphasis"><text:span text:style-name="T426"> </text:span></text:span><text:span text:style-name="Strong_20_Emphasis"><text:span text:style-name="T427">that evidently transited before </text:span></text:span><text:span text:style-name="Strong_20_Emphasis"><text:span text:style-name="T430">each </text:span></text:span><text:span text:style-name="Strong_20_Emphasis"><text:span text:style-name="T431">settlement</text:span></text:span><text:span text:style-name="Strong_20_Emphasis"><text:span text:style-name="T427">. </text:span></text:span><text:span text:style-name="Strong_20_Emphasis"><text:span text:style-name="T433">There was a frequent rise and fall of elevation </text:span></text:span><text:span text:style-name="Strong_20_Emphasis"><text:span text:style-name="T438">on the surface </text:span></text:span><text:span text:style-name="Strong_20_Emphasis"><text:span text:style-name="T436">which</text:span></text:span><text:span text:style-name="Strong_20_Emphasis"><text:span text:style-name="T433"> provid</text:span></text:span><text:span text:style-name="Strong_20_Emphasis"><text:span text:style-name="T434">ed</text:span></text:span><text:span text:style-name="Strong_20_Emphasis"><text:span text:style-name="T433"> </text:span></text:span><text:span text:style-name="Strong_20_Emphasis"><text:span text:style-name="T434">brief views of </text:span></text:span><text:span text:style-name="Strong_20_Emphasis"><text:span text:style-name="T433">a sparkling glimmer on the water bed, </text:span></text:span><text:span text:style-name="Strong_20_Emphasis"><text:span text:style-name="T434">as a gush of breeze </text:span></text:span><text:span text:style-name="Strong_20_Emphasis"><text:span text:style-name="T436">blest (blessed)</text:span></text:span><text:span text:style-name="Strong_20_Emphasis"><text:span text:style-name="T435"> by the sunlight</text:span></text:span><text:span text:style-name="Strong_20_Emphasis"><text:span text:style-name="T437"> bestowed the people with vigour and ardour – </text:span></text:span><text:span text:style-name="Strong_20_Emphasis"><text:span text:style-name="T438">an eternal grant from nature. </text:span></text:span></text:p>
      <text:p text:style-name="P90"><text:soft-page-break/><text:span text:style-name="Strong_20_Emphasis"><text:span text:style-name="T438"/></text:span></text:p>
      <text:p text:style-name="P91"><text:span text:style-name="Strong_20_Emphasis"><text:span text:style-name="T443">Moving their feet hastily with lurching stomachs, they proceeded across the city navigated by Mr. James </text:span></text:span><text:span text:style-name="Strong_20_Emphasis"><text:span text:style-name="T452">who </text:span></text:span><text:span text:style-name="Strong_20_Emphasis"><text:span text:style-name="T443">was deeply immersed in interpreting the map.</text:span></text:span></text:p>
      <text:p text:style-name="P91"><text:span text:style-name="Strong_20_Emphasis"><text:span text:style-name="T443"/></text:span></text:p>
      <text:p text:style-name="P92"><text:span text:style-name="Strong_20_Emphasis"><text:span text:style-name="T443">“</text:span></text:span><text:span text:style-name="Strong_20_Emphasis"><text:span text:style-name="T444">Never thought, this journey would turn into a walk along a bustling town,</text:span></text:span><text:span text:style-name="Strong_20_Emphasis"><text:span text:style-name="T443">” </text:span></text:span><text:span text:style-name="Strong_20_Emphasis"><text:span text:style-name="T444">sighed Fred, </text:span></text:span><text:span text:style-name="Strong_20_Emphasis"><text:span text:style-name="T445">crooking his back. </text:span></text:span></text:p>
      <text:p text:style-name="P92"><text:span text:style-name="Strong_20_Emphasis"><text:span text:style-name="T445"/></text:span></text:p>
      <text:p text:style-name="P93"><text:span text:style-name="Strong_20_Emphasis"><text:span text:style-name="T443">“</text:span></text:span><text:span text:style-name="Strong_20_Emphasis"><text:span text:style-name="T445">By the end of our adventure, we would have made a judicious use of all transports,” jested </text:span></text:span><text:span text:style-name="Strong_20_Emphasis"><text:span text:style-name="T446">Shaun</text:span></text:span><text:span text:style-name="Strong_20_Emphasis"><text:span text:style-name="T445"> patting Fred, while Goblin was engrossed in a disconcerting thought.</text:span></text:span></text:p>
      <text:p text:style-name="P93"><text:span text:style-name="Strong_20_Emphasis"><text:span text:style-name="T445"/></text:span></text:p>
      <text:p text:style-name="P93"><text:span text:style-name="Strong_20_Emphasis"><text:span text:style-name="T445">“</text:span></text:span><text:span text:style-name="Strong_20_Emphasis"><text:span text:style-name="T446">I doubt we would write the ending of this mystery,</text:span></text:span><text:span text:style-name="Strong_20_Emphasis"><text:span text:style-name="T445">” </text:span></text:span><text:span text:style-name="Strong_20_Emphasis"><text:span text:style-name="T446">Percy added, involving in the conversation. </text:span></text:span></text:p>
      <text:p text:style-name="P93"><text:span text:style-name="Strong_20_Emphasis"><text:span text:style-name="T446"/></text:span></text:p>
      <text:p text:style-name="P93"><text:span text:style-name="Strong_20_Emphasis"><text:span text:style-name="T445">“</text:span></text:span><text:span text:style-name="Strong_20_Emphasis"><text:span text:style-name="T446">Oaths are engraved on rocks, not on the surface of water, dear Percy. We vowed to rescue humanity from catastrophe, with heart and with soul. Whether it rains pebbles or flowers, we will stick to our word. Don’t let any thought discourage you!”</text:span></text:span><text:span text:style-name="Strong_20_Emphasis"><text:span text:style-name="T445"> </text:span></text:span><text:span text:style-name="Strong_20_Emphasis"><text:span text:style-name="T446">Goblin announced, r</text:span></text:span><text:span text:style-name="Strong_20_Emphasis"><text:span text:style-name="T448">a</text:span></text:span><text:span text:style-name="Strong_20_Emphasis"><text:span text:style-name="T446">ising himself from his cavernous ponder. <text:s/>His inspiring </text:span></text:span><text:span text:style-name="Strong_20_Emphasis"><text:span text:style-name="T447">speech</text:span></text:span><text:span text:style-name="Strong_20_Emphasis"><text:span text:style-name="T446"> </text:span></text:span><text:span text:style-name="Strong_20_Emphasis"><text:span text:style-name="T451">had </text:span></text:span><text:span text:style-name="Strong_20_Emphasis"><text:span text:style-name="T450">driven away</text:span></text:span><text:span text:style-name="Strong_20_Emphasis"><text:span text:style-name="T447"> </text:span></text:span><text:span text:style-name="Strong_20_Emphasis"><text:span text:style-name="T449">all the despondence that had trodden into their minds. </text:span></text:span></text:p>
      <text:p text:style-name="P94"><text:span text:style-name="Strong_20_Emphasis"><text:span text:style-name="T454"/></text:span></text:p>
      <text:p text:style-name="P94"><text:span text:style-name="Strong_20_Emphasis"><text:span text:style-name="T454">Abruptly, the pavement came to end and the road along merged with a wide junction. Vehicles flashed past them </text:span></text:span><text:span text:style-name="Strong_20_Emphasis"><text:span text:style-name="T455">at a lightening fast pace on a quad-laned express-way which stretched to their left and right. </text:span></text:span><text:span text:style-name="Strong_20_Emphasis"><text:span text:style-name="T456">The sparkling ocean formerly concealed by the </text:span></text:span><text:soft-page-break/><text:span text:style-name="Strong_20_Emphasis"><text:span text:style-name="T456">building</text:span></text:span><text:span text:style-name="Strong_20_Emphasis"><text:span text:style-name="T457">s</text:span></text:span><text:span text:style-name="Strong_20_Emphasis"><text:span text:style-name="T456">, now revealed itself </text:span></text:span><text:span text:style-name="Strong_20_Emphasis"><text:span text:style-name="T460">with the beach</text:span></text:span><text:span text:style-name="Strong_20_Emphasis"><text:span text:style-name="T456"> </text:span></text:span><text:span text:style-name="Strong_20_Emphasis"><text:span text:style-name="T460">opposing the company</text:span></text:span><text:span text:style-name="Strong_20_Emphasis"><text:span text:style-name="T456">: a serene clear blue </text:span></text:span><text:span text:style-name="Strong_20_Emphasis"><text:span text:style-name="T458">water body</text:span></text:span><text:span text:style-name="Strong_20_Emphasis"><text:span text:style-name="T456"> stretching up to the horizon </text:span></text:span><text:span text:style-name="Strong_20_Emphasis"><text:span text:style-name="T459">and foaming at the feet of the beach. </text:span></text:span><text:span text:style-name="Strong_20_Emphasis"><text:span text:style-name="T461">It appeared that the ocean was depositing lumps of luck on the company’s fate. </text:span></text:span><text:span text:style-name="Strong_20_Emphasis"><text:span text:style-name="T462">On straining their eyes across the hypnotizing blue of the ocean, they discerned</text:span></text:span><text:span text:style-name="Strong_20_Emphasis"><text:span text:style-name="T461">: </text:span></text:span><text:span text:style-name="Strong_20_Emphasis"><text:span text:style-name="T463">a black-white stripped streamlined ship carved out of robust ferrous metals with a multiple extended smokestack– The Coast Guard, lumbering through the aquamarine waters. Its </text:span></text:span><text:span text:style-name="Strong_20_Emphasis"><text:span text:style-name="T464">murky puffs of sable soot rose, and subsequently unfurled across the troposphere. </text:span></text:span></text:p>
      <text:p text:style-name="P94"><text:span text:style-name="Strong_20_Emphasis"><text:span text:style-name="T465"/></text:span></text:p>
      <text:p text:style-name="P94"><text:span text:style-name="Strong_20_Emphasis"><text:span text:style-name="T465">“I hope that ship imports crates of luck!” sighed Fred, tracking the sailing ship over the saline water. </text:span></text:span></text:p>
      <text:p text:style-name="P94"><text:span text:style-name="Strong_20_Emphasis"><text:span text:style-name="T465"/></text:span></text:p>
      <text:p text:style-name="P94"><text:span text:style-name="Strong_20_Emphasis"><text:span text:style-name="T465">“</text:span></text:span><text:span text:style-name="Strong_20_Emphasis"><text:span text:style-name="T466">I am certain those crates will be bestowed upon us! Now buckle up soldiers, we will be aboard in the next few minutes! Let your feet forget the miles they have walked on land and welcome the swim of twenty-five hundred miles against the tides.</text:span></text:span><text:span text:style-name="Strong_20_Emphasis"><text:span text:style-name="T465">” </text:span></text:span><text:span text:style-name="Strong_20_Emphasis"><text:span text:style-name="T467">Mr. James cheered the company. </text:span></text:span></text:p>
      <text:p text:style-name="P94"><text:span text:style-name="Strong_20_Emphasis"><text:span text:style-name="T467"/></text:span></text:p>
      <text:p text:style-name="P95"><text:span text:style-name="Strong_20_Emphasis"><text:span text:style-name="T468">Bridging the </text:span></text:span><text:span text:style-name="Strong_20_Emphasis"><text:span text:style-name="T469">two sides was an underground pedestrian crossing with a spacious opening which disappeared into the darkness below. </text:span></text:span><text:span text:style-name="Strong_20_Emphasis"><text:span text:style-name="T470">On approaching it, the company noticed a slope which wound to a passage with vivid golden lights drilled onto the cemented walls on their either side. Far off, past the daily pedestrians, they glimpsed another slope </text:span></text:span><text:span text:style-name="Strong_20_Emphasis"><text:span text:style-name="T471">which rose upwards and introduced them to the other side. </text:span></text:span></text:p>
      <text:p text:style-name="P98"><text:soft-page-break/><text:span text:style-name="Strong_20_Emphasis"><text:span text:style-name="T472">Observant members of the team discerned frequent vibrations that might have been caused by the heavy traffic above them. </text:span></text:span><text:span text:style-name="Strong_20_Emphasis"><text:span text:style-name="T473">All the sounds ranging from talks to the rolling of suitcases on the ground was amplified in the hallway, as pedestrians urged towards the exit. A musty scent lingered in their surrounding </text:span></text:span><text:span text:style-name="Strong_20_Emphasis"><text:span text:style-name="T474">that</text:span></text:span><text:span text:style-name="Strong_20_Emphasis"><text:span text:style-name="T473"> vex</text:span></text:span><text:span text:style-name="Strong_20_Emphasis"><text:span text:style-name="T474">ed</text:span></text:span><text:span text:style-name="Strong_20_Emphasis"><text:span text:style-name="T473"> the people by its vague </text:span></text:span><text:span text:style-name="Strong_20_Emphasis"><text:span text:style-name="T475">nature which both pleased and irked </text:span></text:span><text:span text:style-name="Strong_20_Emphasis"><text:span text:style-name="T476">everyone</text:span></text:span><text:span text:style-name="Strong_20_Emphasis"><text:span text:style-name="T475"> </text:span></text:span><text:span text:style-name="Strong_20_Emphasis"><text:span text:style-name="T476">simultaneously</text:span></text:span><text:span text:style-name="Strong_20_Emphasis"><text:span text:style-name="T475">. </text:span></text:span><text:span text:style-name="Strong_20_Emphasis"><text:span text:style-name="T477">Soon, the team climbed up the ramp as the sun-rays enlightened their faces and the reek of </text:span></text:span><text:span text:style-name="Strong_20_Emphasis"><text:span text:style-name="T370">Dimethyl sulphide </text:span></text:span><text:span text:style-name="Strong_20_Emphasis"><text:span text:style-name="T477">caus</text:span></text:span><text:span text:style-name="Strong_20_Emphasis"><text:span text:style-name="T478">ed</text:span></text:span><text:span text:style-name="Strong_20_Emphasis"><text:span text:style-name="T477"> inflammation in their nostrils. </text:span></text:span><text:span text:style-name="Strong_20_Emphasis"><text:span text:style-name="T478">The tranquillizing sound of foaming water-waves became more perceptible as they trod over a pavement stretching </text:span></text:span><text:span text:style-name="Strong_20_Emphasis"><text:span text:style-name="T482">east-west</text:span></text:span><text:span text:style-name="Strong_20_Emphasis"><text:span text:style-name="T478">. </text:span></text:span><text:span text:style-name="Strong_20_Emphasis"><text:span text:style-name="T479">Along them extended a vast land of grainy sand flecked with intermittent pearly white and emerald green shells, which gleamed in the radiant sunlight displaying its rich colours. The beach welcomed the ocean </text:span></text:span><text:span text:style-name="Strong_20_Emphasis"><text:span text:style-name="T480">munificently as the waves </text:span></text:span><text:span text:style-name="Strong_20_Emphasis"><text:span text:style-name="T481">swashed the beach and receded, attempting to reach further and cool the smouldering sand. </text:span></text:span><text:span text:style-name="Strong_20_Emphasis"><text:span text:style-name="T482">Aligning themselves eastward, they had a </text:span></text:span><text:span text:style-name="Strong_20_Emphasis"><text:span text:style-name="T483">pa</text:span></text:span><text:span text:style-name="Strong_20_Emphasis"><text:span text:style-name="T644">noptic</text:span></text:span><text:span text:style-name="Strong_20_Emphasis"><text:span text:style-name="T483"> view of the entire coastline: distantly over a cliff, stood a towering lighthouse, flashing its bright light as </text:span></text:span><text:span text:style-name="Strong_20_Emphasis"><text:span text:style-name="T505">colossal feisty waves beat upon the rugged wall of black rocks.</text:span></text:span><text:span text:style-name="Strong_20_Emphasis"><text:span text:style-name="T483"> </text:span></text:span><text:span text:style-name="Strong_20_Emphasis"><text:span text:style-name="T505">O</text:span></text:span><text:span text:style-name="Strong_20_Emphasis"><text:span text:style-name="T483">n its feet </text:span></text:span><text:span text:style-name="Strong_20_Emphasis"><text:span text:style-name="T505">lay a platform </text:span></text:span><text:span text:style-name="Strong_20_Emphasis"><text:span text:style-name="T506">mounting extensively robust cranes, which were </text:span></text:span><text:span text:style-name="Strong_20_Emphasis"><text:span text:style-name="T483">hauling chunky metal crates </text:span></text:span><text:span text:style-name="Strong_20_Emphasis"><text:span text:style-name="T485">in order </text:span></text:span><text:span text:style-name="Strong_20_Emphasis"><text:span text:style-name="T483">to load and unla</text:span></text:span><text:span text:style-name="Strong_20_Emphasis"><text:span text:style-name="T484">y</text:span></text:span><text:span text:style-name="Strong_20_Emphasis"><text:span text:style-name="T483"> ships. </text:span></text:span></text:p>
      <text:p text:style-name="P96"><text:span text:style-name="Strong_20_Emphasis"><text:span text:style-name="T481"/></text:span></text:p>
      <text:p text:style-name="P96"><text:span text:style-name="Strong_20_Emphasis"><text:span text:style-name="T481">“</text:span></text:span><text:span text:style-name="Strong_20_Emphasis"><text:span text:style-name="T482">We’ve got to con</text:span></text:span><text:span text:style-name="Strong_20_Emphasis"><text:span text:style-name="T483">tinue on this path for more than a mile to arrive at our destination,</text:span></text:span><text:span text:style-name="Strong_20_Emphasis"><text:span text:style-name="T481">” </text:span></text:span><text:span text:style-name="Strong_20_Emphasis"><text:span text:style-name="T483">Mr. James informed pointing his forefinger towards the harbour </text:span></text:span><text:span text:style-name="Strong_20_Emphasis"><text:span text:style-name="T506">mooring </text:span></text:span><text:soft-page-break/><text:span text:style-name="Strong_20_Emphasis"><text:span text:style-name="T506">water vessels</text:span></text:span><text:span text:style-name="Strong_20_Emphasis"><text:span text:style-name="T483">. </text:span></text:span><text:span text:style-name="Strong_20_Emphasis"><text:span text:style-name="T486">Being a distant location, it was complicated to grasp its characteristic features for the curious company who had a habit of </text:span></text:span><text:span text:style-name="Strong_20_Emphasis"><text:span text:style-name="T487">examining</text:span></text:span><text:span text:style-name="Strong_20_Emphasis"><text:span text:style-name="T486"> every attribute of an object.</text:span></text:span><text:span text:style-name="Strong_20_Emphasis"><text:span text:style-name="T720"> ‘</text:span></text:span><text:span text:style-name="Strong_20_Emphasis"><text:span text:style-name="T721">Peer deeper and deeper into every aspect to reveal its intriguing beauty and its entwined nature’ </text:span></text:span><text:span text:style-name="Strong_20_Emphasis"><text:span text:style-name="T488">– The quote Goblin had familiarized the team with. </text:span></text:span></text:p>
      <text:p text:style-name="P96"><text:span text:style-name="Strong_20_Emphasis"><text:span text:style-name="T488"/></text:span></text:p>
      <text:p text:style-name="P97"><text:span text:style-name="Strong_20_Emphasis"><text:span text:style-name="T488">“</text:span></text:span><text:span text:style-name="Strong_20_Emphasis"><text:span text:style-name="T490">Two and a half hour till our steamer leaves,” Mr. Gopro notified the company, </text:span></text:span><text:span text:style-name="Strong_20_Emphasis"><text:span text:style-name="T491">as they hastened </text:span></text:span><text:span text:style-name="Strong_20_Emphasis"><text:span text:style-name="T492">on the path. </text:span></text:span></text:p>
      <text:p text:style-name="P97"><text:span text:style-name="Strong_20_Emphasis"><text:span text:style-name="T492"/></text:span></text:p>
      <text:p text:style-name="P97"><text:span text:style-name="Strong_20_Emphasis"><text:span text:style-name="T492">“</text:span></text:span><text:span text:style-name="Strong_20_Emphasis"><text:span text:style-name="T493">My feet would </text:span></text:span><text:span text:style-name="Strong_20_Emphasis"><text:span text:style-name="T507">relish</text:span></text:span><text:span text:style-name="Strong_20_Emphasis"><text:span text:style-name="T493"> the blissful touch of the sand if I were to visit the beach. However, obligations </text:span></text:span><text:span text:style-name="Strong_20_Emphasis"><text:span text:style-name="T495">stand</text:span></text:span><text:span text:style-name="Strong_20_Emphasis"><text:span text:style-name="T493"> higher than wills. Shall I ever come across the opportunity to savour the delights of this place, I would grab it </text:span></text:span><text:span text:style-name="Strong_20_Emphasis"><text:span text:style-name="T496">without a second thought</text:span></text:span><text:span text:style-name="Strong_20_Emphasis"><text:span text:style-name="T493">!</text:span></text:span><text:span text:style-name="Strong_20_Emphasis"><text:span text:style-name="T492">” </text:span></text:span><text:span text:style-name="Strong_20_Emphasis"><text:span text:style-name="T494">Perc</text:span></text:span><text:span text:style-name="Strong_20_Emphasis"><text:span text:style-name="T491">y </text:span></text:span><text:span text:style-name="Strong_20_Emphasis"><text:span text:style-name="T494">sighed withdrawing his attention from the beach, struggling to forget the wonders of the coast. </text:span></text:span></text:p>
      <text:p text:style-name="P97"><text:span text:style-name="Strong_20_Emphasis"><text:span text:style-name="T494"/></text:span></text:p>
      <text:p text:style-name="P99"><text:span text:style-name="Strong_20_Emphasis"><text:span text:style-name="T497">The </text:span></text:span><text:span text:style-name="Strong_20_Emphasis"><text:span text:style-name="T498">crisp </text:span></text:span><text:span text:style-name="Strong_20_Emphasis"><text:span text:style-name="T497">sea breeze gushed towards the city, howling in the company’s ears, blending through their bodies and revitalizing them </text:span></text:span><text:span text:style-name="Strong_20_Emphasis"><text:span text:style-name="T498">as</text:span></text:span><text:span text:style-name="Strong_20_Emphasis"><text:span text:style-name="T497"> </text:span></text:span><text:span text:style-name="Strong_20_Emphasis"><text:span text:style-name="T498">the pine trees ruffled against the sun’s relentless heat. Far towards </text:span></text:span><text:span text:style-name="Strong_20_Emphasis"><text:span text:style-name="T504">the</text:span></text:span><text:span text:style-name="Strong_20_Emphasis"><text:span text:style-name="T498"> </text:span></text:span><text:span text:style-name="Strong_20_Emphasis"><text:span text:style-name="T499">shore were partially submerged ridges of rock enveloped in lush green algae </text:span></text:span><text:span text:style-name="Strong_20_Emphasis"><text:span text:style-name="T502">and salt deposits. Being</text:span></text:span><text:span text:style-name="Strong_20_Emphasis"><text:span text:style-name="T499"> </text:span></text:span><text:span text:style-name="Strong_20_Emphasis"><text:span text:style-name="T502">constantly washed by the tidal waves</text:span></text:span><text:span text:style-name="Strong_20_Emphasis"><text:span text:style-name="T500">, </text:span></text:span><text:span text:style-name="Strong_20_Emphasis"><text:span text:style-name="T503">they</text:span></text:span><text:span text:style-name="Strong_20_Emphasis"><text:span text:style-name="T501"> appeared to be isles besieged by the elephantine </text:span></text:span><text:span text:style-name="Strong_20_Emphasis"><text:span text:style-name="T502">tsunamis of the ocean</text:span></text:span><text:span text:style-name="Strong_20_Emphasis"><text:span text:style-name="T499">.</text:span></text:span></text:p>
      <text:p text:style-name="P99"><text:span text:style-name="Strong_20_Emphasis"><text:span text:style-name="T499"><text:s text:c="2"/></text:span></text:span></text:p>
      <text:p text:style-name="P99"><text:span text:style-name="Strong_20_Emphasis"><text:span text:style-name="T499">“</text:span></text:span><text:span text:style-name="Strong_20_Emphasis"><text:span text:style-name="T508">How far would be the safe zone in the ocean for a random person?</text:span></text:span><text:span text:style-name="Strong_20_Emphasis"><text:span text:style-name="T499">” </text:span></text:span><text:span text:style-name="Strong_20_Emphasis"><text:span text:style-name="T509">Shaun interrogated, gesturing</text:span></text:span></text:p>
      <text:p text:style-name="P99"><text:soft-page-break/><text:span text:style-name="Strong_20_Emphasis"><text:span text:style-name="T509">towards the shore.</text:span></text:span></text:p>
      <text:p text:style-name="P99"><text:span text:style-name="Strong_20_Emphasis"><text:span text:style-name="T509"/></text:span></text:p>
      <text:p text:style-name="P99"><text:span text:style-name="Strong_20_Emphasis"><text:span text:style-name="T509">“Till the rocks, I s’ppose” Fred answered ambiguously, explaining the demarcation of the safe-zone with his fingers. </text:span></text:span></text:p>
      <text:p text:style-name="P99"><text:span text:style-name="Strong_20_Emphasis"><text:span text:style-name="T509"/></text:span></text:p>
      <text:p text:style-name="P100"><text:span text:style-name="Strong_20_Emphasis"><text:span text:style-name="T509">“</text:span></text:span><text:span text:style-name="Strong_20_Emphasis"><text:span text:style-name="T510">A random person </text:span></text:span><text:span text:style-name="Strong_20_Emphasis"><text:span text:style-name="T515">on foot</text:span></text:span><text:span text:style-name="Strong_20_Emphasis"><text:span text:style-name="T510"> should avoid entering the realm of ocean. The waves may seem welcoming initially, however they can carry you no matter the proximity. According to various experts, the water waves make the shore sand more alluvial which in turn allow our feet to sink. Due to this, most stumble and are schlepped away.......</text:span></text:span><text:span text:style-name="Strong_20_Emphasis"><text:span text:style-name="T509">” </text:span></text:span><text:span text:style-name="Strong_20_Emphasis"><text:span text:style-name="T510">Goblin briefed melodramatically.</text:span></text:span></text:p>
      <text:p text:style-name="P100"><text:span text:style-name="Strong_20_Emphasis"><text:span text:style-name="T510">“</text:span></text:span><text:span text:style-name="Strong_20_Emphasis"><text:span text:style-name="T511">If you are on one of those rocks, then you are probably skating on thin ice. You see there is a coat of algae on those ridges-</text:span></text:span><text:span text:style-name="Strong_20_Emphasis"><text:span text:style-name="T510">” </text:span></text:span><text:span text:style-name="Strong_20_Emphasis"><text:span text:style-name="T511">He added, but was interrupted by other team members who had</text:span></text:span><text:span text:style-name="Strong_20_Emphasis"><text:span text:style-name="T513"> predicted Goblin’s next expressive words an</text:span></text:span><text:span text:style-name="Strong_20_Emphasis"><text:span text:style-name="T514">d</text:span></text:span><text:span text:style-name="Strong_20_Emphasis"><text:span text:style-name="T513">, thus </text:span></text:span><text:span text:style-name="Strong_20_Emphasis"><text:span text:style-name="T511">foresee</text:span></text:span><text:span text:style-name="Strong_20_Emphasis"><text:span text:style-name="T512">n</text:span></text:span><text:span text:style-name="Strong_20_Emphasis"><text:span text:style-name="T511"> the fate of a person on those rocks.</text:span></text:span></text:p>
      <text:p text:style-name="P100"><text:span text:style-name="Strong_20_Emphasis"><text:span text:style-name="T511"/></text:span></text:p>
      <text:p text:style-name="P101"><text:span text:style-name="Strong_20_Emphasis"><text:span text:style-name="T516">Marching forwards, they advanced towards their destination as the harbour grew larger and larger in their sight. </text:span></text:span></text:p>
      <text:p text:style-name="P101"><text:span text:style-name="Strong_20_Emphasis"><text:span text:style-name="T516"/></text:span></text:p>
      <text:p text:style-name="P101"><text:span text:style-name="Strong_20_Emphasis"><text:span text:style-name="T516">“</text:span></text:span><text:span text:style-name="Strong_20_Emphasis"><text:span text:style-name="T517">This would be my maiden voyage across the ocean via a </text:span></text:span><text:span text:style-name="Strong_20_Emphasis"><text:span text:style-name="T518">water </text:span></text:span><text:span text:style-name="Strong_20_Emphasis"><text:span text:style-name="T517">vessel,</text:span></text:span><text:span text:style-name="Strong_20_Emphasis"><text:span text:style-name="T516">” </text:span></text:span><text:span text:style-name="Strong_20_Emphasis"><text:span text:style-name="T518">Shaun asserted anxiously, twitching his fingers as a </text:span></text:span><text:span text:style-name="Strong_20_Emphasis"><text:span text:style-name="T519">weatherproof </text:span></text:span><text:span text:style-name="Strong_20_Emphasis"><text:span text:style-name="T518">backpack hung upon his shoulders. </text:span></text:span></text:p>
      <text:p text:style-name="P102"><text:span text:style-name="Strong_20_Emphasis"><text:span text:style-name="T518">“</text:span></text:span><text:span text:style-name="Strong_20_Emphasis"><text:span text:style-name="T520">I hope everything goes as expected,</text:span></text:span><text:span text:style-name="Strong_20_Emphasis"><text:span text:style-name="T518">” </text:span></text:span><text:span text:style-name="Strong_20_Emphasis"><text:span text:style-name="T520">he added with a gulp </text:span></text:span><text:span text:style-name="Strong_20_Emphasis"><text:span text:style-name="T521">down his throat</text:span></text:span><text:span text:style-name="Strong_20_Emphasis"><text:span text:style-name="T520">.</text:span></text:span></text:p>
      <text:p text:style-name="P102"><text:soft-page-break/><text:span text:style-name="Strong_20_Emphasis"><text:span text:style-name="T520"/></text:span></text:p>
      <text:p text:style-name="P102"><text:span text:style-name="Strong_20_Emphasis"><text:span text:style-name="T520">“</text:span></text:span><text:span text:style-name="Strong_20_Emphasis"><text:span text:style-name="T522">Lets inaugurate it together, for none of us have travelled on a steamer,</text:span></text:span><text:span text:style-name="Strong_20_Emphasis"><text:span text:style-name="T520">” </text:span></text:span><text:span text:style-name="Strong_20_Emphasis"><text:span text:style-name="T522">Fred exclaimed, exulting his </text:span></text:span><text:span text:style-name="Strong_20_Emphasis"><text:span text:style-name="T523">sinewy </text:span></text:span><text:span text:style-name="Strong_20_Emphasis"><text:span text:style-name="T522">fists into the air. </text:span></text:span></text:p>
      <text:p text:style-name="P102"><text:span text:style-name="Strong_20_Emphasis"><text:span text:style-name="T522"/></text:span></text:p>
      <text:p text:style-name="P103"><text:span text:style-name="Strong_20_Emphasis"><text:span text:style-name="T524">Soon their distant vision </text:span></text:span><text:span text:style-name="Strong_20_Emphasis"><text:span text:style-name="T525">of the harbour</text:span></text:span><text:span text:style-name="Strong_20_Emphasis"><text:span text:style-name="T524"> </text:span></text:span><text:span text:style-name="Strong_20_Emphasis"><text:span text:style-name="T525">lay bare before their sight, </text:span></text:span><text:span text:style-name="Strong_20_Emphasis"><text:span text:style-name="T526">providing an opportunity for the team to scan every visible speck. </text:span></text:span><text:span text:style-name="Strong_20_Emphasis"><text:span text:style-name="T527">A </text:span></text:span><text:span text:style-name="Strong_20_Emphasis"><text:span text:style-name="T531">wrought iron </text:span></text:span><text:span text:style-name="Strong_20_Emphasis"><text:span text:style-name="T527">fence with </text:span></text:span><text:span text:style-name="Strong_20_Emphasis"><text:span text:style-name="T529">edgy </text:span></text:span><text:span text:style-name="Strong_20_Emphasis"><text:span text:style-name="T527">barb</text:span></text:span><text:span text:style-name="Strong_20_Emphasis"><text:span text:style-name="T528">ed</text:span></text:span><text:span text:style-name="Strong_20_Emphasis"><text:span text:style-name="T527"> wires was p</text:span></text:span><text:span text:style-name="Strong_20_Emphasis"><text:span text:style-name="T529">ositioned</text:span></text:span><text:span text:style-name="Strong_20_Emphasis"><text:span text:style-name="T527"> to the team’s left, </text:span></text:span><text:span text:style-name="Strong_20_Emphasis"><text:span text:style-name="T530">which</text:span></text:span><text:span text:style-name="Strong_20_Emphasis"><text:span text:style-name="T527"> delimit</text:span></text:span><text:span text:style-name="Strong_20_Emphasis"><text:span text:style-name="T530">ed </text:span></text:span><text:span text:style-name="Strong_20_Emphasis"><text:span text:style-name="T527">the territory of the colossal harbour </text:span></text:span><text:span text:style-name="Strong_20_Emphasis"><text:span text:style-name="T530">and prevented tre</text:span></text:span><text:span text:style-name="Strong_20_Emphasis"><text:span text:style-name="T531">spassing.</text:span></text:span><text:span text:style-name="Strong_20_Emphasis"><text:span text:style-name="T527"> </text:span></text:span><text:span text:style-name="Strong_20_Emphasis"><text:span text:style-name="T531">Through the breaches in the fence, they had a scrutinised gaze of the harbour: </text:span></text:span><text:span text:style-name="Strong_20_Emphasis"><text:span text:style-name="T532">several piles of sturdy steel cargo containers were consolidated </text:span></text:span><text:span text:style-name="Strong_20_Emphasis"><text:span text:style-name="T533">in a specific arrangement</text:span></text:span><text:span text:style-name="Strong_20_Emphasis"><text:span text:style-name="T532"> on either sides of a long rigid pavement for road carriers. </text:span></text:span><text:span text:style-name="Strong_20_Emphasis"><text:span text:style-name="T534">Between the </text:span></text:span><text:span text:style-name="Strong_20_Emphasis"><text:span text:style-name="T535">tinted</text:span></text:span><text:span text:style-name="Strong_20_Emphasis"><text:span text:style-name="T534"> blocks of containers nestled </text:span></text:span><text:span text:style-name="Strong_20_Emphasis"><text:span text:style-name="T537">numerous</text:span></text:span><text:span text:style-name="Strong_20_Emphasis"><text:span text:style-name="T534"> </text:span></text:span><text:span text:style-name="Strong_20_Emphasis"><text:span text:style-name="T535">capacious tin shed</text:span></text:span><text:span text:style-name="Strong_20_Emphasis"><text:span text:style-name="T536">s</text:span></text:span><text:span text:style-name="Strong_20_Emphasis"><text:span text:style-name="T535"> with an outspread entrance, </text:span></text:span><text:span text:style-name="Strong_20_Emphasis"><text:span text:style-name="T558">(just as</text:span></text:span><text:span text:style-name="Strong_20_Emphasis"><text:span text:style-name="T535"> </text:span></text:span><text:span text:style-name="Strong_20_Emphasis"><text:span text:style-name="T538">flecks of </text:span></text:span><text:span text:style-name="Strong_20_Emphasis"><text:span text:style-name="T539">gleaming</text:span></text:span><text:span text:style-name="Strong_20_Emphasis"><text:span text:style-name="T538"> gold in a sea of grainy sands</text:span></text:span><text:span text:style-name="Strong_20_Emphasis"><text:span text:style-name="T558">)</text:span></text:span><text:span text:style-name="Strong_20_Emphasis"><text:span text:style-name="T538">. </text:span></text:span><text:span text:style-name="Strong_20_Emphasis"><text:span text:style-name="T540">Above them soared overhead cranes </text:span></text:span><text:span text:style-name="Strong_20_Emphasis"><text:span text:style-name="T541">consisting of </text:span></text:span><text:span text:style-name="Strong_20_Emphasis"><text:span text:style-name="T542">erect </text:span></text:span><text:span text:style-name="Strong_20_Emphasis"><text:span text:style-name="T541">steel columns attached to two </text:span></text:span><text:span text:style-name="Strong_20_Emphasis"><text:span text:style-name="T542">horizontal</text:span></text:span><text:span text:style-name="Strong_20_Emphasis"><text:span text:style-name="T541"> parallel rails </text:span></text:span><text:span text:style-name="Strong_20_Emphasis"><text:span text:style-name="T542">onto which was fastened an adjustable pulley.</text:span></text:span><text:span text:style-name="Strong_20_Emphasis"><text:span text:style-name="T541"> </text:span></text:span></text:p>
      <text:p text:style-name="P104"><text:span text:style-name="Strong_20_Emphasis"><text:span text:style-name="T543">Instantaneously, the team observed that the illumination of the Sun faded into thin air which provoked them to look skywards. </text:span></text:span><text:span text:style-name="Strong_20_Emphasis"><text:span text:style-name="T544">Tilting their neck upwards, they found </text:span></text:span><text:span text:style-name="Strong_20_Emphasis"><text:span text:style-name="T545">that a nut brown rusted container with dinted </text:span></text:span><text:span text:style-name="Strong_20_Emphasis"><text:span text:style-name="T546">corners</text:span></text:span><text:span text:style-name="Strong_20_Emphasis"><text:span text:style-name="T545"> being hauled by a crane </text:span></text:span><text:span text:style-name="Strong_20_Emphasis"><text:span text:style-name="T558">had </text:span></text:span><text:span text:style-name="Strong_20_Emphasis"><text:span text:style-name="T545">thoroughly barricad</text:span></text:span><text:span text:style-name="Strong_20_Emphasis"><text:span text:style-name="T558">ed</text:span></text:span><text:span text:style-name="Strong_20_Emphasis"><text:span text:style-name="T545"> the light upon them </text:span></text:span><text:span text:style-name="Strong_20_Emphasis"><text:span text:style-name="T546">and shadowing the world into a wisp of darkness</text:span></text:span><text:span text:style-name="Strong_20_Emphasis"><text:span text:style-name="T545">. </text:span></text:span></text:p>
      <text:p text:style-name="P104"><text:span text:style-name="Strong_20_Emphasis"><text:span text:style-name="T545"/></text:span></text:p>
      <text:p text:style-name="P104"><text:soft-page-break/><text:span text:style-name="Strong_20_Emphasis"><text:span text:style-name="T545">“</text:span></text:span><text:span text:style-name="Strong_20_Emphasis"><text:span text:style-name="T547">Now this is something new for us!</text:span></text:span><text:span text:style-name="Strong_20_Emphasis"><text:span text:style-name="T545">” </text:span></text:span><text:span text:style-name="Strong_20_Emphasis"><text:span text:style-name="T547">Mr. James gasped <text:s/>as he was puffed up with vim and vigour. </text:span></text:span></text:p>
      <text:p text:style-name="P104"><text:span text:style-name="Strong_20_Emphasis"><text:span text:style-name="T547"/></text:span></text:p>
      <text:p text:style-name="P105"><text:span text:style-name="Strong_20_Emphasis"><text:span text:style-name="T547">“</text:span></text:span><text:span text:style-name="Strong_20_Emphasis"><text:span text:style-name="T548">Which </text:span></text:span><text:span text:style-name="Strong_20_Emphasis"><text:span text:style-name="T549">way</text:span></text:span><text:span text:style-name="Strong_20_Emphasis"><text:span text:style-name="T548"> is the entry?</text:span></text:span><text:span text:style-name="Strong_20_Emphasis"><text:span text:style-name="T547">” </text:span></text:span><text:span text:style-name="Strong_20_Emphasis"><text:span text:style-name="T558">enquired the result-oriented Goblin</text:span></text:span><text:span text:style-name="Strong_20_Emphasis"><text:span text:style-name="T548">, rushing along the path in search for an entrance; </text:span></text:span><text:span text:style-name="Strong_20_Emphasis"><text:span text:style-name="T550">as a</text:span></text:span><text:span text:style-name="Strong_20_Emphasis"><text:span text:style-name="T548"> </text:span></text:span><text:span text:style-name="Strong_20_Emphasis"><text:span text:style-name="T551">thunderous foghorn of a ship trumpeted through the a</text:span></text:span><text:span text:style-name="Strong_20_Emphasis"><text:span text:style-name="T552">ir, jolter</text:span></text:span><text:span text:style-name="Strong_20_Emphasis"><text:span text:style-name="T553">ing</text:span></text:span><text:span text:style-name="Strong_20_Emphasis"><text:span text:style-name="T552"> the winged animals from their position. </text:span></text:span></text:p>
      <text:p text:style-name="P105"><text:span text:style-name="Strong_20_Emphasis"><text:span text:style-name="T552"/></text:span></text:p>
      <text:p text:style-name="P105"><text:span text:style-name="Strong_20_Emphasis"><text:span text:style-name="T552">“</text:span></text:span><text:span text:style-name="Strong_20_Emphasis"><text:span text:style-name="T554">I think </text:span></text:span><text:span text:style-name="Strong_20_Emphasis"><text:span text:style-name="T555">its</text:span></text:span><text:span text:style-name="Strong_20_Emphasis"><text:span text:style-name="T554"> the Conqueror that we </text:span></text:span><text:span text:style-name="Strong_20_Emphasis"><text:span text:style-name="T555">glimpsed</text:span></text:span><text:span text:style-name="Strong_20_Emphasis"><text:span text:style-name="T554"> couple of minutes ago,</text:span></text:span><text:span text:style-name="Strong_20_Emphasis"><text:span text:style-name="T552">” </text:span></text:span><text:span text:style-name="Strong_20_Emphasis"><text:span text:style-name="T554">Shaun reckoned after deciphering the horn of the ship. </text:span></text:span></text:p>
      <text:p text:style-name="P105"><text:span text:style-name="Strong_20_Emphasis"><text:span text:style-name="T554"/></text:span></text:p>
      <text:p text:style-name="P106"><text:span text:style-name="Strong_20_Emphasis"><text:span text:style-name="T556">Scurrying along their </text:span></text:span><text:span text:style-name="Strong_20_Emphasis"><text:span text:style-name="T569">winding </text:span></text:span><text:span text:style-name="Strong_20_Emphasis"><text:span text:style-name="T556">path, they were desperate to catch frequent glimpses of </text:span></text:span><text:span text:style-name="Strong_20_Emphasis"><text:span text:style-name="T557">the fenced area, especially the docking of the ships. </text:span></text:span><text:span text:style-name="Strong_20_Emphasis"><text:span text:style-name="T560">Gradually, the landscape a</text:span></text:span><text:span text:style-name="Strong_20_Emphasis"><text:span text:style-name="T561">long</text:span></text:span><text:span text:style-name="Strong_20_Emphasis"><text:span text:style-name="T560"> them shifted from plain</text:span></text:span><text:span text:style-name="Strong_20_Emphasis"><text:span text:style-name="T561">s</text:span></text:span><text:span text:style-name="Strong_20_Emphasis"><text:span text:style-name="T560"> to </text:span></text:span><text:span text:style-name="Strong_20_Emphasis"><text:span text:style-name="T561">hills, as </text:span></text:span><text:span text:style-name="Strong_20_Emphasis"><text:span text:style-name="T562">loft</text:span></text:span><text:span text:style-name="Strong_20_Emphasis"><text:span text:style-name="T563">y</text:span></text:span><text:span text:style-name="Strong_20_Emphasis"><text:span text:style-name="T561"> craggy cliffs </text:span></text:span><text:span text:style-name="Strong_20_Emphasis"><text:span text:style-name="T563">with protruding rugged rocks rose to their right</text:span></text:span><text:span text:style-name="Strong_20_Emphasis"><text:span text:style-name="T557">. </text:span></text:span><text:span text:style-name="Strong_20_Emphasis"><text:span text:style-name="T565">The boulders </text:span></text:span><text:span text:style-name="Strong_20_Emphasis"><text:span text:style-name="T566">were embedded onto copper brown hard soil on the cliff wall and crowned with </text:span></text:span><text:span text:style-name="Strong_20_Emphasis"><text:span text:style-name="T567">stalks of grass, smeared in mud</text:span></text:span><text:span text:style-name="Strong_20_Emphasis"><text:span text:style-name="T565">.</text:span></text:span><text:span text:style-name="Strong_20_Emphasis"><text:span text:style-name="T557"> </text:span></text:span><text:span text:style-name="Strong_20_Emphasis"><text:span text:style-name="T559">The sea breeze from the ocean blended through the tin sheds, containers and the fence and rammed into the ramp of the hill, producing a faint howl which puzzled the </text:span></text:span><text:span text:style-name="Strong_20_Emphasis"><text:span text:style-name="T564">passers-</text:span></text:span><text:span text:style-name="Strong_20_Emphasis"><text:span text:style-name="T568">by</text:span></text:span><text:span text:style-name="Strong_20_Emphasis"><text:span text:style-name="T559">. <text:s/></text:span></text:span></text:p>
      <text:p text:style-name="P106"><text:span text:style-name="Strong_20_Emphasis"><text:span text:style-name="T559"/></text:span></text:p>
      <text:p text:style-name="P106"><text:span text:style-name="Strong_20_Emphasis"><text:span text:style-name="T559">“</text:span></text:span><text:span text:style-name="Strong_20_Emphasis"><text:span text:style-name="T570">Gentlemen, our feet must afford a few more strides until our destination,</text:span></text:span><text:span text:style-name="Strong_20_Emphasis"><text:span text:style-name="T559">” </text:span></text:span><text:span text:style-name="Strong_20_Emphasis"><text:span text:style-name="T571">Mr. James concluded, </text:span></text:span><text:span text:style-name="Strong_20_Emphasis"><text:span text:style-name="T572">lunging forwards. </text:span></text:span></text:p>
      <text:p text:style-name="P107"><text:span text:style-name="Strong_20_Emphasis"><text:span text:style-name="T572"/></text:span></text:p>
      <text:p text:style-name="P108"><text:soft-page-break/><text:span text:style-name="Strong_20_Emphasis"><text:span text:style-name="T573">In the twinkling of an eye, </text:span></text:span><text:span text:style-name="Strong_20_Emphasis"><text:span text:style-name="T574">thunderous</text:span></text:span><text:span text:style-name="Strong_20_Emphasis"><text:span text:style-name="T573"> nimbostratus clouds rolled from the ocean towards the land, obstructing the sunlight and overshadowing the world. </text:span></text:span><text:span text:style-name="Strong_20_Emphasis"><text:span text:style-name="T574">A humongous swarm of storm clouds appeared as an army equipped with electricity, dashing towards their enemy </text:span></text:span><text:span text:style-name="Strong_20_Emphasis"><text:span text:style-name="T575">to rain down their blood</text:span></text:span><text:span text:style-name="Strong_20_Emphasis"><text:span text:style-name="T574">. </text:span></text:span></text:p>
      <text:p text:style-name="P109"><text:span text:style-name="Strong_20_Emphasis"><text:span text:style-name="T576">The company</text:span></text:span><text:span text:style-name="Strong_20_Emphasis"><text:span text:style-name="T574"> </text:span></text:span><text:span text:style-name="Strong_20_Emphasis"><text:span text:style-name="T576">looked upwards </text:span></text:span><text:span text:style-name="Strong_20_Emphasis"><text:span text:style-name="T577">and peered into the depths of clouds, </text:span></text:span><text:span text:style-name="Strong_20_Emphasis"><text:span text:style-name="T578">which</text:span></text:span><text:span text:style-name="Strong_20_Emphasis"><text:span text:style-name="T577"> for</text:span></text:span><text:span text:style-name="Strong_20_Emphasis"><text:span text:style-name="T578">med</text:span></text:span><text:span text:style-name="Strong_20_Emphasis"><text:span text:style-name="T577"> odd structures and</text:span></text:span><text:span text:style-name="Strong_20_Emphasis"><text:span text:style-name="T578"> </text:span></text:span><text:span text:style-name="Strong_20_Emphasis"><text:span text:style-name="T579">oversho</text:span></text:span><text:span text:style-name="Strong_20_Emphasis"><text:span text:style-name="T578">t</text:span></text:span><text:span text:style-name="Strong_20_Emphasis"><text:span text:style-name="T579"> the top, giving </text:span></text:span><text:span text:style-name="Strong_20_Emphasis"><text:span text:style-name="T578">the</text:span></text:span><text:span text:style-name="Strong_20_Emphasis"><text:span text:style-name="T579"> appearance of anvil head</text:span></text:span><text:span text:style-name="Strong_20_Emphasis"><text:span text:style-name="T580">s</text:span></text:span><text:span text:style-name="Strong_20_Emphasis"><text:span text:style-name="T579">. </text:span></text:span><text:span text:style-name="Strong_20_Emphasis"><text:span text:style-name="T581">Up above in the troposphere, pair water giants had collided into one another, creating a bolt of static electricity followed by an ear-splitting boom</text:span></text:span><text:span text:style-name="Strong_20_Emphasis"><text:span text:style-name="T579">. </text:span></text:span><text:span text:style-name="Strong_20_Emphasis"><text:span text:style-name="T581">Ultimately, the notorious clouds had thoroughly engulfed the calm blue of the sky, </text:span></text:span><text:span text:style-name="Strong_20_Emphasis"><text:span text:style-name="T582">as </text:span></text:span><text:span text:style-name="Strong_20_Emphasis"><text:span text:style-name="T583">ocean’s </text:span></text:span><text:span text:style-name="Strong_20_Emphasis"><text:span text:style-name="T584">tides raged with the swift winds. </text:span></text:span></text:p>
      <text:p text:style-name="P109"><text:span text:style-name="Strong_20_Emphasis"><text:span text:style-name="T584"/></text:span></text:p>
      <text:p text:style-name="P110"><text:span text:style-name="Strong_20_Emphasis"><text:span text:style-name="T584">“</text:span></text:span><text:span text:style-name="Strong_20_Emphasis"><text:span text:style-name="T585">Well, the coasts can have a sketchy climate,</text:span></text:span><text:span text:style-name="Strong_20_Emphasis"><text:span text:style-name="T584">” </text:span></text:span><text:span text:style-name="Strong_20_Emphasis"><text:span text:style-name="T585">Goblin sighed, still gazing at the sky as if he anticipated </text:span></text:span><text:span text:style-name="Strong_20_Emphasis"><text:span text:style-name="T586">some sort of ancient</text:span></text:span><text:span text:style-name="Strong_20_Emphasis"><text:span text:style-name="T585"> devilry </text:span></text:span><text:span text:style-name="Strong_20_Emphasis"><text:span text:style-name="T587">at work</text:span></text:span><text:span text:style-name="Strong_20_Emphasis"><text:span text:style-name="T585">. </text:span></text:span><text:span text:style-name="Strong_20_Emphasis"><text:span text:style-name="T588">In a trice, a spherical droplet of water was released from the sky and shot downwards towards the land to enter into Goblin’s eyes, who</text:span></text:span><text:span text:style-name="Strong_20_Emphasis"><text:span text:style-name="T590">se</text:span></text:span><text:span text:style-name="Strong_20_Emphasis"><text:span text:style-name="T588"> had stimulation to it had </text:span></text:span><text:span text:style-name="Strong_20_Emphasis"><text:span text:style-name="T589">gone in vain. </text:span></text:span></text:p>
      <text:p text:style-name="P110"><text:span text:style-name="Strong_20_Emphasis"><text:span text:style-name="T589"/></text:span></text:p>
      <text:p text:style-name="P110"><text:span text:style-name="Strong_20_Emphasis"><text:span text:style-name="T589">“</text:span></text:span><text:span text:style-name="Strong_20_Emphasis"><text:span text:style-name="T591">It might be a perilous voyage if we travel across the ocean in a storm,” Shaun began, as </text:span></text:span><text:span text:style-name="Strong_20_Emphasis"><text:span text:style-name="T592">numerous</text:span></text:span><text:span text:style-name="Strong_20_Emphasis"><text:span text:style-name="T591"> minute beads of water beat their bodies.</text:span></text:span></text:p>
      <text:p text:style-name="P110"><text:span text:style-name="Strong_20_Emphasis"><text:span text:style-name="T593"/></text:span></text:p>
      <text:p text:style-name="P110"><text:span text:style-name="Strong_20_Emphasis"><text:span text:style-name="T593">“It was bound to happen. But don’t let this thought annoy you, since it is impossible to cut across such a long distance without these thunder-heads luring over your head,” Mr. Gopro responded, comforting the </text:span></text:span><text:soft-page-break/><text:span text:style-name="Strong_20_Emphasis"><text:span text:style-name="T593">team members and driving away all thoughts of concern, as poison is drawn from a wound. </text:span></text:span></text:p>
      <text:p text:style-name="P110"><text:span text:style-name="Strong_20_Emphasis"><text:span text:style-name="T594"/></text:span></text:p>
      <text:p text:style-name="P111"><text:span text:style-name="Strong_20_Emphasis"><text:span text:style-name="T594">“We have </text:span></text:span><text:span text:style-name="Strong_20_Emphasis"><text:span text:style-name="T605">less than</text:span></text:span><text:span text:style-name="Strong_20_Emphasis"><text:span text:style-name="T594"> </text:span></text:span><text:span text:style-name="Strong_20_Emphasis"><text:span text:style-name="T605">three-fourths of </text:span></text:span><text:span text:style-name="Strong_20_Emphasis"><text:span text:style-name="T594">an hour until the vessel’s kicks off! We must urge to avail ourselves to the surreptitious meal onboard,” Mr. James exclaimed, </text:span></text:span><text:span text:style-name="Strong_20_Emphasis"><text:span text:style-name="T595">pacing forwards </text:span></text:span><text:span text:style-name="Strong_20_Emphasis"><text:span text:style-name="T596">under the abode of clouds</text:span></text:span><text:span text:style-name="Strong_20_Emphasis"><text:span text:style-name="T595">. </text:span></text:span><text:span text:style-name="Strong_20_Emphasis"><text:span text:style-name="T596">The droplets drizzled from the sky onto the company’s shoulder as they hastened to their destination, marking the beginning of the most crucial slice of their mission. </text:span></text:span></text:p>
      <text:p text:style-name="P111"><text:span text:style-name="Strong_20_Emphasis"><text:span text:style-name="T596"/></text:span></text:p>
      <text:p text:style-name="P111"><text:span text:style-name="Strong_20_Emphasis"><text:span text:style-name="T597">Shortly thereafter, </text:span></text:span><text:span text:style-name="Strong_20_Emphasis"><text:span text:style-name="T598">th</text:span></text:span><text:span text:style-name="Strong_20_Emphasis"><text:span text:style-name="T599">e company </text:span></text:span><text:span text:style-name="Strong_20_Emphasis"><text:span text:style-name="T600">found positioned before a monumental arch-shaped gate which denoted the entrance of the harbour. </text:span></text:span><text:span text:style-name="Strong_20_Emphasis"><text:span text:style-name="T601">Passing it, they were greeted by a marvellous architecture </text:span></text:span><text:span text:style-name="Strong_20_Emphasis"><text:span text:style-name="T602">carved out of bronze</text:span></text:span><text:span text:style-name="Strong_20_Emphasis"><text:span text:style-name="T600">: </text:span></text:span><text:span text:style-name="Strong_20_Emphasis"><text:span text:style-name="T601">A </text:span></text:span><text:span text:style-name="Strong_20_Emphasis"><text:span text:style-name="T602">pirate ship with shredded mast and ripped sails </text:span></text:span><text:span text:style-name="Strong_20_Emphasis"><text:span text:style-name="T603">was</text:span></text:span><text:span text:style-name="Strong_20_Emphasis"><text:span text:style-name="T602"> mounted onto a streamlined fish’s mouth, from which a stream </text:span></text:span><text:span text:style-name="Strong_20_Emphasis"><text:span text:style-name="T603">of</text:span></text:span><text:span text:style-name="Strong_20_Emphasis"><text:span text:style-name="T602"> crystal clear water sprouted and plunged towards onto the limestone basin beneath. </text:span></text:span><text:span text:style-name="Strong_20_Emphasis"><text:span text:style-name="T604">Beside the architecture stood a sturdy boulder with razor-sharp edges, bearing an engraved quote -</text:span></text:span><text:span text:style-name="Strong_20_Emphasis"><text:span text:style-name="T722">“</text:span></text:span><text:span text:style-name="Strong_20_Emphasis"><text:span text:style-name="T723">The sea is full of surprises and a ship is your only means to explore </text:span></text:span><text:span text:style-name="Strong_20_Emphasis"><text:span text:style-name="T724">it</text:span></text:span><text:span text:style-name="Strong_20_Emphasis"><text:span text:style-name="T723">!” </text:span></text:span></text:p>
      <text:p text:style-name="P112"><text:span text:style-name="Strong_20_Emphasis"><text:span text:style-name="T606">Walking past the sculpture</text:span></text:span><text:span text:style-name="Strong_20_Emphasis"><text:span text:style-name="T725">, </text:span></text:span><text:span text:style-name="Strong_20_Emphasis"><text:span text:style-name="T606">they marched further to the sight of </text:span></text:span><text:span text:style-name="Strong_20_Emphasis"><text:span text:style-name="T607">sturdy steel stands with slanting sheds labelled in an alphabetical order, under which were placed numerous trolleys loaded with multi-coloured baggages. </text:span></text:span></text:p>
      <text:p text:style-name="P112"><text:span text:style-name="Strong_20_Emphasis"><text:span text:style-name="T607"/></text:span></text:p>
      <text:p text:style-name="P112"><text:soft-page-break/><text:span text:style-name="Strong_20_Emphasis"><text:span text:style-name="T607">“Mr. Gopro, since you have been on various cruise ships and steamers, you must be aware of the entire process unlike us, right?” Mr. James questioned scratching his </text:span></text:span><text:span text:style-name="Strong_20_Emphasis"><text:span text:style-name="T608">annular </text:span></text:span><text:span text:style-name="Strong_20_Emphasis"><text:span text:style-name="T607">scalp. </text:span></text:span></text:p>
      <text:p text:style-name="P112"><text:span text:style-name="Strong_20_Emphasis"><text:span text:style-name="T607"/></text:span></text:p>
      <text:p text:style-name="P112"><text:span text:style-name="Strong_20_Emphasis"><text:span text:style-name="T607">“</text:span></text:span><text:span text:style-name="Strong_20_Emphasis"><text:span text:style-name="T609">True! Also, I have already foreseen what you guys are thinking of. Our baggages will be handed off at the stands and we’ll proceed to the verification and formalities. So, keep your pecker up. For your information, the baggages will be transferred directly to the vessel, which will be visible later on,” </text:span></text:span><text:span text:style-name="Strong_20_Emphasis"><text:span text:style-name="T610">Mr. Gopro chuckled, boosting everyone’s spirits. </text:span></text:span></text:p>
      <text:p text:style-name="P112"><text:span text:style-name="Strong_20_Emphasis"><text:span text:style-name="T610"/></text:span></text:p>
      <text:p text:style-name="P112"><text:span text:style-name="Strong_20_Emphasis"><text:span text:style-name="T610">“</text:span></text:span><text:span text:style-name="Strong_20_Emphasis"><text:span text:style-name="T612">Being your son, </text:span></text:span><text:span text:style-name="Strong_20_Emphasis"><text:span text:style-name="T611">I never knew that you were a mind reader,</text:span></text:span><text:span text:style-name="Strong_20_Emphasis"><text:span text:style-name="T610">” </text:span></text:span><text:span text:style-name="Strong_20_Emphasis"><text:span text:style-name="T612">Shaun spoke ironically </text:span></text:span><text:span text:style-name="Strong_20_Emphasis"><text:span text:style-name="T613">followed by others’ chortle</text:span></text:span><text:span text:style-name="Strong_20_Emphasis"><text:span text:style-name="T612">. </text:span></text:span></text:p>
      <text:p text:style-name="P113"><text:span text:style-name="Strong_20_Emphasis"><text:span text:style-name="T613">Goblin was inattentive of the company’s conversation, instead he had become a slave of his thoughts about their mission. </text:span></text:span><text:span text:style-name="Strong_20_Emphasis"><text:span text:style-name="T615">His notions included a variety of emotions and horrors from his past as inexplicable questions popped in his mind</text:span></text:span><text:span text:style-name="Strong_20_Emphasis"><text:span text:style-name="T613">. </text:span></text:span><text:span text:style-name="Strong_20_Emphasis"><text:span text:style-name="T614">He had scheduled a meeting of the team once they boarded the vessel and noshed upon the grand feast. ‘</text:span></text:span><text:span text:style-name="Strong_20_Emphasis"><text:span text:style-name="T726">I must discuss these concerning thoughts with</text:span></text:span><text:span text:style-name="Strong_20_Emphasis"><text:span text:style-name="T727"> the company’ </text:span></text:span><text:span text:style-name="Strong_20_Emphasis"><text:span text:style-name="T616">He imagined. </text:span></text:span></text:p>
      <text:p text:style-name="P113"><text:span text:style-name="Strong_20_Emphasis"><text:span text:style-name="T616"/></text:span></text:p>
      <text:p text:style-name="P114"><text:span text:style-name="Strong_20_Emphasis"><text:span text:style-name="T617">On approaching the stands, their luggage was tagged with a red sticker mentioning the ship name and serial numbers and loaded onto the trolley, which was</text:span></text:span><text:span text:style-name="Strong_20_Emphasis"><text:span text:style-name="T619"> consequently</text:span></text:span><text:span text:style-name="Strong_20_Emphasis"><text:span text:style-name="T617"> stationed behind a rail of trolleys </text:span></text:span><text:span text:style-name="Strong_20_Emphasis"><text:span text:style-name="T620">by the porter</text:span></text:span><text:span text:style-name="Strong_20_Emphasis"><text:span text:style-name="T617">. </text:span></text:span><text:span text:style-name="Strong_20_Emphasis"><text:span text:style-name="T621">The luggage was cloaked in an additional glassy water-proof sheet, preventing it from drenching </text:span></text:span></text:p>
      <text:p text:style-name="P114"><text:soft-page-break/><text:span text:style-name="Strong_20_Emphasis"><text:span text:style-name="T621"/></text:span></text:p>
      <text:p text:style-name="P115"><text:span text:style-name="Strong_20_Emphasis"><text:span text:style-name="T621">in the rain</text:span></text:span><text:span text:style-name="Strong_20_Emphasis"><text:span text:style-name="T617">. </text:span></text:span><text:span text:style-name="Strong_20_Emphasis"><text:span text:style-name="T618">Goblin carried a mahogany leather suitcase </text:span></text:span><text:span text:style-name="Strong_20_Emphasis"><text:span text:style-name="T626">and a</text:span></text:span><text:span text:style-name="Strong_20_Emphasis"><text:span text:style-name="T618"> backpack dangled across Shaun’s shoulders, as they set out towards the terminals. </text:span></text:span><text:span text:style-name="Strong_20_Emphasis"><text:span text:style-name="T622">Inhaling a </text:span></text:span><text:span text:style-name="Strong_20_Emphasis"><text:span text:style-name="T623">deep breath under the pattering roof of the stands, </text:span></text:span><text:span text:style-name="Strong_20_Emphasis"><text:span text:style-name="T624">the company oriented themselves in a sprinting position by bending their upper body and extending a leg forwards, prepared for a dash </text:span></text:span><text:span text:style-name="Strong_20_Emphasis"><text:span text:style-name="T625">across broad tarred surface which lay before them. </text:span></text:span><text:span text:style-name="Strong_20_Emphasis"><text:span text:style-name="T626">Around </text:span></text:span><text:span text:style-name="Strong_20_Emphasis"><text:span text:style-name="T628">a furlong</text:span></text:span><text:span text:style-name="Strong_20_Emphasis"><text:span text:style-name="T627"> was a massive pearly white building </text:span></text:span><text:span text:style-name="Strong_20_Emphasis"><text:span text:style-name="T628">s</text:span></text:span><text:span text:style-name="Strong_20_Emphasis"><text:span text:style-name="T627">tretching </text:span></text:span><text:span text:style-name="Strong_20_Emphasis"><text:span text:style-name="T628">indefinitely</text:span></text:span><text:span text:style-name="Strong_20_Emphasis"><text:span text:style-name="T627"> </text:span></text:span><text:span text:style-name="Strong_20_Emphasis"><text:span text:style-name="T628">across the territory,</text:span></text:span><text:span text:style-name="Strong_20_Emphasis"><text:span text:style-name="T627"> </text:span></text:span><text:span text:style-name="Strong_20_Emphasis"><text:span text:style-name="T628">with a gleaming dome <text:s/>jutting from its centre </text:span></text:span><text:span text:style-name="Strong_20_Emphasis"><text:span text:style-name="T631">and an awning protruding outwards</text:span></text:span><text:span text:style-name="Strong_20_Emphasis"><text:span text:style-name="T627">. Either </text:span></text:span><text:span text:style-name="Strong_20_Emphasis"><text:span text:style-name="T629">of its </text:span></text:span><text:span text:style-name="Strong_20_Emphasis"><text:span text:style-name="T627">sections consisted of multiple extensive entrances escorting the visitors into the heart of the building through passage-ways, which led them onto the cruise terminals. </text:span></text:span><text:span text:style-name="Strong_20_Emphasis"><text:span text:style-name="T629">The visitors on the other side </text:span></text:span><text:span text:style-name="Strong_20_Emphasis"><text:span text:style-name="T630">appeared miniscule balls </text:span></text:span><text:span text:style-name="Strong_20_Emphasis"><text:span text:style-name="T631">stacked balls</text:span></text:span><text:span text:style-name="Strong_20_Emphasis"><text:span text:style-name="T630">,</text:span></text:span><text:span text:style-name="Strong_20_Emphasis"><text:span text:style-name="T629"> huddled together under the roof </text:span></text:span><text:span text:style-name="Strong_20_Emphasis"><text:span text:style-name="T630">and eager to scramble inwards. Amidst the downpour of blessings, the team propelled themselves, with their arms and legs extending forwards as they bolted across the surface. Raindrops collided </text:span></text:span><text:span text:style-name="Strong_20_Emphasis"><text:span text:style-name="T632">on</text:span></text:span><text:span text:style-name="Strong_20_Emphasis"><text:span text:style-name="T630"> their faces, obscuring their vision, yet their frequent blinking refined their sight. </text:span></text:span><text:span text:style-name="Strong_20_Emphasis"><text:span text:style-name="T632">Their shoes landed on the </text:span></text:span><text:span text:style-name="Strong_20_Emphasis"><text:span text:style-name="T634">slick </text:span></text:span><text:span text:style-name="Strong_20_Emphasis"><text:span text:style-name="T632">damp coal-tarred road, producing a squishing sound as they skidded occasionally</text:span></text:span><text:span text:style-name="Strong_20_Emphasis"><text:span text:style-name="T630">. </text:span></text:span><text:span text:style-name="Strong_20_Emphasis"><text:span text:style-name="T634">A tingling sensation was stimulated in their nose cilia,</text:span></text:span><text:span text:style-name="Strong_20_Emphasis"><text:span text:style-name="T630"> </text:span></text:span><text:span text:style-name="Strong_20_Emphasis"><text:span text:style-name="T634">a</text:span></text:span><text:span text:style-name="Strong_20_Emphasis"><text:span text:style-name="T632">s the petrichor filled air </text:span></text:span><text:span text:style-name="Strong_20_Emphasis"><text:span text:style-name="T633">entered their nostrils </text:span></text:span><text:span text:style-name="Strong_20_Emphasis"><text:span text:style-name="T634">during the sprint. </text:span></text:span></text:p>
      <text:p text:style-name="P115"><text:span text:style-name="Strong_20_Emphasis"><text:span text:style-name="T632">On r</text:span></text:span><text:span text:style-name="Strong_20_Emphasis"><text:span text:style-name="T634">eaching the other end, they shifted their body weight rearwards </text:span></text:span><text:span text:style-name="Strong_20_Emphasis"><text:span text:style-name="T635">and re</text:span></text:span><text:span text:style-name="Strong_20_Emphasis"><text:span text:style-name="T634">d</text:span></text:span><text:span text:style-name="Strong_20_Emphasis"><text:span text:style-name="T635">uced their stride length</text:span></text:span><text:span text:style-name="Strong_20_Emphasis"><text:span text:style-name="T634"> to </text:span></text:span><text:span text:style-name="Strong_20_Emphasis"><text:span text:style-name="T635">halt on the precarious water-sprinkled surface </text:span></text:span><text:soft-page-break/><text:span text:style-name="Strong_20_Emphasis"><text:span text:style-name="T635">cautiously. Sq</text:span></text:span><text:span text:style-name="Strong_20_Emphasis"><text:span text:style-name="T636">uatting on their haunches under the roof, they detected a sharp sting in their diaphragm which urged th</text:span></text:span><text:span text:style-name="Strong_20_Emphasis"><text:span text:style-name="T637">em to gasp for air and rejuvenate the lost energy</text:span></text:span><text:span text:style-name="Strong_20_Emphasis"><text:span text:style-name="T636">. </text:span></text:span></text:p>
      <text:p text:style-name="P115"><text:span text:style-name="Strong_20_Emphasis"><text:span text:style-name="T636"/></text:span></text:p>
      <text:p text:style-name="P115"><text:span text:style-name="Strong_20_Emphasis"><text:span text:style-name="T636">“</text:span></text:span><text:span text:style-name="Strong_20_Emphasis"><text:span text:style-name="T638">Well, Hello to the other side!</text:span></text:span><text:span text:style-name="Strong_20_Emphasis"><text:span text:style-name="T636">” </text:span></text:span><text:span text:style-name="Strong_20_Emphasis"><text:span text:style-name="T638">Shaun laughed, glancing around.</text:span></text:span></text:p>
      <text:p text:style-name="P115"><text:span text:style-name="Strong_20_Emphasis"><text:span text:style-name="T638"/></text:span></text:p>
      <text:p text:style-name="P116"><text:span text:style-name="Strong_20_Emphasis"><text:span text:style-name="T638">“I guess we just have to check in and we’ll be aboard, right Mr. Gopro?” Goblin interrogated, clutching his suitcase </text:span></text:span><text:span text:style-name="Strong_20_Emphasis"><text:span text:style-name="T641">firmly</text:span></text:span><text:span text:style-name="Strong_20_Emphasis"><text:span text:style-name="T638"> and pacing to and fro with his arms folded around his chest. </text:span></text:span></text:p>
      <text:p text:style-name="P116"><text:span text:style-name="Strong_20_Emphasis"><text:span text:style-name="T638"/></text:span></text:p>
      <text:p text:style-name="P117"><text:span text:style-name="Strong_20_Emphasis"><text:span text:style-name="T638">“</text:span></text:span><text:span text:style-name="Strong_20_Emphasis"><text:span text:style-name="T639">Yes Sohn! However, checking in at the harbour </text:span></text:span><text:span text:style-name="Strong_20_Emphasis"><text:span text:style-name="T647">might be a</text:span></text:span><text:span text:style-name="Strong_20_Emphasis"><text:span text:style-name="T639"> slightly </text:span></text:span><text:span text:style-name="Strong_20_Emphasis"><text:span text:style-name="T647">different </text:span></text:span><text:span text:style-name="Strong_20_Emphasis"><text:span text:style-name="T639">task, so you will have to resist your curiosity for a while,</text:span></text:span><text:span text:style-name="Strong_20_Emphasis"><text:span text:style-name="T638">” </text:span></text:span><text:span text:style-name="Strong_20_Emphasis"><text:span text:style-name="T639">Mr. Gopro answered, </text:span></text:span><text:span text:style-name="Strong_20_Emphasis"><text:span text:style-name="T640">buckling up </text:span></text:span><text:span text:style-name="Strong_20_Emphasis"><text:span text:style-name="T642">and examining the place as if he had teleported to another parallel universe </text:span></text:span><text:span text:style-name="Strong_20_Emphasis"><text:span text:style-name="T643">in an instant</text:span></text:span><text:span text:style-name="Strong_20_Emphasis"><text:span text:style-name="T640">. </text:span></text:span></text:p>
      <text:p text:style-name="P118"><text:span text:style-name="Strong_20_Emphasis"><text:span text:style-name="T644">Before them lay </text:span></text:span><text:span text:style-name="Strong_20_Emphasis"><text:span text:style-name="T645">few</text:span></text:span><text:span text:style-name="Strong_20_Emphasis"><text:span text:style-name="T644"> </text:span></text:span><text:span text:style-name="Strong_20_Emphasis"><text:span text:style-name="T645">few cemented steps followed by a walk-through security and a large entryway, labelled in radiant lights: Terminal C East Gate. </text:span></text:span></text:p>
      <text:p text:style-name="P117"><text:span text:style-name="Strong_20_Emphasis"><text:span text:style-name="T646">With their passports and boarding pass printouts clenched in their palms, they accompanied the crowd of travellers up the gradual steps. </text:span></text:span><text:span text:style-name="Strong_20_Emphasis"><text:span text:style-name="T649">Shaun experiencing an irksome feeling: </text:span></text:span><text:span text:style-name="Strong_20_Emphasis"><text:span text:style-name="T648">The beating drums of the rain rang in </text:span></text:span><text:span text:style-name="Strong_20_Emphasis"><text:span text:style-name="T649">his ears as his eyes seemed to have beguiled by the <text:s/>locomoting people, causing his pulse to shoot up. </text:span></text:span><text:span text:style-name="Strong_20_Emphasis"><text:span text:style-name="T650">His </text:span></text:span><text:span text:style-name="Strong_20_Emphasis"><text:span text:style-name="T652">squinted </text:span></text:span><text:span text:style-name="Strong_20_Emphasis"><text:span text:style-name="T650">eyeballs had directed towards the ground whilst he gnawed his jaws together and clasp his sinewy fists which had been capped with teeny goosebumps. </text:span></text:span></text:p>
      <text:p text:style-name="P117"><text:soft-page-break/><text:span text:style-name="Strong_20_Emphasis"><text:span text:style-name="T650"/></text:span></text:p>
      <text:p text:style-name="P117"><text:span text:style-name="Strong_20_Emphasis"><text:span text:style-name="T650"/></text:span></text:p>
      <text:p text:style-name="P117"><text:span text:style-name="Strong_20_Emphasis"><text:span text:style-name="T650">“</text:span></text:span><text:span text:style-name="Strong_20_Emphasis"><text:span text:style-name="T651">Shaun! </text:span></text:span><text:span text:style-name="Strong_20_Emphasis"><text:span text:style-name="T652">Whom are you waiting for?</text:span></text:span><text:span text:style-name="Strong_20_Emphasis"><text:span text:style-name="T650">” </text:span></text:span><text:span text:style-name="Strong_20_Emphasis"><text:span text:style-name="T652">Goblin yelled </text:span></text:span><text:span text:style-name="Strong_20_Emphasis"><text:span text:style-name="T654">after </text:span></text:span><text:span text:style-name="Strong_20_Emphasis"><text:span text:style-name="T653">the team had progressed in the queue leaving the brooding Shaun behind. </text:span></text:span></text:p>
      <text:p text:style-name="P119"><text:span text:style-name="Strong_20_Emphasis"><text:span text:style-name="T655">Shaun </text:span></text:span><text:span text:style-name="Strong_20_Emphasis"><text:span text:style-name="T657">was</text:span></text:span><text:span text:style-name="Strong_20_Emphasis"><text:span text:style-name="T655"> aroused from his deep ponder, stirred involuntarily for a split second </text:span></text:span><text:span text:style-name="Strong_20_Emphasis"><text:span text:style-name="T656">and rubbed his eyes </text:span></text:span><text:span text:style-name="Strong_20_Emphasis"><text:span text:style-name="T655">as he snapped back to reality. </text:span></text:span></text:p>
      <text:p text:style-name="P122"><text:span text:style-name="Strong_20_Emphasis"><text:span text:style-name="T657">Individually, the team members passed through a rectangular blocked machine, a Backscatter X-ray scanner, which detects suspicious metallic objects. </text:span></text:span><text:span text:style-name="Strong_20_Emphasis"><text:span text:style-name="T659">Alongwith this, they also placed their carry-on baggages onto the conveyor belt </text:span></text:span><text:span text:style-name="Strong_20_Emphasis"><text:span text:style-name="T660">as the luggage was driven directly into the screening area by the rolling rods.</text:span></text:span><text:span text:style-name="Strong_20_Emphasis"><text:span text:style-name="T657"> Following this, they were examined by a lanky guard </text:span></text:span><text:span text:style-name="Strong_20_Emphasis"><text:span text:style-name="T658">draped in defence uniform who asked them to spread their arms, as he brushed a </text:span></text:span><text:span text:style-name="Strong_20_Emphasis"><text:span text:style-name="T659">bar</text:span></text:span><text:span text:style-name="Strong_20_Emphasis"><text:span text:style-name="T658"> along their bodies </text:span></text:span><text:span text:style-name="Strong_20_Emphasis"><text:span text:style-name="T672">and verified their boarding pass</text:span></text:span><text:span text:style-name="Strong_20_Emphasis"><text:span text:style-name="T673">es</text:span></text:span><text:span text:style-name="Strong_20_Emphasis"><text:span text:style-name="T658">. </text:span></text:span><text:span text:style-name="Strong_20_Emphasis"><text:span text:style-name="T660">Retrieving their luggage, they extracted their passports and surveyed the building they had entere</text:span></text:span><text:span text:style-name="Strong_20_Emphasis"><text:span text:style-name="T661">d. </text:span></text:span><text:span text:style-name="Strong_20_Emphasis"><text:span text:style-name="T667">Stepping into the</text:span></text:span><text:span text:style-name="Strong_20_Emphasis"><text:span text:style-name="T661"> bustling harbour terminal, </text:span></text:span><text:span text:style-name="Strong_20_Emphasis"><text:span text:style-name="T668">they found</text:span></text:span><text:span text:style-name="Strong_20_Emphasis"><text:span text:style-name="T662"> themselves</text:span></text:span><text:span text:style-name="Strong_20_Emphasis"><text:span text:style-name="T661"> immersed in a captivating world of sights and sounds. The interior of the terminal was a bustling hub of activity, filled with a symphony of voices and the scent of salt in the air </text:span></text:span><text:span text:style-name="Strong_20_Emphasis"><text:span text:style-name="T662">which hovered unhindered over the extensive shimmering tiles. </text:span></text:span><text:span text:style-name="Strong_20_Emphasis"><text:span text:style-name="T663">A soaring atrium rose above, punctuated by an artistic sculpture that seemed to mimic the motion of waves. The floor was flecked with intermittent pots which sprouted various kinds of indoor plants. Comfortable seating areas were scattered around, allowing passengers to rest and </text:span></text:span><text:soft-page-break/><text:span text:style-name="Strong_20_Emphasis"><text:span text:style-name="T663">observe the bustling activity or strike up conversations with fellow travellers. </text:span></text:span><text:span text:style-name="Strong_20_Emphasis"><text:span text:style-name="T662">The terminal was thoughtfully organized into different sections, each catering to specific needs. A row of check-in counters stood to the left, with attentive staff members assisting passengers with their travel documents. The counters were adorned with screens displaying departure times, gate numbers, and other essential information, ensuring </text:span></text:span><text:span text:style-name="Strong_20_Emphasis"><text:span text:style-name="T674">efficient and streamlined</text:span></text:span><text:span text:style-name="Strong_20_Emphasis"><text:span text:style-name="T662"> processing. </text:span></text:span></text:p>
      <text:p text:style-name="P122"><text:span text:style-name="Strong_20_Emphasis"><text:span text:style-name="T660">Passengers and crew members hurried past </text:span></text:span><text:span text:style-name="Strong_20_Emphasis"><text:span text:style-name="T662">the </text:span></text:span><text:span text:style-name="Strong_20_Emphasis"><text:span text:style-name="T669">team</text:span></text:span><text:span text:style-name="Strong_20_Emphasis"><text:span text:style-name="T660">, carrying suitcases and duffel bags, their footsteps echoing across the terminal. The buzz of conversations in different languages filled the air, creating a lively and multicultural ambiance. Overhead, the gentle hum of announcements and the occasional chime of boarding gates signalled departures and arrivals. Moving further into the terminal, </text:span></text:span><text:span text:style-name="Strong_20_Emphasis"><text:span text:style-name="T662">the team</text:span></text:span><text:span text:style-name="Strong_20_Emphasis"><text:span text:style-name="T660"> discovered an array of amenities for passengers to </text:span></text:span><text:span text:style-name="Strong_20_Emphasis"><text:span text:style-name="T669">avail</text:span></text:span><text:span text:style-name="Strong_20_Emphasis"><text:span text:style-name="T660">. A stylish café with plush seating and warm lighting beckoned </text:span></text:span><text:span text:style-name="Strong_20_Emphasis"><text:span text:style-name="T669">weary</text:span></text:span><text:span text:style-name="Strong_20_Emphasis"><text:span text:style-name="T660"> travellers, offering a respite from the commotion. The aroma of freshly brewed coffee mingled with the delicious scent of </text:span></text:span><text:span text:style-name="Strong_20_Emphasis"><text:span text:style-name="T664">freshly baked cakes</text:span></text:span><text:span text:style-name="Strong_20_Emphasis"><text:span text:style-name="T660">, tempting passers-by to indulge in a culinary delight. </text:span></text:span></text:p>
      <text:p text:style-name="P121"><text:span text:style-name="Strong_20_Emphasis"><text:span text:style-name="T660"/></text:span></text:p>
      <text:p text:style-name="P121"><text:span text:style-name="Strong_20_Emphasis"><text:span text:style-name="T660">“</text:span></text:span><text:span text:style-name="Strong_20_Emphasis"><text:span text:style-name="T666">This sight </text:span></text:span><text:span text:style-name="Strong_20_Emphasis"><text:span text:style-name="T669">has</text:span></text:span><text:span text:style-name="Strong_20_Emphasis"><text:span text:style-name="T666"> stole</text:span></text:span><text:span text:style-name="Strong_20_Emphasis"><text:span text:style-name="T669">n</text:span></text:span><text:span text:style-name="Strong_20_Emphasis"><text:span text:style-name="T666"> my breath away</text:span></text:span><text:span text:style-name="Strong_20_Emphasis"><text:span text:style-name="T665">!</text:span></text:span><text:span text:style-name="Strong_20_Emphasis"><text:span text:style-name="T660">” </text:span></text:span><text:span text:style-name="Strong_20_Emphasis"><text:span text:style-name="T665">Mr. James exclaimed, </text:span></text:span><text:span text:style-name="Strong_20_Emphasis"><text:span text:style-name="T666">craning his neck in every possible direction.</text:span></text:span><text:span text:style-name="Strong_20_Emphasis"><text:span text:style-name="T665"> </text:span></text:span></text:p>
      <text:p text:style-name="P123"><text:span text:style-name="Strong_20_Emphasis"><text:span text:style-name="T665">“</text:span></text:span><text:span text:style-name="Strong_20_Emphasis"><text:span text:style-name="T670">Don’t let your hunger master your mind. Refrain from observing the </text:span></text:span><text:span text:style-name="Strong_20_Emphasis"><text:span text:style-name="T660">café</text:span></text:span><text:span text:style-name="Strong_20_Emphasis"><text:span text:style-name="T665">, </text:span></text:span><text:span text:style-name="Strong_20_Emphasis"><text:span text:style-name="T670">we must breeze through the pre-</text:span></text:span><text:soft-page-break/><text:span text:style-name="Strong_20_Emphasis"><text:span text:style-name="T670">boarding formalities swiftly!</text:span></text:span><text:span text:style-name="Strong_20_Emphasis"><text:span text:style-name="T665">” </text:span></text:span><text:span text:style-name="Strong_20_Emphasis"><text:span text:style-name="T670">Cadbury announced the team, </text:span></text:span><text:span text:style-name="Strong_20_Emphasis"><text:span text:style-name="T671">as the other</text:span></text:span><text:span text:style-name="Strong_20_Emphasis"><text:span text:style-name="T672">s</text:span></text:span><text:span text:style-name="Strong_20_Emphasis"><text:span text:style-name="T671"> reluctantly </text:span></text:span><text:span text:style-name="Strong_20_Emphasis"><text:span text:style-name="T672">ignored</text:span></text:span><text:span text:style-name="Strong_20_Emphasis"><text:span text:style-name="T671"> the astringent fragrance from the </text:span></text:span><text:span text:style-name="Strong_20_Emphasis"><text:span text:style-name="T660">café. </text:span></text:span></text:p>
      <text:p text:style-name="P123"><text:span text:style-name="Strong_20_Emphasis"><text:span text:style-name="T660"/></text:span></text:p>
      <text:p text:style-name="P123"><text:span text:style-name="Strong_20_Emphasis"><text:span text:style-name="T660">They glanced at the boarding passes, confirming the gate number and departure time, eager to embark on their maiden maritime adventure. Approaching the designated area, they joined a queue of fellow passengers, each carrying their bags and travel documents. The line moved steadily forward, guided by neatly placed stanchions that formed a pathway towards the pre-boarding counters. Reaching the counter, an amiable staff member dressed in a crisp uniform awaited their arrival, passing a welcoming demeanour. The company reciprocated with a congenial smile, handing over their travel documents which were scrutinized by the staff. Their expert efficiency assured the team that they were in capable hands, allowing them to enjoy the process. </text:span></text:span></text:p>
      <text:p text:style-name="P123"><text:span text:style-name="Strong_20_Emphasis"><text:span text:style-name="T660">Proceeding to a nearby kiosk, which was conveniently located within the terminal, they began completing a customs declaration and any necessary immigration paperwork.</text:span></text:span></text:p>
      <text:p text:style-name="P123"><text:span text:style-name="Strong_20_Emphasis"><text:span text:style-name="T660">The kiosk was equipped with a user-friendly interface, allowing the users to input the information accurately and efficiently. Following the on-screen prompts, answering questions about their travel history, declaring any dutiable items, and providing the required details for immigration purposes, the kiosk generated a print receipt which was cautiously retrieved by the team. This document served as proof </text:span></text:span><text:soft-page-break/><text:span text:style-name="Strong_20_Emphasis"><text:span text:style-name="T660">that she had completed the necessary formalities, ensuring a smooth transition through customs and immigration checkpoints. With </text:span></text:span><text:span text:style-name="Strong_20_Emphasis"><text:span text:style-name="T675">the</text:span></text:span><text:span text:style-name="Strong_20_Emphasis"><text:span text:style-name="T660"> customs declaration in hand, </text:span></text:span><text:span text:style-name="Strong_20_Emphasis"><text:span text:style-name="T675">they joined</text:span></text:span><text:span text:style-name="Strong_20_Emphasis"><text:span text:style-name="T660"> a separate file designated for security checks. Here, they placed the carry-ons belongings, including their bag-packs, electronics, and any liquids, into trays for screening. Walking through another metal detector, they</text:span></text:span></text:p>
      <text:p text:style-name="P707"><text:span text:style-name="Strong_20_Emphasis"><text:span text:style-name="T678">retrieved</text:span></text:span><text:span text:style-name="Strong_20_Emphasis"><text:span text:style-name="T660"> their belongings from the pellucid cuboidal trays, </text:span></text:span><text:span text:style-name="Strong_20_Emphasis"><text:span text:style-name="T678">which were deposited onto a broad steel platform by a winding conveyor belt</text:span></text:span><text:span text:style-name="Strong_20_Emphasis"><text:span text:style-name="T660">, </text:span></text:span><text:span text:style-name="Strong_20_Emphasis"><text:span text:style-name="T678">as the sound of cluttering electronics echoed in the hall</text:span></text:span><text:span text:style-name="Strong_20_Emphasis"><text:span text:style-name="T660">. With everything in order, they scurried off towards the departure gate </text:span></text:span><text:span text:style-name="Strong_20_Emphasis"><text:span text:style-name="T690">to </text:span></text:span><text:span text:style-name="Strong_20_Emphasis"><text:span text:style-name="T660">join </text:span></text:span><text:span text:style-name="Strong_20_Emphasis"><text:span text:style-name="T690">their </text:span></text:span><text:span text:style-name="Strong_20_Emphasis"><text:span text:style-name="T660">fellow passengers </text:span></text:span><text:span text:style-name="Strong_20_Emphasis"><text:span text:style-name="T676">who were </text:span></text:span><text:span text:style-name="Strong_20_Emphasis"><text:span text:style-name="T660">eager </text:span></text:span><text:span text:style-name="Strong_20_Emphasis"><text:span text:style-name="T690">to hop onboard.</text:span></text:span></text:p>
      <text:p text:style-name="P709"><text:span text:style-name="Strong_20_Emphasis"><text:span text:style-name="T660">The floor, a blend of polished marble and plush carpeting, offered a sense of sophistication underfoot </text:span></text:span><text:span text:style-name="Strong_20_Emphasis"><text:span text:style-name="T679">as an expansive aureate carpet rolled under a</text:span></text:span><text:span text:style-name="Strong_20_Emphasis"><text:span text:style-name="T680">n</text:span></text:span><text:span text:style-name="Strong_20_Emphasis"><text:span text:style-name="T679"> </text:span></text:span><text:span text:style-name="Strong_20_Emphasis"><text:span text:style-name="T680">annular </text:span></text:span><text:span text:style-name="Strong_20_Emphasis"><text:span text:style-name="T679">chandelier </text:span></text:span><text:span text:style-name="Strong_20_Emphasis"><text:span text:style-name="T680">sprouting branches of glass textures, housing glimmering light bulbs</text:span></text:span><text:span text:style-name="Strong_20_Emphasis"><text:span text:style-name="T660">. </text:span></text:span><text:span text:style-name="Strong_20_Emphasis"><text:span text:style-name="T681">Drilled into the floor were </text:span></text:span><text:span text:style-name="Strong_20_Emphasis"><text:span text:style-name="T682">metallic seats arranged in multiple rows and columns, proffering snug </text:span></text:span><text:span text:style-name="Strong_20_Emphasis"><text:span text:style-name="T683">seating </text:span></text:span><text:span text:style-name="Strong_20_Emphasis"><text:span text:style-name="T682">accommodations for the traveller</text:span></text:span><text:span text:style-name="Strong_20_Emphasis"><text:span text:style-name="T683">s, whose feet were restless to embark upon the voyage of many thousand miles! The hall resonated with a chatter </text:span></text:span><text:span text:style-name="Strong_20_Emphasis"><text:span text:style-name="T684">of countless languages which bounced back from the walls and created a harmonious blend of resounding echo</text:span></text:span><text:span text:style-name="Strong_20_Emphasis"><text:span text:style-name="T686">es</text:span></text:span><text:span text:style-name="Strong_20_Emphasis"><text:span text:style-name="T684"> of Unity. </text:span></text:span></text:p>
      <text:p text:style-name="P709"><text:span text:style-name="Strong_20_Emphasis"><text:span text:style-name="T684"/></text:span></text:p>
      <text:p text:style-name="P709"><text:span text:style-name="Strong_20_Emphasis"><text:span text:style-name="T684">“We </text:span></text:span><text:span text:style-name="Strong_20_Emphasis"><text:span text:style-name="T685">exactly coincide with our schedule!” Mr. James announced, slackening the straps of his backpack </text:span></text:span><text:soft-page-break/><text:span text:style-name="Strong_20_Emphasis"><text:span text:style-name="T687">while in pursuit of seats for the company to</text:span></text:span><text:span text:style-name="Strong_20_Emphasis"><text:span text:style-name="T685"> await the announcements for boarding.</text:span></text:span></text:p>
      <text:p text:style-name="P708"><text:span text:style-name="Strong_20_Emphasis"><text:span text:style-name="T683">Th</text:span></text:span><text:span text:style-name="Strong_20_Emphasis"><text:span text:style-name="T688">e left wall of th</text:span></text:span><text:span text:style-name="Strong_20_Emphasis"><text:span text:style-name="T688">e</text:span></text:span><text:span text:style-name="Strong_20_Emphasis"><text:span text:style-name="T683"> hall </text:span></text:span><text:span text:style-name="Strong_20_Emphasis"><text:span text:style-name="T687">w</text:span></text:span><text:span text:style-name="Strong_20_Emphasis"><text:span text:style-name="T688">as</text:span></text:span><text:span text:style-name="Strong_20_Emphasis"><text:span text:style-name="T687"> armed with </text:span></text:span><text:span text:style-name="Strong_20_Emphasis"><text:span text:style-name="T688">a </text:span></text:span><text:span text:style-name="Strong_20_Emphasis"><text:span text:style-name="T687">panoramic </text:span></text:span><text:span text:style-name="Strong_20_Emphasis"><text:span text:style-name="T688">window </text:span></text:span><text:span text:style-name="Strong_20_Emphasis"><text:span text:style-name="T689">displaying </text:span></text:span><text:span text:style-name="Strong_20_Emphasis"><text:span text:style-name="T690">a </text:span></text:span></text:p>
      <text:p text:style-name="P123"><text:span text:style-name="Strong_20_Emphasis"><text:span text:style-name="T683"/></text:span></text:p>
      <text:p text:style-name="P120"><text:span text:style-name="Strong_20_Emphasis"><text:span text:style-name="T70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26F186C8C4CF941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8-20T09:58:36.293000000</dc:date>
    <meta:editing-duration>P159DT19H24M1S</meta:editing-duration>
    <meta:editing-cycles>1004</meta:editing-cycles>
    <meta:generator>LibreOffice/7.0.2.2$Windows_X86_64 LibreOffice_project/8349ace3c3162073abd90d81fd06dcfb6b36b994</meta:generator>
    <meta:document-statistic meta:table-count="0" meta:image-count="0" meta:object-count="0" meta:page-count="186" meta:paragraph-count="1051" meta:word-count="36276" meta:character-count="215970" meta:non-whitespace-character-count="179951"/>
  </office:meta>
</office:document-meta>
</file>